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3.3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51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062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6cm" fo:break-before="auto" style:use-optimal-row-height="true"/>
    </style:style>
    <style:style style:name="ro8" style:family="table-row">
      <style:table-row-properties style:row-height="0.53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PageStyle_5f_PAR_20_2020-2021">
      <style:table-properties table:display="true" style:writing-mode="lr-tb"/>
    </style:style>
    <style:style style:name="ta2" style:family="table" style:master-page-name="PageStyle_5f_Practica_20_1">
      <style:table-properties table:display="true" style:writing-mode="lr-tb"/>
    </style:style>
    <style:style style:name="ta3" style:family="table" style:master-page-name="PageStyle_5f_Practica_20_2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>
      <style:table-cell-properties fo:padding="0.071cm"/>
    </style:style>
    <style:style style:name="ce2" style:family="table-cell" style:parent-style-name="Default" style:data-style-name="N4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padding="0.071cm"/>
    </style:style>
    <style:style style:name="ce26" style:family="table-cell" style:parent-style-name="Default" style:data-style-name="N4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 style:data-style-name="N4">
      <style:table-cell-properties style:glyph-orientation-vertical="0" fo:border-bottom="2.49pt double-thin #3d3d3d" style:border-line-width-bottom="0.018cm 0.053cm 0.018cm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 style:data-style-name="N4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1.76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 style:data-style-name="N3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2.49pt double-thin #3d3d3d" style:border-line-width-right="0.018cm 0.053cm 0.018cm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 style:data-style-name="N3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1.76pt solid #3d3d3d" style:direction="ltr" fo:padding="0.071cm" fo:border-right="2.49pt double-thin #3d3d3d" style:border-line-width-right="0.018cm 0.053cm 0.018cm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1.76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3" style:family="table-cell" style:parent-style-name="Default" style:data-style-name="N4">
      <style:table-cell-properties style:glyph-orientation-vertical="0" fo:border-bottom="2.49pt double-thin #3d3d3d" style:border-line-width-bottom="0.018cm 0.053cm 0.018cm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4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112">
      <style:table-cell-properties fo:padding="0.071cm"/>
    </style:style>
    <style:style style:name="ce16" style:family="table-cell" style:parent-style-name="Default" style:data-style-name="N112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7" style:family="table-cell" style:parent-style-name="Default" style:data-style-name="N112">
      <style:table-cell-properties style:glyph-orientation-vertical="0" fo:border-bottom="2.49pt double-thin #3d3d3d" style:border-line-width-bottom="0.018cm 0.053cm 0.018cm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12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13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1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12">
      <style:table-cell-properties style:glyph-orientation-vertical="0" style:diagonal-bl-tr="none" style:diagonal-tl-br="none" style:text-align-source="fix" style:repeat-content="false" fo:wrap-option="wrap" fo:border="1.76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0" style:family="table-cell" style:parent-style-name="Default" style:data-style-name="N112">
      <style:table-cell-properties style:glyph-orientation-vertical="0" fo:border-bottom="1.76pt solid #3d3d3d" style:diagonal-bl-tr="none" style:diagonal-tl-br="none" style:text-align-source="fix" style:repeat-content="false" fo:background-color="transparent" fo:wrap-option="wrap" fo:border-left="1.76pt solid #3d3d3d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4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2.49pt double-thin #3d3d3d" style:border-line-width-right="0.018cm 0.053cm 0.018cm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113">
      <style:table-cell-properties style:glyph-orientation-vertical="0" fo:border-bottom="2.49pt double-thin #3d3d3d" style:border-line-width-bottom="0.018cm 0.053cm 0.018cm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13">
      <style:table-cell-properties fo:padding="0.071cm"/>
    </style:style>
    <style:style style:name="ce25" style:family="table-cell" style:parent-style-name="Default" style:data-style-name="N113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2.49pt double-thin #3d3d3d" style:border-line-width-right="0.018cm 0.053cm 0.018cm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4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12">
      <style:table-cell-properties style:glyph-orientation-vertical="0" fo:border-bottom="none" style:diagonal-bl-tr="none" style:diagonal-tl-br="none" style:text-align-source="fix" style:repeat-content="false" fo:wrap-option="wrap" fo:border-left="1.76pt solid #3d3d3d" style:direction="ltr" fo:padding="0.071cm" fo:border-right="2.49pt double-thin #3d3d3d" style:border-line-width-right="0.018cm 0.053cm 0.018cm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13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 style:data-style-name="N4">
      <style:table-cell-properties style:glyph-orientation-vertical="0" fo:border-bottom="1.76pt solid #3d3d3d" style:diagonal-bl-tr="none" style:diagonal-tl-br="none" style:text-align-source="fix" style:repeat-content="false" fo:wrap-option="wrap" fo:border-left="2.49pt double-thin #3d3d3d" style:border-line-width-left="0.018cm 0.053cm 0.018cm" style:direction="ltr" fo:padding="0.071c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fo:padding="0.071cm" style:rotation-align="none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4">
      <style:table-cell-properties style:glyph-orientation-vertical="0" fo:border-bottom="0.74pt solid #3d3d3d" style:diagonal-bl-tr="none" style:diagonal-tl-br="none" style:text-align-source="fix" style:repeat-content="false" fo:wrap-option="wrap" fo:border-left="none" style:direction="ltr" fo:padding="0.071cm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4">
      <style:table-cell-properties style:glyph-orientation-vertical="0" fo:border-bottom="0.74pt solid #3d3d3d" style:diagonal-bl-tr="none" style:diagonal-tl-br="none" style:text-align-source="fix" style:repeat-content="false" fo:wrap-option="wrap" fo:border-left="0.74pt solid #3d3d3d" style:direction="ltr" fo:padding="0.071cm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7" style:family="table-cell" style:parent-style-name="Default" style:data-style-name="N4">
      <style:table-cell-properties style:glyph-orientation-vertical="0" fo:border-bottom="0.74pt solid #3d3d3d" style:diagonal-bl-tr="none" style:diagonal-tl-br="none" style:text-align-source="fix" style:repeat-content="false" fo:wrap-option="wrap" fo:border-left="0.74pt solid #3d3d3d" style:direction="ltr" fo:padding="0.071cm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0.74pt solid #3d3d3d" style:direction="ltr" fo:padding="0.071c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fo:border-bottom="0.74pt solid #3d3d3d" style:diagonal-bl-tr="none" style:diagonal-tl-br="none" style:text-align-source="fix" style:repeat-content="false" fo:wrap-option="wrap" fo:border-left="none" style:direction="ltr" fo:padding="0.071c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8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4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4">
      <style:table-cell-properties style:glyph-orientation-vertical="0" fo:border-bottom="0.74pt solid #3d3d3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4" style:family="table-cell" style:parent-style-name="Default" style:data-style-name="N100">
      <style:table-cell-properties fo:padding="0.071cm"/>
    </style:style>
    <style:style style:name="ce107" style:family="table-cell" style:parent-style-name="Default" style:data-style-name="N113"/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R 2020-202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2" table:number-columns-repeated="2" table:default-cell-style-name="ce15"/>
        <table:table-column table:style-name="co2" table:number-columns-repeated="2" table:default-cell-style-name="ce3"/>
        <table:table-column table:style-name="co2" table:number-columns-repeated="2" table:default-cell-style-name="ce15"/>
        <table:table-column table:style-name="co3" table:default-cell-style-name="ce3"/>
        <table:table-column table:style-name="co2" table:default-cell-style-name="ce3"/>
        <table:table-column table:style-name="co2" table:number-columns-repeated="2" table:default-cell-style-name="ce15"/>
        <table:table-column table:style-name="co2" table:number-columns-repeated="245" table:default-cell-style-name="ce3"/>
        <table:table-row table:style-name="ro1"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Tabla: Información por Problema</text:p>
          </table:table-cell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43"/>
        </table:table-row>
        <table:table-row table:style-name="ro2">
          <table:table-cell table:style-name="ce1" table:number-columns-repeated="2"/>
          <table:table-cell table:number-columns-repeated="2"/>
          <table:table-cell table:style-name="ce56" office:value-type="string" calcext:value-type="string" table:number-columns-spanned="2" table:number-rows-spanned="1">
            <text:p>CS10</text:p>
          </table:table-cell>
          <table:covered-table-cell table:style-name="ce56"/>
          <table:table-cell table:style-name="ce78" office:value-type="string" calcext:value-type="string" table:number-columns-spanned="2" table:number-rows-spanned="1">
            <text:p>CS20</text:p>
          </table:table-cell>
          <table:covered-table-cell table:style-name="ce78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43"/>
        </table:table-row>
        <table:table-row table:style-name="ro2">
          <table:table-cell table:style-name="ce1"/>
          <table:table-cell table:style-name="ce8" office:value-type="string" calcext:value-type="string">
            <text:p>Instancias</text:p>
          </table:table-cell>
          <table:table-cell table:style-name="ce8" office:value-type="string" calcext:value-type="string">
            <text:p>Atributos</text:p>
          </table:table-cell>
          <table:table-cell table:style-name="ce8" office:value-type="string" calcext:value-type="string">
            <text:p>Clases</text:p>
          </table:table-cell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CL</text:p>
          </table:table-cell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CL</text:p>
          </table:table-cell>
          <table:table-cell table:style-name="ce21" office:value-type="string" calcext:value-type="string">
            <text:p>Distancia Óptima</text:p>
          </table:table-cell>
          <table:table-cell table:style-name="ce1"/>
          <table:table-cell table:number-columns-repeated="2"/>
          <table:table-cell table:style-name="ce1" table:number-columns-repeated="2"/>
          <table:table-cell table:number-columns-repeated="243"/>
        </table:table-row>
        <table:table-row table:style-name="ro3">
          <table:table-cell table:style-name="ce2" office:value-type="string" calcext:value-type="string">
            <text:p>Zoo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379" calcext:value-type="float">
            <text:p>379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692" calcext:value-type="float">
            <text:p>692</text:p>
          </table:table-cell>
          <table:table-cell table:style-name="ce28" office:value-type="float" office:value="0.904799856193481" calcext:value-type="float">
            <text:p>0,9048</text:p>
          </table:table-cell>
          <table:table-cell table:style-name="ce1"/>
          <table:table-cell table:number-columns-repeated="2"/>
          <table:table-cell table:style-name="ce1" table:number-columns-repeated="2"/>
          <table:table-cell table:style-name="ce30" table:number-columns-repeated="2"/>
          <table:table-cell table:style-name="ce31"/>
          <table:table-cell table:number-columns-repeated="240"/>
        </table:table-row>
        <table:table-row table:style-name="ro2">
          <table:table-cell table:style-name="ce2" office:value-type="string" calcext:value-type="string">
            <text:p>Glass</text:p>
          </table:table-cell>
          <table:table-cell table:style-name="ce9" office:value-type="float" office:value="214" calcext:value-type="float">
            <text:p>214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73" calcext:value-type="float">
            <text:p>573</text:p>
          </table:table-cell>
          <table:table-cell table:style-name="ce9" office:value-type="float" office:value="1594" calcext:value-type="float">
            <text:p>1.594</text:p>
          </table:table-cell>
          <table:table-cell table:style-name="ce9" office:value-type="float" office:value="1078" calcext:value-type="float">
            <text:p>1.078</text:p>
          </table:table-cell>
          <table:table-cell table:style-name="ce9" office:value-type="float" office:value="3018" calcext:value-type="float">
            <text:p>3.018</text:p>
          </table:table-cell>
          <table:table-cell table:style-name="ce28" office:value-type="float" office:value="0.364290281975566" calcext:value-type="float">
            <text:p>0,3643</text:p>
          </table:table-cell>
          <table:table-cell table:style-name="ce1"/>
          <table:table-cell table:number-columns-repeated="2"/>
          <table:table-cell table:style-name="ce1" table:number-columns-repeated="2"/>
          <table:table-cell table:style-name="ce31" table:number-columns-repeated="3"/>
          <table:table-cell table:number-columns-repeated="240"/>
        </table:table-row>
        <table:table-row table:style-name="ro2">
          <table:table-cell table:style-name="ce2" office:value-type="string" calcext:value-type="string">
            <text:p>Bupa</text:p>
          </table:table-cell>
          <table:table-cell table:style-name="ce9" office:value-type="float" office:value="345" calcext:value-type="float">
            <text:p>34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72" calcext:value-type="float">
            <text:p>872</text:p>
          </table:table-cell>
          <table:table-cell table:style-name="ce9" office:value-type="float" office:value="4760" calcext:value-type="float">
            <text:p>4.760</text:p>
          </table:table-cell>
          <table:table-cell table:style-name="ce9" office:value-type="float" office:value="1664" calcext:value-type="float">
            <text:p>1.664</text:p>
          </table:table-cell>
          <table:table-cell table:style-name="ce9" office:value-type="float" office:value="9160" calcext:value-type="float">
            <text:p>9.160</text:p>
          </table:table-cell>
          <table:table-cell table:style-name="ce28" office:value-type="float" office:value="0.220423749236421" calcext:value-type="float">
            <text:p>0,2204</text:p>
          </table:table-cell>
          <table:table-cell table:style-name="ce1"/>
          <table:table-cell table:number-columns-repeated="2"/>
          <table:table-cell table:style-name="ce1" table:number-columns-repeated="2"/>
          <table:table-cell table:style-name="ce31" table:number-columns-repeated="3"/>
          <table:table-cell table:number-columns-repeated="240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31" table:number-columns-repeated="3"/>
          <table:table-cell table:number-columns-repeated="240"/>
        </table:table-row>
        <table:table-row table:style-name="ro1">
          <table:table-cell table:number-columns-repeated="13"/>
          <table:table-cell table:style-name="ce1"/>
          <table:table-cell table:style-name="ce31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ce1"/>
          <table:table-cell table:style-name="ce31" table:number-columns-repeated="3"/>
          <table:table-cell table:number-columns-repeated="240"/>
        </table:table-row>
        <table:table-row table:style-name="ro1">
          <table:table-cell table:style-name="ce1"/>
          <table:table-cell table:style-name="ce55" office:value-type="string" calcext:value-type="string" table:number-columns-spanned="12" table:number-rows-spanned="1">
            <text:p>Resultados Globales – 10% Restricciones</text:p>
          </table:table-cell>
          <table:covered-table-cell table:number-columns-repeated="4" table:style-name="ce55"/>
          <table:covered-table-cell table:style-name="ce55" office:value-type="string" calcext:value-type="string">
            <text:p>Tabla 6.2: Resultados globales en el PAR con 10% de restricciones</text:p>
          </table:covered-table-cell>
          <table:covered-table-cell table:number-columns-repeated="6" table:style-name="ce55"/>
          <table:table-cell table:style-name="ce1"/>
          <table:table-cell table:style-name="ce31" table:number-columns-repeated="3"/>
          <table:table-cell table:number-columns-repeated="240"/>
        </table:table-row>
        <table:table-row table:style-name="ro2">
          <table:table-cell table:style-name="ce26" table:number-columns-spanned="1" table:number-rows-spanned="2"/>
          <table:table-cell table:style-name="ce56" office:value-type="string" calcext:value-type="string" table:number-columns-spanned="4" table:number-rows-spanned="1">
            <text:p>Zoo</text:p>
          </table:table-cell>
          <table:covered-table-cell table:number-columns-repeated="3" table:style-name="ce56"/>
          <table:table-cell table:style-name="ce77" office:value-type="string" calcext:value-type="string" table:number-columns-spanned="4" table:number-rows-spanned="1">
            <text:p>Glass</text:p>
          </table:table-cell>
          <table:covered-table-cell table:number-columns-repeated="3" table:style-name="ce77"/>
          <table:table-cell table:style-name="ce80" office:value-type="string" calcext:value-type="string" table:number-columns-spanned="4" table:number-rows-spanned="1">
            <text:p>Bupa</text:p>
          </table:table-cell>
          <table:covered-table-cell table:number-columns-repeated="3" table:style-name="ce80"/>
          <table:table-cell table:style-name="ce1"/>
          <table:table-cell table:style-name="ce31" table:number-columns-repeated="3"/>
          <table:table-cell table:number-columns-repeated="240"/>
        </table:table-row>
        <table:table-row table:style-name="ro2">
          <table:covered-table-cell table:style-name="ce26"/>
          <table:table-cell table:style-name="ce12" office:value-type="string" calcext:value-type="string">
            <text:p>Infeasable</text:p>
          </table:table-cell>
          <table:table-cell table:style-name="ce16" office:value-type="string" calcext:value-type="string">
            <text:p>Distancia</text:p>
          </table:table-cell>
          <table:table-cell table:style-name="ce19" office:value-type="string" calcext:value-type="string">
            <text:p>Fitness</text:p>
          </table:table-cell>
          <table:table-cell table:style-name="ce21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6" office:value-type="string" calcext:value-type="string">
            <text:p>Distancia</text:p>
          </table:table-cell>
          <table:table-cell table:style-name="ce19" office:value-type="string" calcext:value-type="string">
            <text:p>Fitness</text:p>
          </table:table-cell>
          <table:table-cell table:style-name="ce25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6" office:value-type="string" calcext:value-type="string">
            <text:p>Distancia</text:p>
          </table:table-cell>
          <table:table-cell table:style-name="ce19" office:value-type="string" calcext:value-type="string">
            <text:p>Fitness</text:p>
          </table:table-cell>
          <table:table-cell table:style-name="ce21" office:value-type="string" calcext:value-type="string">
            <text:p>T</text:p>
          </table:table-cell>
          <table:table-cell table:style-name="ce1"/>
          <table:table-cell table:style-name="ce31" office:value-type="string" calcext:value-type="string">
            <text:p>ZOO10</text:p>
          </table:table-cell>
          <table:table-cell table:style-name="ce31"/>
          <table:table-cell table:style-name="ce31" office:value-type="string" calcext:value-type="string">
            <text:p>AGG-SF</text:p>
          </table:table-cell>
          <table:table-cell table:number-columns-repeated="240"/>
        </table:table-row>
        <table:table-row table:style-name="ro2">
          <table:table-cell table:style-name="ce5" office:value-type="string" calcext:value-type="string">
            <text:p>COPKM</text:p>
          </table:table-cell>
          <table:table-cell table:style-name="ce13" table:formula="of:=['Practica 1'.C$17]" office:value-type="float" office:value="31.6" calcext:value-type="float">
            <text:p>31,60</text:p>
          </table:table-cell>
          <table:table-cell table:style-name="ce17" table:formula="of:=[$'Practica 1'.$D$17]" office:value-type="float" office:value="1.0095738" calcext:value-type="float">
            <text:p>1,0096</text:p>
          </table:table-cell>
          <table:table-cell table:style-name="ce17" table:formula="of:=[$'Practica 1'.$E$17]" office:value-type="float" office:value="1.269658" calcext:value-type="float">
            <text:p>1,2697</text:p>
          </table:table-cell>
          <table:table-cell table:style-name="ce22" table:formula="of:=[$'Practica 1'.$F$17]" office:value-type="float" office:value="0.3690882" calcext:value-type="float">
            <text:p>0,3691</text:p>
          </table:table-cell>
          <table:table-cell table:style-name="ce13" table:formula="of:=[$'Practica 1'.$G$17]" office:value-type="float" office:value="435.6" calcext:value-type="float">
            <text:p>435,60</text:p>
          </table:table-cell>
          <table:table-cell table:style-name="ce17" table:formula="of:=[$'Practica 1'.$H$17]" office:value-type="float" office:value="0.407712" calcext:value-type="float">
            <text:p>0,4077</text:p>
          </table:table-cell>
          <table:table-cell table:style-name="ce17" table:formula="of:=[$'Practica 1'.$I$17]" office:value-type="float" office:value="1.010759" calcext:value-type="float">
            <text:p>1,0108</text:p>
          </table:table-cell>
          <table:table-cell table:style-name="ce22" table:formula="of:=[$'Practica 1'.$J$17]" office:value-type="float" office:value="8.38056" calcext:value-type="float">
            <text:p>8,3806</text:p>
          </table:table-cell>
          <table:table-cell table:style-name="ce13" table:formula="of:=[$'Practica 1'.$K$17]" office:value-type="float" office:value="798.6" calcext:value-type="float">
            <text:p>798,60</text:p>
          </table:table-cell>
          <table:table-cell table:style-name="ce17" table:formula="of:=[$'Practica 1'.$L$17]" office:value-type="float" office:value="0.2026254" calcext:value-type="float">
            <text:p>0,2026</text:p>
          </table:table-cell>
          <table:table-cell table:style-name="ce17" table:formula="of:=[$'Practica 1'.$M$17]" office:value-type="float" office:value="0.4862192" calcext:value-type="float">
            <text:p>0,4862</text:p>
          </table:table-cell>
          <table:table-cell table:style-name="ce22" table:formula="of:=[$'Practica 1'.$N$17]" office:value-type="float" office:value="94.92708" calcext:value-type="float">
            <text:p>94,9271</text:p>
          </table:table-cell>
          <table:table-cell table:style-name="ce1"/>
          <table:table-cell table:style-name="ce31" office:value-type="string" calcext:value-type="string">
            <text:p>GLASS10</text:p>
          </table:table-cell>
          <table:table-cell table:style-name="ce31"/>
          <table:table-cell table:style-name="ce31" office:value-type="string" calcext:value-type="string">
            <text:p>AGE-SF</text:p>
          </table:table-cell>
          <table:table-cell table:number-columns-repeated="240"/>
        </table:table-row>
        <table:table-row table:style-name="ro2">
          <table:table-cell table:style-name="ce6" office:value-type="string" calcext:value-type="string">
            <text:p>BL</text:p>
          </table:table-cell>
          <table:table-cell table:style-name="ce14" table:formula="of:=[$'Practica 1'.$C$39]" office:value-type="float" office:value="16" calcext:value-type="float">
            <text:p>16,00</text:p>
          </table:table-cell>
          <table:table-cell table:style-name="ce18" table:formula="of:=[$'Practica 1'.D$39]" office:value-type="float" office:value="0.6915634" calcext:value-type="float">
            <text:p>0,6916</text:p>
          </table:table-cell>
          <table:table-cell table:style-name="ce18" table:formula="of:=[$'Practica 1'.$E$39]" office:value-type="float" office:value="0.8232508" calcext:value-type="float">
            <text:p>0,8233</text:p>
          </table:table-cell>
          <table:table-cell table:style-name="ce23" table:formula="of:=[$'Practica 1'.$F$39]" office:value-type="float" office:value="0.5456978" calcext:value-type="float">
            <text:p>0,5457</text:p>
          </table:table-cell>
          <table:table-cell table:style-name="ce14" table:formula="of:=[$'Practica 1'.$G$39]" office:value-type="float" office:value="26.8" calcext:value-type="float">
            <text:p>26,80</text:p>
          </table:table-cell>
          <table:table-cell table:style-name="ce18" table:formula="of:=[$'Practica 1'.$H$39]" office:value-type="float" office:value="0.2331168" calcext:value-type="float">
            <text:p>0,2331</text:p>
          </table:table-cell>
          <table:table-cell table:style-name="ce18" table:formula="of:=[$'Practica 1'.$I$39]" office:value-type="float" office:value="0.2702188" calcext:value-type="float">
            <text:p>0,2702</text:p>
          </table:table-cell>
          <table:table-cell table:style-name="ce23" table:formula="of:=[$'Practica 1'.$J$39]" office:value-type="float" office:value="1.94623" calcext:value-type="float">
            <text:p>1,9462</text:p>
          </table:table-cell>
          <table:table-cell table:style-name="ce14" table:formula="of:=[$'Practica 1'.$K$39]" office:value-type="float" office:value="109.2" calcext:value-type="float">
            <text:p>109,20</text:p>
          </table:table-cell>
          <table:table-cell table:style-name="ce18" table:formula="of:=[$'Practica 1'.$L$39]" office:value-type="float" office:value="0.1236074" calcext:value-type="float">
            <text:p>0,1236</text:p>
          </table:table-cell>
          <table:table-cell table:style-name="ce18" table:formula="of:=[$'Practica 1'.$M$39]" office:value-type="float" office:value="0.1623858" calcext:value-type="float">
            <text:p>0,1624</text:p>
          </table:table-cell>
          <table:table-cell table:style-name="ce23" table:formula="of:=[$'Practica 1'.$N$39]" office:value-type="float" office:value="57.51366" calcext:value-type="float">
            <text:p>57,5137</text:p>
          </table:table-cell>
          <table:table-cell table:style-name="ce1"/>
          <table:table-cell table:style-name="ce31" office:value-type="string" calcext:value-type="string">
            <text:p>BUPA10</text:p>
          </table:table-cell>
          <table:table-cell table:style-name="ce31"/>
          <table:table-cell table:style-name="ce31" office:value-type="string" calcext:value-type="string">
            <text:p>AGG-UN</text:p>
          </table:table-cell>
          <table:table-cell table:number-columns-repeated="240"/>
        </table:table-row>
        <table:table-row table:style-name="ro2">
          <table:table-cell table:style-name="ce7" office:value-type="string" calcext:value-type="string">
            <text:p>AGG-UN</text:p>
          </table:table-cell>
          <table:table-cell table:style-name="ce14" table:formula="of:=['Practica 2'.C$10]" office:value-type="float" office:value="15.2" calcext:value-type="float">
            <text:p>15,20</text:p>
          </table:table-cell>
          <table:table-cell table:style-name="ce18" table:formula="of:=[$'Practica 2'.$D$10]" office:value-type="float" office:value="0.6477674" calcext:value-type="float">
            <text:p>0,6478</text:p>
          </table:table-cell>
          <table:table-cell table:style-name="ce18" table:formula="of:=[$'Practica 2'.$E$10]" office:value-type="float" office:value="0.7728704" calcext:value-type="float">
            <text:p>0,7729</text:p>
          </table:table-cell>
          <table:table-cell table:style-name="ce23" table:formula="of:=[$'Practica 2'.$F$10]" office:value-type="float" office:value="59.94104" calcext:value-type="float">
            <text:p>59,9410</text:p>
          </table:table-cell>
          <table:table-cell table:style-name="ce14" table:formula="of:=[$'Practica 2'.$G$10]" office:value-type="float" office:value="33.8" calcext:value-type="float">
            <text:p>33,80</text:p>
          </table:table-cell>
          <table:table-cell table:style-name="ce18" table:formula="of:=[$'Practica 2'.$H$10]" office:value-type="float" office:value="0.2243984" calcext:value-type="float">
            <text:p>0,2244</text:p>
          </table:table-cell>
          <table:table-cell table:style-name="ce20" table:formula="of:=[$'Practica 2'.$I$10]" office:value-type="float" office:value="0.2711914" calcext:value-type="float">
            <text:p>0,2712</text:p>
          </table:table-cell>
          <table:table-cell table:style-name="ce23" table:formula="of:=[$'Practica 2'.$J$10]" office:value-type="float" office:value="114.7282" calcext:value-type="float">
            <text:p>114,7282</text:p>
          </table:table-cell>
          <table:table-cell table:style-name="ce14" table:formula="of:=[$'Practica 2'.$K$10]" office:value-type="float" office:value="329.2" calcext:value-type="float">
            <text:p>329,20</text:p>
          </table:table-cell>
          <table:table-cell table:style-name="ce18" table:formula="of:=[$'Practica 2'.$L$10]" office:value-type="float" office:value="0.1520402" calcext:value-type="float">
            <text:p>0,1520</text:p>
          </table:table-cell>
          <table:table-cell table:style-name="ce18" table:formula="of:=[$'Practica 2'.$M$10]" office:value-type="float" office:value="0.2689436" calcext:value-type="float">
            <text:p>0,2689</text:p>
          </table:table-cell>
          <table:table-cell table:style-name="ce23" table:formula="of:=[$'Practica 2'.$N$10]" office:value-type="float" office:value="284.2662" calcext:value-type="float">
            <text:p>284,2662</text:p>
          </table:table-cell>
          <table:table-cell table:style-name="ce1"/>
          <table:table-cell table:style-name="ce31" table:number-columns-repeated="3"/>
          <table:table-cell table:number-columns-repeated="240"/>
        </table:table-row>
        <table:table-row table:style-name="ro3">
          <table:table-cell table:style-name="ce7" office:value-type="string" calcext:value-type="string">
            <text:p>AGG-SF</text:p>
          </table:table-cell>
          <table:table-cell table:style-name="ce14" table:formula="of:=[$'Practica 2'.$C$20]" office:value-type="float" office:value="9.4" calcext:value-type="float">
            <text:p>9,40</text:p>
          </table:table-cell>
          <table:table-cell table:style-name="ce18" table:formula="of:=[$'Practica 2'.$D$20]" office:value-type="float" office:value="0.6730144" calcext:value-type="float">
            <text:p>0,6730</text:p>
          </table:table-cell>
          <table:table-cell table:style-name="ce20" table:formula="of:=[$'Practica 2'.$E$20]" office:value-type="float" office:value="0.7503808" calcext:value-type="float">
            <text:p>0,7504</text:p>
          </table:table-cell>
          <table:table-cell table:style-name="ce23" table:formula="of:=[$'Practica 2'.$F$20]" office:value-type="float" office:value="59.9155" calcext:value-type="float">
            <text:p>59,9155</text:p>
          </table:table-cell>
          <table:table-cell table:style-name="ce14" table:formula="of:=[$'Practica 2'.$G$20]" office:value-type="float" office:value="47.6" calcext:value-type="float">
            <text:p>47,60</text:p>
          </table:table-cell>
          <table:table-cell table:style-name="ce18" table:formula="of:=[$'Practica 2'.$H$20]" office:value-type="float" office:value="0.2021496" calcext:value-type="float">
            <text:p>0,2021</text:p>
          </table:table-cell>
          <table:table-cell table:style-name="ce20" table:formula="of:=[$'Practica 2'.$I$20]" office:value-type="float" office:value="0.268047" calcext:value-type="float">
            <text:p>0,2680</text:p>
          </table:table-cell>
          <table:table-cell table:style-name="ce23" table:formula="of:=[$'Practica 2'.$J$20]" office:value-type="float" office:value="116.3008" calcext:value-type="float">
            <text:p>116,3008</text:p>
          </table:table-cell>
          <table:table-cell table:style-name="ce14" table:formula="of:=[$'Practica 2'.$K$20]" office:value-type="float" office:value="327" calcext:value-type="float">
            <text:p>327,00</text:p>
          </table:table-cell>
          <table:table-cell table:style-name="ce18" table:formula="of:=[$'Practica 2'.$L$20]" office:value-type="float" office:value="0.1541538" calcext:value-type="float">
            <text:p>0,1542</text:p>
          </table:table-cell>
          <table:table-cell table:style-name="ce18" table:formula="of:=[$'Practica 2'.$M$20]" office:value-type="float" office:value="0.2702758" calcext:value-type="float">
            <text:p>0,2703</text:p>
          </table:table-cell>
          <table:table-cell table:style-name="ce23" table:formula="of:=[$'Practica 2'.$N$20]" office:value-type="float" office:value="286.6496" calcext:value-type="float">
            <text:p>286,6496</text:p>
          </table:table-cell>
          <table:table-cell table:style-name="ce1"/>
          <table:table-cell table:style-name="ce30" office:value-type="string" calcext:value-type="string">
            <text:p>ZOO20</text:p>
          </table:table-cell>
          <table:table-cell table:style-name="ce30"/>
          <table:table-cell table:style-name="ce31" office:value-type="string" calcext:value-type="string">
            <text:p>AGE-UN</text:p>
          </table:table-cell>
          <table:table-cell table:number-columns-repeated="240"/>
        </table:table-row>
        <table:table-row table:style-name="ro2">
          <table:table-cell table:style-name="ce7" office:value-type="string" calcext:value-type="string">
            <text:p>AGE-UN</text:p>
          </table:table-cell>
          <table:table-cell table:style-name="ce14" table:formula="of:=[$'Practica 2'.$C$30]" office:value-type="float" office:value="15.4" calcext:value-type="float">
            <text:p>15,40</text:p>
          </table:table-cell>
          <table:table-cell table:style-name="ce18" table:formula="of:=[$'Practica 2'.$D$30]" office:value-type="float" office:value="0.7007398" calcext:value-type="float">
            <text:p>0,7007</text:p>
          </table:table-cell>
          <table:table-cell table:style-name="ce18" table:formula="of:=[$'Practica 2'.$E$30]" office:value-type="float" office:value="0.8274888" calcext:value-type="float">
            <text:p>0,8275</text:p>
          </table:table-cell>
          <table:table-cell table:style-name="ce23" table:formula="of:=[$'Practica 2'.$F$30]" office:value-type="float" office:value="61.04556" calcext:value-type="float">
            <text:p>61,0456</text:p>
          </table:table-cell>
          <table:table-cell table:style-name="ce14" table:formula="of:=[$'Practica 2'.$G$30]" office:value-type="float" office:value="35.6" calcext:value-type="float">
            <text:p>35,60</text:p>
          </table:table-cell>
          <table:table-cell table:style-name="ce18" table:formula="of:=[$'Practica 2'.$H$30]" office:value-type="float" office:value="0.2259564" calcext:value-type="float">
            <text:p>0,2260</text:p>
          </table:table-cell>
          <table:table-cell table:style-name="ce20" table:formula="of:=[$'Practica 2'.$I$30]" office:value-type="float" office:value="0.2752414" calcext:value-type="float">
            <text:p>0,2752</text:p>
          </table:table-cell>
          <table:table-cell table:style-name="ce23" table:formula="of:=[$'Practica 2'.$J$30]" office:value-type="float" office:value="117.745" calcext:value-type="float">
            <text:p>117,7450</text:p>
          </table:table-cell>
          <table:table-cell table:style-name="ce14" table:formula="of:=[$'Practica 2'.$K$30]" office:value-type="float" office:value="488" calcext:value-type="float">
            <text:p>488,00</text:p>
          </table:table-cell>
          <table:table-cell table:style-name="ce18" table:formula="of:=[$'Practica 2'.$L$30]" office:value-type="float" office:value="0.170537" calcext:value-type="float">
            <text:p>0,1705</text:p>
          </table:table-cell>
          <table:table-cell table:style-name="ce20" table:formula="of:=[$'Practica 2'.$M$30]" office:value-type="float" office:value="0.3438322" calcext:value-type="float">
            <text:p>0,3438</text:p>
          </table:table-cell>
          <table:table-cell table:style-name="ce23" table:formula="of:=[$'Practica 2'.$N$30]" office:value-type="float" office:value="293.3384" calcext:value-type="float">
            <text:p>293,3384</text:p>
          </table:table-cell>
          <table:table-cell table:style-name="ce1"/>
          <table:table-cell table:style-name="ce31" office:value-type="string" calcext:value-type="string">
            <text:p>GLASS20</text:p>
          </table:table-cell>
          <table:table-cell table:style-name="ce31"/>
          <table:table-cell table:style-name="ce31" office:value-type="string" calcext:value-type="string">
            <text:p>AGE-SF</text:p>
          </table:table-cell>
          <table:table-cell table:number-columns-repeated="240"/>
        </table:table-row>
        <table:table-row table:style-name="ro2">
          <table:table-cell table:style-name="ce7" office:value-type="string" calcext:value-type="string">
            <text:p>AGE-SF</text:p>
          </table:table-cell>
          <table:table-cell table:style-name="ce14" table:formula="of:=[$'Practica 2'.$C$40]" office:value-type="float" office:value="13.8" calcext:value-type="float">
            <text:p>13,80</text:p>
          </table:table-cell>
          <table:table-cell table:style-name="ce18" table:formula="of:=[$'Practica 2'.$D$40]" office:value-type="float" office:value="0.6451186" calcext:value-type="float">
            <text:p>0,6451</text:p>
          </table:table-cell>
          <table:table-cell table:style-name="ce18" table:formula="of:=[$'Practica 2'.$E$40]" office:value-type="float" office:value="0.7586988" calcext:value-type="float">
            <text:p>0,7587</text:p>
          </table:table-cell>
          <table:table-cell table:style-name="ce23" table:formula="of:=[$'Practica 2'.$F$40]" office:value-type="float" office:value="60.80192" calcext:value-type="float">
            <text:p>60,8019</text:p>
          </table:table-cell>
          <table:table-cell table:style-name="ce14" table:formula="of:=[$'Practica 2'.$G$40]" office:value-type="float" office:value="36.4" calcext:value-type="float">
            <text:p>36,40</text:p>
          </table:table-cell>
          <table:table-cell table:style-name="ce18" table:formula="of:=[$'Practica 2'.$H$40]" office:value-type="float" office:value="0.2118796" calcext:value-type="float">
            <text:p>0,2119</text:p>
          </table:table-cell>
          <table:table-cell table:style-name="ce20" table:formula="of:=[$'Practica 2'.$I$40]" office:value-type="float" office:value="0.262272" calcext:value-type="float">
            <text:p>0,2623</text:p>
          </table:table-cell>
          <table:table-cell table:style-name="ce23" table:formula="of:=[$'Practica 2'.$J$40]" office:value-type="float" office:value="118.8838" calcext:value-type="float">
            <text:p>118,8838</text:p>
          </table:table-cell>
          <table:table-cell table:style-name="ce14" table:formula="of:=[$'Practica 2'.$K$40]" office:value-type="float" office:value="487.8" calcext:value-type="float">
            <text:p>487,80</text:p>
          </table:table-cell>
          <table:table-cell table:style-name="ce18" table:formula="of:=[$'Practica 2'.$L$40]" office:value-type="float" office:value="0.168312" calcext:value-type="float">
            <text:p>0,1683</text:p>
          </table:table-cell>
          <table:table-cell table:style-name="ce20" table:formula="of:=[$'Practica 2'.$M$40]" office:value-type="float" office:value="0.3415362" calcext:value-type="float">
            <text:p>0,3415</text:p>
          </table:table-cell>
          <table:table-cell table:style-name="ce23" table:formula="of:=[$'Practica 2'.$N$40]" office:value-type="float" office:value="294.3868" calcext:value-type="float">
            <text:p>294,3868</text:p>
          </table:table-cell>
          <table:table-cell table:style-name="ce1"/>
          <table:table-cell office:value-type="string" calcext:value-type="string">
            <text:p>BUPA20</text:p>
          </table:table-cell>
          <table:table-cell/>
          <table:table-cell office:value-type="string" calcext:value-type="string">
            <text:p>AGG-SF</text:p>
          </table:table-cell>
          <table:table-cell table:number-columns-repeated="240"/>
        </table:table-row>
        <table:table-row table:style-name="ro2">
          <table:table-cell table:style-name="ce7" office:value-type="string" calcext:value-type="string">
            <text:p>AM-(10,1.0)</text:p>
          </table:table-cell>
          <table:table-cell table:style-name="ce14" table:formula="of:=[$'Practica 2'.$C$50]" office:value-type="float" office:value="6.8" calcext:value-type="float">
            <text:p>6,80</text:p>
          </table:table-cell>
          <table:table-cell table:style-name="ce18" table:formula="of:=[$'Practica 2'.$D$50]" office:value-type="float" office:value="0.7748366" calcext:value-type="float">
            <text:p>0,7748</text:p>
          </table:table-cell>
          <table:table-cell table:style-name="ce18" table:formula="of:=[$'Practica 2'.$E$50]" office:value-type="float" office:value="0.830804" calcext:value-type="float">
            <text:p>0,8308</text:p>
          </table:table-cell>
          <table:table-cell table:style-name="ce23" table:formula="of:=[$'Practica 2'.$F$50]" office:value-type="float" office:value="8.65629" calcext:value-type="float">
            <text:p>8,6563</text:p>
          </table:table-cell>
          <table:table-cell table:style-name="ce14" table:formula="of:=[$'Practica 2'.$G$50]" office:value-type="float" office:value="241.8" calcext:value-type="float">
            <text:p>241,80</text:p>
          </table:table-cell>
          <table:table-cell table:style-name="ce18" table:formula="of:=[$'Practica 2'.$H$50]" office:value-type="float" office:value="0.3378612" calcext:value-type="float">
            <text:p>0,3379</text:p>
          </table:table-cell>
          <table:table-cell table:style-name="ce18" table:formula="of:=[$'Practica 2'.$I$50]" office:value-type="float" office:value="0.6726096" calcext:value-type="float">
            <text:p>0,6726</text:p>
          </table:table-cell>
          <table:table-cell table:style-name="ce23" table:formula="of:=[$'Practica 2'.$J$50]" office:value-type="float" office:value="18.64308" calcext:value-type="float">
            <text:p>18,6431</text:p>
          </table:table-cell>
          <table:table-cell table:style-name="ce14" table:formula="of:=[$'Practica 2'.$K$50]" office:value-type="float" office:value="684.2" calcext:value-type="float">
            <text:p>684,20</text:p>
          </table:table-cell>
          <table:table-cell table:style-name="ce18" table:formula="of:=[$'Practica 2'.$L$50]" office:value-type="float" office:value="0.219316" calcext:value-type="float">
            <text:p>0,2193</text:p>
          </table:table-cell>
          <table:table-cell table:style-name="ce18" table:formula="of:=[$'Practica 2'.$M$50]" office:value-type="float" office:value="0.4622846" calcext:value-type="float">
            <text:p>0,4623</text:p>
          </table:table-cell>
          <table:table-cell table:style-name="ce23" table:formula="of:=[$'Practica 2'.$N$50]" office:value-type="float" office:value="102.7218" calcext:value-type="float">
            <text:p>102,7218</text:p>
          </table:table-cell>
          <table:table-cell table:style-name="ce1"/>
          <table:table-cell table:number-columns-repeated="243"/>
        </table:table-row>
        <table:table-row table:style-name="ro2">
          <table:table-cell table:style-name="ce7" office:value-type="string" calcext:value-type="string">
            <text:p>AM-(10,0.1)</text:p>
          </table:table-cell>
          <table:table-cell table:style-name="ce14" table:formula="of:=[$'Practica 2'.$C$60]" office:value-type="float" office:value="8.6" calcext:value-type="float">
            <text:p>8,60</text:p>
          </table:table-cell>
          <table:table-cell table:style-name="ce18" table:formula="of:=[$'Practica 2'.$D$60]" office:value-type="float" office:value="0.688696" calcext:value-type="float">
            <text:p>0,6887</text:p>
          </table:table-cell>
          <table:table-cell table:style-name="ce18" table:formula="of:=[$'Practica 2'.$E$60]" office:value-type="float" office:value="0.7594776" calcext:value-type="float">
            <text:p>0,7595</text:p>
          </table:table-cell>
          <table:table-cell table:style-name="ce23" table:formula="of:=[$'Practica 2'.$F$60]" office:value-type="float" office:value="8.415448" calcext:value-type="float">
            <text:p>8,4154</text:p>
          </table:table-cell>
          <table:table-cell table:style-name="ce14" table:formula="of:=[$'Practica 2'.$G$60]" office:value-type="float" office:value="29.2" calcext:value-type="float">
            <text:p>29,20</text:p>
          </table:table-cell>
          <table:table-cell table:style-name="ce18" table:formula="of:=[$'Practica 2'.$H$60]" office:value-type="float" office:value="0.2219716" calcext:value-type="float">
            <text:p>0,2220</text:p>
          </table:table-cell>
          <table:table-cell table:style-name="ce18" table:formula="of:=[$'Practica 2'.$I$60]" office:value-type="float" office:value="0.262396" calcext:value-type="float">
            <text:p>0,2624</text:p>
          </table:table-cell>
          <table:table-cell table:style-name="ce23" table:formula="of:=[$'Practica 2'.$J$60]" office:value-type="float" office:value="17.59554" calcext:value-type="float">
            <text:p>17,5955</text:p>
          </table:table-cell>
          <table:table-cell table:style-name="ce14" table:formula="of:=[$'Practica 2'.$K$60]" office:value-type="float" office:value="217.4" calcext:value-type="float">
            <text:p>217,40</text:p>
          </table:table-cell>
          <table:table-cell table:style-name="ce18" table:formula="of:=[$'Practica 2'.$L$60]" office:value-type="float" office:value="0.1572274" calcext:value-type="float">
            <text:p>0,1572</text:p>
          </table:table-cell>
          <table:table-cell table:style-name="ce18" table:formula="of:=[$'Practica 2'.$M$60]" office:value-type="float" office:value="0.234429" calcext:value-type="float">
            <text:p>0,2344</text:p>
          </table:table-cell>
          <table:table-cell table:style-name="ce23" table:formula="of:=[$'Practica 2'.$N$60]" office:value-type="float" office:value="63.90174" calcext:value-type="float">
            <text:p>63,9017</text:p>
          </table:table-cell>
          <table:table-cell table:style-name="ce1"/>
          <table:table-cell table:number-columns-repeated="243"/>
        </table:table-row>
        <table:table-row table:style-name="ro2">
          <table:table-cell table:style-name="ce7" office:value-type="string" calcext:value-type="string">
            <text:p>AM-(10,0.1mej)</text:p>
          </table:table-cell>
          <table:table-cell table:style-name="ce14" table:formula="of:=[$'Practica 2'.$C$70]" office:value-type="float" office:value="9" calcext:value-type="float">
            <text:p>9,00</text:p>
          </table:table-cell>
          <table:table-cell table:style-name="ce18" table:formula="of:=[$'Practica 2'.$D$70]" office:value-type="float" office:value="0.6632068" calcext:value-type="float">
            <text:p>0,6632</text:p>
          </table:table-cell>
          <table:table-cell table:style-name="ce18" table:formula="of:=[$'Practica 2'.$E$70]" office:value-type="float" office:value="0.7372808" calcext:value-type="float">
            <text:p>0,7373</text:p>
          </table:table-cell>
          <table:table-cell table:style-name="ce23" table:formula="of:=[$'Practica 2'.$F$70]" office:value-type="float" office:value="8.71894" calcext:value-type="float">
            <text:p>8,7189</text:p>
          </table:table-cell>
          <table:table-cell table:style-name="ce14" table:formula="of:=[$'Practica 2'.$G$70]" office:value-type="float" office:value="20.8" calcext:value-type="float">
            <text:p>20,80</text:p>
          </table:table-cell>
          <table:table-cell table:style-name="ce18" table:formula="of:=[$'Practica 2'.$H$70]" office:value-type="float" office:value="0.2348394" calcext:value-type="float">
            <text:p>0,2348</text:p>
          </table:table-cell>
          <table:table-cell table:style-name="ce18" table:formula="of:=[$'Practica 2'.$I$70]" office:value-type="float" office:value="0.2636348" calcext:value-type="float">
            <text:p>0,2636</text:p>
          </table:table-cell>
          <table:table-cell table:style-name="ce23" table:formula="of:=[$'Practica 2'.$J$70]" office:value-type="float" office:value="17.7695" calcext:value-type="float">
            <text:p>17,7695</text:p>
          </table:table-cell>
          <table:table-cell table:style-name="ce14" table:formula="of:=[$'Practica 2'.$K$70]" office:value-type="float" office:value="200" calcext:value-type="float">
            <text:p>200,00</text:p>
          </table:table-cell>
          <table:table-cell table:style-name="ce18" table:formula="of:=[$'Practica 2'.$L$70]" office:value-type="float" office:value="0.154876" calcext:value-type="float">
            <text:p>0,1549</text:p>
          </table:table-cell>
          <table:table-cell table:style-name="ce18" table:formula="of:=[$'Practica 2'.$M$70]" office:value-type="float" office:value="0.2258986" calcext:value-type="float">
            <text:p>0,2259</text:p>
          </table:table-cell>
          <table:table-cell table:style-name="ce23" table:formula="of:=[$'Practica 2'.$N$70]" office:value-type="float" office:value="62.9867" calcext:value-type="float">
            <text:p>62,9867</text:p>
          </table:table-cell>
          <table:table-cell table:style-name="ce1"/>
          <table:table-cell/>
          <table:table-cell office:value-type="string" calcext:value-type="string">
            <text:p>ZOO 10%</text:p>
          </table:table-cell>
          <table:table-cell office:value-type="string" calcext:value-type="string">
            <text:p>GLASS 10%</text:p>
          </table:table-cell>
          <table:table-cell office:value-type="string" calcext:value-type="string">
            <text:p>BUPA 10%</text:p>
          </table:table-cell>
          <table:table-cell table:number-columns-repeated="23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24"/>
          <table:table-cell table:style-name="ce1"/>
          <table:table-cell table:number-columns-repeated="2"/>
          <table:table-cell table:style-name="ce24"/>
          <table:table-cell table:style-name="ce1"/>
          <table:table-cell table:number-columns-repeated="2"/>
          <table:table-cell table:style-name="ce24"/>
          <table:table-cell table:style-name="ce1"/>
          <table:table-cell office:value-type="string" calcext:value-type="string">
            <text:p>Mejor Fitness</text:p>
          </table:table-cell>
          <table:table-cell table:style-name="ce15" table:formula="of:=[.D16]" office:value-type="float" office:value="0.7503808" calcext:value-type="float">
            <text:p>0,7504</text:p>
          </table:table-cell>
          <table:table-cell table:style-name="ce15" table:formula="of:=[.H18]" office:value-type="float" office:value="0.262272" calcext:value-type="float">
            <text:p>0,2623</text:p>
          </table:table-cell>
          <table:table-cell table:style-name="ce15" table:formula="of:=[.L15]" office:value-type="float" office:value="0.2689436" calcext:value-type="float">
            <text:p>0,2689</text:p>
          </table:table-cell>
          <table:table-cell table:number-columns-repeated="23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24"/>
          <table:table-cell table:style-name="ce1"/>
          <table:table-cell table:number-columns-repeated="2"/>
          <table:table-cell table:style-name="ce24"/>
          <table:table-cell table:style-name="ce1"/>
          <table:table-cell table:number-columns-repeated="2"/>
          <table:table-cell table:style-name="ce24"/>
          <table:table-cell table:style-name="ce1"/>
          <table:table-cell office:value-type="string" calcext:value-type="string">
            <text:p>Algoritmo</text:p>
          </table:table-cell>
          <table:table-cell office:value-type="string" calcext:value-type="string">
            <text:p>AGG-SF</text:p>
          </table:table-cell>
          <table:table-cell table:style-name="ce31" office:value-type="string" calcext:value-type="string">
            <text:p>AGE-SF</text:p>
          </table:table-cell>
          <table:table-cell table:style-name="ce31" office:value-type="string" calcext:value-type="string">
            <text:p>AGG-UN</text:p>
          </table:table-cell>
          <table:table-cell table:number-columns-repeated="239"/>
        </table:table-row>
        <table:table-row table:style-name="ro1">
          <table:table-cell table:style-name="ce1"/>
          <table:table-cell table:style-name="ce55" office:value-type="string" calcext:value-type="string" table:number-columns-spanned="12" table:number-rows-spanned="1">
            <text:p>Resultados Globales – 20% Restricciones</text:p>
          </table:table-cell>
          <table:covered-table-cell table:number-columns-repeated="11" table:style-name="ce55"/>
          <table:table-cell table:style-name="ce1"/>
          <table:table-cell table:number-columns-repeated="243"/>
        </table:table-row>
        <table:table-row table:style-name="ro2">
          <table:table-cell table:style-name="ce26" table:number-columns-spanned="1" table:number-rows-spanned="2"/>
          <table:table-cell table:style-name="ce56" office:value-type="string" calcext:value-type="string" table:number-columns-spanned="4" table:number-rows-spanned="1">
            <text:p>Zoo</text:p>
          </table:table-cell>
          <table:covered-table-cell table:number-columns-repeated="3" table:style-name="ce56"/>
          <table:table-cell table:style-name="ce77" office:value-type="string" calcext:value-type="string" table:number-columns-spanned="4" table:number-rows-spanned="1">
            <text:p>Glass</text:p>
          </table:table-cell>
          <table:covered-table-cell table:number-columns-repeated="3" table:style-name="ce77"/>
          <table:table-cell table:style-name="ce80" office:value-type="string" calcext:value-type="string" table:number-columns-spanned="4" table:number-rows-spanned="1">
            <text:p>Bupa</text:p>
          </table:table-cell>
          <table:covered-table-cell table:number-columns-repeated="3" table:style-name="ce80"/>
          <table:table-cell table:style-name="ce1"/>
          <table:table-cell/>
          <table:table-cell office:value-type="string" calcext:value-type="string">
            <text:p>ZOO 20%</text:p>
          </table:table-cell>
          <table:table-cell office:value-type="string" calcext:value-type="string">
            <text:p>GLASS 20%</text:p>
          </table:table-cell>
          <table:table-cell office:value-type="string" calcext:value-type="string">
            <text:p>BUPA 20%</text:p>
          </table:table-cell>
          <table:table-cell table:number-columns-repeated="239"/>
        </table:table-row>
        <table:table-row table:style-name="ro2">
          <table:covered-table-cell table:style-name="ce26"/>
          <table:table-cell table:style-name="ce12" office:value-type="string" calcext:value-type="string">
            <text:p>Infeasable</text:p>
          </table:table-cell>
          <table:table-cell table:style-name="ce16" office:value-type="string" calcext:value-type="string">
            <text:p>Distancia</text:p>
          </table:table-cell>
          <table:table-cell table:style-name="ce19" office:value-type="string" calcext:value-type="string">
            <text:p>Fitness</text:p>
          </table:table-cell>
          <table:table-cell table:style-name="ce25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6" office:value-type="string" calcext:value-type="string">
            <text:p>Distancia</text:p>
          </table:table-cell>
          <table:table-cell table:style-name="ce19" office:value-type="string" calcext:value-type="string">
            <text:p>Fitness</text:p>
          </table:table-cell>
          <table:table-cell table:style-name="ce25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6" office:value-type="string" calcext:value-type="string">
            <text:p>Distancia</text:p>
          </table:table-cell>
          <table:table-cell table:style-name="ce19" office:value-type="string" calcext:value-type="string">
            <text:p>Fitness</text:p>
          </table:table-cell>
          <table:table-cell table:style-name="ce25" office:value-type="string" calcext:value-type="string">
            <text:p>T</text:p>
          </table:table-cell>
          <table:table-cell table:style-name="ce1"/>
          <table:table-cell office:value-type="string" calcext:value-type="string">
            <text:p>Mejor Fitness</text:p>
          </table:table-cell>
          <table:table-cell table:style-name="ce15" table:formula="of:=[.D31]" office:value-type="float" office:value="0.798572" calcext:value-type="float">
            <text:p>0,7986</text:p>
          </table:table-cell>
          <table:table-cell table:style-name="ce15" table:formula="of:=[.H32]" office:value-type="float" office:value="0.2793918" calcext:value-type="float">
            <text:p>0,2794</text:p>
          </table:table-cell>
          <table:table-cell table:style-name="ce15" table:formula="of:=[.L30]" office:value-type="float" office:value="0.2563896" calcext:value-type="float">
            <text:p>0,2564</text:p>
          </table:table-cell>
          <table:table-cell table:number-columns-repeated="239"/>
        </table:table-row>
        <table:table-row table:style-name="ro2">
          <table:table-cell table:style-name="ce5" office:value-type="string" calcext:value-type="string">
            <text:p>COPKM</text:p>
          </table:table-cell>
          <table:table-cell table:style-name="ce13" table:formula="of:=[$'Practica 1'.$C$28]" office:value-type="float" office:value="30.6" calcext:value-type="float">
            <text:p>30,60</text:p>
          </table:table-cell>
          <table:table-cell table:style-name="ce17" table:formula="of:=[$'Practica 1'.$D$28]" office:value-type="float" office:value="1.143406" calcext:value-type="float">
            <text:p>1,1434</text:p>
          </table:table-cell>
          <table:table-cell table:style-name="ce17" table:formula="of:=[$'Practica 1'.$E$28]" office:value-type="float" office:value="1.277614" calcext:value-type="float">
            <text:p>1,2776</text:p>
          </table:table-cell>
          <table:table-cell table:style-name="ce22" table:formula="of:=[$'Practica 1'.$F$28]" office:value-type="float" office:value="0.2993644" calcext:value-type="float">
            <text:p>0,2994</text:p>
          </table:table-cell>
          <table:table-cell table:style-name="ce13" table:formula="of:=[$'Practica 1'.$G$28]" office:value-type="float" office:value="323.4" calcext:value-type="float">
            <text:p>323,40</text:p>
          </table:table-cell>
          <table:table-cell table:style-name="ce17" table:formula="of:=[$'Practica 1'.$H$28]" office:value-type="float" office:value="0.4031444" calcext:value-type="float">
            <text:p>0,4031</text:p>
          </table:table-cell>
          <table:table-cell table:style-name="ce17" table:formula="of:=[$'Practica 1'.$I$28]" office:value-type="float" office:value="0.6400098" calcext:value-type="float">
            <text:p>0,6400</text:p>
          </table:table-cell>
          <table:table-cell table:style-name="ce22" table:formula="of:=[$'Practica 1'.$J$28]" office:value-type="float" office:value="10.229874" calcext:value-type="float">
            <text:p>10,2299</text:p>
          </table:table-cell>
          <table:table-cell table:style-name="ce13" table:formula="of:=[$'Practica 1'.$K$28]" office:value-type="float" office:value="1471.8" calcext:value-type="float">
            <text:p>1.471,80</text:p>
          </table:table-cell>
          <table:table-cell table:style-name="ce17" table:formula="of:=[$'Practica 1'.$L$28]" office:value-type="float" office:value="0.2423592" calcext:value-type="float">
            <text:p>0,2424</text:p>
          </table:table-cell>
          <table:table-cell table:style-name="ce17" table:formula="of:=[$'Practica 1'.$M$28]" office:value-type="float" office:value="0.51431" calcext:value-type="float">
            <text:p>0,5143</text:p>
          </table:table-cell>
          <table:table-cell table:style-name="ce22" table:formula="of:=[$'Practica 1'.$N$28]" office:value-type="float" office:value="77.2708" calcext:value-type="float">
            <text:p>77,2708</text:p>
          </table:table-cell>
          <table:table-cell table:style-name="ce1"/>
          <table:table-cell office:value-type="string" calcext:value-type="string">
            <text:p>Algoritmo</text:p>
          </table:table-cell>
          <table:table-cell table:style-name="ce31" office:value-type="string" calcext:value-type="string">
            <text:p>AGE-UN</text:p>
          </table:table-cell>
          <table:table-cell table:style-name="ce31" office:value-type="string" calcext:value-type="string">
            <text:p>AGE-SF</text:p>
          </table:table-cell>
          <table:table-cell office:value-type="string" calcext:value-type="string">
            <text:p>AGG-SF</text:p>
          </table:table-cell>
          <table:table-cell table:number-columns-repeated="239"/>
        </table:table-row>
        <table:table-row table:style-name="ro2">
          <table:table-cell table:style-name="ce6" office:value-type="string" calcext:value-type="string">
            <text:p>BL</text:p>
          </table:table-cell>
          <table:table-cell table:style-name="ce14" table:formula="of:=[$'Practica 1'.$C$50]" office:value-type="float" office:value="25.4" calcext:value-type="float">
            <text:p>25,40</text:p>
          </table:table-cell>
          <table:table-cell table:style-name="ce18" table:formula="of:=[$'Practica 1'.$D$50]" office:value-type="float" office:value="0.7355862" calcext:value-type="float">
            <text:p>0,7356</text:p>
          </table:table-cell>
          <table:table-cell table:style-name="ce18" table:formula="of:=[$'Practica 1'.$E$50]" office:value-type="float" office:value="0.8469898" calcext:value-type="float">
            <text:p>0,8470</text:p>
          </table:table-cell>
          <table:table-cell table:style-name="ce23" table:formula="of:=[$'Practica 1'.$F$50]" office:value-type="float" office:value="0.3061412" calcext:value-type="float">
            <text:p>0,3061</text:p>
          </table:table-cell>
          <table:table-cell table:style-name="ce14" table:formula="of:=[$'Practica 1'.$G$50]" office:value-type="float" office:value="42.8" calcext:value-type="float">
            <text:p>42,80</text:p>
          </table:table-cell>
          <table:table-cell table:style-name="ce18" table:formula="of:=[$'Practica 1'.$H$50]" office:value-type="float" office:value="0.2489458" calcext:value-type="float">
            <text:p>0,2489</text:p>
          </table:table-cell>
          <table:table-cell table:style-name="ce18" table:formula="of:=[$'Practica 1'.$I$50]" office:value-type="float" office:value="0.2802934" calcext:value-type="float">
            <text:p>0,2803</text:p>
          </table:table-cell>
          <table:table-cell table:style-name="ce23" table:formula="of:=[$'Practica 1'.$J$50]" office:value-type="float" office:value="1.800034" calcext:value-type="float">
            <text:p>1,8000</text:p>
          </table:table-cell>
          <table:table-cell table:style-name="ce14" table:formula="of:=[$'Practica 1'.$K$50]" office:value-type="float" office:value="171.6" calcext:value-type="float">
            <text:p>171,60</text:p>
          </table:table-cell>
          <table:table-cell table:style-name="ce18" table:formula="of:=[$'Practica 1'.$L$50]" office:value-type="float" office:value="0.1248302" calcext:value-type="float">
            <text:p>0,1248</text:p>
          </table:table-cell>
          <table:table-cell table:style-name="ce18" table:formula="of:=[$'Practica 1'.$M$50]" office:value-type="float" office:value="0.1565374" calcext:value-type="float">
            <text:p>0,1565</text:p>
          </table:table-cell>
          <table:table-cell table:style-name="ce23" table:formula="of:=[$'Practica 1'.$N$50]" office:value-type="float" office:value="39.4667" calcext:value-type="float">
            <text:p>39,4667</text:p>
          </table:table-cell>
          <table:table-cell table:style-name="ce1"/>
          <table:table-cell table:number-columns-repeated="243"/>
        </table:table-row>
        <table:table-row table:style-name="ro2">
          <table:table-cell table:style-name="ce7" office:value-type="string" calcext:value-type="string">
            <text:p>AGG-UN</text:p>
          </table:table-cell>
          <table:table-cell table:style-name="ce14" table:formula="of:=[$'Practica 2'.$R$10]" office:value-type="float" office:value="34.4" calcext:value-type="float">
            <text:p>34,40</text:p>
          </table:table-cell>
          <table:table-cell table:style-name="ce18" table:formula="of:=[$'Practica 2'.$S$10]" office:value-type="float" office:value="0.683603" calcext:value-type="float">
            <text:p>0,6836</text:p>
          </table:table-cell>
          <table:table-cell table:style-name="ce18" table:formula="of:=[$'Practica 2'.$T$10]" office:value-type="float" office:value="0.8344804" calcext:value-type="float">
            <text:p>0,8345</text:p>
          </table:table-cell>
          <table:table-cell table:style-name="ce23" table:formula="of:=[$'Practica 2'.$U$10]" office:value-type="float" office:value="58.37018" calcext:value-type="float">
            <text:p>58,3702</text:p>
          </table:table-cell>
          <table:table-cell table:style-name="ce14" table:formula="of:=[$'Practica 2'.$V$10]" office:value-type="float" office:value="67.2" calcext:value-type="float">
            <text:p>67,20</text:p>
          </table:table-cell>
          <table:table-cell table:style-name="ce18" table:formula="of:=[$'Practica 2'.$W$10]" office:value-type="float" office:value="0.2348456" calcext:value-type="float">
            <text:p>0,2348</text:p>
          </table:table-cell>
          <table:table-cell table:style-name="ce18" table:formula="of:=[$'Practica 2'.$X$10]" office:value-type="float" office:value="0.2840644" calcext:value-type="float">
            <text:p>0,2841</text:p>
          </table:table-cell>
          <table:table-cell table:style-name="ce23" table:formula="of:=[$'Practica 2'.$Y$10]" office:value-type="float" office:value="112.73702" calcext:value-type="float">
            <text:p>112,7370</text:p>
          </table:table-cell>
          <table:table-cell table:style-name="ce14" table:formula="of:=[$'Practica 2'.$Z$10]" office:value-type="float" office:value="600" calcext:value-type="float">
            <text:p>600,00</text:p>
          </table:table-cell>
          <table:table-cell table:style-name="ce18" table:formula="of:=[$'Practica 2'.$AA$10]" office:value-type="float" office:value="0.148406" calcext:value-type="float">
            <text:p>0,1484</text:p>
          </table:table-cell>
          <table:table-cell table:style-name="ce18" table:formula="of:=[$'Practica 2'.$AB$10]" office:value-type="float" office:value="0.2592706" calcext:value-type="float">
            <text:p>0,2593</text:p>
          </table:table-cell>
          <table:table-cell table:style-name="ce23" table:formula="of:=[$'Practica 2'.$AC$10]" office:value-type="float" office:value="290.207" calcext:value-type="float">
            <text:p>290,2070</text:p>
          </table:table-cell>
          <table:table-cell table:style-name="ce1"/>
          <table:table-cell table:number-columns-repeated="243"/>
        </table:table-row>
        <table:table-row table:style-name="ro2">
          <table:table-cell table:style-name="ce7" office:value-type="string" calcext:value-type="string">
            <text:p>AGG-SF</text:p>
          </table:table-cell>
          <table:table-cell table:style-name="ce14" table:formula="of:=[$'Practica 2'.$R$20]" office:value-type="float" office:value="16.2" calcext:value-type="float">
            <text:p>16,20</text:p>
          </table:table-cell>
          <table:table-cell table:style-name="ce18" table:formula="of:=[$'Practica 2'.$S$20]" office:value-type="float" office:value="0.7397348" calcext:value-type="float">
            <text:p>0,7397</text:p>
          </table:table-cell>
          <table:table-cell table:style-name="ce20" table:formula="of:=[$'Practica 2'.$T$20]" office:value-type="float" office:value="0.8107872" calcext:value-type="float">
            <text:p>0,8108</text:p>
          </table:table-cell>
          <table:table-cell table:style-name="ce23" table:formula="of:=[$'Practica 2'.$U$20]" office:value-type="float" office:value="58.82902" calcext:value-type="float">
            <text:p>58,8290</text:p>
          </table:table-cell>
          <table:table-cell table:style-name="ce14" table:formula="of:=[$'Practica 2'.$V$20]" office:value-type="float" office:value="81" calcext:value-type="float">
            <text:p>81,00</text:p>
          </table:table-cell>
          <table:table-cell table:style-name="ce18" table:formula="of:=[$'Practica 2'.$W$20]" office:value-type="float" office:value="0.2315982" calcext:value-type="float">
            <text:p>0,2316</text:p>
          </table:table-cell>
          <table:table-cell table:style-name="ce20" table:formula="of:=[$'Practica 2'.$X$20]" office:value-type="float" office:value="0.2909242" calcext:value-type="float">
            <text:p>0,2909</text:p>
          </table:table-cell>
          <table:table-cell table:style-name="ce23" table:formula="of:=[$'Practica 2'.$Y$20]" office:value-type="float" office:value="112.79712" calcext:value-type="float">
            <text:p>112,7971</text:p>
          </table:table-cell>
          <table:table-cell table:style-name="ce14" table:formula="of:=[$'Practica 2'.$Z$20]" office:value-type="float" office:value="573.2" calcext:value-type="float">
            <text:p>573,20</text:p>
          </table:table-cell>
          <table:table-cell table:style-name="ce18" table:formula="of:=[$'Practica 2'.$AA$20]" office:value-type="float" office:value="0.1504768" calcext:value-type="float">
            <text:p>0,1505</text:p>
          </table:table-cell>
          <table:table-cell table:style-name="ce18" table:formula="of:=[$'Practica 2'.$AB$20]" office:value-type="float" office:value="0.2563896" calcext:value-type="float">
            <text:p>0,2564</text:p>
          </table:table-cell>
          <table:table-cell table:style-name="ce23" table:formula="of:=[$'Practica 2'.$AC$20]" office:value-type="float" office:value="292.7182" calcext:value-type="float">
            <text:p>292,7182</text:p>
          </table:table-cell>
          <table:table-cell table:style-name="ce1"/>
          <table:table-cell table:number-columns-repeated="243"/>
        </table:table-row>
        <table:table-row table:style-name="ro2">
          <table:table-cell table:style-name="ce7" office:value-type="string" calcext:value-type="string">
            <text:p>AGE-UN</text:p>
          </table:table-cell>
          <table:table-cell table:style-name="ce14" table:formula="of:=[$'Practica 2'.$R$30]" office:value-type="float" office:value="31.2" calcext:value-type="float">
            <text:p>31,20</text:p>
          </table:table-cell>
          <table:table-cell table:style-name="ce18" table:formula="of:=[$'Practica 2'.$S$30]" office:value-type="float" office:value="0.66173" calcext:value-type="float">
            <text:p>0,6617</text:p>
          </table:table-cell>
          <table:table-cell table:style-name="ce18" table:formula="of:=[$'Practica 2'.$T$30]" office:value-type="float" office:value="0.798572" calcext:value-type="float">
            <text:p>0,7986</text:p>
          </table:table-cell>
          <table:table-cell table:style-name="ce23" table:formula="of:=[$'Practica 2'.$U$30]" office:value-type="float" office:value="58.97048" calcext:value-type="float">
            <text:p>58,9705</text:p>
          </table:table-cell>
          <table:table-cell table:style-name="ce14" table:formula="of:=[$'Practica 2'.$V$30]" office:value-type="float" office:value="97" calcext:value-type="float">
            <text:p>97,00</text:p>
          </table:table-cell>
          <table:table-cell table:style-name="ce18" table:formula="of:=[$'Practica 2'.$W$30]" office:value-type="float" office:value="0.2201002" calcext:value-type="float">
            <text:p>0,2201</text:p>
          </table:table-cell>
          <table:table-cell table:style-name="ce18" table:formula="of:=[$'Practica 2'.$X$30]" office:value-type="float" office:value="0.2911452" calcext:value-type="float">
            <text:p>0,2911</text:p>
          </table:table-cell>
          <table:table-cell table:style-name="ce23" table:formula="of:=[$'Practica 2'.$Y$30]" office:value-type="float" office:value="111.88252" calcext:value-type="float">
            <text:p>111,8825</text:p>
          </table:table-cell>
          <table:table-cell table:style-name="ce14" table:formula="of:=[$'Practica 2'.$Z$30]" office:value-type="float" office:value="804.2" calcext:value-type="float">
            <text:p>804,20</text:p>
          </table:table-cell>
          <table:table-cell table:style-name="ce18" table:formula="of:=[$'Practica 2'.$AA$30]" office:value-type="float" office:value="0.159329" calcext:value-type="float">
            <text:p>0,1593</text:p>
          </table:table-cell>
          <table:table-cell table:style-name="ce20" table:formula="of:=[$'Practica 2'.$AB$30]" office:value-type="float" office:value="0.307925" calcext:value-type="float">
            <text:p>0,3079</text:p>
          </table:table-cell>
          <table:table-cell table:style-name="ce23" table:formula="of:=[$'Practica 2'.$AC$30]" office:value-type="float" office:value="311.096" calcext:value-type="float">
            <text:p>311,0960</text:p>
          </table:table-cell>
          <table:table-cell table:style-name="ce1"/>
          <table:table-cell table:number-columns-repeated="243"/>
        </table:table-row>
        <table:table-row table:style-name="ro2">
          <table:table-cell table:style-name="ce7" office:value-type="string" calcext:value-type="string">
            <text:p>AGE-SF</text:p>
          </table:table-cell>
          <table:table-cell table:style-name="ce14" table:formula="of:=[$'Practica 2'.$R$40]" office:value-type="float" office:value="31.6" calcext:value-type="float">
            <text:p>31,60</text:p>
          </table:table-cell>
          <table:table-cell table:style-name="ce18" table:formula="of:=[$'Practica 2'.$S$40]" office:value-type="float" office:value="0.696503" calcext:value-type="float">
            <text:p>0,6965</text:p>
          </table:table-cell>
          <table:table-cell table:style-name="ce18" table:formula="of:=[$'Practica 2'.$T$40]" office:value-type="float" office:value="0.8350998" calcext:value-type="float">
            <text:p>0,8351</text:p>
          </table:table-cell>
          <table:table-cell table:style-name="ce23" table:formula="of:=[$'Practica 2'.$U$40]" office:value-type="float" office:value="59.03168" calcext:value-type="float">
            <text:p>59,0317</text:p>
          </table:table-cell>
          <table:table-cell table:style-name="ce14" table:formula="of:=[$'Practica 2'.$V$40]" office:value-type="float" office:value="40.4" calcext:value-type="float">
            <text:p>40,40</text:p>
          </table:table-cell>
          <table:table-cell table:style-name="ce18" table:formula="of:=[$'Practica 2'.$W$40]" office:value-type="float" office:value="0.2498018" calcext:value-type="float">
            <text:p>0,2498</text:p>
          </table:table-cell>
          <table:table-cell table:style-name="ce18" table:formula="of:=[$'Practica 2'.$X$40]" office:value-type="float" office:value="0.2793918" calcext:value-type="float">
            <text:p>0,2794</text:p>
          </table:table-cell>
          <table:table-cell table:style-name="ce23" table:formula="of:=[$'Practica 2'.$Y$40]" office:value-type="float" office:value="112.2042" calcext:value-type="float">
            <text:p>112,2042</text:p>
          </table:table-cell>
          <table:table-cell table:style-name="ce14" table:formula="of:=[$'Practica 2'.$Z$40]" office:value-type="float" office:value="942.6" calcext:value-type="float">
            <text:p>942,60</text:p>
          </table:table-cell>
          <table:table-cell table:style-name="ce18" table:formula="of:=[$'Practica 2'.$AA$40]" office:value-type="float" office:value="0.161705" calcext:value-type="float">
            <text:p>0,1617</text:p>
          </table:table-cell>
          <table:table-cell table:style-name="ce20" table:formula="of:=[$'Practica 2'.$AB$40]" office:value-type="float" office:value="0.3358736" calcext:value-type="float">
            <text:p>0,3359</text:p>
          </table:table-cell>
          <table:table-cell table:style-name="ce23" table:formula="of:=[$'Practica 2'.$AC$40]" office:value-type="float" office:value="308.6292" calcext:value-type="float">
            <text:p>308,6292</text:p>
          </table:table-cell>
          <table:table-cell table:style-name="ce1"/>
          <table:table-cell table:number-columns-repeated="243"/>
        </table:table-row>
        <table:table-row table:style-name="ro2">
          <table:table-cell table:style-name="ce7" office:value-type="string" calcext:value-type="string">
            <text:p>AM-(10,1.0)</text:p>
          </table:table-cell>
          <table:table-cell table:style-name="ce14" table:formula="of:=[$'Practica 2'.$R$50]" office:value-type="float" office:value="12.6" calcext:value-type="float">
            <text:p>12,60</text:p>
          </table:table-cell>
          <table:table-cell table:style-name="ce18" table:formula="of:=[$'Practica 2'.$S$50]" office:value-type="float" office:value="0.7532954" calcext:value-type="float">
            <text:p>0,7533</text:p>
          </table:table-cell>
          <table:table-cell table:style-name="ce18" table:formula="of:=[$'Practica 2'.$T$50]" office:value-type="float" office:value="0.8085582" calcext:value-type="float">
            <text:p>0,8086</text:p>
          </table:table-cell>
          <table:table-cell table:style-name="ce23" table:formula="of:=[$'Practica 2'.$U$50]" office:value-type="float" office:value="9.087284" calcext:value-type="float">
            <text:p>9,0873</text:p>
          </table:table-cell>
          <table:table-cell table:style-name="ce14" table:formula="of:=[$'Practica 2'.$V$50]" office:value-type="float" office:value="356.4" calcext:value-type="float">
            <text:p>356,40</text:p>
          </table:table-cell>
          <table:table-cell table:style-name="ce18" table:formula="of:=[$'Practica 2'.$W$50]" office:value-type="float" office:value="0.3529594" calcext:value-type="float">
            <text:p>0,3530</text:p>
          </table:table-cell>
          <table:table-cell table:style-name="ce18" table:formula="of:=[$'Practica 2'.$X$50]" office:value-type="float" office:value="0.6139948" calcext:value-type="float">
            <text:p>0,6140</text:p>
          </table:table-cell>
          <table:table-cell table:style-name="ce23" table:formula="of:=[$'Practica 2'.$Y$50]" office:value-type="float" office:value="18.9529" calcext:value-type="float">
            <text:p>18,9529</text:p>
          </table:table-cell>
          <table:table-cell table:style-name="ce14" table:formula="of:=[$'Practica 2'.$Z$50]" office:value-type="float" office:value="1221.8" calcext:value-type="float">
            <text:p>1.221,80</text:p>
          </table:table-cell>
          <table:table-cell table:style-name="ce18" table:formula="of:=[$'Practica 2'.$AA$50]" office:value-type="float" office:value="0.2123088" calcext:value-type="float">
            <text:p>0,2123</text:p>
          </table:table-cell>
          <table:table-cell table:style-name="ce18" table:formula="of:=[$'Practica 2'.$AB$50]" office:value-type="float" office:value="0.4380662" calcext:value-type="float">
            <text:p>0,4381</text:p>
          </table:table-cell>
          <table:table-cell table:style-name="ce23" table:formula="of:=[$'Practica 2'.$AC$50]" office:value-type="float" office:value="110.3088" calcext:value-type="float">
            <text:p>110,3088</text:p>
          </table:table-cell>
          <table:table-cell table:style-name="ce1"/>
          <table:table-cell table:number-columns-repeated="243"/>
        </table:table-row>
        <table:table-row table:style-name="ro2">
          <table:table-cell table:style-name="ce7" office:value-type="string" calcext:value-type="string">
            <text:p>AM-(10,0.1)</text:p>
          </table:table-cell>
          <table:table-cell table:style-name="ce14" table:formula="of:=[$'Practica 2'.$R$60]" office:value-type="float" office:value="12" calcext:value-type="float">
            <text:p>12,00</text:p>
          </table:table-cell>
          <table:table-cell table:style-name="ce18" table:formula="of:=[$'Practica 2'.$S$60]" office:value-type="float" office:value="0.7582178" calcext:value-type="float">
            <text:p>0,7582</text:p>
          </table:table-cell>
          <table:table-cell table:style-name="ce18" table:formula="of:=[$'Practica 2'.$T$60]" office:value-type="float" office:value="0.8108496" calcext:value-type="float">
            <text:p>0,8108</text:p>
          </table:table-cell>
          <table:table-cell table:style-name="ce23" table:formula="of:=[$'Practica 2'.$U$60]" office:value-type="float" office:value="9.027664" calcext:value-type="float">
            <text:p>9,0277</text:p>
          </table:table-cell>
          <table:table-cell table:style-name="ce14" table:formula="of:=[$'Practica 2'.$V$60]" office:value-type="float" office:value="28.2" calcext:value-type="float">
            <text:p>28,20</text:p>
          </table:table-cell>
          <table:table-cell table:style-name="ce18" table:formula="of:=[$'Practica 2'.$W$60]" office:value-type="float" office:value="0.250172" calcext:value-type="float">
            <text:p>0,2502</text:p>
          </table:table-cell>
          <table:table-cell table:style-name="ce18" table:formula="of:=[$'Practica 2'.$X$60]" office:value-type="float" office:value="0.2708266" calcext:value-type="float">
            <text:p>0,2708</text:p>
          </table:table-cell>
          <table:table-cell table:style-name="ce23" table:formula="of:=[$'Practica 2'.$Y$60]" office:value-type="float" office:value="18.00872" calcext:value-type="float">
            <text:p>18,0087</text:p>
          </table:table-cell>
          <table:table-cell table:style-name="ce14" table:formula="of:=[$'Practica 2'.$Z$60]" office:value-type="float" office:value="294" calcext:value-type="float">
            <text:p>294,00</text:p>
          </table:table-cell>
          <table:table-cell table:style-name="ce18" table:formula="of:=[$'Practica 2'.$AA$60]" office:value-type="float" office:value="0.1556098" calcext:value-type="float">
            <text:p>0,1556</text:p>
          </table:table-cell>
          <table:table-cell table:style-name="ce18" table:formula="of:=[$'Practica 2'.$AB$60]" office:value-type="float" office:value="0.2099336" calcext:value-type="float">
            <text:p>0,2099</text:p>
          </table:table-cell>
          <table:table-cell table:style-name="ce23" table:formula="of:=[$'Practica 2'.$AC$60]" office:value-type="float" office:value="64.1567" calcext:value-type="float">
            <text:p>64,1567</text:p>
          </table:table-cell>
          <table:table-cell table:style-name="ce1"/>
          <table:table-cell table:number-columns-repeated="243"/>
        </table:table-row>
        <table:table-row table:style-name="ro2">
          <table:table-cell table:style-name="ce7" office:value-type="string" calcext:value-type="string">
            <text:p>AM-(10,0.1mej)</text:p>
          </table:table-cell>
          <table:table-cell table:style-name="ce14" table:formula="of:=[$'Practica 2'.$R$70]" office:value-type="float" office:value="14.4" calcext:value-type="float">
            <text:p>14,40</text:p>
          </table:table-cell>
          <table:table-cell table:style-name="ce18" table:formula="of:=[$'Practica 2'.$S$70]" office:value-type="float" office:value="0.7238082" calcext:value-type="float">
            <text:p>0,7238</text:p>
          </table:table-cell>
          <table:table-cell table:style-name="ce18" table:formula="of:=[$'Practica 2'.$T$70]" office:value-type="float" office:value="0.7869662" calcext:value-type="float">
            <text:p>0,7870</text:p>
          </table:table-cell>
          <table:table-cell table:style-name="ce23" table:formula="of:=[$'Practica 2'.$U$70]" office:value-type="float" office:value="8.737448" calcext:value-type="float">
            <text:p>8,7374</text:p>
          </table:table-cell>
          <table:table-cell table:style-name="ce14" table:formula="of:=[$'Practica 2'.$V$70]" office:value-type="float" office:value="33.4" calcext:value-type="float">
            <text:p>33,40</text:p>
          </table:table-cell>
          <table:table-cell table:style-name="ce18" table:formula="of:=[$'Practica 2'.$W$70]" office:value-type="float" office:value="0.2508598" calcext:value-type="float">
            <text:p>0,2509</text:p>
          </table:table-cell>
          <table:table-cell table:style-name="ce18" table:formula="of:=[$'Practica 2'.$X$70]" office:value-type="float" office:value="0.2753228" calcext:value-type="float">
            <text:p>0,2753</text:p>
          </table:table-cell>
          <table:table-cell table:style-name="ce23" table:formula="of:=[$'Practica 2'.$Y$70]" office:value-type="float" office:value="18.29662" calcext:value-type="float">
            <text:p>18,2966</text:p>
          </table:table-cell>
          <table:table-cell table:style-name="ce14" table:formula="of:=[$'Practica 2'.$Z$70]" office:value-type="float" office:value="311.8" calcext:value-type="float">
            <text:p>311,80</text:p>
          </table:table-cell>
          <table:table-cell table:style-name="ce18" table:formula="of:=[$'Practica 2'.$AA$70]" office:value-type="float" office:value="0.1503882" calcext:value-type="float">
            <text:p>0,1504</text:p>
          </table:table-cell>
          <table:table-cell table:style-name="ce18" table:formula="of:=[$'Practica 2'.$AB$70]" office:value-type="float" office:value="0.2080012" calcext:value-type="float">
            <text:p>0,2080</text:p>
          </table:table-cell>
          <table:table-cell table:style-name="ce23" table:formula="of:=[$'Practica 2'.$AC$70]" office:value-type="float" office:value="63.80228" calcext:value-type="float">
            <text:p>63,8023</text:p>
          </table:table-cell>
          <table:table-cell table:style-name="ce1"/>
          <table:table-cell table:number-columns-repeated="243"/>
        </table:table-row>
        <table:table-row table:style-name="ro1" table:number-rows-repeated="2">
          <table:table-cell table:number-columns-repeated="13"/>
          <table:table-cell table:style-name="ce1"/>
          <table:table-cell table:number-columns-repeated="243"/>
        </table:table-row>
        <table:table-row table:style-name="ro1">
          <table:table-cell table:style-name="ce1"/>
          <table:table-cell table:style-name="ce55" office:value-type="string" calcext:value-type="string" table:number-columns-spanned="12" table:number-rows-spanned="1">
            <text:p>Resultados Globales – 10% Restricciones</text:p>
          </table:table-cell>
          <table:covered-table-cell table:number-columns-repeated="4" table:style-name="ce55"/>
          <table:covered-table-cell table:style-name="ce55" office:value-type="string" calcext:value-type="string">
            <text:p>Tabla 6.2: Resultados globales en el PAR con 10% de restricciones</text:p>
          </table:covered-table-cell>
          <table:covered-table-cell table:number-columns-repeated="6" table:style-name="ce55"/>
          <table:table-cell table:number-columns-repeated="244"/>
        </table:table-row>
        <table:table-row table:style-name="ro1">
          <table:table-cell table:style-name="ce26" table:number-columns-spanned="1" table:number-rows-spanned="2"/>
          <table:table-cell table:style-name="ce56" office:value-type="string" calcext:value-type="string" table:number-columns-spanned="4" table:number-rows-spanned="1">
            <text:p>Zoo</text:p>
          </table:table-cell>
          <table:covered-table-cell table:number-columns-repeated="3" table:style-name="ce56"/>
          <table:table-cell table:style-name="ce77" office:value-type="string" calcext:value-type="string" table:number-columns-spanned="4" table:number-rows-spanned="1">
            <text:p>Glass</text:p>
          </table:table-cell>
          <table:covered-table-cell table:number-columns-repeated="3" table:style-name="ce77"/>
          <table:table-cell table:style-name="ce80" office:value-type="string" calcext:value-type="string" table:number-columns-spanned="4" table:number-rows-spanned="1">
            <text:p>Bupa</text:p>
          </table:table-cell>
          <table:covered-table-cell table:number-columns-repeated="3" table:style-name="ce80"/>
          <table:table-cell table:number-columns-repeated="244"/>
        </table:table-row>
        <table:table-row table:style-name="ro1">
          <table:covered-table-cell table:style-name="ce26"/>
          <table:table-cell table:style-name="ce12" office:value-type="string" calcext:value-type="string">
            <text:p>Infeasable</text:p>
          </table:table-cell>
          <table:table-cell table:style-name="ce16" office:value-type="string" calcext:value-type="string">
            <text:p>Distancia</text:p>
          </table:table-cell>
          <table:table-cell table:style-name="ce19" office:value-type="string" calcext:value-type="string">
            <text:p>Fitness</text:p>
          </table:table-cell>
          <table:table-cell table:style-name="ce21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6" office:value-type="string" calcext:value-type="string">
            <text:p>Distancia</text:p>
          </table:table-cell>
          <table:table-cell table:style-name="ce19" office:value-type="string" calcext:value-type="string">
            <text:p>Fitness</text:p>
          </table:table-cell>
          <table:table-cell table:style-name="ce25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6" office:value-type="string" calcext:value-type="string">
            <text:p>Distancia</text:p>
          </table:table-cell>
          <table:table-cell table:style-name="ce19" office:value-type="string" calcext:value-type="string">
            <text:p>Fitness</text:p>
          </table:table-cell>
          <table:table-cell table:style-name="ce21" office:value-type="string" calcext:value-type="string">
            <text:p>T</text:p>
          </table:table-cell>
          <table:table-cell table:number-columns-repeated="244"/>
        </table:table-row>
        <table:table-row table:style-name="ro1">
          <table:table-cell table:style-name="ce5" office:value-type="string" calcext:value-type="string">
            <text:p>COPKM</text:p>
          </table:table-cell>
          <table:table-cell table:style-name="ce13" table:formula="of:=['Practica 1'.C$17]" office:value-type="float" office:value="31.6" calcext:value-type="float">
            <text:p>31,60</text:p>
          </table:table-cell>
          <table:table-cell table:style-name="ce17" table:formula="of:=[$'Practica 1'.$D$17]" office:value-type="float" office:value="1.0095738" calcext:value-type="float">
            <text:p>1,0096</text:p>
          </table:table-cell>
          <table:table-cell table:style-name="ce17" table:formula="of:=[$'Practica 1'.$E$17]" office:value-type="float" office:value="1.269658" calcext:value-type="float">
            <text:p>1,2697</text:p>
          </table:table-cell>
          <table:table-cell table:style-name="ce22" table:formula="of:=[$'Practica 1'.$F$17]" office:value-type="float" office:value="0.3690882" calcext:value-type="float">
            <text:p>0,3691</text:p>
          </table:table-cell>
          <table:table-cell table:style-name="ce13" table:formula="of:=[$'Practica 1'.$G$17]" office:value-type="float" office:value="435.6" calcext:value-type="float">
            <text:p>435,60</text:p>
          </table:table-cell>
          <table:table-cell table:style-name="ce17" table:formula="of:=[$'Practica 1'.$H$17]" office:value-type="float" office:value="0.407712" calcext:value-type="float">
            <text:p>0,4077</text:p>
          </table:table-cell>
          <table:table-cell table:style-name="ce17" table:formula="of:=[$'Practica 1'.$I$17]" office:value-type="float" office:value="1.010759" calcext:value-type="float">
            <text:p>1,0108</text:p>
          </table:table-cell>
          <table:table-cell table:style-name="ce22" table:formula="of:=[$'Practica 1'.$J$17]" office:value-type="float" office:value="8.38056" calcext:value-type="float">
            <text:p>8,3806</text:p>
          </table:table-cell>
          <table:table-cell table:style-name="ce13" table:formula="of:=[$'Practica 1'.$K$17]" office:value-type="float" office:value="798.6" calcext:value-type="float">
            <text:p>798,60</text:p>
          </table:table-cell>
          <table:table-cell table:style-name="ce17" table:formula="of:=[$'Practica 1'.$L$17]" office:value-type="float" office:value="0.2026254" calcext:value-type="float">
            <text:p>0,2026</text:p>
          </table:table-cell>
          <table:table-cell table:style-name="ce17" table:formula="of:=[$'Practica 1'.$M$17]" office:value-type="float" office:value="0.4862192" calcext:value-type="float">
            <text:p>0,4862</text:p>
          </table:table-cell>
          <table:table-cell table:style-name="ce22" table:formula="of:=[$'Practica 1'.$N$17]" office:value-type="float" office:value="94.92708" calcext:value-type="float">
            <text:p>94,9271</text:p>
          </table:table-cell>
          <table:table-cell table:number-columns-repeated="244"/>
        </table:table-row>
        <table:table-row table:style-name="ro1">
          <table:table-cell table:style-name="ce6" office:value-type="string" calcext:value-type="string">
            <text:p>BL</text:p>
          </table:table-cell>
          <table:table-cell table:style-name="ce14" table:formula="of:=[$'Practica 1'.$C$39]" office:value-type="float" office:value="16" calcext:value-type="float">
            <text:p>16,00</text:p>
          </table:table-cell>
          <table:table-cell table:style-name="ce18" table:formula="of:=[$'Practica 1'.D$39]" office:value-type="float" office:value="0.6915634" calcext:value-type="float">
            <text:p>0,6916</text:p>
          </table:table-cell>
          <table:table-cell table:style-name="ce18" table:formula="of:=[$'Practica 1'.$E$39]" office:value-type="float" office:value="0.8232508" calcext:value-type="float">
            <text:p>0,8233</text:p>
          </table:table-cell>
          <table:table-cell table:style-name="ce23" table:formula="of:=[$'Practica 1'.$F$39]" office:value-type="float" office:value="0.5456978" calcext:value-type="float">
            <text:p>0,5457</text:p>
          </table:table-cell>
          <table:table-cell table:style-name="ce14" table:formula="of:=[$'Practica 1'.$G$39]" office:value-type="float" office:value="26.8" calcext:value-type="float">
            <text:p>26,80</text:p>
          </table:table-cell>
          <table:table-cell table:style-name="ce18" table:formula="of:=[$'Practica 1'.$H$39]" office:value-type="float" office:value="0.2331168" calcext:value-type="float">
            <text:p>0,2331</text:p>
          </table:table-cell>
          <table:table-cell table:style-name="ce18" table:formula="of:=[$'Practica 1'.$I$39]" office:value-type="float" office:value="0.2702188" calcext:value-type="float">
            <text:p>0,2702</text:p>
          </table:table-cell>
          <table:table-cell table:style-name="ce23" table:formula="of:=[$'Practica 1'.$J$39]" office:value-type="float" office:value="1.94623" calcext:value-type="float">
            <text:p>1,9462</text:p>
          </table:table-cell>
          <table:table-cell table:style-name="ce14" table:formula="of:=[$'Practica 1'.$K$39]" office:value-type="float" office:value="109.2" calcext:value-type="float">
            <text:p>109,20</text:p>
          </table:table-cell>
          <table:table-cell table:style-name="ce18" table:formula="of:=[$'Practica 1'.$L$39]" office:value-type="float" office:value="0.1236074" calcext:value-type="float">
            <text:p>0,1236</text:p>
          </table:table-cell>
          <table:table-cell table:style-name="ce18" table:formula="of:=[$'Practica 1'.$M$39]" office:value-type="float" office:value="0.1623858" calcext:value-type="float">
            <text:p>0,1624</text:p>
          </table:table-cell>
          <table:table-cell table:style-name="ce23" table:formula="of:=[$'Practica 1'.$N$39]" office:value-type="float" office:value="57.51366" calcext:value-type="float">
            <text:p>57,5137</text:p>
          </table:table-cell>
          <table:table-cell table:number-columns-repeated="244"/>
        </table:table-row>
        <table:table-row table:style-name="ro1">
          <table:table-cell table:style-name="ce7" office:value-type="string" calcext:value-type="string">
            <text:p>ES</text:p>
          </table:table-cell>
          <table:table-cell table:style-name="ce14" table:formula="of:=[$'Práctica 3'.$C$10]" office:value-type="float" office:value="15.4" calcext:value-type="float">
            <text:p>15,40</text:p>
          </table:table-cell>
          <table:table-cell table:style-name="ce14" table:formula="of:=[$'Práctica 3'.$D$10]" office:value-type="float" office:value="0.6844932" calcext:value-type="float">
            <text:p>0,68</text:p>
          </table:table-cell>
          <table:table-cell table:style-name="ce14" table:formula="of:=[$'Práctica 3'.$E$10]" office:value-type="float" office:value="0.8112422" calcext:value-type="float">
            <text:p>0,81</text:p>
          </table:table-cell>
          <table:table-cell table:style-name="ce14" table:formula="of:=[$'Práctica 3'.$F$10]" office:value-type="float" office:value="0.5486362" calcext:value-type="float">
            <text:p>0,55</text:p>
          </table:table-cell>
          <table:table-cell table:style-name="ce14" table:formula="of:=[$'Práctica 3'.$G$10]" office:value-type="float" office:value="51.8" calcext:value-type="float">
            <text:p>51,80</text:p>
          </table:table-cell>
          <table:table-cell table:style-name="ce14" table:formula="of:=[$'Práctica 3'.$H$10]" office:value-type="float" office:value="0.218787" calcext:value-type="float">
            <text:p>0,22</text:p>
          </table:table-cell>
          <table:table-cell table:style-name="ce14" table:formula="of:=[$'Práctica 3'.$I$10]" office:value-type="float" office:value="0.2904992" calcext:value-type="float">
            <text:p>0,29</text:p>
          </table:table-cell>
          <table:table-cell table:style-name="ce14" table:formula="of:=[$'Práctica 3'.$J$10]" office:value-type="float" office:value="1.322138" calcext:value-type="float">
            <text:p>1,32</text:p>
          </table:table-cell>
          <table:table-cell table:style-name="ce14" table:formula="of:=[$'Práctica 3'.$K$10]" office:value-type="float" office:value="107" calcext:value-type="float">
            <text:p>107,00</text:p>
          </table:table-cell>
          <table:table-cell table:style-name="ce14" table:formula="of:=[$'Práctica 3'.$L$10]" office:value-type="float" office:value="0.1216498" calcext:value-type="float">
            <text:p>0,12</text:p>
          </table:table-cell>
          <table:table-cell table:style-name="ce14" table:formula="of:=[$'Práctica 3'.$M$10]" office:value-type="float" office:value="0.1596472" calcext:value-type="float">
            <text:p>0,16</text:p>
          </table:table-cell>
          <table:table-cell table:style-name="ce14" table:formula="of:=[$'Práctica 3'.$N$10]" office:value-type="float" office:value="11.882748" calcext:value-type="float">
            <text:p>11,88</text:p>
          </table:table-cell>
          <table:table-cell table:number-columns-repeated="244"/>
        </table:table-row>
        <table:table-row table:style-name="ro1">
          <table:table-cell table:style-name="ce7" office:value-type="string" calcext:value-type="string">
            <text:p>BMB</text:p>
          </table:table-cell>
          <table:table-cell table:style-name="ce14" table:formula="of:=[$'Práctica 3'.$C$20]" office:value-type="float" office:value="9.8" calcext:value-type="float">
            <text:p>9,80</text:p>
          </table:table-cell>
          <table:table-cell table:style-name="ce23" table:formula="of:=[$'Práctica 3'.$D$20]" office:value-type="float" office:value="0.6203462" calcext:value-type="float">
            <text:p>0,6203</text:p>
          </table:table-cell>
          <table:table-cell table:style-name="ce23" table:formula="of:=[$'Práctica 3'.$E$20]" office:value-type="float" office:value="0.7010046" calcext:value-type="float">
            <text:p>0,7010</text:p>
          </table:table-cell>
          <table:table-cell table:style-name="ce23" table:formula="of:=[$'Práctica 3'.$F$20]" office:value-type="float" office:value="4.657498" calcext:value-type="float">
            <text:p>4,6575</text:p>
          </table:table-cell>
          <table:table-cell table:style-name="ce14" table:formula="of:=[$'Práctica 3'.$G$20]" office:value-type="float" office:value="38.8" calcext:value-type="float">
            <text:p>38,80</text:p>
          </table:table-cell>
          <table:table-cell table:style-name="ce23" table:formula="of:=[$'Práctica 3'.$H$20]" office:value-type="float" office:value="0.2048512" calcext:value-type="float">
            <text:p>0,2049</text:p>
          </table:table-cell>
          <table:table-cell table:style-name="ce23" table:formula="of:=[$'Práctica 3'.$I$20]" office:value-type="float" office:value="0.2585658" calcext:value-type="float">
            <text:p>0,2586</text:p>
          </table:table-cell>
          <table:table-cell table:style-name="ce23" table:formula="of:=[$'Práctica 3'.$J$20]" office:value-type="float" office:value="17.45108" calcext:value-type="float">
            <text:p>17,4511</text:p>
          </table:table-cell>
          <table:table-cell table:style-name="ce14" table:formula="of:=[$'Práctica 3'.$K$20]" office:value-type="float" office:value="401.4" calcext:value-type="float">
            <text:p>401,40</text:p>
          </table:table-cell>
          <table:table-cell table:style-name="ce23" table:formula="of:=[$'Práctica 3'.$L$20]" office:value-type="float" office:value="0.1609792" calcext:value-type="float">
            <text:p>0,1610</text:p>
          </table:table-cell>
          <table:table-cell table:style-name="ce23" table:formula="of:=[$'Práctica 3'.$M$20]" office:value-type="float" office:value="0.303522" calcext:value-type="float">
            <text:p>0,3035</text:p>
          </table:table-cell>
          <table:table-cell table:style-name="ce23" table:formula="of:=[$'Práctica 3'.$N$20]" office:value-type="float" office:value="60.98984" calcext:value-type="float">
            <text:p>60,9898</text:p>
          </table:table-cell>
          <table:table-cell table:number-columns-repeated="244"/>
        </table:table-row>
        <table:table-row table:style-name="ro1">
          <table:table-cell table:style-name="ce7" office:value-type="string" calcext:value-type="string">
            <text:p>ILS</text:p>
          </table:table-cell>
          <table:table-cell table:style-name="ce14" table:formula="of:=[$'Práctica 3'.$C$30]" office:value-type="float" office:value="8.2" calcext:value-type="float">
            <text:p>8,20</text:p>
          </table:table-cell>
          <table:table-cell table:style-name="ce23" table:formula="of:=[$'Práctica 3'.$D$30]" office:value-type="float" office:value="0.610444" calcext:value-type="float">
            <text:p>0,6104</text:p>
          </table:table-cell>
          <table:table-cell table:style-name="ce23" table:formula="of:=[$'Práctica 3'.$E$30]" office:value-type="float" office:value="0.6779338" calcext:value-type="float">
            <text:p>0,6779</text:p>
          </table:table-cell>
          <table:table-cell table:style-name="ce23" table:formula="of:=[$'Práctica 3'.$F$30]" office:value-type="float" office:value="2.626684" calcext:value-type="float">
            <text:p>2,6267</text:p>
          </table:table-cell>
          <table:table-cell table:style-name="ce14" table:formula="of:=[$'Práctica 3'.$G$30]" office:value-type="float" office:value="28.2" calcext:value-type="float">
            <text:p>28,20</text:p>
          </table:table-cell>
          <table:table-cell table:style-name="ce23" table:formula="of:=[$'Práctica 3'.$H$30]" office:value-type="float" office:value="0.230238" calcext:value-type="float">
            <text:p>0,2302</text:p>
          </table:table-cell>
          <table:table-cell table:style-name="ce23" table:formula="of:=[$'Práctica 3'.$I$30]" office:value-type="float" office:value="0.269278" calcext:value-type="float">
            <text:p>0,2693</text:p>
          </table:table-cell>
          <table:table-cell table:style-name="ce23" table:formula="of:=[$'Práctica 3'.$J$30]" office:value-type="float" office:value="11.20974" calcext:value-type="float">
            <text:p>11,2097</text:p>
          </table:table-cell>
          <table:table-cell table:style-name="ce14" table:formula="of:=[$'Práctica 3'.$K$30]" office:value-type="float" office:value="107.4" calcext:value-type="float">
            <text:p>107,40</text:p>
          </table:table-cell>
          <table:table-cell table:style-name="ce23" table:formula="of:=[$'Práctica 3'.$L$30]" office:value-type="float" office:value="0.1268208" calcext:value-type="float">
            <text:p>0,1268</text:p>
          </table:table-cell>
          <table:table-cell table:style-name="ce23" table:formula="of:=[$'Práctica 3'.$M$30]" office:value-type="float" office:value="0.16496" calcext:value-type="float">
            <text:p>0,1650</text:p>
          </table:table-cell>
          <table:table-cell table:style-name="ce23" table:formula="of:=[$'Práctica 3'.$N$30]" office:value-type="float" office:value="62.2077" calcext:value-type="float">
            <text:p>62,2077</text:p>
          </table:table-cell>
          <table:table-cell table:number-columns-repeated="244"/>
        </table:table-row>
        <table:table-row table:style-name="ro1">
          <table:table-cell table:style-name="ce7" office:value-type="string" calcext:value-type="string">
            <text:p>ILS-ES</text:p>
          </table:table-cell>
          <table:table-cell table:style-name="ce14" table:formula="of:=[$'Práctica 3'.$C$40]" office:value-type="float" office:value="11.6" calcext:value-type="float">
            <text:p>11,60</text:p>
          </table:table-cell>
          <table:table-cell table:style-name="ce14" table:formula="of:=[$'Práctica 3'.$D$40]" office:value-type="float" office:value="0.6533368" calcext:value-type="float">
            <text:p>0,65</text:p>
          </table:table-cell>
          <table:table-cell table:style-name="ce14" table:formula="of:=[$'Práctica 3'.$E$40]" office:value-type="float" office:value="0.7488102" calcext:value-type="float">
            <text:p>0,75</text:p>
          </table:table-cell>
          <table:table-cell table:style-name="ce14" table:formula="of:=[$'Práctica 3'.$F$40]" office:value-type="float" office:value="4.970016" calcext:value-type="float">
            <text:p>4,97</text:p>
          </table:table-cell>
          <table:table-cell table:style-name="ce14" table:formula="of:=[$'Práctica 3'.$G$40]" office:value-type="float" office:value="36.8" calcext:value-type="float">
            <text:p>36,80</text:p>
          </table:table-cell>
          <table:table-cell table:style-name="ce14" table:formula="of:=[$'Práctica 3'.$H$40]" office:value-type="float" office:value="0.2282056" calcext:value-type="float">
            <text:p>0,23</text:p>
          </table:table-cell>
          <table:table-cell table:style-name="ce14" table:formula="of:=[$'Práctica 3'.$I$40]" office:value-type="float" office:value="0.279152" calcext:value-type="float">
            <text:p>0,28</text:p>
          </table:table-cell>
          <table:table-cell table:style-name="ce14" table:formula="of:=[$'Práctica 3'.$J$40]" office:value-type="float" office:value="13.12664" calcext:value-type="float">
            <text:p>13,13</text:p>
          </table:table-cell>
          <table:table-cell table:style-name="ce14" table:formula="of:=[$'Práctica 3'.$K$40]" office:value-type="float" office:value="317.8" calcext:value-type="float">
            <text:p>317,80</text:p>
          </table:table-cell>
          <table:table-cell table:style-name="ce14" table:formula="of:=[$'Práctica 3'.$L$40]" office:value-type="float" office:value="0.159359" calcext:value-type="float">
            <text:p>0,16</text:p>
          </table:table-cell>
          <table:table-cell table:style-name="ce14" table:formula="of:=[$'Práctica 3'.$M$40]" office:value-type="float" office:value="0.2722138" calcext:value-type="float">
            <text:p>0,27</text:p>
          </table:table-cell>
          <table:table-cell table:style-name="ce14" table:formula="of:=[$'Práctica 3'.$N$40]" office:value-type="float" office:value="31.43698" calcext:value-type="float">
            <text:p>31,44</text:p>
          </table:table-cell>
          <table:table-cell table:number-columns-repeated="244"/>
        </table:table-row>
        <table:table-row table:style-name="ro1" table:number-rows-repeated="2">
          <table:table-cell table:style-name="ce39"/>
          <table:table-cell table:style-name="ce59"/>
          <table:table-cell table:style-name="ce65" table:number-columns-repeated="2"/>
          <table:table-cell table:style-name="ce72"/>
          <table:table-cell table:style-name="ce59"/>
          <table:table-cell table:style-name="ce65" table:number-columns-repeated="2"/>
          <table:table-cell table:style-name="ce72"/>
          <table:table-cell table:style-name="ce59"/>
          <table:table-cell table:style-name="ce65" table:number-columns-repeated="2"/>
          <table:table-cell table:style-name="ce72"/>
          <table:table-cell table:number-columns-repeated="244"/>
        </table:table-row>
        <table:table-row table:style-name="ro1">
          <table:table-cell table:style-name="ce1"/>
          <table:table-cell table:style-name="ce55" office:value-type="string" calcext:value-type="string" table:number-columns-spanned="12" table:number-rows-spanned="1">
            <text:p>Resultados Globales – 20% Restricciones</text:p>
          </table:table-cell>
          <table:covered-table-cell table:number-columns-repeated="11" table:style-name="ce55"/>
          <table:table-cell table:number-columns-repeated="244"/>
        </table:table-row>
        <table:table-row table:style-name="ro1">
          <table:table-cell table:style-name="ce26" table:number-columns-spanned="1" table:number-rows-spanned="2"/>
          <table:table-cell table:style-name="ce56" office:value-type="string" calcext:value-type="string" table:number-columns-spanned="4" table:number-rows-spanned="1">
            <text:p>Zoo</text:p>
          </table:table-cell>
          <table:covered-table-cell table:number-columns-repeated="3" table:style-name="ce56"/>
          <table:table-cell table:style-name="ce77" office:value-type="string" calcext:value-type="string" table:number-columns-spanned="4" table:number-rows-spanned="1">
            <text:p>Glass</text:p>
          </table:table-cell>
          <table:covered-table-cell table:number-columns-repeated="3" table:style-name="ce77"/>
          <table:table-cell table:style-name="ce80" office:value-type="string" calcext:value-type="string" table:number-columns-spanned="4" table:number-rows-spanned="1">
            <text:p>Bupa</text:p>
          </table:table-cell>
          <table:covered-table-cell table:number-columns-repeated="3" table:style-name="ce80"/>
          <table:table-cell table:number-columns-repeated="244"/>
        </table:table-row>
        <table:table-row table:style-name="ro1">
          <table:covered-table-cell table:style-name="ce26"/>
          <table:table-cell table:style-name="ce12" office:value-type="string" calcext:value-type="string">
            <text:p>Infeasable</text:p>
          </table:table-cell>
          <table:table-cell table:style-name="ce16" office:value-type="string" calcext:value-type="string">
            <text:p>Distancia</text:p>
          </table:table-cell>
          <table:table-cell table:style-name="ce19" office:value-type="string" calcext:value-type="string">
            <text:p>Fitness</text:p>
          </table:table-cell>
          <table:table-cell table:style-name="ce25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6" office:value-type="string" calcext:value-type="string">
            <text:p>Distancia</text:p>
          </table:table-cell>
          <table:table-cell table:style-name="ce19" office:value-type="string" calcext:value-type="string">
            <text:p>Fitness</text:p>
          </table:table-cell>
          <table:table-cell table:style-name="ce25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6" office:value-type="string" calcext:value-type="string">
            <text:p>Distancia</text:p>
          </table:table-cell>
          <table:table-cell table:style-name="ce19" office:value-type="string" calcext:value-type="string">
            <text:p>Fitness</text:p>
          </table:table-cell>
          <table:table-cell table:style-name="ce25" office:value-type="string" calcext:value-type="string">
            <text:p>T</text:p>
          </table:table-cell>
          <table:table-cell table:number-columns-repeated="244"/>
        </table:table-row>
        <table:table-row table:style-name="ro1">
          <table:table-cell table:style-name="ce5" office:value-type="string" calcext:value-type="string">
            <text:p>COPKM</text:p>
          </table:table-cell>
          <table:table-cell table:style-name="ce13" table:formula="of:=[$'Practica 1'.$C$28]" office:value-type="float" office:value="30.6" calcext:value-type="float">
            <text:p>30,60</text:p>
          </table:table-cell>
          <table:table-cell table:style-name="ce17" table:formula="of:=[$'Practica 1'.$D$28]" office:value-type="float" office:value="1.143406" calcext:value-type="float">
            <text:p>1,1434</text:p>
          </table:table-cell>
          <table:table-cell table:style-name="ce17" table:formula="of:=[$'Practica 1'.$E$28]" office:value-type="float" office:value="1.277614" calcext:value-type="float">
            <text:p>1,2776</text:p>
          </table:table-cell>
          <table:table-cell table:style-name="ce22" table:formula="of:=[$'Practica 1'.$F$28]" office:value-type="float" office:value="0.2993644" calcext:value-type="float">
            <text:p>0,2994</text:p>
          </table:table-cell>
          <table:table-cell table:style-name="ce13" table:formula="of:=[$'Practica 1'.$G$28]" office:value-type="float" office:value="323.4" calcext:value-type="float">
            <text:p>323,40</text:p>
          </table:table-cell>
          <table:table-cell table:style-name="ce17" table:formula="of:=[$'Practica 1'.$H$28]" office:value-type="float" office:value="0.4031444" calcext:value-type="float">
            <text:p>0,4031</text:p>
          </table:table-cell>
          <table:table-cell table:style-name="ce17" table:formula="of:=[$'Practica 1'.$I$28]" office:value-type="float" office:value="0.6400098" calcext:value-type="float">
            <text:p>0,6400</text:p>
          </table:table-cell>
          <table:table-cell table:style-name="ce22" table:formula="of:=[$'Practica 1'.$J$28]" office:value-type="float" office:value="10.229874" calcext:value-type="float">
            <text:p>10,2299</text:p>
          </table:table-cell>
          <table:table-cell table:style-name="ce13" table:formula="of:=[$'Practica 1'.$K$28]" office:value-type="float" office:value="1471.8" calcext:value-type="float">
            <text:p>1.471,80</text:p>
          </table:table-cell>
          <table:table-cell table:style-name="ce17" table:formula="of:=[$'Practica 1'.$L$28]" office:value-type="float" office:value="0.2423592" calcext:value-type="float">
            <text:p>0,2424</text:p>
          </table:table-cell>
          <table:table-cell table:style-name="ce17" table:formula="of:=[$'Practica 1'.$M$28]" office:value-type="float" office:value="0.51431" calcext:value-type="float">
            <text:p>0,5143</text:p>
          </table:table-cell>
          <table:table-cell table:style-name="ce22" table:formula="of:=[$'Practica 1'.$N$28]" office:value-type="float" office:value="77.2708" calcext:value-type="float">
            <text:p>77,2708</text:p>
          </table:table-cell>
          <table:table-cell table:number-columns-repeated="244"/>
        </table:table-row>
        <table:table-row table:style-name="ro1">
          <table:table-cell table:style-name="ce6" office:value-type="string" calcext:value-type="string">
            <text:p>BL</text:p>
          </table:table-cell>
          <table:table-cell table:style-name="ce14" table:formula="of:=[$'Practica 1'.$C$50]" office:value-type="float" office:value="25.4" calcext:value-type="float">
            <text:p>25,40</text:p>
          </table:table-cell>
          <table:table-cell table:style-name="ce18" table:formula="of:=[$'Practica 1'.$D$50]" office:value-type="float" office:value="0.7355862" calcext:value-type="float">
            <text:p>0,7356</text:p>
          </table:table-cell>
          <table:table-cell table:style-name="ce18" table:formula="of:=[$'Practica 1'.$E$50]" office:value-type="float" office:value="0.8469898" calcext:value-type="float">
            <text:p>0,8470</text:p>
          </table:table-cell>
          <table:table-cell table:style-name="ce23" table:formula="of:=[$'Practica 1'.$F$50]" office:value-type="float" office:value="0.3061412" calcext:value-type="float">
            <text:p>0,3061</text:p>
          </table:table-cell>
          <table:table-cell table:style-name="ce14" table:formula="of:=[$'Practica 1'.$G$50]" office:value-type="float" office:value="42.8" calcext:value-type="float">
            <text:p>42,80</text:p>
          </table:table-cell>
          <table:table-cell table:style-name="ce18" table:formula="of:=[$'Practica 1'.$H$50]" office:value-type="float" office:value="0.2489458" calcext:value-type="float">
            <text:p>0,2489</text:p>
          </table:table-cell>
          <table:table-cell table:style-name="ce18" table:formula="of:=[$'Practica 1'.$I$50]" office:value-type="float" office:value="0.2802934" calcext:value-type="float">
            <text:p>0,2803</text:p>
          </table:table-cell>
          <table:table-cell table:style-name="ce23" table:formula="of:=[$'Practica 1'.$J$50]" office:value-type="float" office:value="1.800034" calcext:value-type="float">
            <text:p>1,8000</text:p>
          </table:table-cell>
          <table:table-cell table:style-name="ce14" table:formula="of:=[$'Practica 1'.$K$50]" office:value-type="float" office:value="171.6" calcext:value-type="float">
            <text:p>171,60</text:p>
          </table:table-cell>
          <table:table-cell table:style-name="ce18" table:formula="of:=[$'Practica 1'.$L$50]" office:value-type="float" office:value="0.1248302" calcext:value-type="float">
            <text:p>0,1248</text:p>
          </table:table-cell>
          <table:table-cell table:style-name="ce18" table:formula="of:=[$'Practica 1'.$M$50]" office:value-type="float" office:value="0.1565374" calcext:value-type="float">
            <text:p>0,1565</text:p>
          </table:table-cell>
          <table:table-cell table:style-name="ce23" table:formula="of:=[$'Practica 1'.$N$50]" office:value-type="float" office:value="39.4667" calcext:value-type="float">
            <text:p>39,4667</text:p>
          </table:table-cell>
          <table:table-cell table:number-columns-repeated="244"/>
        </table:table-row>
        <table:table-row table:style-name="ro1">
          <table:table-cell table:style-name="ce7" office:value-type="string" calcext:value-type="string">
            <text:p>ES</text:p>
          </table:table-cell>
          <table:table-cell table:style-name="ce14" table:formula="of:=[$'Práctica 3'.$Q$10]" office:value-type="float" office:value="47.2" calcext:value-type="float">
            <text:p>47,20</text:p>
          </table:table-cell>
          <table:table-cell table:style-name="ce14" table:formula="of:=[$'Práctica 3'.$R$10]" office:value-type="float" office:value="0.7450132" calcext:value-type="float">
            <text:p>0,75</text:p>
          </table:table-cell>
          <table:table-cell table:style-name="ce14" table:formula="of:=[$'Práctica 3'.$S$10]" office:value-type="float" office:value="0.95203" calcext:value-type="float">
            <text:p>0,95</text:p>
          </table:table-cell>
          <table:table-cell table:style-name="ce14" table:formula="of:=[$'Práctica 3'.$T$10]" office:value-type="float" office:value="0.3332082" calcext:value-type="float">
            <text:p>0,33</text:p>
          </table:table-cell>
          <table:table-cell table:style-name="ce14" table:formula="of:=[$'Práctica 3'.$U$10]" office:value-type="float" office:value="77.8" calcext:value-type="float">
            <text:p>77,80</text:p>
          </table:table-cell>
          <table:table-cell table:style-name="ce14" table:formula="of:=[$'Práctica 3'.$V$10]" office:value-type="float" office:value="0.252077" calcext:value-type="float">
            <text:p>0,25</text:p>
          </table:table-cell>
          <table:table-cell table:style-name="ce14" table:formula="of:=[$'Práctica 3'.$W$10]" office:value-type="float" office:value="0.3090594" calcext:value-type="float">
            <text:p>0,31</text:p>
          </table:table-cell>
          <table:table-cell table:style-name="ce14" table:formula="of:=[$'Práctica 3'.$X$10]" office:value-type="float" office:value="1.2488246" calcext:value-type="float">
            <text:p>1,25</text:p>
          </table:table-cell>
          <table:table-cell table:style-name="ce14" table:formula="of:=[$'Práctica 3'.$Y$10]" office:value-type="float" office:value="175.8" calcext:value-type="float">
            <text:p>175,80</text:p>
          </table:table-cell>
          <table:table-cell table:style-name="ce14" table:formula="of:=[$'Práctica 3'.$Z$10]" office:value-type="float" office:value="0.125782" calcext:value-type="float">
            <text:p>0,13</text:p>
          </table:table-cell>
          <table:table-cell table:style-name="ce14" table:formula="of:=[$'Práctica 3'.$AA$10]" office:value-type="float" office:value="0.1582656" calcext:value-type="float">
            <text:p>0,16</text:p>
          </table:table-cell>
          <table:table-cell table:style-name="ce14" table:formula="of:=[$'Práctica 3'.$AB$10]" office:value-type="float" office:value="13.10616" calcext:value-type="float">
            <text:p>13,11</text:p>
          </table:table-cell>
          <table:table-cell table:number-columns-repeated="244"/>
        </table:table-row>
        <table:table-row table:style-name="ro1">
          <table:table-cell table:style-name="ce7" office:value-type="string" calcext:value-type="string">
            <text:p>BMB</text:p>
          </table:table-cell>
          <table:table-cell table:style-name="ce14" table:formula="of:=[$'Práctica 3'.$Q$20]" office:value-type="float" office:value="18.2" calcext:value-type="float">
            <text:p>18,20</text:p>
          </table:table-cell>
          <table:table-cell table:style-name="ce23" table:formula="of:=[$'Práctica 3'.$R$20]" office:value-type="float" office:value="0.703487" calcext:value-type="float">
            <text:p>0,7035</text:p>
          </table:table-cell>
          <table:table-cell table:style-name="ce23" table:formula="of:=[$'Práctica 3'.$S$20]" office:value-type="float" office:value="0.7833114" calcext:value-type="float">
            <text:p>0,7833</text:p>
          </table:table-cell>
          <table:table-cell table:style-name="ce23" table:formula="of:=[$'Práctica 3'.$T$20]" office:value-type="float" office:value="3.870396" calcext:value-type="float">
            <text:p>3,8704</text:p>
          </table:table-cell>
          <table:table-cell table:style-name="ce14" table:formula="of:=[$'Práctica 3'.$U$20]" office:value-type="float" office:value="31.4" calcext:value-type="float">
            <text:p>31,40</text:p>
          </table:table-cell>
          <table:table-cell table:style-name="ce23" table:formula="of:=[$'Práctica 3'.$V$20]" office:value-type="float" office:value="0.2451582" calcext:value-type="float">
            <text:p>0,2452</text:p>
          </table:table-cell>
          <table:table-cell table:style-name="ce23" table:formula="of:=[$'Práctica 3'.$W$20]" office:value-type="float" office:value="0.2681562" calcext:value-type="float">
            <text:p>0,2682</text:p>
          </table:table-cell>
          <table:table-cell table:style-name="ce14" table:formula="of:=[$'Práctica 3'.$X$20]" office:value-type="float" office:value="15.97436" calcext:value-type="float">
            <text:p>15,97</text:p>
          </table:table-cell>
          <table:table-cell table:style-name="ce14" table:formula="of:=[$'Práctica 3'.$Y$20]" office:value-type="float" office:value="685" calcext:value-type="float">
            <text:p>685,00</text:p>
          </table:table-cell>
          <table:table-cell table:style-name="ce23" table:formula="of:=[$'Práctica 3'.$Z$20]" office:value-type="float" office:value="0.1605962" calcext:value-type="float">
            <text:p>0,1606</text:p>
          </table:table-cell>
          <table:table-cell table:style-name="ce23" table:formula="of:=[$'Práctica 3'.$AA$20]" office:value-type="float" office:value="0.2871666" calcext:value-type="float">
            <text:p>0,2872</text:p>
          </table:table-cell>
          <table:table-cell table:style-name="ce23" table:formula="of:=[$'Práctica 3'.$AB$20]" office:value-type="float" office:value="61.31952" calcext:value-type="float">
            <text:p>61,3195</text:p>
          </table:table-cell>
          <table:table-cell table:number-columns-repeated="244"/>
        </table:table-row>
        <table:table-row table:style-name="ro1">
          <table:table-cell table:style-name="ce7" office:value-type="string" calcext:value-type="string">
            <text:p>ILS</text:p>
          </table:table-cell>
          <table:table-cell table:style-name="ce14" table:formula="of:=[$'Práctica 3'.$Q$30]" office:value-type="float" office:value="19.4" calcext:value-type="float">
            <text:p>19,40</text:p>
          </table:table-cell>
          <table:table-cell table:style-name="ce23" table:formula="of:=[$'Práctica 3'.$R$30]" office:value-type="float" office:value="0.6958302" calcext:value-type="float">
            <text:p>0,6958</text:p>
          </table:table-cell>
          <table:table-cell table:style-name="ce23" table:formula="of:=[$'Práctica 3'.$S$30]" office:value-type="float" office:value="0.780918" calcext:value-type="float">
            <text:p>0,7809</text:p>
          </table:table-cell>
          <table:table-cell table:style-name="ce23" table:formula="of:=[$'Práctica 3'.$T$30]" office:value-type="float" office:value="2.38544" calcext:value-type="float">
            <text:p>2,3854</text:p>
          </table:table-cell>
          <table:table-cell table:style-name="ce14" table:formula="of:=[$'Práctica 3'.$U$30]" office:value-type="float" office:value="33" calcext:value-type="float">
            <text:p>33,00</text:p>
          </table:table-cell>
          <table:table-cell table:style-name="ce23" table:formula="of:=[$'Práctica 3'.$V$30]" office:value-type="float" office:value="0.2498404" calcext:value-type="float">
            <text:p>0,2498</text:p>
          </table:table-cell>
          <table:table-cell table:style-name="ce23" table:formula="of:=[$'Práctica 3'.$W$30]" office:value-type="float" office:value="0.2740104" calcext:value-type="float">
            <text:p>0,2740</text:p>
          </table:table-cell>
          <table:table-cell table:style-name="ce14" table:formula="of:=[$'Práctica 3'.$X$30]" office:value-type="float" office:value="9.630422" calcext:value-type="float">
            <text:p>9,63</text:p>
          </table:table-cell>
          <table:table-cell table:style-name="ce14" table:formula="of:=[$'Práctica 3'.$Y$30]" office:value-type="float" office:value="213.6" calcext:value-type="float">
            <text:p>213,60</text:p>
          </table:table-cell>
          <table:table-cell table:style-name="ce23" table:formula="of:=[$'Práctica 3'.$Z$30]" office:value-type="float" office:value="0.1274846" calcext:value-type="float">
            <text:p>0,1275</text:p>
          </table:table-cell>
          <table:table-cell table:style-name="ce23" table:formula="of:=[$'Práctica 3'.$AA$30]" office:value-type="float" office:value="0.1669524" calcext:value-type="float">
            <text:p>0,1670</text:p>
          </table:table-cell>
          <table:table-cell table:style-name="ce23" table:formula="of:=[$'Práctica 3'.$AB$30]" office:value-type="float" office:value="62.99268" calcext:value-type="float">
            <text:p>62,9927</text:p>
          </table:table-cell>
          <table:table-cell table:number-columns-repeated="244"/>
        </table:table-row>
        <table:table-row table:style-name="ro1">
          <table:table-cell table:style-name="ce7" office:value-type="string" calcext:value-type="string">
            <text:p>ILS-ES</text:p>
          </table:table-cell>
          <table:table-cell table:style-name="ce14" table:formula="of:=[$'Práctica 3'.$Q$40]" office:value-type="float" office:value="25.2" calcext:value-type="float">
            <text:p>25,20</text:p>
          </table:table-cell>
          <table:table-cell table:style-name="ce14" table:formula="of:=[$'Práctica 3'.$R$40]" office:value-type="float" office:value="0.6854296" calcext:value-type="float">
            <text:p>0,69</text:p>
          </table:table-cell>
          <table:table-cell table:style-name="ce14" table:formula="of:=[$'Práctica 3'.$S$40]" office:value-type="float" office:value="0.7959562" calcext:value-type="float">
            <text:p>0,80</text:p>
          </table:table-cell>
          <table:table-cell table:style-name="ce14" table:formula="of:=[$'Práctica 3'.$T$40]" office:value-type="float" office:value="3.952602" calcext:value-type="float">
            <text:p>3,95</text:p>
          </table:table-cell>
          <table:table-cell table:style-name="ce14" table:formula="of:=[$'Práctica 3'.$U$40]" office:value-type="float" office:value="54.2" calcext:value-type="float">
            <text:p>54,20</text:p>
          </table:table-cell>
          <table:table-cell table:style-name="ce14" table:formula="of:=[$'Práctica 3'.$V$40]" office:value-type="float" office:value="0.2499422" calcext:value-type="float">
            <text:p>0,25</text:p>
          </table:table-cell>
          <table:table-cell table:style-name="ce14" table:formula="of:=[$'Práctica 3'.$W$40]" office:value-type="float" office:value="0.2896396" calcext:value-type="float">
            <text:p>0,29</text:p>
          </table:table-cell>
          <table:table-cell table:style-name="ce14" table:formula="of:=[$'Práctica 3'.$X$40]" office:value-type="float" office:value="13.07398" calcext:value-type="float">
            <text:p>13,07</text:p>
          </table:table-cell>
          <table:table-cell table:style-name="ce14" table:formula="of:=[$'Práctica 3'.$Y$40]" office:value-type="float" office:value="665.6" calcext:value-type="float">
            <text:p>665,60</text:p>
          </table:table-cell>
          <table:table-cell table:style-name="ce14" table:formula="of:=[$'Práctica 3'.$Z$40]" office:value-type="float" office:value="0.1585306" calcext:value-type="float">
            <text:p>0,16</text:p>
          </table:table-cell>
          <table:table-cell table:style-name="ce14" table:formula="of:=[$'Práctica 3'.$AA$40]" office:value-type="float" office:value="0.2815166" calcext:value-type="float">
            <text:p>0,28</text:p>
          </table:table-cell>
          <table:table-cell table:style-name="ce14" table:formula="of:=[$'Práctica 3'.$AB$40]" office:value-type="float" office:value="31.90088" calcext:value-type="float">
            <text:p>31,90</text:p>
          </table:table-cell>
          <table:table-cell table:number-columns-repeated="244"/>
        </table:table-row>
        <table:table-row table:style-name="ro1" table:number-rows-repeated="3">
          <table:table-cell table:style-name="ce39"/>
          <table:table-cell table:style-name="ce59"/>
          <table:table-cell table:style-name="ce65" table:number-columns-repeated="2"/>
          <table:table-cell table:style-name="ce72"/>
          <table:table-cell table:style-name="ce59"/>
          <table:table-cell table:style-name="ce65" table:number-columns-repeated="2"/>
          <table:table-cell table:style-name="ce72"/>
          <table:table-cell table:style-name="ce59"/>
          <table:table-cell table:style-name="ce65" table:number-columns-repeated="2"/>
          <table:table-cell table:style-name="ce72"/>
          <table:table-cell table:number-columns-repeated="244"/>
        </table:table-row>
        <table:table-row table:style-name="ro1" table:number-rows-repeated="104851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Practica 1" table:style-name="ta2">
        <table:shapes>
          <draw:frame draw:z-index="0" draw:name="Chart 1" draw:style-name="gr1" draw:text-style-name="P1" svg:width="15.985cm" svg:height="8.996cm" svg:x="13.485cm" svg:y="30.424cm">
            <draw:object draw:notify-on-update-of-ranges="'Practica 1'.C93:'Practica 1'.E93 'Practica 1'.C56:'Practica 1'.E56 'Practica 1'.C54:'Practica 1'.E54 'Practica 1'.C57:'Practica 1'.E57 'Practica 1'.C55:'Practica 1'.E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1" draw:text-style-name="P1" svg:width="15.961cm" svg:height="8.998cm" svg:x="13.509cm" svg:y="40.747cm">
            <draw:object draw:notify-on-update-of-ranges="'Practica 1'.C93:'Practica 1'.E93 'Practica 1'.C76:'Practica 1'.E76 'Practica 1'.C74:'Practica 1'.E74 'Practica 1'.C77:'Practica 1'.E77 'Practica 1'.C75:'Practica 1'.E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3" draw:style-name="gr1" draw:text-style-name="P1" svg:width="15.961cm" svg:height="8.998cm" svg:x="13.509cm" svg:y="51.083cm">
            <draw:object draw:notify-on-update-of-ranges="'Practica 1'.C93:'Practica 1'.E93 'Practica 1'.C96:'Practica 1'.E96 'Practica 1'.C94:'Practica 1'.E94 'Practica 1'.C95:'Practica 1'.E95 'Practica 1'.C97:'Practica 1'.E9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Chart 4" draw:style-name="gr1" draw:text-style-name="P1" svg:width="18.927cm" svg:height="11.116cm" svg:x="15.757cm" svg:y="61.926cm">
            <draw:object draw:notify-on-update-of-ranges="'Practica 1'.F115:'Practica 1'.F117 'Practica 1'.B115:'Practica 1'.B117 'Practica 1'.F115:'Practica 1'.F117 'Practica 1'.C115:'Practica 1'.C117 'Practica 1'.F115:'Practica 1'.F117 'Practica 1'.D115:'Practica 1'.D117 'Practica 1'.F115:'Practica 1'.F117 'Practica 1'.E115:'Practica 1'.E1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number-columns-repeated="257" table:default-cell-style-name="ce3"/>
        <table:table-row table:style-name="ro1">
          <table:table-cell table:number-columns-repeated="2"/>
          <table:table-cell table:style-name="ce1" table:number-columns-repeated="4"/>
          <table:table-cell table:style-name="ce1" office:value-type="string" calcext:value-type="string">
            <text:p>Tabla: Información por Problema</text:p>
          </table:table-cell>
          <table:table-cell table:style-name="ce1" table:number-columns-repeated="4"/>
          <table:table-cell table:number-columns-repeated="246"/>
        </table:table-row>
        <table:table-row table:style-name="ro2">
          <table:table-cell table:number-columns-repeated="2"/>
          <table:table-cell table:style-name="ce1" table:number-columns-repeated="4"/>
          <table:table-cell table:style-name="ce56" office:value-type="string" calcext:value-type="string" table:number-columns-spanned="2" table:number-rows-spanned="1">
            <text:p>CS10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CS20</text:p>
          </table:table-cell>
          <table:covered-table-cell table:style-name="ce56"/>
          <table:table-cell table:style-name="ce1"/>
          <table:table-cell table:number-columns-repeated="246"/>
        </table:table-row>
        <table:table-row table:style-name="ro4">
          <table:table-cell/>
          <table:table-cell table:style-name="ce32"/>
          <table:table-cell table:style-name="ce33"/>
          <table:table-cell table:style-name="ce21" office:value-type="string" calcext:value-type="string">
            <text:p>Instancias</text:p>
          </table:table-cell>
          <table:table-cell table:style-name="ce21" office:value-type="string" calcext:value-type="string">
            <text:p>Atributos</text:p>
          </table:table-cell>
          <table:table-cell table:style-name="ce21" office:value-type="string" calcext:value-type="string">
            <text:p>Clases</text:p>
          </table:table-cell>
          <table:table-cell table:style-name="ce21" office:value-type="string" calcext:value-type="string">
            <text:p>ML</text:p>
          </table:table-cell>
          <table:table-cell table:style-name="ce21" office:value-type="string" calcext:value-type="string">
            <text:p>CL</text:p>
          </table:table-cell>
          <table:table-cell table:style-name="ce21" office:value-type="string" calcext:value-type="string">
            <text:p>ML</text:p>
          </table:table-cell>
          <table:table-cell table:style-name="ce21" office:value-type="string" calcext:value-type="string">
            <text:p>CL</text:p>
          </table:table-cell>
          <table:table-cell table:style-name="ce21" office:value-type="string" calcext:value-type="string">
            <text:p>Distancia Óptima</text:p>
          </table:table-cell>
          <table:table-cell table:style-name="ce32" table:number-columns-repeated="3"/>
          <table:table-cell table:number-columns-repeated="243"/>
        </table:table-row>
        <table:table-row table:style-name="ro2">
          <table:table-cell/>
          <table:table-cell table:style-name="ce32"/>
          <table:table-cell table:style-name="ce38" office:value-type="string" calcext:value-type="string">
            <text:p>Zoo</text:p>
          </table:table-cell>
          <table:table-cell table:style-name="ce45" office:value-type="float" office:value="101" calcext:value-type="float">
            <text:p>101,00</text:p>
          </table:table-cell>
          <table:table-cell table:style-name="ce45" office:value-type="float" office:value="16" calcext:value-type="float">
            <text:p>16,00</text:p>
          </table:table-cell>
          <table:table-cell table:style-name="ce45" office:value-type="float" office:value="7" calcext:value-type="float">
            <text:p>7,00</text:p>
          </table:table-cell>
          <table:table-cell table:style-name="ce45" office:value-type="float" office:value="107" calcext:value-type="float">
            <text:p>107,00</text:p>
          </table:table-cell>
          <table:table-cell table:style-name="ce45" office:value-type="float" office:value="379" calcext:value-type="float">
            <text:p>379,00</text:p>
          </table:table-cell>
          <table:table-cell table:style-name="ce45" office:value-type="float" office:value="220" calcext:value-type="float">
            <text:p>220,00</text:p>
          </table:table-cell>
          <table:table-cell table:style-name="ce45" office:value-type="float" office:value="692" calcext:value-type="float">
            <text:p>692,00</text:p>
          </table:table-cell>
          <table:table-cell table:style-name="ce45" office:value-type="float" office:value="0.904799856193481" calcext:value-type="float">
            <text:p>0,90</text:p>
          </table:table-cell>
          <table:table-cell table:style-name="ce32" table:number-columns-repeated="3"/>
          <table:table-cell table:number-columns-repeated="243"/>
        </table:table-row>
        <table:table-row table:style-name="ro2">
          <table:table-cell/>
          <table:table-cell table:style-name="ce32"/>
          <table:table-cell table:style-name="ce38" office:value-type="string" calcext:value-type="string">
            <text:p>Glass</text:p>
          </table:table-cell>
          <table:table-cell table:style-name="ce45" office:value-type="float" office:value="214" calcext:value-type="float">
            <text:p>214,00</text:p>
          </table:table-cell>
          <table:table-cell table:style-name="ce45" office:value-type="float" office:value="9" calcext:value-type="float">
            <text:p>9,00</text:p>
          </table:table-cell>
          <table:table-cell table:style-name="ce45" office:value-type="float" office:value="7" calcext:value-type="float">
            <text:p>7,00</text:p>
          </table:table-cell>
          <table:table-cell table:style-name="ce45" office:value-type="float" office:value="573" calcext:value-type="float">
            <text:p>573,00</text:p>
          </table:table-cell>
          <table:table-cell table:style-name="ce45" office:value-type="float" office:value="1594" calcext:value-type="float">
            <text:p>1.594,00</text:p>
          </table:table-cell>
          <table:table-cell table:style-name="ce45" office:value-type="float" office:value="1078" calcext:value-type="float">
            <text:p>1.078,00</text:p>
          </table:table-cell>
          <table:table-cell table:style-name="ce45" office:value-type="float" office:value="3018" calcext:value-type="float">
            <text:p>3.018,00</text:p>
          </table:table-cell>
          <table:table-cell table:style-name="ce45" office:value-type="float" office:value="0.364290281975566" calcext:value-type="float">
            <text:p>0,36</text:p>
          </table:table-cell>
          <table:table-cell table:style-name="ce32" table:number-columns-repeated="3"/>
          <table:table-cell table:number-columns-repeated="243"/>
        </table:table-row>
        <table:table-row table:style-name="ro2">
          <table:table-cell/>
          <table:table-cell table:style-name="ce32"/>
          <table:table-cell table:style-name="ce38" office:value-type="string" calcext:value-type="string">
            <text:p>Bupa</text:p>
          </table:table-cell>
          <table:table-cell table:style-name="ce45" office:value-type="float" office:value="345" calcext:value-type="float">
            <text:p>345,00</text:p>
          </table:table-cell>
          <table:table-cell table:style-name="ce45" office:value-type="float" office:value="5" calcext:value-type="float">
            <text:p>5,00</text:p>
          </table:table-cell>
          <table:table-cell table:style-name="ce45" office:value-type="float" office:value="16" calcext:value-type="float">
            <text:p>16,00</text:p>
          </table:table-cell>
          <table:table-cell table:style-name="ce45" office:value-type="float" office:value="872" calcext:value-type="float">
            <text:p>872,00</text:p>
          </table:table-cell>
          <table:table-cell table:style-name="ce45" office:value-type="float" office:value="4760" calcext:value-type="float">
            <text:p>4.760,00</text:p>
          </table:table-cell>
          <table:table-cell table:style-name="ce45" office:value-type="float" office:value="1664" calcext:value-type="float">
            <text:p>1.664,00</text:p>
          </table:table-cell>
          <table:table-cell table:style-name="ce45" office:value-type="float" office:value="9160" calcext:value-type="float">
            <text:p>9.160,00</text:p>
          </table:table-cell>
          <table:table-cell table:style-name="ce45" office:value-type="float" office:value="0.220423749236421" calcext:value-type="float">
            <text:p>0,22</text:p>
          </table:table-cell>
          <table:table-cell table:style-name="ce32" table:number-columns-repeated="3"/>
          <table:table-cell table:number-columns-repeated="243"/>
        </table:table-row>
        <table:table-row table:style-name="ro1">
          <table:table-cell/>
          <table:table-cell table:style-name="ce32" table:number-columns-repeated="2"/>
          <table:table-cell table:style-name="ce46"/>
          <table:table-cell table:style-name="ce32" table:number-columns-repeated="10"/>
          <table:table-cell table:number-columns-repeated="243"/>
        </table:table-row>
        <table:table-row table:style-name="ro1">
          <table:table-cell/>
          <table:table-cell table:style-name="ce32" table:number-columns-repeated="13"/>
          <table:table-cell table:number-columns-repeated="243"/>
        </table:table-row>
        <table:table-row table:style-name="ro1">
          <table:table-cell/>
          <table:table-cell table:style-name="ce33"/>
          <table:table-cell table:style-name="ce90" office:value-type="string" calcext:value-type="string" table:number-columns-spanned="12" table:number-rows-spanned="1">
            <text:p>Algoritmo COPKM <text:s/>– 10% Restricciones</text:p>
          </table:table-cell>
          <table:covered-table-cell table:number-columns-repeated="11" table:style-name="ce90"/>
          <table:table-cell/>
          <table:table-cell table:style-name="ce53"/>
          <table:table-cell table:number-columns-repeated="241"/>
        </table:table-row>
        <table:table-row table:style-name="ro2">
          <table:table-cell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  <table:table-cell/>
          <table:table-cell table:style-name="ce55" office:value-type="string" calcext:value-type="string" table:number-columns-spanned="3" table:number-rows-spanned="1">
            <text:p>Intra Cluster Distance</text:p>
          </table:table-cell>
          <table:covered-table-cell table:number-columns-repeated="2" table:style-name="ce55"/>
          <table:table-cell table:number-columns-repeated="239"/>
        </table:table-row>
        <table:table-row table:style-name="ro2">
          <table:table-cell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/>
          <table:table-cell office:value-type="string" calcext:value-type="string">
            <text:p>Zoo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Bupa</text:p>
          </table:table-cell>
          <table:table-cell table:number-columns-repeated="239"/>
        </table:table-row>
        <table:table-row table:style-name="ro2">
          <table:table-cell/>
          <table:table-cell table:style-name="ce35" office:value-type="string" calcext:value-type="string">
            <text:p>Ejecución 1</text:p>
          </table:table-cell>
          <table:table-cell table:style-name="ce42" office:value-type="float" office:value="51" calcext:value-type="float">
            <text:p>51</text:p>
          </table:table-cell>
          <table:table-cell table:style-name="ce48" table:formula="of:=[.P12]" office:value-type="float" office:value="1.05188" calcext:value-type="float">
            <text:p>1,0519</text:p>
          </table:table-cell>
          <table:table-cell table:style-name="ce48" office:value-type="float" office:value="1.47163" calcext:value-type="float">
            <text:p>1,4716</text:p>
          </table:table-cell>
          <table:table-cell table:style-name="ce48" office:value-type="float" office:value="0.294138" calcext:value-type="float">
            <text:p>0,2941</text:p>
          </table:table-cell>
          <table:table-cell table:style-name="ce44" office:value-type="float" office:value="432" calcext:value-type="float">
            <text:p>432</text:p>
          </table:table-cell>
          <table:table-cell table:style-name="ce48" table:formula="of:=[.Q12]" office:value-type="float" office:value="0.424413" calcext:value-type="float">
            <text:p>0,4244</text:p>
          </table:table-cell>
          <table:table-cell table:style-name="ce44" office:value-type="float" office:value="1.02248" calcext:value-type="float">
            <text:p>1,02248</text:p>
          </table:table-cell>
          <table:table-cell table:style-name="ce44" office:value-type="float" office:value="6.50765" calcext:value-type="float">
            <text:p>6,50765</text:p>
          </table:table-cell>
          <table:table-cell table:style-name="ce44" office:value-type="float" office:value="778" calcext:value-type="float">
            <text:p>778</text:p>
          </table:table-cell>
          <table:table-cell table:style-name="ce48" table:formula="of:=[.R12]" office:value-type="float" office:value="0.203279" calcext:value-type="float">
            <text:p>0,2033</text:p>
          </table:table-cell>
          <table:table-cell table:style-name="ce44" office:value-type="float" office:value="0.479558" calcext:value-type="float">
            <text:p>0,479558</text:p>
          </table:table-cell>
          <table:table-cell table:style-name="ce44" office:value-type="float" office:value="93.756" calcext:value-type="float">
            <text:p>93,756</text:p>
          </table:table-cell>
          <table:table-cell/>
          <table:table-cell office:value-type="float" office:value="1.05188" calcext:value-type="float">
            <text:p>1,05188</text:p>
          </table:table-cell>
          <table:table-cell office:value-type="float" office:value="0.424413" calcext:value-type="float">
            <text:p>0,424413</text:p>
          </table:table-cell>
          <table:table-cell office:value-type="float" office:value="0.203279" calcext:value-type="float">
            <text:p>0,203279</text:p>
          </table:table-cell>
          <table:table-cell table:number-columns-repeated="239"/>
        </table:table-row>
        <table:table-row table:style-name="ro2">
          <table:table-cell/>
          <table:table-cell table:style-name="ce35" office:value-type="string" calcext:value-type="string">
            <text:p>Ejecución 2</text:p>
          </table:table-cell>
          <table:table-cell table:style-name="ce42" office:value-type="float" office:value="30" calcext:value-type="float">
            <text:p>30</text:p>
          </table:table-cell>
          <table:table-cell table:style-name="ce48" table:formula="of:=[.P13]" office:value-type="float" office:value="1.08262" calcext:value-type="float">
            <text:p>1,0826</text:p>
          </table:table-cell>
          <table:table-cell table:style-name="ce48" office:value-type="float" office:value="1.32954" calcext:value-type="float">
            <text:p>1,3295</text:p>
          </table:table-cell>
          <table:table-cell table:style-name="ce48" office:value-type="float" office:value="0.314634" calcext:value-type="float">
            <text:p>0,3146</text:p>
          </table:table-cell>
          <table:table-cell table:style-name="ce44" office:value-type="float" office:value="397" calcext:value-type="float">
            <text:p>397</text:p>
          </table:table-cell>
          <table:table-cell table:style-name="ce48" table:formula="of:=[.Q13]" office:value-type="float" office:value="0.387547" calcext:value-type="float">
            <text:p>0,3875</text:p>
          </table:table-cell>
          <table:table-cell table:style-name="ce44" office:value-type="float" office:value="0.937155" calcext:value-type="float">
            <text:p>0,937155</text:p>
          </table:table-cell>
          <table:table-cell table:style-name="ce44" office:value-type="float" office:value="6.81128" calcext:value-type="float">
            <text:p>6,81128</text:p>
          </table:table-cell>
          <table:table-cell table:style-name="ce44" office:value-type="float" office:value="815" calcext:value-type="float">
            <text:p>815</text:p>
          </table:table-cell>
          <table:table-cell table:style-name="ce48" table:formula="of:=[.R13]" office:value-type="float" office:value="0.200061" calcext:value-type="float">
            <text:p>0,2001</text:p>
          </table:table-cell>
          <table:table-cell table:style-name="ce44" office:value-type="float" office:value="0.489479" calcext:value-type="float">
            <text:p>0,489479</text:p>
          </table:table-cell>
          <table:table-cell table:style-name="ce44" office:value-type="float" office:value="92.2859" calcext:value-type="float">
            <text:p>92,2859</text:p>
          </table:table-cell>
          <table:table-cell/>
          <table:table-cell office:value-type="float" office:value="1.08262" calcext:value-type="float">
            <text:p>1,08262</text:p>
          </table:table-cell>
          <table:table-cell office:value-type="float" office:value="0.387547" calcext:value-type="float">
            <text:p>0,387547</text:p>
          </table:table-cell>
          <table:table-cell office:value-type="float" office:value="0.200061" calcext:value-type="float">
            <text:p>0,200061</text:p>
          </table:table-cell>
          <table:table-cell table:number-columns-repeated="239"/>
        </table:table-row>
        <table:table-row table:style-name="ro2">
          <table:table-cell/>
          <table:table-cell table:style-name="ce35" office:value-type="string" calcext:value-type="string">
            <text:p>Ejecución 3</text:p>
          </table:table-cell>
          <table:table-cell table:style-name="ce42" office:value-type="float" office:value="33" calcext:value-type="float">
            <text:p>33</text:p>
          </table:table-cell>
          <table:table-cell table:style-name="ce48" table:formula="of:=[.P14]" office:value-type="float" office:value="1.02025" calcext:value-type="float">
            <text:p>1,0203</text:p>
          </table:table-cell>
          <table:table-cell table:style-name="ce48" office:value-type="float" office:value="1.29186" calcext:value-type="float">
            <text:p>1,2919</text:p>
          </table:table-cell>
          <table:table-cell table:style-name="ce48" office:value-type="float" office:value="0.433842" calcext:value-type="float">
            <text:p>0,4338</text:p>
          </table:table-cell>
          <table:table-cell table:style-name="ce44" office:value-type="float" office:value="445" calcext:value-type="float">
            <text:p>445</text:p>
          </table:table-cell>
          <table:table-cell table:style-name="ce48" table:formula="of:=[.Q14]" office:value-type="float" office:value="0.425979" calcext:value-type="float">
            <text:p>0,4260</text:p>
          </table:table-cell>
          <table:table-cell table:style-name="ce44" office:value-type="float" office:value="1.04204" calcext:value-type="float">
            <text:p>1,04204</text:p>
          </table:table-cell>
          <table:table-cell table:style-name="ce44" office:value-type="float" office:value="7.9188" calcext:value-type="float">
            <text:p>7,9188</text:p>
          </table:table-cell>
          <table:table-cell table:style-name="ce44" office:value-type="float" office:value="790" calcext:value-type="float">
            <text:p>790</text:p>
          </table:table-cell>
          <table:table-cell table:style-name="ce48" table:formula="of:=[.R14]" office:value-type="float" office:value="0.203082" calcext:value-type="float">
            <text:p>0,2031</text:p>
          </table:table-cell>
          <table:table-cell table:style-name="ce44" office:value-type="float" office:value="0.483622" calcext:value-type="float">
            <text:p>0,483622</text:p>
          </table:table-cell>
          <table:table-cell table:style-name="ce44" office:value-type="float" office:value="101.911" calcext:value-type="float">
            <text:p>101,911</text:p>
          </table:table-cell>
          <table:table-cell/>
          <table:table-cell office:value-type="float" office:value="1.02025" calcext:value-type="float">
            <text:p>1,02025</text:p>
          </table:table-cell>
          <table:table-cell office:value-type="float" office:value="0.425979" calcext:value-type="float">
            <text:p>0,425979</text:p>
          </table:table-cell>
          <table:table-cell office:value-type="float" office:value="0.203082" calcext:value-type="float">
            <text:p>0,203082</text:p>
          </table:table-cell>
          <table:table-cell table:number-columns-repeated="239"/>
        </table:table-row>
        <table:table-row table:style-name="ro2">
          <table:table-cell/>
          <table:table-cell table:style-name="ce35" office:value-type="string" calcext:value-type="string">
            <text:p>Ejecución 4</text:p>
          </table:table-cell>
          <table:table-cell table:style-name="ce42" office:value-type="float" office:value="34" calcext:value-type="float">
            <text:p>34</text:p>
          </table:table-cell>
          <table:table-cell table:style-name="ce48" table:formula="of:=[.P15]" office:value-type="float" office:value="0.917973" calcext:value-type="float">
            <text:p>0,9180</text:p>
          </table:table-cell>
          <table:table-cell table:style-name="ce48" office:value-type="float" office:value="1.19781" calcext:value-type="float">
            <text:p>1,1978</text:p>
          </table:table-cell>
          <table:table-cell table:style-name="ce48" office:value-type="float" office:value="0.641106" calcext:value-type="float">
            <text:p>0,6411</text:p>
          </table:table-cell>
          <table:table-cell table:style-name="ce44" office:value-type="float" office:value="445" calcext:value-type="float">
            <text:p>445</text:p>
          </table:table-cell>
          <table:table-cell table:style-name="ce48" table:formula="of:=[.Q15]" office:value-type="float" office:value="0.403797" calcext:value-type="float">
            <text:p>0,4038</text:p>
          </table:table-cell>
          <table:table-cell table:style-name="ce44" office:value-type="float" office:value="1.01986" calcext:value-type="float">
            <text:p>1,01986</text:p>
          </table:table-cell>
          <table:table-cell table:style-name="ce44" office:value-type="float" office:value="9.08787" calcext:value-type="float">
            <text:p>9,08787</text:p>
          </table:table-cell>
          <table:table-cell table:style-name="ce44" office:value-type="float" office:value="805" calcext:value-type="float">
            <text:p>805</text:p>
          </table:table-cell>
          <table:table-cell table:style-name="ce48" table:formula="of:=[.R15]" office:value-type="float" office:value="0.206206" calcext:value-type="float">
            <text:p>0,2062</text:p>
          </table:table-cell>
          <table:table-cell table:style-name="ce44" office:value-type="float" office:value="0.492072" calcext:value-type="float">
            <text:p>0,492072</text:p>
          </table:table-cell>
          <table:table-cell table:style-name="ce44" office:value-type="float" office:value="93.0941" calcext:value-type="float">
            <text:p>93,0941</text:p>
          </table:table-cell>
          <table:table-cell/>
          <table:table-cell office:value-type="float" office:value="0.917973" calcext:value-type="float">
            <text:p>0,917973</text:p>
          </table:table-cell>
          <table:table-cell office:value-type="float" office:value="0.403797" calcext:value-type="float">
            <text:p>0,403797</text:p>
          </table:table-cell>
          <table:table-cell office:value-type="float" office:value="0.206206" calcext:value-type="float">
            <text:p>0,206206</text:p>
          </table:table-cell>
          <table:table-cell table:number-columns-repeated="239"/>
        </table:table-row>
        <table:table-row table:style-name="ro2">
          <table:table-cell/>
          <table:table-cell table:style-name="ce36" office:value-type="string" calcext:value-type="string">
            <text:p>Ejecuión 5</text:p>
          </table:table-cell>
          <table:table-cell table:style-name="ce42" office:value-type="float" office:value="10" calcext:value-type="float">
            <text:p>10</text:p>
          </table:table-cell>
          <table:table-cell table:style-name="ce48" table:formula="of:=[.P16]" office:value-type="float" office:value="0.975146" calcext:value-type="float">
            <text:p>0,9751</text:p>
          </table:table-cell>
          <table:table-cell table:style-name="ce48" office:value-type="float" office:value="1.05745" calcext:value-type="float">
            <text:p>1,0575</text:p>
          </table:table-cell>
          <table:table-cell table:style-name="ce48" office:value-type="float" office:value="0.161721" calcext:value-type="float">
            <text:p>0,1617</text:p>
          </table:table-cell>
          <table:table-cell table:style-name="ce44" office:value-type="float" office:value="459" calcext:value-type="float">
            <text:p>459</text:p>
          </table:table-cell>
          <table:table-cell table:style-name="ce48" table:formula="of:=[.Q16]" office:value-type="float" office:value="0.396824" calcext:value-type="float">
            <text:p>0,3968</text:p>
          </table:table-cell>
          <table:table-cell table:style-name="ce44" office:value-type="float" office:value="1.03226" calcext:value-type="float">
            <text:p>1,03226</text:p>
          </table:table-cell>
          <table:table-cell table:style-name="ce44" office:value-type="float" office:value="11.5772" calcext:value-type="float">
            <text:p>11,5772</text:p>
          </table:table-cell>
          <table:table-cell table:style-name="ce44" office:value-type="float" office:value="805" calcext:value-type="float">
            <text:p>805</text:p>
          </table:table-cell>
          <table:table-cell table:style-name="ce48" table:formula="of:=[.R16]" office:value-type="float" office:value="0.200499" calcext:value-type="float">
            <text:p>0,2005</text:p>
          </table:table-cell>
          <table:table-cell table:style-name="ce44" office:value-type="float" office:value="0.486365" calcext:value-type="float">
            <text:p>0,486365</text:p>
          </table:table-cell>
          <table:table-cell table:style-name="ce44" office:value-type="float" office:value="93.5884" calcext:value-type="float">
            <text:p>93,5884</text:p>
          </table:table-cell>
          <table:table-cell/>
          <table:table-cell office:value-type="float" office:value="0.975146" calcext:value-type="float">
            <text:p>0,975146</text:p>
          </table:table-cell>
          <table:table-cell office:value-type="float" office:value="0.396824" calcext:value-type="float">
            <text:p>0,396824</text:p>
          </table:table-cell>
          <table:table-cell office:value-type="float" office:value="0.200499" calcext:value-type="float">
            <text:p>0,200499</text:p>
          </table:table-cell>
          <table:table-cell table:number-columns-repeated="239"/>
        </table:table-row>
        <table:table-row table:style-name="ro2">
          <table:table-cell/>
          <table:table-cell table:style-name="ce37" office:value-type="string" calcext:value-type="string">
            <text:p>Media</text:p>
          </table:table-cell>
          <table:table-cell table:style-name="ce43" table:formula="of:=AVERAGE([.C12:.C16])" office:value-type="float" office:value="31.6" calcext:value-type="float">
            <text:p>31,60</text:p>
          </table:table-cell>
          <table:table-cell table:style-name="ce48" table:formula="of:=AVERAGE([.D12:.D16])" office:value-type="float" office:value="1.0095738" calcext:value-type="float">
            <text:p>1,0096</text:p>
          </table:table-cell>
          <table:table-cell table:style-name="ce48" table:formula="of:=AVERAGE([.E12:.E16])" office:value-type="float" office:value="1.269658" calcext:value-type="float">
            <text:p>1,2697</text:p>
          </table:table-cell>
          <table:table-cell table:style-name="ce48" table:formula="of:=AVERAGE([.F12:.F16])" office:value-type="float" office:value="0.3690882" calcext:value-type="float">
            <text:p>0,3691</text:p>
          </table:table-cell>
          <table:table-cell table:style-name="ce43" table:formula="of:=AVERAGE([.G12:.G16])" office:value-type="float" office:value="435.6" calcext:value-type="float">
            <text:p>435,60</text:p>
          </table:table-cell>
          <table:table-cell table:style-name="ce43" table:formula="of:=AVERAGE([.H12:.H16])" office:value-type="float" office:value="0.407712" calcext:value-type="float">
            <text:p>0,41</text:p>
          </table:table-cell>
          <table:table-cell table:style-name="ce43" table:formula="of:=AVERAGE([.I12:.I16])" office:value-type="float" office:value="1.010759" calcext:value-type="float">
            <text:p>1,01</text:p>
          </table:table-cell>
          <table:table-cell table:style-name="ce43" table:formula="of:=AVERAGE([.J12:.J16])" office:value-type="float" office:value="8.38056" calcext:value-type="float">
            <text:p>8,38</text:p>
          </table:table-cell>
          <table:table-cell table:style-name="ce43" table:formula="of:=AVERAGE([.K12:.K16])" office:value-type="float" office:value="798.6" calcext:value-type="float">
            <text:p>798,60</text:p>
          </table:table-cell>
          <table:table-cell table:style-name="ce43" table:formula="of:=AVERAGE([.L12:.L16])" office:value-type="float" office:value="0.2026254" calcext:value-type="float">
            <text:p>0,20</text:p>
          </table:table-cell>
          <table:table-cell table:style-name="ce43" table:formula="of:=AVERAGE([.M12:.M16])" office:value-type="float" office:value="0.4862192" calcext:value-type="float">
            <text:p>0,49</text:p>
          </table:table-cell>
          <table:table-cell table:style-name="ce43" table:formula="of:=AVERAGE([.N12:.N16])" office:value-type="float" office:value="94.92708" calcext:value-type="float">
            <text:p>94,93</text:p>
          </table:table-cell>
          <table:table-cell table:number-columns-repeated="243"/>
        </table:table-row>
        <table:table-row table:style-name="ro1" table:number-rows-repeated="2">
          <table:table-cell/>
          <table:table-cell table:style-name="ce32" table:number-columns-repeated="13"/>
          <table:table-cell table:number-columns-repeated="243"/>
        </table:table-row>
        <table:table-row table:style-name="ro1">
          <table:table-cell/>
          <table:table-cell table:style-name="ce33"/>
          <table:table-cell table:style-name="ce90" office:value-type="string" calcext:value-type="string" table:number-columns-spanned="12" table:number-rows-spanned="1">
            <text:p>Algoritmo COPKM <text:s/>– 20% Restricciones</text:p>
          </table:table-cell>
          <table:covered-table-cell table:number-columns-repeated="11" table:style-name="ce90"/>
          <table:table-cell table:number-columns-repeated="243"/>
        </table:table-row>
        <table:table-row table:style-name="ro2">
          <table:table-cell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  <table:table-cell table:number-columns-repeated="243"/>
        </table:table-row>
        <table:table-row table:style-name="ro2">
          <table:table-cell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number-columns-repeated="243"/>
        </table:table-row>
        <table:table-row table:style-name="ro2">
          <table:table-cell/>
          <table:table-cell table:style-name="ce35" office:value-type="string" calcext:value-type="string">
            <text:p>Ejecución 1</text:p>
          </table:table-cell>
          <table:table-cell table:style-name="ce44" office:value-type="float" office:value="31" calcext:value-type="float">
            <text:p>31</text:p>
          </table:table-cell>
          <table:table-cell table:style-name="ce48" table:formula="of:=[.P23]" office:value-type="float" office:value="1.04078" calcext:value-type="float">
            <text:p>1,0408</text:p>
          </table:table-cell>
          <table:table-cell table:style-name="ce44" office:value-type="float" office:value="1.17674" calcext:value-type="float">
            <text:p>1,17674</text:p>
          </table:table-cell>
          <table:table-cell table:style-name="ce44" office:value-type="float" office:value="0.347422" calcext:value-type="float">
            <text:p>0,347422</text:p>
          </table:table-cell>
          <table:table-cell table:style-name="ce44" office:value-type="float" office:value="508" calcext:value-type="float">
            <text:p>508</text:p>
          </table:table-cell>
          <table:table-cell table:style-name="ce48" table:formula="of:=[.Q23]" office:value-type="float" office:value="0.413509" calcext:value-type="float">
            <text:p>0,4135</text:p>
          </table:table-cell>
          <table:table-cell table:style-name="ce44" office:value-type="float" office:value="0.78558" calcext:value-type="float">
            <text:p>0,78558</text:p>
          </table:table-cell>
          <table:table-cell table:style-name="ce44" office:value-type="float" office:value="10.0454" calcext:value-type="float">
            <text:p>10,0454</text:p>
          </table:table-cell>
          <table:table-cell table:style-name="ce44" office:value-type="float" office:value="1364" calcext:value-type="float">
            <text:p>1364</text:p>
          </table:table-cell>
          <table:table-cell table:style-name="ce48" table:formula="of:=[.R23]" office:value-type="float" office:value="0.242987" calcext:value-type="float">
            <text:p>0,2430</text:p>
          </table:table-cell>
          <table:table-cell table:style-name="ce44" office:value-type="float" office:value="0.495019" calcext:value-type="float">
            <text:p>0,495019</text:p>
          </table:table-cell>
          <table:table-cell table:style-name="ce44" office:value-type="float" office:value="78.4901" calcext:value-type="float">
            <text:p>78,4901</text:p>
          </table:table-cell>
          <table:table-cell/>
          <table:table-cell office:value-type="float" office:value="1.04078" calcext:value-type="float">
            <text:p>1,04078</text:p>
          </table:table-cell>
          <table:table-cell office:value-type="float" office:value="0.413509" calcext:value-type="float">
            <text:p>0,413509</text:p>
          </table:table-cell>
          <table:table-cell office:value-type="float" office:value="0.242987" calcext:value-type="float">
            <text:p>0,242987</text:p>
          </table:table-cell>
          <table:table-cell table:number-columns-repeated="239"/>
        </table:table-row>
        <table:table-row table:style-name="ro2">
          <table:table-cell/>
          <table:table-cell table:style-name="ce35" office:value-type="string" calcext:value-type="string">
            <text:p>Ejecución 2</text:p>
          </table:table-cell>
          <table:table-cell table:style-name="ce44" office:value-type="float" office:value="31" calcext:value-type="float">
            <text:p>31</text:p>
          </table:table-cell>
          <table:table-cell table:style-name="ce48" table:formula="of:=[.P24]" office:value-type="float" office:value="1.07227" calcext:value-type="float">
            <text:p>1,0723</text:p>
          </table:table-cell>
          <table:table-cell table:style-name="ce44" office:value-type="float" office:value="1.20823" calcext:value-type="float">
            <text:p>1,20823</text:p>
          </table:table-cell>
          <table:table-cell table:style-name="ce44" office:value-type="float" office:value="0.271955" calcext:value-type="float">
            <text:p>0,271955</text:p>
          </table:table-cell>
          <table:table-cell table:style-name="ce44" office:value-type="float" office:value="333" calcext:value-type="float">
            <text:p>333</text:p>
          </table:table-cell>
          <table:table-cell table:style-name="ce48" table:formula="of:=[.Q24]" office:value-type="float" office:value="0.386209" calcext:value-type="float">
            <text:p>0,3862</text:p>
          </table:table-cell>
          <table:table-cell table:style-name="ce44" office:value-type="float" office:value="0.630105" calcext:value-type="float">
            <text:p>0,630105</text:p>
          </table:table-cell>
          <table:table-cell table:style-name="ce44" office:value-type="float" office:value="6.11537" calcext:value-type="float">
            <text:p>6,11537</text:p>
          </table:table-cell>
          <table:table-cell table:style-name="ce44" office:value-type="float" office:value="1539" calcext:value-type="float">
            <text:p>1539</text:p>
          </table:table-cell>
          <table:table-cell table:style-name="ce48" table:formula="of:=[.R24]" office:value-type="float" office:value="0.241144" calcext:value-type="float">
            <text:p>0,2411</text:p>
          </table:table-cell>
          <table:table-cell table:style-name="ce44" office:value-type="float" office:value="0.525512" calcext:value-type="float">
            <text:p>0,525512</text:p>
          </table:table-cell>
          <table:table-cell table:style-name="ce44" office:value-type="float" office:value="68.7008" calcext:value-type="float">
            <text:p>68,7008</text:p>
          </table:table-cell>
          <table:table-cell/>
          <table:table-cell office:value-type="float" office:value="1.07227" calcext:value-type="float">
            <text:p>1,07227</text:p>
          </table:table-cell>
          <table:table-cell office:value-type="float" office:value="0.386209" calcext:value-type="float">
            <text:p>0,386209</text:p>
          </table:table-cell>
          <table:table-cell office:value-type="float" office:value="0.241144" calcext:value-type="float">
            <text:p>0,241144</text:p>
          </table:table-cell>
          <table:table-cell table:number-columns-repeated="239"/>
        </table:table-row>
        <table:table-row table:style-name="ro2">
          <table:table-cell/>
          <table:table-cell table:style-name="ce35" office:value-type="string" calcext:value-type="string">
            <text:p>Ejecución 3</text:p>
          </table:table-cell>
          <table:table-cell table:style-name="ce44" office:value-type="float" office:value="32" calcext:value-type="float">
            <text:p>32</text:p>
          </table:table-cell>
          <table:table-cell table:style-name="ce48" table:formula="of:=[.P25]" office:value-type="float" office:value="1.2743" calcext:value-type="float">
            <text:p>1,2743</text:p>
          </table:table-cell>
          <table:table-cell table:style-name="ce44" office:value-type="float" office:value="1.41465" calcext:value-type="float">
            <text:p>1,41465</text:p>
          </table:table-cell>
          <table:table-cell table:style-name="ce44" office:value-type="float" office:value="0.147763" calcext:value-type="float">
            <text:p>0,147763</text:p>
          </table:table-cell>
          <table:table-cell table:style-name="ce44" office:value-type="float" office:value="367" calcext:value-type="float">
            <text:p>367</text:p>
          </table:table-cell>
          <table:table-cell table:style-name="ce48" table:formula="of:=[.Q25]" office:value-type="float" office:value="0.410645" calcext:value-type="float">
            <text:p>0,4106</text:p>
          </table:table-cell>
          <table:table-cell table:style-name="ce44" office:value-type="float" office:value="0.679444" calcext:value-type="float">
            <text:p>0,679444</text:p>
          </table:table-cell>
          <table:table-cell table:style-name="ce44" office:value-type="float" office:value="7.5101" calcext:value-type="float">
            <text:p>7,5101</text:p>
          </table:table-cell>
          <table:table-cell table:style-name="ce44" office:value-type="float" office:value="1413" calcext:value-type="float">
            <text:p>1413</text:p>
          </table:table-cell>
          <table:table-cell table:style-name="ce48" table:formula="of:=[.R25]" office:value-type="float" office:value="0.242577" calcext:value-type="float">
            <text:p>0,2426</text:p>
          </table:table-cell>
          <table:table-cell table:style-name="ce44" office:value-type="float" office:value="0.503663" calcext:value-type="float">
            <text:p>0,503663</text:p>
          </table:table-cell>
          <table:table-cell table:style-name="ce44" office:value-type="float" office:value="81.7358" calcext:value-type="float">
            <text:p>81,7358</text:p>
          </table:table-cell>
          <table:table-cell/>
          <table:table-cell office:value-type="float" office:value="1.2743" calcext:value-type="float">
            <text:p>1,2743</text:p>
          </table:table-cell>
          <table:table-cell office:value-type="float" office:value="0.410645" calcext:value-type="float">
            <text:p>0,410645</text:p>
          </table:table-cell>
          <table:table-cell office:value-type="float" office:value="0.242577" calcext:value-type="float">
            <text:p>0,242577</text:p>
          </table:table-cell>
          <table:table-cell table:number-columns-repeated="239"/>
        </table:table-row>
        <table:table-row table:style-name="ro2">
          <table:table-cell/>
          <table:table-cell table:style-name="ce35" office:value-type="string" calcext:value-type="string">
            <text:p>Ejecución 4</text:p>
          </table:table-cell>
          <table:table-cell table:style-name="ce44" office:value-type="float" office:value="27" calcext:value-type="float">
            <text:p>27</text:p>
          </table:table-cell>
          <table:table-cell table:style-name="ce48" table:formula="of:=[.P26]" office:value-type="float" office:value="1.20753" calcext:value-type="float">
            <text:p>1,2075</text:p>
          </table:table-cell>
          <table:table-cell table:style-name="ce44" office:value-type="float" office:value="1.32595" calcext:value-type="float">
            <text:p>1,32595</text:p>
          </table:table-cell>
          <table:table-cell table:style-name="ce44" office:value-type="float" office:value="0.361867" calcext:value-type="float">
            <text:p>0,361867</text:p>
          </table:table-cell>
          <table:table-cell table:style-name="ce44" office:value-type="float" office:value="254" calcext:value-type="float">
            <text:p>254</text:p>
          </table:table-cell>
          <table:table-cell table:style-name="ce48" table:formula="of:=[.Q26]" office:value-type="float" office:value="0.415331" calcext:value-type="float">
            <text:p>0,4153</text:p>
          </table:table-cell>
          <table:table-cell table:style-name="ce44" office:value-type="float" office:value="0.601366" calcext:value-type="float">
            <text:p>0,601366</text:p>
          </table:table-cell>
          <table:table-cell table:style-name="ce44" office:value-type="float" office:value="9.173" calcext:value-type="float">
            <text:p>9,173</text:p>
          </table:table-cell>
          <table:table-cell table:style-name="ce44" office:value-type="float" office:value="1513" calcext:value-type="float">
            <text:p>1513</text:p>
          </table:table-cell>
          <table:table-cell table:style-name="ce48" table:formula="of:=[.R26]" office:value-type="float" office:value="0.243499" calcext:value-type="float">
            <text:p>0,2435</text:p>
          </table:table-cell>
          <table:table-cell table:style-name="ce44" office:value-type="float" office:value="0.523062" calcext:value-type="float">
            <text:p>0,523062</text:p>
          </table:table-cell>
          <table:table-cell table:style-name="ce44" office:value-type="float" office:value="79.8078" calcext:value-type="float">
            <text:p>79,8078</text:p>
          </table:table-cell>
          <table:table-cell/>
          <table:table-cell office:value-type="float" office:value="1.20753" calcext:value-type="float">
            <text:p>1,20753</text:p>
          </table:table-cell>
          <table:table-cell office:value-type="float" office:value="0.415331" calcext:value-type="float">
            <text:p>0,415331</text:p>
          </table:table-cell>
          <table:table-cell office:value-type="float" office:value="0.243499" calcext:value-type="float">
            <text:p>0,243499</text:p>
          </table:table-cell>
          <table:table-cell table:number-columns-repeated="239"/>
        </table:table-row>
        <table:table-row table:style-name="ro2">
          <table:table-cell/>
          <table:table-cell table:style-name="ce36" office:value-type="string" calcext:value-type="string">
            <text:p>Ejecuión 5</text:p>
          </table:table-cell>
          <table:table-cell table:style-name="ce44" office:value-type="float" office:value="32" calcext:value-type="float">
            <text:p>32</text:p>
          </table:table-cell>
          <table:table-cell table:style-name="ce48" table:formula="of:=[.P27]" office:value-type="float" office:value="1.12215" calcext:value-type="float">
            <text:p>1,1222</text:p>
          </table:table-cell>
          <table:table-cell table:style-name="ce44" office:value-type="float" office:value="1.2625" calcext:value-type="float">
            <text:p>1,2625</text:p>
          </table:table-cell>
          <table:table-cell table:style-name="ce44" office:value-type="float" office:value="0.367815" calcext:value-type="float">
            <text:p>0,367815</text:p>
          </table:table-cell>
          <table:table-cell table:style-name="ce44" office:value-type="float" office:value="155" calcext:value-type="float">
            <text:p>155</text:p>
          </table:table-cell>
          <table:table-cell table:style-name="ce48" table:formula="of:=[.Q27]" office:value-type="float" office:value="0.390028" calcext:value-type="float">
            <text:p>0,3900</text:p>
          </table:table-cell>
          <table:table-cell table:style-name="ce44" office:value-type="float" office:value="0.503554" calcext:value-type="float">
            <text:p>0,503554</text:p>
          </table:table-cell>
          <table:table-cell table:style-name="ce44" office:value-type="float" office:value="18.3055" calcext:value-type="float">
            <text:p>18,3055</text:p>
          </table:table-cell>
          <table:table-cell table:style-name="ce44" office:value-type="float" office:value="1530" calcext:value-type="float">
            <text:p>1530</text:p>
          </table:table-cell>
          <table:table-cell table:style-name="ce48" table:formula="of:=[.R27]" office:value-type="float" office:value="0.241589" calcext:value-type="float">
            <text:p>0,2416</text:p>
          </table:table-cell>
          <table:table-cell table:style-name="ce44" office:value-type="float" office:value="0.524294" calcext:value-type="float">
            <text:p>0,524294</text:p>
          </table:table-cell>
          <table:table-cell table:style-name="ce44" office:value-type="float" office:value="77.6195" calcext:value-type="float">
            <text:p>77,6195</text:p>
          </table:table-cell>
          <table:table-cell/>
          <table:table-cell office:value-type="float" office:value="1.12215" calcext:value-type="float">
            <text:p>1,12215</text:p>
          </table:table-cell>
          <table:table-cell office:value-type="float" office:value="0.390028" calcext:value-type="float">
            <text:p>0,390028</text:p>
          </table:table-cell>
          <table:table-cell office:value-type="float" office:value="0.241589" calcext:value-type="float">
            <text:p>0,241589</text:p>
          </table:table-cell>
          <table:table-cell table:number-columns-repeated="239"/>
        </table:table-row>
        <table:table-row table:style-name="ro2">
          <table:table-cell/>
          <table:table-cell table:style-name="ce37" office:value-type="string" calcext:value-type="string">
            <text:p>Media</text:p>
          </table:table-cell>
          <table:table-cell table:style-name="ce43" table:formula="of:=AVERAGE([.C23:.C27])" office:value-type="float" office:value="30.6" calcext:value-type="float">
            <text:p>30,60</text:p>
          </table:table-cell>
          <table:table-cell table:style-name="ce48" table:formula="of:=AVERAGE([.D23:.D27])" office:value-type="float" office:value="1.143406" calcext:value-type="float">
            <text:p>1,1434</text:p>
          </table:table-cell>
          <table:table-cell table:style-name="ce48" table:formula="of:=AVERAGE([.E23:.E27])" office:value-type="float" office:value="1.277614" calcext:value-type="float">
            <text:p>1,2776</text:p>
          </table:table-cell>
          <table:table-cell table:style-name="ce48" table:formula="of:=AVERAGE([.F23:.F27])" office:value-type="float" office:value="0.2993644" calcext:value-type="float">
            <text:p>0,2994</text:p>
          </table:table-cell>
          <table:table-cell table:style-name="ce43" table:formula="of:=AVERAGE([.G23:.G27])" office:value-type="float" office:value="323.4" calcext:value-type="float">
            <text:p>323,40</text:p>
          </table:table-cell>
          <table:table-cell table:style-name="ce43" table:formula="of:=AVERAGE([.H23:.H27])" office:value-type="float" office:value="0.4031444" calcext:value-type="float">
            <text:p>0,40</text:p>
          </table:table-cell>
          <table:table-cell table:style-name="ce43" table:formula="of:=AVERAGE([.I23:.I27])" office:value-type="float" office:value="0.6400098" calcext:value-type="float">
            <text:p>0,64</text:p>
          </table:table-cell>
          <table:table-cell table:style-name="ce43" table:formula="of:=AVERAGE([.J23:.J27])" office:value-type="float" office:value="10.229874" calcext:value-type="float">
            <text:p>10,23</text:p>
          </table:table-cell>
          <table:table-cell table:style-name="ce43" table:formula="of:=AVERAGE([.K23:.K27])" office:value-type="float" office:value="1471.8" calcext:value-type="float">
            <text:p>1.471,80</text:p>
          </table:table-cell>
          <table:table-cell table:style-name="ce43" table:formula="of:=AVERAGE([.L23:.L27])" office:value-type="float" office:value="0.2423592" calcext:value-type="float">
            <text:p>0,24</text:p>
          </table:table-cell>
          <table:table-cell table:style-name="ce43" table:formula="of:=AVERAGE([.M23:.M27])" office:value-type="float" office:value="0.51431" calcext:value-type="float">
            <text:p>0,51</text:p>
          </table:table-cell>
          <table:table-cell table:style-name="ce43" table:formula="of:=AVERAGE([.N23:.N27])" office:value-type="float" office:value="77.2708" calcext:value-type="float">
            <text:p>77,27</text:p>
          </table:table-cell>
          <table:table-cell table:number-columns-repeated="243"/>
        </table:table-row>
        <table:table-row table:style-name="ro1" table:number-rows-repeated="2">
          <table:table-cell/>
          <table:table-cell table:style-name="ce32" table:number-columns-repeated="13"/>
          <table:table-cell table:number-columns-repeated="243"/>
        </table:table-row>
        <table:table-row table:style-name="ro1">
          <table:table-cell/>
          <table:table-cell table:style-name="ce33"/>
          <table:table-cell table:style-name="ce90" office:value-type="string" calcext:value-type="string" table:number-columns-spanned="12" table:number-rows-spanned="1">
            <text:p>Algoritmo BL <text:s/>– 10% Restricciones</text:p>
          </table:table-cell>
          <table:covered-table-cell table:number-columns-repeated="11" table:style-name="ce90"/>
          <table:table-cell table:number-columns-repeated="243"/>
        </table:table-row>
        <table:table-row table:style-name="ro2">
          <table:table-cell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  <table:table-cell table:number-columns-repeated="243"/>
        </table:table-row>
        <table:table-row table:style-name="ro2">
          <table:table-cell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number-columns-repeated="243"/>
        </table:table-row>
        <table:table-row table:style-name="ro2">
          <table:table-cell/>
          <table:table-cell table:style-name="ce35" office:value-type="string" calcext:value-type="string">
            <text:p>Ejecución 1</text:p>
          </table:table-cell>
          <table:table-cell table:style-name="ce44" office:value-type="float" office:value="21" calcext:value-type="float">
            <text:p>21</text:p>
          </table:table-cell>
          <table:table-cell table:style-name="ce48" table:formula="of:=[.P34]" office:value-type="float" office:value="0.791722" calcext:value-type="float">
            <text:p>0,7917</text:p>
          </table:table-cell>
          <table:table-cell table:style-name="ce44" office:value-type="float" office:value="0.964562" calcext:value-type="float">
            <text:p>0,964562</text:p>
          </table:table-cell>
          <table:table-cell table:style-name="ce44" office:value-type="float" office:value="0.558438" calcext:value-type="float">
            <text:p>0,558438</text:p>
          </table:table-cell>
          <table:table-cell table:style-name="ce44" office:value-type="float" office:value="26" calcext:value-type="float">
            <text:p>26</text:p>
          </table:table-cell>
          <table:table-cell table:style-name="ce48" table:formula="of:=[.Q34]" office:value-type="float" office:value="0.23702" calcext:value-type="float">
            <text:p>0,2370</text:p>
          </table:table-cell>
          <table:table-cell table:style-name="ce44" office:value-type="float" office:value="0.273015" calcext:value-type="float">
            <text:p>0,273015</text:p>
          </table:table-cell>
          <table:table-cell table:style-name="ce44" office:value-type="float" office:value="1.76895" calcext:value-type="float">
            <text:p>1,76895</text:p>
          </table:table-cell>
          <table:table-cell table:style-name="ce44" office:value-type="float" office:value="85" calcext:value-type="float">
            <text:p>85</text:p>
          </table:table-cell>
          <table:table-cell table:style-name="ce48" table:formula="of:=[.R34]" office:value-type="float" office:value="0.123358" calcext:value-type="float">
            <text:p>0,1234</text:p>
          </table:table-cell>
          <table:table-cell table:style-name="ce44" office:value-type="float" office:value="0.153543" calcext:value-type="float">
            <text:p>0,153543</text:p>
          </table:table-cell>
          <table:table-cell table:style-name="ce44" office:value-type="float" office:value="52.1666" calcext:value-type="float">
            <text:p>52,1666</text:p>
          </table:table-cell>
          <table:table-cell/>
          <table:table-cell office:value-type="float" office:value="0.791722" calcext:value-type="float">
            <text:p>0,791722</text:p>
          </table:table-cell>
          <table:table-cell office:value-type="float" office:value="0.23702" calcext:value-type="float">
            <text:p>0,23702</text:p>
          </table:table-cell>
          <table:table-cell office:value-type="float" office:value="0.123358" calcext:value-type="float">
            <text:p>0,123358</text:p>
          </table:table-cell>
          <table:table-cell table:number-columns-repeated="239"/>
        </table:table-row>
        <table:table-row table:style-name="ro2">
          <table:table-cell/>
          <table:table-cell table:style-name="ce35" office:value-type="string" calcext:value-type="string">
            <text:p>Ejecución 2</text:p>
          </table:table-cell>
          <table:table-cell table:style-name="ce44" office:value-type="float" office:value="11" calcext:value-type="float">
            <text:p>11</text:p>
          </table:table-cell>
          <table:table-cell table:style-name="ce48" table:formula="of:=[.P35]" office:value-type="float" office:value="0.60885" calcext:value-type="float">
            <text:p>0,6089</text:p>
          </table:table-cell>
          <table:table-cell table:style-name="ce44" office:value-type="float" office:value="0.699385" calcext:value-type="float">
            <text:p>0,699385</text:p>
          </table:table-cell>
          <table:table-cell table:style-name="ce44" office:value-type="float" office:value="0.461931" calcext:value-type="float">
            <text:p>0,461931</text:p>
          </table:table-cell>
          <table:table-cell table:style-name="ce44" office:value-type="float" office:value="41" calcext:value-type="float">
            <text:p>41</text:p>
          </table:table-cell>
          <table:table-cell table:style-name="ce48" table:formula="of:=[.Q35]" office:value-type="float" office:value="0.211883" calcext:value-type="float">
            <text:p>0,2119</text:p>
          </table:table-cell>
          <table:table-cell table:style-name="ce44" office:value-type="float" office:value="0.268643" calcext:value-type="float">
            <text:p>0,268643</text:p>
          </table:table-cell>
          <table:table-cell table:style-name="ce44" office:value-type="float" office:value="2.10445" calcext:value-type="float">
            <text:p>2,10445</text:p>
          </table:table-cell>
          <table:table-cell table:style-name="ce44" office:value-type="float" office:value="135" calcext:value-type="float">
            <text:p>135</text:p>
          </table:table-cell>
          <table:table-cell table:style-name="ce48" table:formula="of:=[.R35]" office:value-type="float" office:value="0.130033" calcext:value-type="float">
            <text:p>0,1300</text:p>
          </table:table-cell>
          <table:table-cell table:style-name="ce44" office:value-type="float" office:value="0.177974" calcext:value-type="float">
            <text:p>0,177974</text:p>
          </table:table-cell>
          <table:table-cell table:style-name="ce44" office:value-type="float" office:value="62.9562" calcext:value-type="float">
            <text:p>62,9562</text:p>
          </table:table-cell>
          <table:table-cell/>
          <table:table-cell office:value-type="float" office:value="0.60885" calcext:value-type="float">
            <text:p>0,60885</text:p>
          </table:table-cell>
          <table:table-cell office:value-type="float" office:value="0.211883" calcext:value-type="float">
            <text:p>0,211883</text:p>
          </table:table-cell>
          <table:table-cell office:value-type="float" office:value="0.130033" calcext:value-type="float">
            <text:p>0,130033</text:p>
          </table:table-cell>
          <table:table-cell table:number-columns-repeated="239"/>
        </table:table-row>
        <table:table-row table:style-name="ro2">
          <table:table-cell/>
          <table:table-cell table:style-name="ce35" office:value-type="string" calcext:value-type="string">
            <text:p>Ejecución 3</text:p>
          </table:table-cell>
          <table:table-cell table:style-name="ce44" office:value-type="float" office:value="12" calcext:value-type="float">
            <text:p>12</text:p>
          </table:table-cell>
          <table:table-cell table:style-name="ce48" table:formula="of:=[.P36]" office:value-type="float" office:value="0.700764" calcext:value-type="float">
            <text:p>0,7008</text:p>
          </table:table-cell>
          <table:table-cell table:style-name="ce44" office:value-type="float" office:value="0.799529" calcext:value-type="float">
            <text:p>0,799529</text:p>
          </table:table-cell>
          <table:table-cell table:style-name="ce44" office:value-type="float" office:value="0.471867" calcext:value-type="float">
            <text:p>0,471867</text:p>
          </table:table-cell>
          <table:table-cell table:style-name="ce44" office:value-type="float" office:value="12" calcext:value-type="float">
            <text:p>12</text:p>
          </table:table-cell>
          <table:table-cell table:style-name="ce48" table:formula="of:=[.Q36]" office:value-type="float" office:value="0.248926" calcext:value-type="float">
            <text:p>0,2489</text:p>
          </table:table-cell>
          <table:table-cell table:style-name="ce44" office:value-type="float" office:value="0.265539" calcext:value-type="float">
            <text:p>0,265539</text:p>
          </table:table-cell>
          <table:table-cell table:style-name="ce44" office:value-type="float" office:value="2.21285" calcext:value-type="float">
            <text:p>2,21285</text:p>
          </table:table-cell>
          <table:table-cell table:style-name="ce44" office:value-type="float" office:value="87" calcext:value-type="float">
            <text:p>87</text:p>
          </table:table-cell>
          <table:table-cell table:style-name="ce48" table:formula="of:=[.R36]" office:value-type="float" office:value="0.12822" calcext:value-type="float">
            <text:p>0,1282</text:p>
          </table:table-cell>
          <table:table-cell table:style-name="ce44" office:value-type="float" office:value="0.159114" calcext:value-type="float">
            <text:p>0,159114</text:p>
          </table:table-cell>
          <table:table-cell table:style-name="ce44" office:value-type="float" office:value="51.1391" calcext:value-type="float">
            <text:p>51,1391</text:p>
          </table:table-cell>
          <table:table-cell/>
          <table:table-cell office:value-type="float" office:value="0.700764" calcext:value-type="float">
            <text:p>0,700764</text:p>
          </table:table-cell>
          <table:table-cell office:value-type="float" office:value="0.248926" calcext:value-type="float">
            <text:p>0,248926</text:p>
          </table:table-cell>
          <table:table-cell office:value-type="float" office:value="0.12822" calcext:value-type="float">
            <text:p>0,12822</text:p>
          </table:table-cell>
          <table:table-cell table:number-columns-repeated="239"/>
        </table:table-row>
        <table:table-row table:style-name="ro2">
          <table:table-cell/>
          <table:table-cell table:style-name="ce35" office:value-type="string" calcext:value-type="string">
            <text:p>Ejecución 4</text:p>
          </table:table-cell>
          <table:table-cell table:style-name="ce44" office:value-type="float" office:value="25" calcext:value-type="float">
            <text:p>25</text:p>
          </table:table-cell>
          <table:table-cell table:style-name="ce48" table:formula="of:=[.P37]" office:value-type="float" office:value="0.748683" calcext:value-type="float">
            <text:p>0,7487</text:p>
          </table:table-cell>
          <table:table-cell table:style-name="ce44" office:value-type="float" office:value="0.954445" calcext:value-type="float">
            <text:p>0,954445</text:p>
          </table:table-cell>
          <table:table-cell table:style-name="ce44" office:value-type="float" office:value="0.524284" calcext:value-type="float">
            <text:p>0,524284</text:p>
          </table:table-cell>
          <table:table-cell table:style-name="ce44" office:value-type="float" office:value="30" calcext:value-type="float">
            <text:p>30</text:p>
          </table:table-cell>
          <table:table-cell table:style-name="ce48" table:formula="of:=[.Q37]" office:value-type="float" office:value="0.225619" calcext:value-type="float">
            <text:p>0,2256</text:p>
          </table:table-cell>
          <table:table-cell table:style-name="ce44" office:value-type="float" office:value="0.267151" calcext:value-type="float">
            <text:p>0,267151</text:p>
          </table:table-cell>
          <table:table-cell table:style-name="ce44" office:value-type="float" office:value="1.9166" calcext:value-type="float">
            <text:p>1,9166</text:p>
          </table:table-cell>
          <table:table-cell table:style-name="ce44" office:value-type="float" office:value="102" calcext:value-type="float">
            <text:p>102</text:p>
          </table:table-cell>
          <table:table-cell table:style-name="ce48" table:formula="of:=[.R37]" office:value-type="float" office:value="0.117965" calcext:value-type="float">
            <text:p>0,1180</text:p>
          </table:table-cell>
          <table:table-cell table:style-name="ce44" office:value-type="float" office:value="0.154186" calcext:value-type="float">
            <text:p>0,154186</text:p>
          </table:table-cell>
          <table:table-cell table:style-name="ce44" office:value-type="float" office:value="64.7627" calcext:value-type="float">
            <text:p>64,7627</text:p>
          </table:table-cell>
          <table:table-cell/>
          <table:table-cell office:value-type="float" office:value="0.748683" calcext:value-type="float">
            <text:p>0,748683</text:p>
          </table:table-cell>
          <table:table-cell office:value-type="float" office:value="0.225619" calcext:value-type="float">
            <text:p>0,225619</text:p>
          </table:table-cell>
          <table:table-cell office:value-type="float" office:value="0.117965" calcext:value-type="float">
            <text:p>0,117965</text:p>
          </table:table-cell>
          <table:table-cell table:number-columns-repeated="239"/>
        </table:table-row>
        <table:table-row table:style-name="ro2">
          <table:table-cell/>
          <table:table-cell table:style-name="ce36" office:value-type="string" calcext:value-type="string">
            <text:p>Ejecuión 5</text:p>
          </table:table-cell>
          <table:table-cell table:style-name="ce44" office:value-type="float" office:value="11" calcext:value-type="float">
            <text:p>11</text:p>
          </table:table-cell>
          <table:table-cell table:style-name="ce48" table:formula="of:=[.P38]" office:value-type="float" office:value="0.607798" calcext:value-type="float">
            <text:p>0,6078</text:p>
          </table:table-cell>
          <table:table-cell table:style-name="ce44" office:value-type="float" office:value="0.698333" calcext:value-type="float">
            <text:p>0,698333</text:p>
          </table:table-cell>
          <table:table-cell table:style-name="ce44" office:value-type="float" office:value="0.711969" calcext:value-type="float">
            <text:p>0,711969</text:p>
          </table:table-cell>
          <table:table-cell table:style-name="ce44" office:value-type="float" office:value="25" calcext:value-type="float">
            <text:p>25</text:p>
          </table:table-cell>
          <table:table-cell table:style-name="ce48" table:formula="of:=[.Q38]" office:value-type="float" office:value="0.242136" calcext:value-type="float">
            <text:p>0,2421</text:p>
          </table:table-cell>
          <table:table-cell table:style-name="ce44" office:value-type="float" office:value="0.276746" calcext:value-type="float">
            <text:p>0,276746</text:p>
          </table:table-cell>
          <table:table-cell table:style-name="ce44" office:value-type="float" office:value="1.7283" calcext:value-type="float">
            <text:p>1,7283</text:p>
          </table:table-cell>
          <table:table-cell table:style-name="ce44" office:value-type="float" office:value="137" calcext:value-type="float">
            <text:p>137</text:p>
          </table:table-cell>
          <table:table-cell table:style-name="ce48" table:formula="of:=[.R38]" office:value-type="float" office:value="0.118461" calcext:value-type="float">
            <text:p>0,1185</text:p>
          </table:table-cell>
          <table:table-cell table:style-name="ce44" office:value-type="float" office:value="0.167112" calcext:value-type="float">
            <text:p>0,167112</text:p>
          </table:table-cell>
          <table:table-cell table:style-name="ce44" office:value-type="float" office:value="56.5437" calcext:value-type="float">
            <text:p>56,5437</text:p>
          </table:table-cell>
          <table:table-cell/>
          <table:table-cell office:value-type="float" office:value="0.607798" calcext:value-type="float">
            <text:p>0,607798</text:p>
          </table:table-cell>
          <table:table-cell office:value-type="float" office:value="0.242136" calcext:value-type="float">
            <text:p>0,242136</text:p>
          </table:table-cell>
          <table:table-cell office:value-type="float" office:value="0.118461" calcext:value-type="float">
            <text:p>0,118461</text:p>
          </table:table-cell>
          <table:table-cell table:number-columns-repeated="239"/>
        </table:table-row>
        <table:table-row table:style-name="ro2">
          <table:table-cell/>
          <table:table-cell table:style-name="ce37" office:value-type="string" calcext:value-type="string">
            <text:p>Media</text:p>
          </table:table-cell>
          <table:table-cell table:style-name="ce43" table:formula="of:=AVERAGE([.C34:.C38])" office:value-type="float" office:value="16" calcext:value-type="float">
            <text:p>16,00</text:p>
          </table:table-cell>
          <table:table-cell table:style-name="ce43" table:formula="of:=AVERAGE([.D34:.D38])" office:value-type="float" office:value="0.6915634" calcext:value-type="float">
            <text:p>0,69</text:p>
          </table:table-cell>
          <table:table-cell table:style-name="ce43" table:formula="of:=AVERAGE([.E34:.E38])" office:value-type="float" office:value="0.8232508" calcext:value-type="float">
            <text:p>0,82</text:p>
          </table:table-cell>
          <table:table-cell table:style-name="ce43" table:formula="of:=AVERAGE([.F34:.F38])" office:value-type="float" office:value="0.5456978" calcext:value-type="float">
            <text:p>0,55</text:p>
          </table:table-cell>
          <table:table-cell table:style-name="ce43" table:formula="of:=AVERAGE([.G34:.G38])" office:value-type="float" office:value="26.8" calcext:value-type="float">
            <text:p>26,80</text:p>
          </table:table-cell>
          <table:table-cell table:style-name="ce43" table:formula="of:=AVERAGE([.H34:.H38])" office:value-type="float" office:value="0.2331168" calcext:value-type="float">
            <text:p>0,23</text:p>
          </table:table-cell>
          <table:table-cell table:style-name="ce43" table:formula="of:=AVERAGE([.I34:.I38])" office:value-type="float" office:value="0.2702188" calcext:value-type="float">
            <text:p>0,27</text:p>
          </table:table-cell>
          <table:table-cell table:style-name="ce43" table:formula="of:=AVERAGE([.J34:.J38])" office:value-type="float" office:value="1.94623" calcext:value-type="float">
            <text:p>1,95</text:p>
          </table:table-cell>
          <table:table-cell table:style-name="ce43" table:formula="of:=AVERAGE([.K34:.K38])" office:value-type="float" office:value="109.2" calcext:value-type="float">
            <text:p>109,20</text:p>
          </table:table-cell>
          <table:table-cell table:style-name="ce43" table:formula="of:=AVERAGE([.L34:.L38])" office:value-type="float" office:value="0.1236074" calcext:value-type="float">
            <text:p>0,12</text:p>
          </table:table-cell>
          <table:table-cell table:style-name="ce43" table:formula="of:=AVERAGE([.M34:.M38])" office:value-type="float" office:value="0.1623858" calcext:value-type="float">
            <text:p>0,16</text:p>
          </table:table-cell>
          <table:table-cell table:style-name="ce43" table:formula="of:=AVERAGE([.N34:.N38])" office:value-type="float" office:value="57.51366" calcext:value-type="float">
            <text:p>57,51</text:p>
          </table:table-cell>
          <table:table-cell table:number-columns-repeated="2"/>
          <table:table-cell table:style-name="ce54"/>
          <table:table-cell table:number-columns-repeated="240"/>
        </table:table-row>
        <table:table-row table:style-name="ro1" table:number-rows-repeated="2">
          <table:table-cell/>
          <table:table-cell table:style-name="ce32" table:number-columns-repeated="13"/>
          <table:table-cell table:number-columns-repeated="243"/>
        </table:table-row>
        <table:table-row table:style-name="ro1">
          <table:table-cell/>
          <table:table-cell table:style-name="ce33"/>
          <table:table-cell table:style-name="ce90" office:value-type="string" calcext:value-type="string" table:number-columns-spanned="12" table:number-rows-spanned="1">
            <text:p>Algoritmo BL <text:s/>– 20% Restricciones</text:p>
          </table:table-cell>
          <table:covered-table-cell table:number-columns-repeated="11" table:style-name="ce90"/>
          <table:table-cell table:number-columns-repeated="243"/>
        </table:table-row>
        <table:table-row table:style-name="ro2">
          <table:table-cell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  <table:table-cell table:number-columns-repeated="2"/>
          <table:table-cell table:style-name="ce54"/>
          <table:table-cell table:number-columns-repeated="240"/>
        </table:table-row>
        <table:table-row table:style-name="ro2">
          <table:table-cell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number-columns-repeated="243"/>
        </table:table-row>
        <table:table-row table:style-name="ro2">
          <table:table-cell/>
          <table:table-cell table:style-name="ce35" office:value-type="string" calcext:value-type="string">
            <text:p>Ejecución 1</text:p>
          </table:table-cell>
          <table:table-cell table:style-name="ce44" office:value-type="float" office:value="28" calcext:value-type="float">
            <text:p>28</text:p>
          </table:table-cell>
          <table:table-cell table:style-name="ce48" table:formula="of:=[.P45]" office:value-type="float" office:value="0.759949" calcext:value-type="float">
            <text:p>0,7599</text:p>
          </table:table-cell>
          <table:table-cell table:style-name="ce44" office:value-type="float" office:value="0.882756" calcext:value-type="float">
            <text:p>0,882756</text:p>
          </table:table-cell>
          <table:table-cell table:style-name="ce44" office:value-type="float" office:value="0.258688" calcext:value-type="float">
            <text:p>0,258688</text:p>
          </table:table-cell>
          <table:table-cell table:style-name="ce44" office:value-type="float" office:value="37" calcext:value-type="float">
            <text:p>37</text:p>
          </table:table-cell>
          <table:table-cell table:style-name="ce48" table:formula="of:=[.Q45]" office:value-type="float" office:value="0.250138" calcext:value-type="float">
            <text:p>0,2501</text:p>
          </table:table-cell>
          <table:table-cell table:style-name="ce44" office:value-type="float" office:value="0.277238" calcext:value-type="float">
            <text:p>0,277238</text:p>
          </table:table-cell>
          <table:table-cell table:style-name="ce44" office:value-type="float" office:value="1.91436" calcext:value-type="float">
            <text:p>1,91436</text:p>
          </table:table-cell>
          <table:table-cell table:style-name="ce44" office:value-type="float" office:value="125" calcext:value-type="float">
            <text:p>125</text:p>
          </table:table-cell>
          <table:table-cell table:style-name="ce48" table:formula="of:=[.R45]" office:value-type="float" office:value="0.131911" calcext:value-type="float">
            <text:p>0,1319</text:p>
          </table:table-cell>
          <table:table-cell table:style-name="ce44" office:value-type="float" office:value="0.155008" calcext:value-type="float">
            <text:p>0,155008</text:p>
          </table:table-cell>
          <table:table-cell table:style-name="ce44" office:value-type="float" office:value="36.4591" calcext:value-type="float">
            <text:p>36,4591</text:p>
          </table:table-cell>
          <table:table-cell/>
          <table:table-cell office:value-type="float" office:value="0.759949" calcext:value-type="float">
            <text:p>0,759949</text:p>
          </table:table-cell>
          <table:table-cell office:value-type="float" office:value="0.250138" calcext:value-type="float">
            <text:p>0,250138</text:p>
          </table:table-cell>
          <table:table-cell office:value-type="float" office:value="0.131911" calcext:value-type="float">
            <text:p>0,131911</text:p>
          </table:table-cell>
          <table:table-cell table:number-columns-repeated="239"/>
        </table:table-row>
        <table:table-row table:style-name="ro2">
          <table:table-cell/>
          <table:table-cell table:style-name="ce35" office:value-type="string" calcext:value-type="string">
            <text:p>Ejecución 2</text:p>
          </table:table-cell>
          <table:table-cell table:style-name="ce44" office:value-type="float" office:value="35" calcext:value-type="float">
            <text:p>35</text:p>
          </table:table-cell>
          <table:table-cell table:style-name="ce48" table:formula="of:=[.P46]" office:value-type="float" office:value="0.71821" calcext:value-type="float">
            <text:p>0,7182</text:p>
          </table:table-cell>
          <table:table-cell table:style-name="ce44" office:value-type="float" office:value="0.871719" calcext:value-type="float">
            <text:p>0,871719</text:p>
          </table:table-cell>
          <table:table-cell table:style-name="ce44" office:value-type="float" office:value="0.380453" calcext:value-type="float">
            <text:p>0,380453</text:p>
          </table:table-cell>
          <table:table-cell table:style-name="ce44" office:value-type="float" office:value="33" calcext:value-type="float">
            <text:p>33</text:p>
          </table:table-cell>
          <table:table-cell table:style-name="ce48" table:formula="of:=[.Q46]" office:value-type="float" office:value="0.250524" calcext:value-type="float">
            <text:p>0,2505</text:p>
          </table:table-cell>
          <table:table-cell table:style-name="ce44" office:value-type="float" office:value="0.274694" calcext:value-type="float">
            <text:p>0,274694</text:p>
          </table:table-cell>
          <table:table-cell table:style-name="ce44" office:value-type="float" office:value="1.70347" calcext:value-type="float">
            <text:p>1,70347</text:p>
          </table:table-cell>
          <table:table-cell table:style-name="ce44" office:value-type="float" office:value="165" calcext:value-type="float">
            <text:p>165</text:p>
          </table:table-cell>
          <table:table-cell table:style-name="ce48" table:formula="of:=[.R46]" office:value-type="float" office:value="0.122652" calcext:value-type="float">
            <text:p>0,1227</text:p>
          </table:table-cell>
          <table:table-cell table:style-name="ce44" office:value-type="float" office:value="0.153139" calcext:value-type="float">
            <text:p>0,153139</text:p>
          </table:table-cell>
          <table:table-cell table:style-name="ce44" office:value-type="float" office:value="39.2873" calcext:value-type="float">
            <text:p>39,2873</text:p>
          </table:table-cell>
          <table:table-cell/>
          <table:table-cell office:value-type="float" office:value="0.71821" calcext:value-type="float">
            <text:p>0,71821</text:p>
          </table:table-cell>
          <table:table-cell office:value-type="float" office:value="0.250524" calcext:value-type="float">
            <text:p>0,250524</text:p>
          </table:table-cell>
          <table:table-cell office:value-type="float" office:value="0.122652" calcext:value-type="float">
            <text:p>0,122652</text:p>
          </table:table-cell>
          <table:table-cell table:number-columns-repeated="239"/>
        </table:table-row>
        <table:table-row table:style-name="ro2">
          <table:table-cell/>
          <table:table-cell table:style-name="ce35" office:value-type="string" calcext:value-type="string">
            <text:p>Ejecución 3</text:p>
          </table:table-cell>
          <table:table-cell table:style-name="ce44" office:value-type="float" office:value="22" calcext:value-type="float">
            <text:p>22</text:p>
          </table:table-cell>
          <table:table-cell table:style-name="ce48" table:formula="of:=[.P47]" office:value-type="float" office:value="0.748817" calcext:value-type="float">
            <text:p>0,7488</text:p>
          </table:table-cell>
          <table:table-cell table:style-name="ce44" office:value-type="float" office:value="0.845309" calcext:value-type="float">
            <text:p>0,845309</text:p>
          </table:table-cell>
          <table:table-cell table:style-name="ce44" office:value-type="float" office:value="0.333361" calcext:value-type="float">
            <text:p>0,333361</text:p>
          </table:table-cell>
          <table:table-cell table:style-name="ce44" office:value-type="float" office:value="60" calcext:value-type="float">
            <text:p>60</text:p>
          </table:table-cell>
          <table:table-cell table:style-name="ce48" table:formula="of:=[.Q47]" office:value-type="float" office:value="0.249724" calcext:value-type="float">
            <text:p>0,2497</text:p>
          </table:table-cell>
          <table:table-cell table:style-name="ce44" office:value-type="float" office:value="0.293669" calcext:value-type="float">
            <text:p>0,293669</text:p>
          </table:table-cell>
          <table:table-cell table:style-name="ce44" office:value-type="float" office:value="1.48629" calcext:value-type="float">
            <text:p>1,48629</text:p>
          </table:table-cell>
          <table:table-cell table:style-name="ce44" office:value-type="float" office:value="186" calcext:value-type="float">
            <text:p>186</text:p>
          </table:table-cell>
          <table:table-cell table:style-name="ce48" table:formula="of:=[.R47]" office:value-type="float" office:value="0.121471" calcext:value-type="float">
            <text:p>0,1215</text:p>
          </table:table-cell>
          <table:table-cell table:style-name="ce44" office:value-type="float" office:value="0.155839" calcext:value-type="float">
            <text:p>0,155839</text:p>
          </table:table-cell>
          <table:table-cell table:style-name="ce44" office:value-type="float" office:value="43.1435" calcext:value-type="float">
            <text:p>43,1435</text:p>
          </table:table-cell>
          <table:table-cell/>
          <table:table-cell office:value-type="float" office:value="0.748817" calcext:value-type="float">
            <text:p>0,748817</text:p>
          </table:table-cell>
          <table:table-cell office:value-type="float" office:value="0.249724" calcext:value-type="float">
            <text:p>0,249724</text:p>
          </table:table-cell>
          <table:table-cell office:value-type="float" office:value="0.121471" calcext:value-type="float">
            <text:p>0,121471</text:p>
          </table:table-cell>
          <table:table-cell table:number-columns-repeated="239"/>
        </table:table-row>
        <table:table-row table:style-name="ro2">
          <table:table-cell/>
          <table:table-cell table:style-name="ce35" office:value-type="string" calcext:value-type="string">
            <text:p>Ejecución 4</text:p>
          </table:table-cell>
          <table:table-cell table:style-name="ce44" office:value-type="float" office:value="25" calcext:value-type="float">
            <text:p>25</text:p>
          </table:table-cell>
          <table:table-cell table:style-name="ce48" table:formula="of:=[.P48]" office:value-type="float" office:value="0.715068" calcext:value-type="float">
            <text:p>0,7151</text:p>
          </table:table-cell>
          <table:table-cell table:style-name="ce44" office:value-type="float" office:value="0.824717" calcext:value-type="float">
            <text:p>0,824717</text:p>
          </table:table-cell>
          <table:table-cell table:style-name="ce44" office:value-type="float" office:value="0.227914" calcext:value-type="float">
            <text:p>0,227914</text:p>
          </table:table-cell>
          <table:table-cell table:style-name="ce44" office:value-type="float" office:value="40" calcext:value-type="float">
            <text:p>40</text:p>
          </table:table-cell>
          <table:table-cell table:style-name="ce48" table:formula="of:=[.Q48]" office:value-type="float" office:value="0.250667" calcext:value-type="float">
            <text:p>0,2507</text:p>
          </table:table-cell>
          <table:table-cell table:style-name="ce44" office:value-type="float" office:value="0.279964" calcext:value-type="float">
            <text:p>0,279964</text:p>
          </table:table-cell>
          <table:table-cell table:style-name="ce44" office:value-type="float" office:value="1.85157" calcext:value-type="float">
            <text:p>1,85157</text:p>
          </table:table-cell>
          <table:table-cell table:style-name="ce44" office:value-type="float" office:value="169" calcext:value-type="float">
            <text:p>169</text:p>
          </table:table-cell>
          <table:table-cell table:style-name="ce48" table:formula="of:=[.R48]" office:value-type="float" office:value="0.122829" calcext:value-type="float">
            <text:p>0,1228</text:p>
          </table:table-cell>
          <table:table-cell table:style-name="ce44" office:value-type="float" office:value="0.154056" calcext:value-type="float">
            <text:p>0,154056</text:p>
          </table:table-cell>
          <table:table-cell table:style-name="ce52" office:value-type="float" office:value="37.9047" calcext:value-type="float">
            <text:p>37,9047</text:p>
          </table:table-cell>
          <table:table-cell/>
          <table:table-cell office:value-type="float" office:value="0.715068" calcext:value-type="float">
            <text:p>0,715068</text:p>
          </table:table-cell>
          <table:table-cell office:value-type="float" office:value="0.250667" calcext:value-type="float">
            <text:p>0,250667</text:p>
          </table:table-cell>
          <table:table-cell office:value-type="float" office:value="0.122829" calcext:value-type="float">
            <text:p>0,122829</text:p>
          </table:table-cell>
          <table:table-cell table:number-columns-repeated="239"/>
        </table:table-row>
        <table:table-row table:style-name="ro2">
          <table:table-cell/>
          <table:table-cell table:style-name="ce36" office:value-type="string" calcext:value-type="string">
            <text:p>Ejecuión 5</text:p>
          </table:table-cell>
          <table:table-cell table:style-name="ce44" office:value-type="float" office:value="17" calcext:value-type="float">
            <text:p>17</text:p>
          </table:table-cell>
          <table:table-cell table:style-name="ce48" table:formula="of:=[.P49]" office:value-type="float" office:value="0.735887" calcext:value-type="float">
            <text:p>0,7359</text:p>
          </table:table-cell>
          <table:table-cell table:style-name="ce44" office:value-type="float" office:value="0.810448" calcext:value-type="float">
            <text:p>0,810448</text:p>
          </table:table-cell>
          <table:table-cell table:style-name="ce44" office:value-type="float" office:value="0.33029" calcext:value-type="float">
            <text:p>0,33029</text:p>
          </table:table-cell>
          <table:table-cell table:style-name="ce44" office:value-type="float" office:value="44" calcext:value-type="float">
            <text:p>44</text:p>
          </table:table-cell>
          <table:table-cell table:style-name="ce48" table:formula="of:=[.Q49]" office:value-type="float" office:value="0.243676" calcext:value-type="float">
            <text:p>0,2437</text:p>
          </table:table-cell>
          <table:table-cell table:style-name="ce44" office:value-type="float" office:value="0.275902" calcext:value-type="float">
            <text:p>0,275902</text:p>
          </table:table-cell>
          <table:table-cell table:style-name="ce44" office:value-type="float" office:value="2.04448" calcext:value-type="float">
            <text:p>2,04448</text:p>
          </table:table-cell>
          <table:table-cell table:style-name="ce44" office:value-type="float" office:value="213" calcext:value-type="float">
            <text:p>213</text:p>
          </table:table-cell>
          <table:table-cell table:style-name="ce48" table:formula="of:=[.R49]" office:value-type="float" office:value="0.125288" calcext:value-type="float">
            <text:p>0,1253</text:p>
          </table:table-cell>
          <table:table-cell table:style-name="ce44" office:value-type="float" office:value="0.164645" calcext:value-type="float">
            <text:p>0,164645</text:p>
          </table:table-cell>
          <table:table-cell table:style-name="ce44" office:value-type="float" office:value="40.5389" calcext:value-type="float">
            <text:p>40,5389</text:p>
          </table:table-cell>
          <table:table-cell/>
          <table:table-cell office:value-type="float" office:value="0.735887" calcext:value-type="float">
            <text:p>0,735887</text:p>
          </table:table-cell>
          <table:table-cell office:value-type="float" office:value="0.243676" calcext:value-type="float">
            <text:p>0,243676</text:p>
          </table:table-cell>
          <table:table-cell office:value-type="float" office:value="0.125288" calcext:value-type="float">
            <text:p>0,125288</text:p>
          </table:table-cell>
          <table:table-cell table:number-columns-repeated="239"/>
        </table:table-row>
        <table:table-row table:style-name="ro2">
          <table:table-cell/>
          <table:table-cell table:style-name="ce37" office:value-type="string" calcext:value-type="string">
            <text:p>Media</text:p>
          </table:table-cell>
          <table:table-cell table:style-name="ce43" table:formula="of:=AVERAGE([.C45:.C49])" office:value-type="float" office:value="25.4" calcext:value-type="float">
            <text:p>25,40</text:p>
          </table:table-cell>
          <table:table-cell table:style-name="ce43" table:formula="of:=AVERAGE([.D45:.D49])" office:value-type="float" office:value="0.7355862" calcext:value-type="float">
            <text:p>0,74</text:p>
          </table:table-cell>
          <table:table-cell table:style-name="ce43" table:formula="of:=AVERAGE([.E45:.E49])" office:value-type="float" office:value="0.8469898" calcext:value-type="float">
            <text:p>0,85</text:p>
          </table:table-cell>
          <table:table-cell table:style-name="ce43" table:formula="of:=AVERAGE([.F45:.F49])" office:value-type="float" office:value="0.3061412" calcext:value-type="float">
            <text:p>0,31</text:p>
          </table:table-cell>
          <table:table-cell table:style-name="ce43" table:formula="of:=AVERAGE([.G45:.G49])" office:value-type="float" office:value="42.8" calcext:value-type="float">
            <text:p>42,80</text:p>
          </table:table-cell>
          <table:table-cell table:style-name="ce43" table:formula="of:=AVERAGE([.H45:.H49])" office:value-type="float" office:value="0.2489458" calcext:value-type="float">
            <text:p>0,25</text:p>
          </table:table-cell>
          <table:table-cell table:style-name="ce43" table:formula="of:=AVERAGE([.I45:.I49])" office:value-type="float" office:value="0.2802934" calcext:value-type="float">
            <text:p>0,28</text:p>
          </table:table-cell>
          <table:table-cell table:style-name="ce43" table:formula="of:=AVERAGE([.J45:.J49])" office:value-type="float" office:value="1.800034" calcext:value-type="float">
            <text:p>1,80</text:p>
          </table:table-cell>
          <table:table-cell table:style-name="ce43" table:formula="of:=AVERAGE([.K45:.K49])" office:value-type="float" office:value="171.6" calcext:value-type="float">
            <text:p>171,60</text:p>
          </table:table-cell>
          <table:table-cell table:style-name="ce43" table:formula="of:=AVERAGE([.L45:.L49])" office:value-type="float" office:value="0.1248302" calcext:value-type="float">
            <text:p>0,12</text:p>
          </table:table-cell>
          <table:table-cell table:style-name="ce43" table:formula="of:=AVERAGE([.M45:.M49])" office:value-type="float" office:value="0.1565374" calcext:value-type="float">
            <text:p>0,16</text:p>
          </table:table-cell>
          <table:table-cell table:style-name="ce43" table:formula="of:=AVERAGE([.N45:.N49])" office:value-type="float" office:value="39.4667" calcext:value-type="float">
            <text:p>39,47</text:p>
          </table:table-cell>
          <table:table-cell table:number-columns-repeated="2"/>
          <table:table-cell table:style-name="ce54"/>
          <table:table-cell table:number-columns-repeated="240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number-columns-repeated="2"/>
          <table:table-cell office:value-type="string" calcext:value-type="string">
            <text:p>ZOO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BUPA</text:p>
          </table:table-cell>
          <table:table-cell table:number-columns-repeated="11"/>
          <table:table-cell table:style-name="ce54"/>
          <table:table-cell table:number-columns-repeated="240"/>
        </table:table-row>
        <table:table-row table:style-name="ro1">
          <table:table-cell/>
          <table:table-cell office:value-type="string" calcext:value-type="string">
            <text:p>COPKM 20%</text:p>
          </table:table-cell>
          <table:table-cell office:value-type="float" office:value="0.281932143806519" calcext:value-type="float">
            <text:p>0,281932143806519</text:p>
          </table:table-cell>
          <table:table-cell office:value-type="float" office:value="0.0388541180244342" calcext:value-type="float">
            <text:p>0,038854118024434</text:p>
          </table:table-cell>
          <table:table-cell office:value-type="float" office:value="0.0219354507635785" calcext:value-type="float">
            <text:p>0,021935450763579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BL 20%</text:p>
          </table:table-cell>
          <table:table-cell office:value-type="float" office:value="0.174654456193481" calcext:value-type="float">
            <text:p>0,174654456193481</text:p>
          </table:table-cell>
          <table:table-cell office:value-type="float" office:value="0.115344481975566" calcext:value-type="float">
            <text:p>0,115344481975566</text:p>
          </table:table-cell>
          <table:table-cell office:value-type="float" office:value="0.0955935492364215" calcext:value-type="float">
            <text:p>0,095593549236422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COPKM</text:p>
          </table:table-cell>
          <table:table-cell office:value-type="float" office:value="0.104773943806519" calcext:value-type="float">
            <text:p>0,104773943806519</text:p>
          </table:table-cell>
          <table:table-cell office:value-type="float" office:value="0.0434217180244342" calcext:value-type="float">
            <text:p>0,043421718024434</text:p>
          </table:table-cell>
          <table:table-cell office:value-type="float" office:value="0.0177983492364215" calcext:value-type="float">
            <text:p>0,017798349236422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office:value-type="float" office:value="0.222054656193481" calcext:value-type="float">
            <text:p>0,222054656193481</text:p>
          </table:table-cell>
          <table:table-cell office:value-type="float" office:value="0.131173481975566" calcext:value-type="float">
            <text:p>0,131173481975566</text:p>
          </table:table-cell>
          <table:table-cell office:value-type="float" office:value="0.0968163492364215" calcext:value-type="float">
            <text:p>0,096816349236422</text:p>
          </table:table-cell>
          <table:table-cell table:number-columns-repeated="252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number-columns-repeated="16"/>
          <table:table-cell table:style-name="ce54"/>
          <table:table-cell table:number-columns-repeated="240"/>
        </table:table-row>
        <table:table-row table:style-name="ro1" table:number-rows-repeated="12">
          <table:table-cell table:number-columns-repeated="257"/>
        </table:table-row>
        <table:table-row table:style-name="ro1">
          <table:table-cell table:number-columns-repeated="2"/>
          <table:table-cell office:value-type="string" calcext:value-type="string">
            <text:p>ZOO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BUPA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COPKM 20%</text:p>
          </table:table-cell>
          <table:table-cell office:value-type="float" office:value="30.6" calcext:value-type="float">
            <text:p>30,6</text:p>
          </table:table-cell>
          <table:table-cell office:value-type="float" office:value="323.4" calcext:value-type="float">
            <text:p>323,4</text:p>
          </table:table-cell>
          <table:table-cell office:value-type="float" office:value="1471.8" calcext:value-type="float">
            <text:p>1471,8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BL 20%</text:p>
          </table:table-cell>
          <table:table-cell office:value-type="float" office:value="25.4" calcext:value-type="float">
            <text:p>25,4</text:p>
          </table:table-cell>
          <table:table-cell office:value-type="float" office:value="42.8" calcext:value-type="float">
            <text:p>42,8</text:p>
          </table:table-cell>
          <table:table-cell office:value-type="float" office:value="171.6" calcext:value-type="float">
            <text:p>171,6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COPKM</text:p>
          </table:table-cell>
          <table:table-cell office:value-type="float" office:value="31.6" calcext:value-type="float">
            <text:p>31,6</text:p>
          </table:table-cell>
          <table:table-cell office:value-type="float" office:value="435.6" calcext:value-type="float">
            <text:p>435,6</text:p>
          </table:table-cell>
          <table:table-cell office:value-type="float" office:value="798.6" calcext:value-type="float">
            <text:p>798,6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office:value-type="float" office:value="16" calcext:value-type="float">
            <text:p>16</text:p>
          </table:table-cell>
          <table:table-cell office:value-type="float" office:value="26.8" calcext:value-type="float">
            <text:p>26,8</text:p>
          </table:table-cell>
          <table:table-cell office:value-type="float" office:value="109.2" calcext:value-type="float">
            <text:p>109,2</text:p>
          </table:table-cell>
          <table:table-cell table:number-columns-repeated="252"/>
        </table:table-row>
        <table:table-row table:style-name="ro1" table:number-rows-repeated="15">
          <table:table-cell table:number-columns-repeated="257"/>
        </table:table-row>
        <table:table-row table:style-name="ro1">
          <table:table-cell table:number-columns-repeated="2"/>
          <table:table-cell office:value-type="string" calcext:value-type="string">
            <text:p>ZOO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BUPA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COPKM 20%</text:p>
          </table:table-cell>
          <table:table-cell office:value-type="float" office:value="1.277614" calcext:value-type="float">
            <text:p>1,277614</text:p>
          </table:table-cell>
          <table:table-cell office:value-type="float" office:value="0.6400098" calcext:value-type="float">
            <text:p>0,6400098</text:p>
          </table:table-cell>
          <table:table-cell office:value-type="float" office:value="0.51431" calcext:value-type="float">
            <text:p>0,51431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BL 20%</text:p>
          </table:table-cell>
          <table:table-cell office:value-type="float" office:value="0.8469898" calcext:value-type="float">
            <text:p>0,8469898</text:p>
          </table:table-cell>
          <table:table-cell office:value-type="float" office:value="0.2802934" calcext:value-type="float">
            <text:p>0,2802934</text:p>
          </table:table-cell>
          <table:table-cell office:value-type="float" office:value="0.1565374" calcext:value-type="float">
            <text:p>0,1565374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COPKM</text:p>
          </table:table-cell>
          <table:table-cell office:value-type="float" office:value="1.269658" calcext:value-type="float">
            <text:p>1,269658</text:p>
          </table:table-cell>
          <table:table-cell office:value-type="float" office:value="1.010759" calcext:value-type="float">
            <text:p>1,010759</text:p>
          </table:table-cell>
          <table:table-cell office:value-type="float" office:value="0.4862192" calcext:value-type="float">
            <text:p>0,4862192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office:value-type="float" office:value="0.8232508" calcext:value-type="float">
            <text:p>0,8232508</text:p>
          </table:table-cell>
          <table:table-cell office:value-type="float" office:value="0.2702188" calcext:value-type="float">
            <text:p>0,2702188</text:p>
          </table:table-cell>
          <table:table-cell office:value-type="float" office:value="0.1623858" calcext:value-type="float">
            <text:p>0,1623858</text:p>
          </table:table-cell>
          <table:table-cell table:number-columns-repeated="252"/>
        </table:table-row>
        <table:table-row table:style-name="ro1" table:number-rows-repeated="16">
          <table:table-cell table:number-columns-repeated="257"/>
        </table:table-row>
        <table:table-row table:style-name="ro1">
          <table:table-cell/>
          <table:table-cell office:value-type="string" calcext:value-type="string">
            <text:p>Tiempo COPKM 10</text:p>
          </table:table-cell>
          <table:table-cell office:value-type="string" calcext:value-type="string">
            <text:p>Tiempo COPKM 20</text:p>
          </table:table-cell>
          <table:table-cell table:number-columns-repeated="2" office:value-type="string" calcext:value-type="string">
            <text:p>Tiempo BL</text:p>
          </table:table-cell>
          <table:table-cell office:value-type="string" calcext:value-type="string">
            <text:p>Componentes</text:p>
          </table:table-cell>
          <table:table-cell table:number-columns-repeated="251"/>
        </table:table-row>
        <table:table-row table:style-name="ro2">
          <table:table-cell/>
          <table:table-cell table:style-name="ce13" office:value-type="float" office:value="0.3690882" calcext:value-type="float">
            <text:p>0,37</text:p>
          </table:table-cell>
          <table:table-cell table:style-name="ce1" table:formula="of:=[$'PAR 2020-2021'.E27]" office:value-type="float" office:value="0.2993644" calcext:value-type="float">
            <text:p>0,30</text:p>
          </table:table-cell>
          <table:table-cell table:style-name="ce14" office:value-type="float" office:value="0.5456978" calcext:value-type="float">
            <text:p>0,55</text:p>
          </table:table-cell>
          <table:table-cell table:style-name="ce14" office:value-type="float" office:value="0.3061412" calcext:value-type="float">
            <text:p>0,31</text:p>
          </table:table-cell>
          <table:table-cell table:style-name="ce50" office:value-type="float" office:value="101" calcext:value-type="float">
            <text:p>101,00</text:p>
          </table:table-cell>
          <table:table-cell table:number-columns-repeated="251"/>
        </table:table-row>
        <table:table-row table:style-name="ro2">
          <table:table-cell/>
          <table:table-cell table:style-name="ce13" office:value-type="float" office:value="8.38056" calcext:value-type="float">
            <text:p>8,38</text:p>
          </table:table-cell>
          <table:table-cell table:style-name="ce1" table:formula="of:=[$'PAR 2020-2021'.I27]" office:value-type="float" office:value="10.229874" calcext:value-type="float">
            <text:p>10,23</text:p>
          </table:table-cell>
          <table:table-cell table:style-name="ce14" office:value-type="float" office:value="1.94623" calcext:value-type="float">
            <text:p>1,95</text:p>
          </table:table-cell>
          <table:table-cell table:style-name="ce14" office:value-type="float" office:value="1.800034" calcext:value-type="float">
            <text:p>1,80</text:p>
          </table:table-cell>
          <table:table-cell table:style-name="ce50" office:value-type="float" office:value="214" calcext:value-type="float">
            <text:p>214,00</text:p>
          </table:table-cell>
          <table:table-cell table:number-columns-repeated="251"/>
        </table:table-row>
        <table:table-row table:style-name="ro2">
          <table:table-cell/>
          <table:table-cell table:style-name="ce13" office:value-type="float" office:value="94.92708" calcext:value-type="float">
            <text:p>94,93</text:p>
          </table:table-cell>
          <table:table-cell table:style-name="ce1" table:formula="of:=[$'PAR 2020-2021'.M27]" office:value-type="float" office:value="77.2708" calcext:value-type="float">
            <text:p>77,27</text:p>
          </table:table-cell>
          <table:table-cell table:style-name="ce14" office:value-type="float" office:value="57.51366" calcext:value-type="float">
            <text:p>57,51</text:p>
          </table:table-cell>
          <table:table-cell table:style-name="ce14" office:value-type="float" office:value="39.4667" calcext:value-type="float">
            <text:p>39,47</text:p>
          </table:table-cell>
          <table:table-cell table:style-name="ce50" office:value-type="float" office:value="345" calcext:value-type="float">
            <text:p>345,00</text:p>
          </table:table-cell>
          <table:table-cell table:number-columns-repeated="251"/>
        </table:table-row>
        <table:table-row table:style-name="ro1" table:number-rows-repeated="1048458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Practica 2" table:style-name="ta3">
        <office:forms form:automatic-focus="false" form:apply-design-mode="false"/>
        <table:shapes>
          <draw:frame draw:z-index="0" draw:name="Chart 1" draw:style-name="gr1" draw:text-style-name="P1" svg:width="21.261cm" svg:height="11.956cm" svg:x="4.574cm" svg:y="42.06cm">
            <draw:object draw:notify-on-update-of-ranges="'Practica 2'.D75:'Practica 2'.D77 'Practica 2'.E74:'Practica 2'.E74 'Practica 2'.E75:'Practica 2'.E77 'Practica 2'.F74:'Practica 2'.F74 'Practica 2'.F75:'Practica 2'.F77 'Practica 2'.G74:'Practica 2'.G74 'Practica 2'.G75:'Practica 2'.G77 'Practica 2'.H74:'Practica 2'.H74 'Practica 2'.H75:'Practica 2'.H77 'Practica 2'.I74:'Practica 2'.I74 'Practica 2'.I75:'Practica 2'.I77 'Practica 2'.J74:'Practica 2'.J74 'Practica 2'.J75:'Practica 2'.J77 'Practica 2'.K74:'Practica 2'.K74 'Practica 2'.K75:'Practica 2'.K7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name="Chart 2" draw:style-name="gr1" draw:text-style-name="P1" svg:width="21.261cm" svg:height="11.955cm" svg:x="39.04cm" svg:y="42.727cm">
            <draw:object draw:notify-on-update-of-ranges="'Practica 2'.S75:'Practica 2'.S77 'Practica 2'.T74:'Practica 2'.T74 'Practica 2'.T75:'Practica 2'.T77 'Practica 2'.U74:'Practica 2'.U74 'Practica 2'.U75:'Practica 2'.U77 'Practica 2'.V74:'Practica 2'.V74 'Practica 2'.V75:'Practica 2'.V77 'Practica 2'.W74:'Practica 2'.W74 'Practica 2'.W75:'Practica 2'.W77 'Practica 2'.X74:'Practica 2'.X74 'Practica 2'.X75:'Practica 2'.X77 'Practica 2'.Y74:'Practica 2'.Y74 'Practica 2'.Y75:'Practica 2'.Y77 'Practica 2'.Z74:'Practica 2'.Z74 'Practica 2'.Z75:'Practica 2'.Z7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5" table:number-columns-repeated="257" table:default-cell-style-name="ce3"/>
        <table:table-row table:style-name="ro5">
          <table:table-cell table:number-columns-repeated="257"/>
        </table:table-row>
        <table:table-row table:style-name="ro1">
          <table:table-cell table:number-columns-repeated="2"/>
          <table:table-cell table:style-name="ce55" office:value-type="string" calcext:value-type="string" table:number-columns-spanned="12" table:number-rows-spanned="1">
            <text:p>AGG-UN 10%</text:p>
          </table:table-cell>
          <table:covered-table-cell table:number-columns-repeated="11" table:style-name="ce55"/>
          <table:table-cell table:number-columns-repeated="3"/>
          <table:table-cell table:style-name="ce55" office:value-type="string" calcext:value-type="string" table:number-columns-spanned="12" table:number-rows-spanned="1">
            <text:p>AGG-UN 20%</text:p>
          </table:table-cell>
          <table:covered-table-cell table:number-columns-repeated="11" table:style-name="ce55"/>
          <table:table-cell table:number-columns-repeated="2"/>
          <table:table-cell table:style-name="ce55" office:value-type="string" calcext:value-type="string" table:number-columns-spanned="9" table:number-rows-spanned="1">
            <text:p>Probabilidad Mutación p = 0.1 / n</text:p>
          </table:table-cell>
          <table:covered-table-cell table:number-columns-repeated="8" table:style-name="ce55"/>
          <table:table-cell table:number-columns-repeated="217"/>
        </table:table-row>
        <table:table-row table:style-name="ro2">
          <table:table-cell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  <table:table-cell table:number-columns-repeated="2"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  <table:table-cell table:number-columns-repeated="2"/>
          <table:table-cell table:style-name="ce91" office:value-type="string" calcext:value-type="string" table:number-columns-spanned="3" table:number-rows-spanned="1">
            <text:p>Zoo</text:p>
          </table:table-cell>
          <table:covered-table-cell table:number-columns-repeated="2" table:style-name="ce91"/>
          <table:table-cell table:style-name="ce91" office:value-type="string" calcext:value-type="string" table:number-columns-spanned="3" table:number-rows-spanned="1">
            <text:p>Glass</text:p>
          </table:table-cell>
          <table:covered-table-cell table:number-columns-repeated="2" table:style-name="ce91"/>
          <table:table-cell table:style-name="ce103" office:value-type="string" calcext:value-type="string" table:number-columns-spanned="3" table:number-rows-spanned="1">
            <text:p>Bupa</text:p>
          </table:table-cell>
          <table:covered-table-cell table:number-columns-repeated="2" table:style-name="ce103"/>
          <table:table-cell table:number-columns-repeated="217"/>
        </table:table-row>
        <table:table-row table:style-name="ro2">
          <table:table-cell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number-columns-repeated="2"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number-columns-repeated="2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number-columns-repeated="217"/>
        </table:table-row>
        <table:table-row table:style-name="ro1">
          <table:table-cell/>
          <table:table-cell table:style-name="ce35" office:value-type="string" calcext:value-type="string">
            <text:p>Ejecución 1</text:p>
          </table:table-cell>
          <table:table-cell office:value-type="float" office:value="19" calcext:value-type="float">
            <text:p>19</text:p>
          </table:table-cell>
          <table:table-cell office:value-type="float" office:value="0.631091" calcext:value-type="float">
            <text:p>0,631091</text:p>
          </table:table-cell>
          <table:table-cell office:value-type="float" office:value="0.787469" calcext:value-type="float">
            <text:p>0,787469</text:p>
          </table:table-cell>
          <table:table-cell office:value-type="float" office:value="57.9461" calcext:value-type="float">
            <text:p>57,9461</text:p>
          </table:table-cell>
          <table:table-cell office:value-type="float" office:value="24" calcext:value-type="float">
            <text:p>24</text:p>
          </table:table-cell>
          <table:table-cell office:value-type="float" office:value="0.256269" calcext:value-type="float">
            <text:p>0,256269</text:p>
          </table:table-cell>
          <table:table-cell office:value-type="float" office:value="0.289495" calcext:value-type="float">
            <text:p>0,289495</text:p>
          </table:table-cell>
          <table:table-cell office:value-type="float" office:value="120.673" calcext:value-type="float">
            <text:p>120,673</text:p>
          </table:table-cell>
          <table:table-cell office:value-type="float" office:value="342" calcext:value-type="float">
            <text:p>342</text:p>
          </table:table-cell>
          <table:table-cell office:value-type="float" office:value="0.156946" calcext:value-type="float">
            <text:p>0,156946</text:p>
          </table:table-cell>
          <table:table-cell office:value-type="float" office:value="0.278395" calcext:value-type="float">
            <text:p>0,278395</text:p>
          </table:table-cell>
          <table:table-cell office:value-type="float" office:value="303.549" calcext:value-type="float">
            <text:p>303,549</text:p>
          </table:table-cell>
          <table:table-cell table:number-columns-repeated="2"/>
          <table:table-cell table:style-name="ce35" office:value-type="string" calcext:value-type="string">
            <text:p>Ejecución 1</text:p>
          </table:table-cell>
          <table:table-cell office:value-type="float" office:value="22" calcext:value-type="float">
            <text:p>22</text:p>
          </table:table-cell>
          <table:table-cell office:value-type="float" office:value="0.713206" calcext:value-type="float">
            <text:p>0,713206</text:p>
          </table:table-cell>
          <table:table-cell office:value-type="float" office:value="0.809697" calcext:value-type="float">
            <text:p>0,809697</text:p>
          </table:table-cell>
          <table:table-cell office:value-type="float" office:value="62.5902" calcext:value-type="float">
            <text:p>62,5902</text:p>
          </table:table-cell>
          <table:table-cell office:value-type="float" office:value="44" calcext:value-type="float">
            <text:p>44</text:p>
          </table:table-cell>
          <table:table-cell office:value-type="float" office:value="0.248673" calcext:value-type="float">
            <text:p>0,248673</text:p>
          </table:table-cell>
          <table:table-cell office:value-type="float" office:value="0.280899" calcext:value-type="float">
            <text:p>0,280899</text:p>
          </table:table-cell>
          <table:table-cell office:value-type="float" office:value="119.266" calcext:value-type="float">
            <text:p>119,266</text:p>
          </table:table-cell>
          <table:table-cell office:value-type="float" office:value="736" calcext:value-type="float">
            <text:p>736</text:p>
          </table:table-cell>
          <table:table-cell office:value-type="float" office:value="0.148749" calcext:value-type="float">
            <text:p>0,148749</text:p>
          </table:table-cell>
          <table:table-cell office:value-type="float" office:value="0.284743" calcext:value-type="float">
            <text:p>0,284743</text:p>
          </table:table-cell>
          <table:table-cell office:value-type="float" office:value="288.45" calcext:value-type="float">
            <text:p>288,4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631091" calcext:value-type="float">
            <text:p>0,631091</text:p>
          </table:table-cell>
          <table:table-cell office:value-type="float" office:value="0.787469" calcext:value-type="float">
            <text:p>0,787469</text:p>
          </table:table-cell>
          <table:table-cell office:value-type="float" office:value="24" calcext:value-type="float">
            <text:p>24</text:p>
          </table:table-cell>
          <table:table-cell office:value-type="float" office:value="0.256269" calcext:value-type="float">
            <text:p>0,256269</text:p>
          </table:table-cell>
          <table:table-cell office:value-type="float" office:value="0.289495" calcext:value-type="float">
            <text:p>0,289495</text:p>
          </table:table-cell>
          <table:table-cell office:value-type="float" office:value="342" calcext:value-type="float">
            <text:p>342</text:p>
          </table:table-cell>
          <table:table-cell office:value-type="float" office:value="0.156946" calcext:value-type="float">
            <text:p>0,156946</text:p>
          </table:table-cell>
          <table:table-cell office:value-type="float" office:value="0.278395" calcext:value-type="float">
            <text:p>0,278395</text:p>
          </table:table-cell>
          <table:table-cell table:number-columns-repeated="217"/>
        </table:table-row>
        <table:table-row table:style-name="ro1">
          <table:table-cell/>
          <table:table-cell table:style-name="ce35" office:value-type="string" calcext:value-type="string">
            <text:p>Ejecución 2</text:p>
          </table:table-cell>
          <table:table-cell office:value-type="float" office:value="11" calcext:value-type="float">
            <text:p>11</text:p>
          </table:table-cell>
          <table:table-cell office:value-type="float" office:value="0.620266" calcext:value-type="float">
            <text:p>0,620266</text:p>
          </table:table-cell>
          <table:table-cell office:value-type="float" office:value="0.710801" calcext:value-type="float">
            <text:p>0,710801</text:p>
          </table:table-cell>
          <table:table-cell office:value-type="float" office:value="59.8792" calcext:value-type="float">
            <text:p>59,8792</text:p>
          </table:table-cell>
          <table:table-cell office:value-type="float" office:value="43" calcext:value-type="float">
            <text:p>43</text:p>
          </table:table-cell>
          <table:table-cell office:value-type="float" office:value="0.199159" calcext:value-type="float">
            <text:p>0,199159</text:p>
          </table:table-cell>
          <table:table-cell office:value-type="float" office:value="0.258689" calcext:value-type="float">
            <text:p>0,258689</text:p>
          </table:table-cell>
          <table:table-cell office:value-type="float" office:value="114.054" calcext:value-type="float">
            <text:p>114,054</text:p>
          </table:table-cell>
          <table:table-cell office:value-type="float" office:value="418" calcext:value-type="float">
            <text:p>418</text:p>
          </table:table-cell>
          <table:table-cell office:value-type="float" office:value="0.152449" calcext:value-type="float">
            <text:p>0,152449</text:p>
          </table:table-cell>
          <table:table-cell office:value-type="float" office:value="0.300886" calcext:value-type="float">
            <text:p>0,300886</text:p>
          </table:table-cell>
          <table:table-cell office:value-type="float" office:value="280.294" calcext:value-type="float">
            <text:p>280,294</text:p>
          </table:table-cell>
          <table:table-cell table:number-columns-repeated="2"/>
          <table:table-cell table:style-name="ce35" office:value-type="string" calcext:value-type="string">
            <text:p>Ejecución 2</text:p>
          </table:table-cell>
          <table:table-cell office:value-type="float" office:value="24" calcext:value-type="float">
            <text:p>24</text:p>
          </table:table-cell>
          <table:table-cell office:value-type="float" office:value="0.752158" calcext:value-type="float">
            <text:p>0,752158</text:p>
          </table:table-cell>
          <table:table-cell office:value-type="float" office:value="0.857422" calcext:value-type="float">
            <text:p>0,857422</text:p>
          </table:table-cell>
          <table:table-cell office:value-type="float" office:value="58.8991" calcext:value-type="float">
            <text:p>58,8991</text:p>
          </table:table-cell>
          <table:table-cell office:value-type="float" office:value="53" calcext:value-type="float">
            <text:p>53</text:p>
          </table:table-cell>
          <table:table-cell office:value-type="float" office:value="0.249827" calcext:value-type="float">
            <text:p>0,249827</text:p>
          </table:table-cell>
          <table:table-cell office:value-type="float" office:value="0.288646" calcext:value-type="float">
            <text:p>0,288646</text:p>
          </table:table-cell>
          <table:table-cell office:value-type="float" office:value="122.401" calcext:value-type="float">
            <text:p>122,401</text:p>
          </table:table-cell>
          <table:table-cell office:value-type="float" office:value="500" calcext:value-type="float">
            <text:p>500</text:p>
          </table:table-cell>
          <table:table-cell office:value-type="float" office:value="0.150661" calcext:value-type="float">
            <text:p>0,150661</text:p>
          </table:table-cell>
          <table:table-cell office:value-type="float" office:value="0.243048" calcext:value-type="float">
            <text:p>0,243048</text:p>
          </table:table-cell>
          <table:table-cell office:value-type="float" office:value="284.813" calcext:value-type="float">
            <text:p>284,8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620266" calcext:value-type="float">
            <text:p>0,620266</text:p>
          </table:table-cell>
          <table:table-cell office:value-type="float" office:value="0.710801" calcext:value-type="float">
            <text:p>0,710801</text:p>
          </table:table-cell>
          <table:table-cell office:value-type="float" office:value="43" calcext:value-type="float">
            <text:p>43</text:p>
          </table:table-cell>
          <table:table-cell office:value-type="float" office:value="0.199159" calcext:value-type="float">
            <text:p>0,199159</text:p>
          </table:table-cell>
          <table:table-cell office:value-type="float" office:value="0.258689" calcext:value-type="float">
            <text:p>0,258689</text:p>
          </table:table-cell>
          <table:table-cell office:value-type="float" office:value="418" calcext:value-type="float">
            <text:p>418</text:p>
          </table:table-cell>
          <table:table-cell office:value-type="float" office:value="0.152449" calcext:value-type="float">
            <text:p>0,152449</text:p>
          </table:table-cell>
          <table:table-cell office:value-type="float" office:value="0.300886" calcext:value-type="float">
            <text:p>0,300886</text:p>
          </table:table-cell>
          <table:table-cell table:number-columns-repeated="217"/>
        </table:table-row>
        <table:table-row table:style-name="ro1">
          <table:table-cell/>
          <table:table-cell table:style-name="ce35" office:value-type="string" calcext:value-type="string">
            <text:p>Ejecución 3</text:p>
          </table:table-cell>
          <table:table-cell office:value-type="float" office:value="13" calcext:value-type="float">
            <text:p>13</text:p>
          </table:table-cell>
          <table:table-cell office:value-type="float" office:value="0.622592" calcext:value-type="float">
            <text:p>0,622592</text:p>
          </table:table-cell>
          <table:table-cell office:value-type="float" office:value="0.729588" calcext:value-type="float">
            <text:p>0,729588</text:p>
          </table:table-cell>
          <table:table-cell office:value-type="float" office:value="61.9773" calcext:value-type="float">
            <text:p>61,9773</text:p>
          </table:table-cell>
          <table:table-cell office:value-type="float" office:value="23" calcext:value-type="float">
            <text:p>23</text:p>
          </table:table-cell>
          <table:table-cell office:value-type="float" office:value="0.249045" calcext:value-type="float">
            <text:p>0,249045</text:p>
          </table:table-cell>
          <table:table-cell office:value-type="float" office:value="0.280886" calcext:value-type="float">
            <text:p>0,280886</text:p>
          </table:table-cell>
          <table:table-cell office:value-type="float" office:value="118.18" calcext:value-type="float">
            <text:p>118,18</text:p>
          </table:table-cell>
          <table:table-cell office:value-type="float" office:value="252" calcext:value-type="float">
            <text:p>252</text:p>
          </table:table-cell>
          <table:table-cell office:value-type="float" office:value="0.133959" calcext:value-type="float">
            <text:p>0,133959</text:p>
          </table:table-cell>
          <table:table-cell office:value-type="float" office:value="0.223448" calcext:value-type="float">
            <text:p>0,223448</text:p>
          </table:table-cell>
          <table:table-cell office:value-type="float" office:value="279.519" calcext:value-type="float">
            <text:p>279,519</text:p>
          </table:table-cell>
          <table:table-cell table:number-columns-repeated="2"/>
          <table:table-cell table:style-name="ce35" office:value-type="string" calcext:value-type="string">
            <text:p>Ejecución 3</text:p>
          </table:table-cell>
          <table:table-cell office:value-type="float" office:value="53" calcext:value-type="float">
            <text:p>53</text:p>
          </table:table-cell>
          <table:table-cell office:value-type="float" office:value="0.613161" calcext:value-type="float">
            <text:p>0,613161</text:p>
          </table:table-cell>
          <table:table-cell office:value-type="float" office:value="0.845617" calcext:value-type="float">
            <text:p>0,845617</text:p>
          </table:table-cell>
          <table:table-cell office:value-type="float" office:value="58.436" calcext:value-type="float">
            <text:p>58,436</text:p>
          </table:table-cell>
          <table:table-cell office:value-type="float" office:value="46" calcext:value-type="float">
            <text:p>46</text:p>
          </table:table-cell>
          <table:table-cell office:value-type="float" office:value="0.249475" calcext:value-type="float">
            <text:p>0,249475</text:p>
          </table:table-cell>
          <table:table-cell office:value-type="float" office:value="0.283166" calcext:value-type="float">
            <text:p>0,283166</text:p>
          </table:table-cell>
          <table:table-cell office:value-type="float" office:value="120.155" calcext:value-type="float">
            <text:p>120,155</text:p>
          </table:table-cell>
          <table:table-cell office:value-type="float" office:value="547" calcext:value-type="float">
            <text:p>547</text:p>
          </table:table-cell>
          <table:table-cell office:value-type="float" office:value="0.138091" calcext:value-type="float">
            <text:p>0,138091</text:p>
          </table:table-cell>
          <table:table-cell office:value-type="float" office:value="0.239163" calcext:value-type="float">
            <text:p>0,239163</text:p>
          </table:table-cell>
          <table:table-cell office:value-type="float" office:value="286.674" calcext:value-type="float">
            <text:p>286,67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622592" calcext:value-type="float">
            <text:p>0,622592</text:p>
          </table:table-cell>
          <table:table-cell office:value-type="float" office:value="0.729588" calcext:value-type="float">
            <text:p>0,729588</text:p>
          </table:table-cell>
          <table:table-cell office:value-type="float" office:value="23" calcext:value-type="float">
            <text:p>23</text:p>
          </table:table-cell>
          <table:table-cell office:value-type="float" office:value="0.249045" calcext:value-type="float">
            <text:p>0,249045</text:p>
          </table:table-cell>
          <table:table-cell office:value-type="float" office:value="0.280886" calcext:value-type="float">
            <text:p>0,280886</text:p>
          </table:table-cell>
          <table:table-cell office:value-type="float" office:value="252" calcext:value-type="float">
            <text:p>252</text:p>
          </table:table-cell>
          <table:table-cell office:value-type="float" office:value="0.133959" calcext:value-type="float">
            <text:p>0,133959</text:p>
          </table:table-cell>
          <table:table-cell office:value-type="float" office:value="0.223448" calcext:value-type="float">
            <text:p>0,223448</text:p>
          </table:table-cell>
          <table:table-cell table:number-columns-repeated="217"/>
        </table:table-row>
        <table:table-row table:style-name="ro1">
          <table:table-cell/>
          <table:table-cell table:style-name="ce35" office:value-type="string" calcext:value-type="string">
            <text:p>Ejecución 4</text:p>
          </table:table-cell>
          <table:table-cell office:value-type="float" office:value="8" calcext:value-type="float">
            <text:p>8</text:p>
          </table:table-cell>
          <table:table-cell office:value-type="float" office:value="0.619921" calcext:value-type="float">
            <text:p>0,619921</text:p>
          </table:table-cell>
          <table:table-cell office:value-type="float" office:value="0.685765" calcext:value-type="float">
            <text:p>0,685765</text:p>
          </table:table-cell>
          <table:table-cell office:value-type="float" office:value="61.2819" calcext:value-type="float">
            <text:p>61,2819</text:p>
          </table:table-cell>
          <table:table-cell office:value-type="float" office:value="54" calcext:value-type="float">
            <text:p>54</text:p>
          </table:table-cell>
          <table:table-cell office:value-type="float" office:value="0.18905" calcext:value-type="float">
            <text:p>0,18905</text:p>
          </table:table-cell>
          <table:table-cell office:value-type="float" office:value="0.263808" calcext:value-type="float">
            <text:p>0,263808</text:p>
          </table:table-cell>
          <table:table-cell office:value-type="float" office:value="113.035" calcext:value-type="float">
            <text:p>113,035</text:p>
          </table:table-cell>
          <table:table-cell office:value-type="float" office:value="283" calcext:value-type="float">
            <text:p>283</text:p>
          </table:table-cell>
          <table:table-cell office:value-type="float" office:value="0.164" calcext:value-type="float">
            <text:p>0,164</text:p>
          </table:table-cell>
          <table:table-cell office:value-type="float" office:value="0.264497" calcext:value-type="float">
            <text:p>0,264497</text:p>
          </table:table-cell>
          <table:table-cell office:value-type="float" office:value="279.851" calcext:value-type="float">
            <text:p>279,851</text:p>
          </table:table-cell>
          <table:table-cell table:number-columns-repeated="2"/>
          <table:table-cell table:style-name="ce35" office:value-type="string" calcext:value-type="string">
            <text:p>Ejecución 4</text:p>
          </table:table-cell>
          <table:table-cell office:value-type="float" office:value="42" calcext:value-type="float">
            <text:p>42</text:p>
          </table:table-cell>
          <table:table-cell office:value-type="float" office:value="0.67527" calcext:value-type="float">
            <text:p>0,67527</text:p>
          </table:table-cell>
          <table:table-cell office:value-type="float" office:value="0.859481" calcext:value-type="float">
            <text:p>0,859481</text:p>
          </table:table-cell>
          <table:table-cell office:value-type="float" office:value="58.3482" calcext:value-type="float">
            <text:p>58,3482</text:p>
          </table:table-cell>
          <table:table-cell office:value-type="float" office:value="89" calcext:value-type="float">
            <text:p>89</text:p>
          </table:table-cell>
          <table:table-cell office:value-type="float" office:value="0.215425" calcext:value-type="float">
            <text:p>0,215425</text:p>
          </table:table-cell>
          <table:table-cell office:value-type="float" office:value="0.280611" calcext:value-type="float">
            <text:p>0,280611</text:p>
          </table:table-cell>
          <table:table-cell office:value-type="float" office:value="95.3851" calcext:value-type="float">
            <text:p>95,3851</text:p>
          </table:table-cell>
          <table:table-cell office:value-type="float" office:value="593" calcext:value-type="float">
            <text:p>593</text:p>
          </table:table-cell>
          <table:table-cell office:value-type="float" office:value="0.150046" calcext:value-type="float">
            <text:p>0,150046</text:p>
          </table:table-cell>
          <table:table-cell office:value-type="float" office:value="0.259617" calcext:value-type="float">
            <text:p>0,259617</text:p>
          </table:table-cell>
          <table:table-cell office:value-type="float" office:value="294.305" calcext:value-type="float">
            <text:p>294,3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619921" calcext:value-type="float">
            <text:p>0,619921</text:p>
          </table:table-cell>
          <table:table-cell office:value-type="float" office:value="0.685765" calcext:value-type="float">
            <text:p>0,685765</text:p>
          </table:table-cell>
          <table:table-cell office:value-type="float" office:value="54" calcext:value-type="float">
            <text:p>54</text:p>
          </table:table-cell>
          <table:table-cell office:value-type="float" office:value="0.18905" calcext:value-type="float">
            <text:p>0,18905</text:p>
          </table:table-cell>
          <table:table-cell office:value-type="float" office:value="0.263808" calcext:value-type="float">
            <text:p>0,263808</text:p>
          </table:table-cell>
          <table:table-cell office:value-type="float" office:value="283" calcext:value-type="float">
            <text:p>283</text:p>
          </table:table-cell>
          <table:table-cell office:value-type="float" office:value="0.164" calcext:value-type="float">
            <text:p>0,164</text:p>
          </table:table-cell>
          <table:table-cell office:value-type="float" office:value="0.264497" calcext:value-type="float">
            <text:p>0,264497</text:p>
          </table:table-cell>
          <table:table-cell table:number-columns-repeated="217"/>
        </table:table-row>
        <table:table-row table:style-name="ro1">
          <table:table-cell/>
          <table:table-cell table:style-name="ce36" office:value-type="string" calcext:value-type="string">
            <text:p>Ejecución 5</text:p>
          </table:table-cell>
          <table:table-cell office:value-type="float" office:value="25" calcext:value-type="float">
            <text:p>25</text:p>
          </table:table-cell>
          <table:table-cell office:value-type="float" office:value="0.744967" calcext:value-type="float">
            <text:p>0,744967</text:p>
          </table:table-cell>
          <table:table-cell office:value-type="float" office:value="0.950729" calcext:value-type="float">
            <text:p>0,950729</text:p>
          </table:table-cell>
          <table:table-cell office:value-type="float" office:value="58.6207" calcext:value-type="float">
            <text:p>58,6207</text:p>
          </table:table-cell>
          <table:table-cell office:value-type="float" office:value="25" calcext:value-type="float">
            <text:p>25</text:p>
          </table:table-cell>
          <table:table-cell office:value-type="float" office:value="0.228469" calcext:value-type="float">
            <text:p>0,228469</text:p>
          </table:table-cell>
          <table:table-cell office:value-type="float" office:value="0.263079" calcext:value-type="float">
            <text:p>0,263079</text:p>
          </table:table-cell>
          <table:table-cell office:value-type="float" office:value="107.699" calcext:value-type="float">
            <text:p>107,699</text:p>
          </table:table-cell>
          <table:table-cell office:value-type="float" office:value="351" calcext:value-type="float">
            <text:p>351</text:p>
          </table:table-cell>
          <table:table-cell office:value-type="float" office:value="0.152847" calcext:value-type="float">
            <text:p>0,152847</text:p>
          </table:table-cell>
          <table:table-cell office:value-type="float" office:value="0.277492" calcext:value-type="float">
            <text:p>0,277492</text:p>
          </table:table-cell>
          <table:table-cell office:value-type="float" office:value="278.118" calcext:value-type="float">
            <text:p>278,118</text:p>
          </table:table-cell>
          <table:table-cell table:number-columns-repeated="2"/>
          <table:table-cell table:style-name="ce36" office:value-type="string" calcext:value-type="string">
            <text:p>Ejecución 5</text:p>
          </table:table-cell>
          <table:table-cell office:value-type="float" office:value="31" calcext:value-type="float">
            <text:p>31</text:p>
          </table:table-cell>
          <table:table-cell office:value-type="float" office:value="0.66422" calcext:value-type="float">
            <text:p>0,66422</text:p>
          </table:table-cell>
          <table:table-cell office:value-type="float" office:value="0.800185" calcext:value-type="float">
            <text:p>0,800185</text:p>
          </table:table-cell>
          <table:table-cell office:value-type="float" office:value="53.5774" calcext:value-type="float">
            <text:p>53,5774</text:p>
          </table:table-cell>
          <table:table-cell office:value-type="float" office:value="104" calcext:value-type="float">
            <text:p>104</text:p>
          </table:table-cell>
          <table:table-cell office:value-type="float" office:value="0.210828" calcext:value-type="float">
            <text:p>0,210828</text:p>
          </table:table-cell>
          <table:table-cell office:value-type="float" office:value="0.287" calcext:value-type="float">
            <text:p>0,287</text:p>
          </table:table-cell>
          <table:table-cell office:value-type="float" office:value="106.478" calcext:value-type="float">
            <text:p>106,478</text:p>
          </table:table-cell>
          <table:table-cell office:value-type="float" office:value="624" calcext:value-type="float">
            <text:p>624</text:p>
          </table:table-cell>
          <table:table-cell office:value-type="float" office:value="0.154483" calcext:value-type="float">
            <text:p>0,154483</text:p>
          </table:table-cell>
          <table:table-cell office:value-type="float" office:value="0.269782" calcext:value-type="float">
            <text:p>0,269782</text:p>
          </table:table-cell>
          <table:table-cell office:value-type="float" office:value="296.793" calcext:value-type="float">
            <text:p>296,79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744967" calcext:value-type="float">
            <text:p>0,744967</text:p>
          </table:table-cell>
          <table:table-cell office:value-type="float" office:value="0.950729" calcext:value-type="float">
            <text:p>0,950729</text:p>
          </table:table-cell>
          <table:table-cell office:value-type="float" office:value="25" calcext:value-type="float">
            <text:p>25</text:p>
          </table:table-cell>
          <table:table-cell office:value-type="float" office:value="0.228469" calcext:value-type="float">
            <text:p>0,228469</text:p>
          </table:table-cell>
          <table:table-cell office:value-type="float" office:value="0.263079" calcext:value-type="float">
            <text:p>0,263079</text:p>
          </table:table-cell>
          <table:table-cell office:value-type="float" office:value="351" calcext:value-type="float">
            <text:p>351</text:p>
          </table:table-cell>
          <table:table-cell office:value-type="float" office:value="0.152847" calcext:value-type="float">
            <text:p>0,152847</text:p>
          </table:table-cell>
          <table:table-cell office:value-type="float" office:value="0.277492" calcext:value-type="float">
            <text:p>0,277492</text:p>
          </table:table-cell>
          <table:table-cell table:number-columns-repeated="217"/>
        </table:table-row>
        <table:table-row table:style-name="ro2">
          <table:table-cell/>
          <table:table-cell table:style-name="ce37" office:value-type="string" calcext:value-type="string">
            <text:p>Media</text:p>
          </table:table-cell>
          <table:table-cell table:style-name="ce43" table:formula="of:=AVERAGE([.C5:.C9])" office:value-type="float" office:value="15.2" calcext:value-type="float">
            <text:p>15,20</text:p>
          </table:table-cell>
          <table:table-cell table:style-name="ce48" table:formula="of:=AVERAGE([.D5:.D9])" office:value-type="float" office:value="0.6477674" calcext:value-type="float">
            <text:p>0,6478</text:p>
          </table:table-cell>
          <table:table-cell table:style-name="ce48" table:formula="of:=AVERAGE([.E5:.E9])" office:value-type="float" office:value="0.7728704" calcext:value-type="float">
            <text:p>0,7729</text:p>
          </table:table-cell>
          <table:table-cell table:style-name="ce48" table:formula="of:=AVERAGE([.F5:.F9])" office:value-type="float" office:value="59.94104" calcext:value-type="float">
            <text:p>59,9410</text:p>
          </table:table-cell>
          <table:table-cell table:style-name="ce43" table:formula="of:=AVERAGE([.G5:.G9])" office:value-type="float" office:value="33.8" calcext:value-type="float">
            <text:p>33,80</text:p>
          </table:table-cell>
          <table:table-cell table:style-name="ce48" table:formula="of:=AVERAGE([.H5:.H9])" office:value-type="float" office:value="0.2243984" calcext:value-type="float">
            <text:p>0,2244</text:p>
          </table:table-cell>
          <table:table-cell table:style-name="ce48" table:formula="of:=AVERAGE([.I5:.I9])" office:value-type="float" office:value="0.2711914" calcext:value-type="float">
            <text:p>0,2712</text:p>
          </table:table-cell>
          <table:table-cell table:style-name="ce43" table:formula="of:=AVERAGE([.J5:.J9])" office:value-type="float" office:value="114.7282" calcext:value-type="float">
            <text:p>114,73</text:p>
          </table:table-cell>
          <table:table-cell table:style-name="ce43" table:formula="of:=AVERAGE([.K5:.K9])" office:value-type="float" office:value="329.2" calcext:value-type="float">
            <text:p>329,20</text:p>
          </table:table-cell>
          <table:table-cell table:style-name="ce48" table:formula="of:=AVERAGE([.L5:.L9])" office:value-type="float" office:value="0.1520402" calcext:value-type="float">
            <text:p>0,1520</text:p>
          </table:table-cell>
          <table:table-cell table:style-name="ce48" table:formula="of:=AVERAGE([.M5:.M9])" office:value-type="float" office:value="0.2689436" calcext:value-type="float">
            <text:p>0,2689</text:p>
          </table:table-cell>
          <table:table-cell table:style-name="ce43" table:formula="of:=AVERAGE([.N5:.N9])" office:value-type="float" office:value="284.2662" calcext:value-type="float">
            <text:p>284,27</text:p>
          </table:table-cell>
          <table:table-cell table:number-columns-repeated="2"/>
          <table:table-cell table:style-name="ce37" office:value-type="string" calcext:value-type="string">
            <text:p>Media</text:p>
          </table:table-cell>
          <table:table-cell table:style-name="ce43" table:formula="of:=AVERAGE([.R5:.R9])" office:value-type="float" office:value="34.4" calcext:value-type="float">
            <text:p>34,40</text:p>
          </table:table-cell>
          <table:table-cell table:style-name="ce48" table:formula="of:=AVERAGE([.S5:.S9])" office:value-type="float" office:value="0.683603" calcext:value-type="float">
            <text:p>0,6836</text:p>
          </table:table-cell>
          <table:table-cell table:style-name="ce48" table:formula="of:=AVERAGE([.T5:.T9])" office:value-type="float" office:value="0.8344804" calcext:value-type="float">
            <text:p>0,8345</text:p>
          </table:table-cell>
          <table:table-cell table:style-name="ce48" table:formula="of:=AVERAGE([.U5:.U9])" office:value-type="float" office:value="58.37018" calcext:value-type="float">
            <text:p>58,3702</text:p>
          </table:table-cell>
          <table:table-cell table:style-name="ce43" table:formula="of:=AVERAGE([.V5:.V9])" office:value-type="float" office:value="67.2" calcext:value-type="float">
            <text:p>67,20</text:p>
          </table:table-cell>
          <table:table-cell table:style-name="ce48" table:formula="of:=AVERAGE([.W5:.W9])" office:value-type="float" office:value="0.2348456" calcext:value-type="float">
            <text:p>0,2348</text:p>
          </table:table-cell>
          <table:table-cell table:style-name="ce48" table:formula="of:=AVERAGE([.X5:.X9])" office:value-type="float" office:value="0.2840644" calcext:value-type="float">
            <text:p>0,2841</text:p>
          </table:table-cell>
          <table:table-cell table:style-name="ce43" table:formula="of:=AVERAGE([.Y5:.Y9])" office:value-type="float" office:value="112.73702" calcext:value-type="float">
            <text:p>112,74</text:p>
          </table:table-cell>
          <table:table-cell table:style-name="ce43" table:formula="of:=AVERAGE([.Z5:.Z9])" office:value-type="float" office:value="600" calcext:value-type="float">
            <text:p>600,00</text:p>
          </table:table-cell>
          <table:table-cell table:style-name="ce48" table:formula="of:=AVERAGE([.AA5:.AA9])" office:value-type="float" office:value="0.148406" calcext:value-type="float">
            <text:p>0,1484</text:p>
          </table:table-cell>
          <table:table-cell table:style-name="ce48" table:formula="of:=AVERAGE([.AB5:.AB9])" office:value-type="float" office:value="0.2592706" calcext:value-type="float">
            <text:p>0,2593</text:p>
          </table:table-cell>
          <table:table-cell table:style-name="ce43" table:formula="of:=AVERAGE([.AC5:.AC9])" office:value-type="float" office:value="290.207" calcext:value-type="float">
            <text:p>290,21</text:p>
          </table:table-cell>
          <table:table-cell table:number-columns-repeated="2"/>
          <table:table-cell table:style-name="ce43" table:formula="of:=AVERAGE([.AF5:.AF9])" office:value-type="float" office:value="15.2" calcext:value-type="float">
            <text:p>15,20</text:p>
          </table:table-cell>
          <table:table-cell table:style-name="ce48" table:formula="of:=AVERAGE([.AG5:.AG9])" office:value-type="float" office:value="0.6477674" calcext:value-type="float">
            <text:p>0,6478</text:p>
          </table:table-cell>
          <table:table-cell table:style-name="ce48" table:formula="of:=AVERAGE([.AH5:.AH9])" office:value-type="float" office:value="0.7728704" calcext:value-type="float">
            <text:p>0,7729</text:p>
          </table:table-cell>
          <table:table-cell table:style-name="ce43" table:formula="of:=AVERAGE([.AI5:.AI9])" office:value-type="float" office:value="33.8" calcext:value-type="float">
            <text:p>33,80</text:p>
          </table:table-cell>
          <table:table-cell table:style-name="ce48" table:formula="of:=AVERAGE([.AJ5:.AJ9])" office:value-type="float" office:value="0.2243984" calcext:value-type="float">
            <text:p>0,2244</text:p>
          </table:table-cell>
          <table:table-cell table:style-name="ce48" table:formula="of:=AVERAGE([.AK5:.AK9])" office:value-type="float" office:value="0.2711914" calcext:value-type="float">
            <text:p>0,2712</text:p>
          </table:table-cell>
          <table:table-cell table:style-name="ce43" table:formula="of:=AVERAGE([.AL5:.AL9])" office:value-type="float" office:value="329.2" calcext:value-type="float">
            <text:p>329,20</text:p>
          </table:table-cell>
          <table:table-cell table:style-name="ce48" table:formula="of:=AVERAGE([.AM5:.AM9])" office:value-type="float" office:value="0.1520402" calcext:value-type="float">
            <text:p>0,1520</text:p>
          </table:table-cell>
          <table:table-cell table:style-name="ce48" table:formula="of:=AVERAGE([.AN5:.AN9])" office:value-type="float" office:value="0.2689436" calcext:value-type="float">
            <text:p>0,2689</text:p>
          </table:table-cell>
          <table:table-cell table:number-columns-repeated="21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"/>
          <table:table-cell table:style-name="ce55" office:value-type="string" calcext:value-type="string" table:number-columns-spanned="12" table:number-rows-spanned="1">
            <text:p>AGG-SF 10%</text:p>
          </table:table-cell>
          <table:covered-table-cell table:number-columns-repeated="11" table:style-name="ce55"/>
          <table:table-cell table:number-columns-repeated="3"/>
          <table:table-cell table:style-name="ce55" office:value-type="string" calcext:value-type="string" table:number-columns-spanned="12" table:number-rows-spanned="1">
            <text:p>AGG-SF 20%</text:p>
          </table:table-cell>
          <table:covered-table-cell table:number-columns-repeated="11" table:style-name="ce55"/>
          <table:table-cell table:number-columns-repeated="2"/>
          <table:table-cell table:style-name="ce55" office:value-type="string" calcext:value-type="string" table:number-columns-spanned="9" table:number-rows-spanned="1">
            <text:p>Probabilidad Mutación p = 0.001</text:p>
          </table:table-cell>
          <table:covered-table-cell table:number-columns-repeated="8" table:style-name="ce55"/>
          <table:table-cell table:number-columns-repeated="217"/>
        </table:table-row>
        <table:table-row table:style-name="ro2">
          <table:table-cell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  <table:table-cell table:number-columns-repeated="2"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  <table:table-cell table:number-columns-repeated="2"/>
          <table:table-cell table:style-name="ce91" office:value-type="string" calcext:value-type="string" table:number-columns-spanned="3" table:number-rows-spanned="1">
            <text:p>Zoo</text:p>
          </table:table-cell>
          <table:covered-table-cell table:number-columns-repeated="2" table:style-name="ce91"/>
          <table:table-cell table:style-name="ce91" office:value-type="string" calcext:value-type="string" table:number-columns-spanned="3" table:number-rows-spanned="1">
            <text:p>Glass</text:p>
          </table:table-cell>
          <table:covered-table-cell table:number-columns-repeated="2" table:style-name="ce91"/>
          <table:table-cell table:style-name="ce103" office:value-type="string" calcext:value-type="string" table:number-columns-spanned="3" table:number-rows-spanned="1">
            <text:p>Bupa</text:p>
          </table:table-cell>
          <table:covered-table-cell table:number-columns-repeated="2" table:style-name="ce103"/>
          <table:table-cell table:number-columns-repeated="217"/>
        </table:table-row>
        <table:table-row table:style-name="ro2">
          <table:table-cell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number-columns-repeated="2"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number-columns-repeated="2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number-columns-repeated="217"/>
        </table:table-row>
        <table:table-row table:style-name="ro1">
          <table:table-cell/>
          <table:table-cell table:style-name="ce35" office:value-type="string" calcext:value-type="string">
            <text:p>Ejecución 1</text:p>
          </table:table-cell>
          <table:table-cell office:value-type="float" office:value="12" calcext:value-type="float">
            <text:p>12</text:p>
          </table:table-cell>
          <table:table-cell office:value-type="float" office:value="0.620798" calcext:value-type="float">
            <text:p>0,620798</text:p>
          </table:table-cell>
          <table:table-cell office:value-type="float" office:value="0.719564" calcext:value-type="float">
            <text:p>0,719564</text:p>
          </table:table-cell>
          <table:table-cell office:value-type="float" office:value="58.0487" calcext:value-type="float">
            <text:p>58,0487</text:p>
          </table:table-cell>
          <table:table-cell office:value-type="float" office:value="59" calcext:value-type="float">
            <text:p>59</text:p>
          </table:table-cell>
          <table:table-cell office:value-type="float" office:value="0.188182" calcext:value-type="float">
            <text:p>0,188182</text:p>
          </table:table-cell>
          <table:table-cell office:value-type="float" office:value="0.269862" calcext:value-type="float">
            <text:p>0,269862</text:p>
          </table:table-cell>
          <table:table-cell office:value-type="float" office:value="120.608" calcext:value-type="float">
            <text:p>120,608</text:p>
          </table:table-cell>
          <table:table-cell office:value-type="float" office:value="322" calcext:value-type="float">
            <text:p>322</text:p>
          </table:table-cell>
          <table:table-cell office:value-type="float" office:value="0.157934" calcext:value-type="float">
            <text:p>0,157934</text:p>
          </table:table-cell>
          <table:table-cell office:value-type="float" office:value="0.27228" calcext:value-type="float">
            <text:p>0,27228</text:p>
          </table:table-cell>
          <table:table-cell office:value-type="float" office:value="302.037" calcext:value-type="float">
            <text:p>302,037</text:p>
          </table:table-cell>
          <table:table-cell table:number-columns-repeated="2"/>
          <table:table-cell table:style-name="ce35" office:value-type="string" calcext:value-type="string">
            <text:p>Ejecución 1</text:p>
          </table:table-cell>
          <table:table-cell office:value-type="float" office:value="16" calcext:value-type="float">
            <text:p>16</text:p>
          </table:table-cell>
          <table:table-cell office:value-type="float" office:value="0.760026" calcext:value-type="float">
            <text:p>0,760026</text:p>
          </table:table-cell>
          <table:table-cell office:value-type="float" office:value="0.830202" calcext:value-type="float">
            <text:p>0,830202</text:p>
          </table:table-cell>
          <table:table-cell office:value-type="float" office:value="61.3782" calcext:value-type="float">
            <text:p>61,3782</text:p>
          </table:table-cell>
          <table:table-cell office:value-type="float" office:value="36" calcext:value-type="float">
            <text:p>36</text:p>
          </table:table-cell>
          <table:table-cell office:value-type="float" office:value="0.247233" calcext:value-type="float">
            <text:p>0,247233</text:p>
          </table:table-cell>
          <table:table-cell office:value-type="float" office:value="0.2736" calcext:value-type="float">
            <text:p>0,2736</text:p>
          </table:table-cell>
          <table:table-cell office:value-type="float" office:value="126.008" calcext:value-type="float">
            <text:p>126,008</text:p>
          </table:table-cell>
          <table:table-cell office:value-type="float" office:value="794" calcext:value-type="float">
            <text:p>794</text:p>
          </table:table-cell>
          <table:table-cell office:value-type="float" office:value="0.161323" calcext:value-type="float">
            <text:p>0,161323</text:p>
          </table:table-cell>
          <table:table-cell office:value-type="float" office:value="0.308034" calcext:value-type="float">
            <text:p>0,308034</text:p>
          </table:table-cell>
          <table:table-cell office:value-type="float" office:value="288.03" calcext:value-type="float">
            <text:p>288,0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621508" calcext:value-type="float">
            <text:p>0,621508</text:p>
          </table:table-cell>
          <table:table-cell office:value-type="float" office:value="0.720273" calcext:value-type="float">
            <text:p>0,720273</text:p>
          </table:table-cell>
          <table:table-cell office:value-type="float" office:value="31" calcext:value-type="float">
            <text:p>31</text:p>
          </table:table-cell>
          <table:table-cell office:value-type="float" office:value="0.214701" calcext:value-type="float">
            <text:p>0,214701</text:p>
          </table:table-cell>
          <table:table-cell office:value-type="float" office:value="0.257617" calcext:value-type="float">
            <text:p>0,257617</text:p>
          </table:table-cell>
          <table:table-cell office:value-type="float" office:value="166" calcext:value-type="float">
            <text:p>166</text:p>
          </table:table-cell>
          <table:table-cell office:value-type="float" office:value="0.136007" calcext:value-type="float">
            <text:p>0,136007</text:p>
          </table:table-cell>
          <table:table-cell office:value-type="float" office:value="0.194956" calcext:value-type="float">
            <text:p>0,194956</text:p>
          </table:table-cell>
          <table:table-cell table:number-columns-repeated="217"/>
        </table:table-row>
        <table:table-row table:style-name="ro1">
          <table:table-cell/>
          <table:table-cell table:style-name="ce35" office:value-type="string" calcext:value-type="string">
            <text:p>Ejecución 2</text:p>
          </table:table-cell>
          <table:table-cell office:value-type="float" office:value="3" calcext:value-type="float">
            <text:p>3</text:p>
          </table:table-cell>
          <table:table-cell office:value-type="float" office:value="0.758404" calcext:value-type="float">
            <text:p>0,758404</text:p>
          </table:table-cell>
          <table:table-cell office:value-type="float" office:value="0.783095" calcext:value-type="float">
            <text:p>0,783095</text:p>
          </table:table-cell>
          <table:table-cell office:value-type="float" office:value="59.2383" calcext:value-type="float">
            <text:p>59,2383</text:p>
          </table:table-cell>
          <table:table-cell office:value-type="float" office:value="53" calcext:value-type="float">
            <text:p>53</text:p>
          </table:table-cell>
          <table:table-cell office:value-type="float" office:value="0.197724" calcext:value-type="float">
            <text:p>0,197724</text:p>
          </table:table-cell>
          <table:table-cell office:value-type="float" office:value="0.271097" calcext:value-type="float">
            <text:p>0,271097</text:p>
          </table:table-cell>
          <table:table-cell office:value-type="float" office:value="113.658" calcext:value-type="float">
            <text:p>113,658</text:p>
          </table:table-cell>
          <table:table-cell office:value-type="float" office:value="403" calcext:value-type="float">
            <text:p>403</text:p>
          </table:table-cell>
          <table:table-cell office:value-type="float" office:value="0.156048" calcext:value-type="float">
            <text:p>0,156048</text:p>
          </table:table-cell>
          <table:table-cell office:value-type="float" office:value="0.299159" calcext:value-type="float">
            <text:p>0,299159</text:p>
          </table:table-cell>
          <table:table-cell office:value-type="float" office:value="292.765" calcext:value-type="float">
            <text:p>292,765</text:p>
          </table:table-cell>
          <table:table-cell table:number-columns-repeated="2"/>
          <table:table-cell table:style-name="ce35" office:value-type="string" calcext:value-type="string">
            <text:p>Ejecución 2</text:p>
          </table:table-cell>
          <table:table-cell office:value-type="float" office:value="28" calcext:value-type="float">
            <text:p>28</text:p>
          </table:table-cell>
          <table:table-cell office:value-type="float" office:value="0.71758" calcext:value-type="float">
            <text:p>0,71758</text:p>
          </table:table-cell>
          <table:table-cell office:value-type="float" office:value="0.840387" calcext:value-type="float">
            <text:p>0,840387</text:p>
          </table:table-cell>
          <table:table-cell office:value-type="float" office:value="56.9311" calcext:value-type="float">
            <text:p>56,9311</text:p>
          </table:table-cell>
          <table:table-cell office:value-type="float" office:value="133" calcext:value-type="float">
            <text:p>133</text:p>
          </table:table-cell>
          <table:table-cell office:value-type="float" office:value="0.209988" calcext:value-type="float">
            <text:p>0,209988</text:p>
          </table:table-cell>
          <table:table-cell office:value-type="float" office:value="0.3074" calcext:value-type="float">
            <text:p>0,3074</text:p>
          </table:table-cell>
          <table:table-cell office:value-type="float" office:value="121.537" calcext:value-type="float">
            <text:p>121,537</text:p>
          </table:table-cell>
          <table:table-cell office:value-type="float" office:value="728" calcext:value-type="float">
            <text:p>728</text:p>
          </table:table-cell>
          <table:table-cell office:value-type="float" office:value="0.149035" calcext:value-type="float">
            <text:p>0,149035</text:p>
          </table:table-cell>
          <table:table-cell office:value-type="float" office:value="0.283551" calcext:value-type="float">
            <text:p>0,283551</text:p>
          </table:table-cell>
          <table:table-cell office:value-type="float" office:value="284.811" calcext:value-type="float">
            <text:p>284,81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606921" calcext:value-type="float">
            <text:p>0,606921</text:p>
          </table:table-cell>
          <table:table-cell office:value-type="float" office:value="0.713917" calcext:value-type="float">
            <text:p>0,713917</text:p>
          </table:table-cell>
          <table:table-cell office:value-type="float" office:value="25" calcext:value-type="float">
            <text:p>25</text:p>
          </table:table-cell>
          <table:table-cell office:value-type="float" office:value="0.243714" calcext:value-type="float">
            <text:p>0,243714</text:p>
          </table:table-cell>
          <table:table-cell office:value-type="float" office:value="0.278324" calcext:value-type="float">
            <text:p>0,278324</text:p>
          </table:table-cell>
          <table:table-cell office:value-type="float" office:value="184" calcext:value-type="float">
            <text:p>184</text:p>
          </table:table-cell>
          <table:table-cell office:value-type="float" office:value="0.146747" calcext:value-type="float">
            <text:p>0,146747</text:p>
          </table:table-cell>
          <table:table-cell office:value-type="float" office:value="0.212088" calcext:value-type="float">
            <text:p>0,212088</text:p>
          </table:table-cell>
          <table:table-cell table:number-columns-repeated="217"/>
        </table:table-row>
        <table:table-row table:style-name="ro1">
          <table:table-cell/>
          <table:table-cell table:style-name="ce35" office:value-type="string" calcext:value-type="string">
            <text:p>Ejecución 3</text:p>
          </table:table-cell>
          <table:table-cell office:value-type="float" office:value="13" calcext:value-type="float">
            <text:p>13</text:p>
          </table:table-cell>
          <table:table-cell office:value-type="float" office:value="0.620492" calcext:value-type="float">
            <text:p>0,620492</text:p>
          </table:table-cell>
          <table:table-cell office:value-type="float" office:value="0.727488" calcext:value-type="float">
            <text:p>0,727488</text:p>
          </table:table-cell>
          <table:table-cell office:value-type="float" office:value="60.9856" calcext:value-type="float">
            <text:p>60,9856</text:p>
          </table:table-cell>
          <table:table-cell office:value-type="float" office:value="63" calcext:value-type="float">
            <text:p>63</text:p>
          </table:table-cell>
          <table:table-cell office:value-type="float" office:value="0.189554" calcext:value-type="float">
            <text:p>0,189554</text:p>
          </table:table-cell>
          <table:table-cell office:value-type="float" office:value="0.276771" calcext:value-type="float">
            <text:p>0,276771</text:p>
          </table:table-cell>
          <table:table-cell office:value-type="float" office:value="117.577" calcext:value-type="float">
            <text:p>117,577</text:p>
          </table:table-cell>
          <table:table-cell office:value-type="float" office:value="238" calcext:value-type="float">
            <text:p>238</text:p>
          </table:table-cell>
          <table:table-cell office:value-type="float" office:value="0.168186" calcext:value-type="float">
            <text:p>0,168186</text:p>
          </table:table-cell>
          <table:table-cell office:value-type="float" office:value="0.252703" calcext:value-type="float">
            <text:p>0,252703</text:p>
          </table:table-cell>
          <table:table-cell office:value-type="float" office:value="279.473" calcext:value-type="float">
            <text:p>279,473</text:p>
          </table:table-cell>
          <table:table-cell table:number-columns-repeated="2"/>
          <table:table-cell table:style-name="ce35" office:value-type="string" calcext:value-type="string">
            <text:p>Ejecución 3</text:p>
          </table:table-cell>
          <table:table-cell office:value-type="float" office:value="10" calcext:value-type="float">
            <text:p>10</text:p>
          </table:table-cell>
          <table:table-cell office:value-type="float" office:value="0.759762" calcext:value-type="float">
            <text:p>0,759762</text:p>
          </table:table-cell>
          <table:table-cell office:value-type="float" office:value="0.803621" calcext:value-type="float">
            <text:p>0,803621</text:p>
          </table:table-cell>
          <table:table-cell office:value-type="float" office:value="58.8045" calcext:value-type="float">
            <text:p>58,8045</text:p>
          </table:table-cell>
          <table:table-cell office:value-type="float" office:value="38" calcext:value-type="float">
            <text:p>38</text:p>
          </table:table-cell>
          <table:table-cell office:value-type="float" office:value="0.249593" calcext:value-type="float">
            <text:p>0,249593</text:p>
          </table:table-cell>
          <table:table-cell office:value-type="float" office:value="0.277425" calcext:value-type="float">
            <text:p>0,277425</text:p>
          </table:table-cell>
          <table:table-cell office:value-type="float" office:value="116.403" calcext:value-type="float">
            <text:p>116,403</text:p>
          </table:table-cell>
          <table:table-cell office:value-type="float" office:value="462" calcext:value-type="float">
            <text:p>462</text:p>
          </table:table-cell>
          <table:table-cell office:value-type="float" office:value="0.148812" calcext:value-type="float">
            <text:p>0,148812</text:p>
          </table:table-cell>
          <table:table-cell office:value-type="float" office:value="0.234178" calcext:value-type="float">
            <text:p>0,234178</text:p>
          </table:table-cell>
          <table:table-cell office:value-type="float" office:value="289.312" calcext:value-type="float">
            <text:p>289,3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671833" calcext:value-type="float">
            <text:p>0,671833</text:p>
          </table:table-cell>
          <table:table-cell office:value-type="float" office:value="0.754138" calcext:value-type="float">
            <text:p>0,754138</text:p>
          </table:table-cell>
          <table:table-cell office:value-type="float" office:value="62" calcext:value-type="float">
            <text:p>62</text:p>
          </table:table-cell>
          <table:table-cell office:value-type="float" office:value="0.189554" calcext:value-type="float">
            <text:p>0,189554</text:p>
          </table:table-cell>
          <table:table-cell office:value-type="float" office:value="0.275387" calcext:value-type="float">
            <text:p>0,275387</text:p>
          </table:table-cell>
          <table:table-cell office:value-type="float" office:value="207" calcext:value-type="float">
            <text:p>207</text:p>
          </table:table-cell>
          <table:table-cell office:value-type="float" office:value="0.144976" calcext:value-type="float">
            <text:p>0,144976</text:p>
          </table:table-cell>
          <table:table-cell office:value-type="float" office:value="0.218485" calcext:value-type="float">
            <text:p>0,218485</text:p>
          </table:table-cell>
          <table:table-cell table:number-columns-repeated="217"/>
        </table:table-row>
        <table:table-row table:style-name="ro1">
          <table:table-cell/>
          <table:table-cell table:style-name="ce35" office:value-type="string" calcext:value-type="string">
            <text:p>Ejecución 4</text:p>
          </table:table-cell>
          <table:table-cell office:value-type="float" office:value="6" calcext:value-type="float">
            <text:p>6</text:p>
          </table:table-cell>
          <table:table-cell office:value-type="float" office:value="0.759393" calcext:value-type="float">
            <text:p>0,759393</text:p>
          </table:table-cell>
          <table:table-cell office:value-type="float" office:value="0.808776" calcext:value-type="float">
            <text:p>0,808776</text:p>
          </table:table-cell>
          <table:table-cell office:value-type="float" office:value="59.9832" calcext:value-type="float">
            <text:p>59,9832</text:p>
          </table:table-cell>
          <table:table-cell office:value-type="float" office:value="33" calcext:value-type="float">
            <text:p>33</text:p>
          </table:table-cell>
          <table:table-cell office:value-type="float" office:value="0.225816" calcext:value-type="float">
            <text:p>0,225816</text:p>
          </table:table-cell>
          <table:table-cell office:value-type="float" office:value="0.271501" calcext:value-type="float">
            <text:p>0,271501</text:p>
          </table:table-cell>
          <table:table-cell office:value-type="float" office:value="118.496" calcext:value-type="float">
            <text:p>118,496</text:p>
          </table:table-cell>
          <table:table-cell office:value-type="float" office:value="253" calcext:value-type="float">
            <text:p>253</text:p>
          </table:table-cell>
          <table:table-cell office:value-type="float" office:value="0.148138" calcext:value-type="float">
            <text:p>0,148138</text:p>
          </table:table-cell>
          <table:table-cell office:value-type="float" office:value="0.237982" calcext:value-type="float">
            <text:p>0,237982</text:p>
          </table:table-cell>
          <table:table-cell office:value-type="float" office:value="279.953" calcext:value-type="float">
            <text:p>279,953</text:p>
          </table:table-cell>
          <table:table-cell table:number-columns-repeated="2"/>
          <table:table-cell table:style-name="ce35" office:value-type="string" calcext:value-type="string">
            <text:p>Ejecución 4</text:p>
          </table:table-cell>
          <table:table-cell office:value-type="float" office:value="16" calcext:value-type="float">
            <text:p>16</text:p>
          </table:table-cell>
          <table:table-cell office:value-type="float" office:value="0.717476" calcext:value-type="float">
            <text:p>0,717476</text:p>
          </table:table-cell>
          <table:table-cell office:value-type="float" office:value="0.787651" calcext:value-type="float">
            <text:p>0,787651</text:p>
          </table:table-cell>
          <table:table-cell office:value-type="float" office:value="60.3718" calcext:value-type="float">
            <text:p>60,3718</text:p>
          </table:table-cell>
          <table:table-cell office:value-type="float" office:value="109" calcext:value-type="float">
            <text:p>109</text:p>
          </table:table-cell>
          <table:table-cell office:value-type="float" office:value="0.213571" calcext:value-type="float">
            <text:p>0,213571</text:p>
          </table:table-cell>
          <table:table-cell office:value-type="float" office:value="0.293405" calcext:value-type="float">
            <text:p>0,293405</text:p>
          </table:table-cell>
          <table:table-cell office:value-type="float" office:value="99.2106" calcext:value-type="float">
            <text:p>99,2106</text:p>
          </table:table-cell>
          <table:table-cell office:value-type="float" office:value="400" calcext:value-type="float">
            <text:p>400</text:p>
          </table:table-cell>
          <table:table-cell office:value-type="float" office:value="0.152549" calcext:value-type="float">
            <text:p>0,152549</text:p>
          </table:table-cell>
          <table:table-cell office:value-type="float" office:value="0.226459" calcext:value-type="float">
            <text:p>0,226459</text:p>
          </table:table-cell>
          <table:table-cell office:value-type="float" office:value="297.726" calcext:value-type="float">
            <text:p>297,72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659224" calcext:value-type="float">
            <text:p>0,659224</text:p>
          </table:table-cell>
          <table:table-cell office:value-type="float" office:value="0.76622" calcext:value-type="float">
            <text:p>0,76622</text:p>
          </table:table-cell>
          <table:table-cell office:value-type="float" office:value="21" calcext:value-type="float">
            <text:p>21</text:p>
          </table:table-cell>
          <table:table-cell office:value-type="float" office:value="0.237743" calcext:value-type="float">
            <text:p>0,237743</text:p>
          </table:table-cell>
          <table:table-cell office:value-type="float" office:value="0.266816" calcext:value-type="float">
            <text:p>0,266816</text:p>
          </table:table-cell>
          <table:table-cell office:value-type="float" office:value="195" calcext:value-type="float">
            <text:p>195</text:p>
          </table:table-cell>
          <table:table-cell office:value-type="float" office:value="0.130648" calcext:value-type="float">
            <text:p>0,130648</text:p>
          </table:table-cell>
          <table:table-cell office:value-type="float" office:value="0.199895" calcext:value-type="float">
            <text:p>0,199895</text:p>
          </table:table-cell>
          <table:table-cell table:number-columns-repeated="217"/>
        </table:table-row>
        <table:table-row table:style-name="ro1">
          <table:table-cell/>
          <table:table-cell table:style-name="ce36" office:value-type="string" calcext:value-type="string">
            <text:p>Ejecución 5</text:p>
          </table:table-cell>
          <table:table-cell office:value-type="float" office:value="13" calcext:value-type="float">
            <text:p>13</text:p>
          </table:table-cell>
          <table:table-cell office:value-type="float" office:value="0.605985" calcext:value-type="float">
            <text:p>0,605985</text:p>
          </table:table-cell>
          <table:table-cell office:value-type="float" office:value="0.712981" calcext:value-type="float">
            <text:p>0,712981</text:p>
          </table:table-cell>
          <table:table-cell office:value-type="float" office:value="61.3217" calcext:value-type="float">
            <text:p>61,3217</text:p>
          </table:table-cell>
          <table:table-cell office:value-type="float" office:value="30" calcext:value-type="float">
            <text:p>30</text:p>
          </table:table-cell>
          <table:table-cell office:value-type="float" office:value="0.209472" calcext:value-type="float">
            <text:p>0,209472</text:p>
          </table:table-cell>
          <table:table-cell office:value-type="float" office:value="0.251004" calcext:value-type="float">
            <text:p>0,251004</text:p>
          </table:table-cell>
          <table:table-cell office:value-type="float" office:value="111.165" calcext:value-type="float">
            <text:p>111,165</text:p>
          </table:table-cell>
          <table:table-cell office:value-type="float" office:value="419" calcext:value-type="float">
            <text:p>419</text:p>
          </table:table-cell>
          <table:table-cell office:value-type="float" office:value="0.140463" calcext:value-type="float">
            <text:p>0,140463</text:p>
          </table:table-cell>
          <table:table-cell office:value-type="float" office:value="0.289255" calcext:value-type="float">
            <text:p>0,289255</text:p>
          </table:table-cell>
          <table:table-cell office:value-type="float" office:value="279.02" calcext:value-type="float">
            <text:p>279,02</text:p>
          </table:table-cell>
          <table:table-cell table:number-columns-repeated="2"/>
          <table:table-cell table:style-name="ce36" office:value-type="string" calcext:value-type="string">
            <text:p>Ejecución 5</text:p>
          </table:table-cell>
          <table:table-cell office:value-type="float" office:value="11" calcext:value-type="float">
            <text:p>11</text:p>
          </table:table-cell>
          <table:table-cell office:value-type="float" office:value="0.74383" calcext:value-type="float">
            <text:p>0,74383</text:p>
          </table:table-cell>
          <table:table-cell office:value-type="float" office:value="0.792075" calcext:value-type="float">
            <text:p>0,792075</text:p>
          </table:table-cell>
          <table:table-cell office:value-type="float" office:value="56.6595" calcext:value-type="float">
            <text:p>56,6595</text:p>
          </table:table-cell>
          <table:table-cell office:value-type="float" office:value="89" calcext:value-type="float">
            <text:p>89</text:p>
          </table:table-cell>
          <table:table-cell office:value-type="float" office:value="0.237606" calcext:value-type="float">
            <text:p>0,237606</text:p>
          </table:table-cell>
          <table:table-cell office:value-type="float" office:value="0.302791" calcext:value-type="float">
            <text:p>0,302791</text:p>
          </table:table-cell>
          <table:table-cell office:value-type="float" office:value="100.827" calcext:value-type="float">
            <text:p>100,827</text:p>
          </table:table-cell>
          <table:table-cell office:value-type="float" office:value="482" calcext:value-type="float">
            <text:p>482</text:p>
          </table:table-cell>
          <table:table-cell office:value-type="float" office:value="0.140665" calcext:value-type="float">
            <text:p>0,140665</text:p>
          </table:table-cell>
          <table:table-cell table:style-name="ce24" office:value-type="float" office:value="0.229726" calcext:value-type="float">
            <text:p>0,2297</text:p>
          </table:table-cell>
          <table:table-cell office:value-type="float" office:value="303.712" calcext:value-type="float">
            <text:p>303,7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620267" calcext:value-type="float">
            <text:p>0,620267</text:p>
          </table:table-cell>
          <table:table-cell office:value-type="float" office:value="0.735493" calcext:value-type="float">
            <text:p>0,735493</text:p>
          </table:table-cell>
          <table:table-cell office:value-type="float" office:value="30" calcext:value-type="float">
            <text:p>30</text:p>
          </table:table-cell>
          <table:table-cell office:value-type="float" office:value="0.241584" calcext:value-type="float">
            <text:p>0,241584</text:p>
          </table:table-cell>
          <table:table-cell office:value-type="float" office:value="0.283116" calcext:value-type="float">
            <text:p>0,283116</text:p>
          </table:table-cell>
          <table:table-cell office:value-type="float" office:value="169" calcext:value-type="float">
            <text:p>169</text:p>
          </table:table-cell>
          <table:table-cell office:value-type="float" office:value="0.138763" calcext:value-type="float">
            <text:p>0,138763</text:p>
          </table:table-cell>
          <table:table-cell office:value-type="float" office:value="0.198777" calcext:value-type="float">
            <text:p>0,198777</text:p>
          </table:table-cell>
          <table:table-cell table:number-columns-repeated="217"/>
        </table:table-row>
        <table:table-row table:style-name="ro2">
          <table:table-cell/>
          <table:table-cell table:style-name="ce37" office:value-type="string" calcext:value-type="string">
            <text:p>Media</text:p>
          </table:table-cell>
          <table:table-cell table:style-name="ce43" table:formula="of:=AVERAGE([.C15:.C19])" office:value-type="float" office:value="9.4" calcext:value-type="float">
            <text:p>9,40</text:p>
          </table:table-cell>
          <table:table-cell table:style-name="ce48" table:formula="of:=AVERAGE([.D15:.D19])" office:value-type="float" office:value="0.6730144" calcext:value-type="float">
            <text:p>0,6730</text:p>
          </table:table-cell>
          <table:table-cell table:style-name="ce48" table:formula="of:=AVERAGE([.E15:.E19])" office:value-type="float" office:value="0.7503808" calcext:value-type="float">
            <text:p>0,7504</text:p>
          </table:table-cell>
          <table:table-cell table:style-name="ce48" table:formula="of:=AVERAGE([.F15:.F19])" office:value-type="float" office:value="59.9155" calcext:value-type="float">
            <text:p>59,9155</text:p>
          </table:table-cell>
          <table:table-cell table:style-name="ce43" table:formula="of:=AVERAGE([.G15:.G19])" office:value-type="float" office:value="47.6" calcext:value-type="float">
            <text:p>47,60</text:p>
          </table:table-cell>
          <table:table-cell table:style-name="ce48" table:formula="of:=AVERAGE([.H15:.H19])" office:value-type="float" office:value="0.2021496" calcext:value-type="float">
            <text:p>0,2021</text:p>
          </table:table-cell>
          <table:table-cell table:style-name="ce48" table:formula="of:=AVERAGE([.I15:.I19])" office:value-type="float" office:value="0.268047" calcext:value-type="float">
            <text:p>0,2680</text:p>
          </table:table-cell>
          <table:table-cell table:style-name="ce43" table:formula="of:=AVERAGE([.J15:.J19])" office:value-type="float" office:value="116.3008" calcext:value-type="float">
            <text:p>116,30</text:p>
          </table:table-cell>
          <table:table-cell table:style-name="ce43" table:formula="of:=AVERAGE([.K15:.K19])" office:value-type="float" office:value="327" calcext:value-type="float">
            <text:p>327,00</text:p>
          </table:table-cell>
          <table:table-cell table:style-name="ce48" table:formula="of:=AVERAGE([.L15:.L19])" office:value-type="float" office:value="0.1541538" calcext:value-type="float">
            <text:p>0,1542</text:p>
          </table:table-cell>
          <table:table-cell table:style-name="ce48" table:formula="of:=AVERAGE([.M15:.M19])" office:value-type="float" office:value="0.2702758" calcext:value-type="float">
            <text:p>0,2703</text:p>
          </table:table-cell>
          <table:table-cell table:style-name="ce43" table:formula="of:=AVERAGE([.N15:.N19])" office:value-type="float" office:value="286.6496" calcext:value-type="float">
            <text:p>286,65</text:p>
          </table:table-cell>
          <table:table-cell table:number-columns-repeated="2"/>
          <table:table-cell table:style-name="ce37" office:value-type="string" calcext:value-type="string">
            <text:p>Media</text:p>
          </table:table-cell>
          <table:table-cell table:style-name="ce43" table:formula="of:=AVERAGE([.R15:.R19])" office:value-type="float" office:value="16.2" calcext:value-type="float">
            <text:p>16,20</text:p>
          </table:table-cell>
          <table:table-cell table:style-name="ce48" table:formula="of:=AVERAGE([.S15:.S19])" office:value-type="float" office:value="0.7397348" calcext:value-type="float">
            <text:p>0,7397</text:p>
          </table:table-cell>
          <table:table-cell table:style-name="ce48" table:formula="of:=AVERAGE([.T15:.T19])" office:value-type="float" office:value="0.8107872" calcext:value-type="float">
            <text:p>0,8108</text:p>
          </table:table-cell>
          <table:table-cell table:style-name="ce43" table:formula="of:=AVERAGE([.U15:.U19])" office:value-type="float" office:value="58.82902" calcext:value-type="float">
            <text:p>58,83</text:p>
          </table:table-cell>
          <table:table-cell table:style-name="ce43" table:formula="of:=AVERAGE([.V15:.V19])" office:value-type="float" office:value="81" calcext:value-type="float">
            <text:p>81,00</text:p>
          </table:table-cell>
          <table:table-cell table:style-name="ce48" table:formula="of:=AVERAGE([.W15:.W19])" office:value-type="float" office:value="0.2315982" calcext:value-type="float">
            <text:p>0,2316</text:p>
          </table:table-cell>
          <table:table-cell table:style-name="ce48" table:formula="of:=AVERAGE([.X15:.X19])" office:value-type="float" office:value="0.2909242" calcext:value-type="float">
            <text:p>0,2909</text:p>
          </table:table-cell>
          <table:table-cell table:style-name="ce43" table:formula="of:=AVERAGE([.Y15:.Y19])" office:value-type="float" office:value="112.79712" calcext:value-type="float">
            <text:p>112,80</text:p>
          </table:table-cell>
          <table:table-cell table:style-name="ce43" table:formula="of:=AVERAGE([.Z15:.Z19])" office:value-type="float" office:value="573.2" calcext:value-type="float">
            <text:p>573,20</text:p>
          </table:table-cell>
          <table:table-cell table:style-name="ce48" table:formula="of:=AVERAGE([.AA15:.AA19])" office:value-type="float" office:value="0.1504768" calcext:value-type="float">
            <text:p>0,1505</text:p>
          </table:table-cell>
          <table:table-cell table:style-name="ce43" table:formula="of:=AVERAGE([.AB15:.AB19])" office:value-type="float" office:value="0.2563896" calcext:value-type="float">
            <text:p>0,26</text:p>
          </table:table-cell>
          <table:table-cell table:style-name="ce43" table:formula="of:=AVERAGE([.AC15:.AC19])" office:value-type="float" office:value="292.7182" calcext:value-type="float">
            <text:p>292,72</text:p>
          </table:table-cell>
          <table:table-cell table:number-columns-repeated="2"/>
          <table:table-cell table:style-name="ce43" table:formula="of:=AVERAGE([.AF15:.AF19])" office:value-type="float" office:value="12.4" calcext:value-type="float">
            <text:p>12,40</text:p>
          </table:table-cell>
          <table:table-cell table:style-name="ce48" table:formula="of:=AVERAGE([.AG15:.AG19])" office:value-type="float" office:value="0.6359506" calcext:value-type="float">
            <text:p>0,6360</text:p>
          </table:table-cell>
          <table:table-cell table:style-name="ce48" table:formula="of:=AVERAGE([.AH15:.AH19])" office:value-type="float" office:value="0.7380082" calcext:value-type="float">
            <text:p>0,7380</text:p>
          </table:table-cell>
          <table:table-cell table:style-name="ce43" table:formula="of:=AVERAGE([.AI15:.AI19])" office:value-type="float" office:value="33.8" calcext:value-type="float">
            <text:p>33,80</text:p>
          </table:table-cell>
          <table:table-cell table:style-name="ce48" table:formula="of:=AVERAGE([.AJ15:.AJ19])" office:value-type="float" office:value="0.2254592" calcext:value-type="float">
            <text:p>0,2255</text:p>
          </table:table-cell>
          <table:table-cell table:style-name="ce48" table:formula="of:=AVERAGE([.AK15:.AK19])" office:value-type="float" office:value="0.272252" calcext:value-type="float">
            <text:p>0,2723</text:p>
          </table:table-cell>
          <table:table-cell table:style-name="ce43" table:formula="of:=AVERAGE([.AL15:.AL19])" office:value-type="float" office:value="184.2" calcext:value-type="float">
            <text:p>184,20</text:p>
          </table:table-cell>
          <table:table-cell table:style-name="ce48" table:formula="of:=AVERAGE([.AM15:.AM19])" office:value-type="float" office:value="0.1394282" calcext:value-type="float">
            <text:p>0,1394</text:p>
          </table:table-cell>
          <table:table-cell table:style-name="ce48" table:formula="of:=AVERAGE([.AN15:.AN19])" office:value-type="float" office:value="0.2048402" calcext:value-type="float">
            <text:p>0,2048</text:p>
          </table:table-cell>
          <table:table-cell table:number-columns-repeated="21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"/>
          <table:table-cell table:style-name="ce55" office:value-type="string" calcext:value-type="string" table:number-columns-spanned="12" table:number-rows-spanned="1">
            <text:p>AGE-UN 10%</text:p>
          </table:table-cell>
          <table:covered-table-cell table:number-columns-repeated="11" table:style-name="ce55"/>
          <table:table-cell table:number-columns-repeated="3"/>
          <table:table-cell table:style-name="ce55" office:value-type="string" calcext:value-type="string" table:number-columns-spanned="12" table:number-rows-spanned="1">
            <text:p>AGE-UN 20%</text:p>
          </table:table-cell>
          <table:covered-table-cell table:number-columns-repeated="11" table:style-name="ce55"/>
          <table:table-cell table:number-columns-repeated="228"/>
        </table:table-row>
        <table:table-row table:style-name="ro2">
          <table:table-cell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  <table:table-cell table:number-columns-repeated="2"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  <table:table-cell table:number-columns-repeated="228"/>
        </table:table-row>
        <table:table-row table:style-name="ro2">
          <table:table-cell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number-columns-repeated="2"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number-columns-repeated="228"/>
        </table:table-row>
        <table:table-row table:style-name="ro1">
          <table:table-cell/>
          <table:table-cell table:style-name="ce35" office:value-type="string" calcext:value-type="string">
            <text:p>Ejecución 1</text:p>
          </table:table-cell>
          <table:table-cell office:value-type="float" office:value="21" calcext:value-type="float">
            <text:p>21</text:p>
          </table:table-cell>
          <table:table-cell office:value-type="float" office:value="0.768276" calcext:value-type="float">
            <text:p>0,768276</text:p>
          </table:table-cell>
          <table:table-cell office:value-type="float" office:value="0.941115" calcext:value-type="float">
            <text:p>0,941115</text:p>
          </table:table-cell>
          <table:table-cell office:value-type="float" office:value="59.2915" calcext:value-type="float">
            <text:p>59,2915</text:p>
          </table:table-cell>
          <table:table-cell office:value-type="float" office:value="25" calcext:value-type="float">
            <text:p>25</text:p>
          </table:table-cell>
          <table:table-cell office:value-type="float" office:value="0.248568" calcext:value-type="float">
            <text:p>0,248568</text:p>
          </table:table-cell>
          <table:table-cell office:value-type="float" office:value="0.283179" calcext:value-type="float">
            <text:p>0,283179</text:p>
          </table:table-cell>
          <table:table-cell office:value-type="float" office:value="118.804" calcext:value-type="float">
            <text:p>118,804</text:p>
          </table:table-cell>
          <table:table-cell office:value-type="float" office:value="381" calcext:value-type="float">
            <text:p>381</text:p>
          </table:table-cell>
          <table:table-cell office:value-type="float" office:value="0.158248" calcext:value-type="float">
            <text:p>0,158248</text:p>
          </table:table-cell>
          <table:table-cell office:value-type="float" office:value="0.293546" calcext:value-type="float">
            <text:p>0,293546</text:p>
          </table:table-cell>
          <table:table-cell office:value-type="float" office:value="293.952" calcext:value-type="float">
            <text:p>293,952</text:p>
          </table:table-cell>
          <table:table-cell table:number-columns-repeated="2"/>
          <table:table-cell table:style-name="ce35" office:value-type="string" calcext:value-type="string">
            <text:p>Ejecución 1</text:p>
          </table:table-cell>
          <table:table-cell office:value-type="float" office:value="42" calcext:value-type="float">
            <text:p>42</text:p>
          </table:table-cell>
          <table:table-cell office:value-type="float" office:value="0.642665" calcext:value-type="float">
            <text:p>0,642665</text:p>
          </table:table-cell>
          <table:table-cell office:value-type="float" office:value="0.826875" calcext:value-type="float">
            <text:p>0,826875</text:p>
          </table:table-cell>
          <table:table-cell office:value-type="float" office:value="60.6014" calcext:value-type="float">
            <text:p>60,6014</text:p>
          </table:table-cell>
          <table:table-cell office:value-type="float" office:value="113" calcext:value-type="float">
            <text:p>113</text:p>
          </table:table-cell>
          <table:table-cell office:value-type="float" office:value="0.210141" calcext:value-type="float">
            <text:p>0,210141</text:p>
          </table:table-cell>
          <table:table-cell office:value-type="float" office:value="0.292904" calcext:value-type="float">
            <text:p>0,292904</text:p>
          </table:table-cell>
          <table:table-cell office:value-type="float" office:value="129.324" calcext:value-type="float">
            <text:p>129,324</text:p>
          </table:table-cell>
          <table:table-cell office:value-type="float" office:value="605" calcext:value-type="float">
            <text:p>605</text:p>
          </table:table-cell>
          <table:table-cell office:value-type="float" office:value="0.15389" calcext:value-type="float">
            <text:p>0,15389</text:p>
          </table:table-cell>
          <table:table-cell office:value-type="float" office:value="0.265679" calcext:value-type="float">
            <text:p>0,265679</text:p>
          </table:table-cell>
          <table:table-cell office:value-type="float" office:value="316.806" calcext:value-type="float">
            <text:p>316,806</text:p>
          </table:table-cell>
          <table:table-cell table:number-columns-repeated="228"/>
        </table:table-row>
        <table:table-row table:style-name="ro1">
          <table:table-cell/>
          <table:table-cell table:style-name="ce35" office:value-type="string" calcext:value-type="string">
            <text:p>Ejecución 2</text:p>
          </table:table-cell>
          <table:table-cell office:value-type="float" office:value="14" calcext:value-type="float">
            <text:p>14</text:p>
          </table:table-cell>
          <table:table-cell office:value-type="float" office:value="0.715005" calcext:value-type="float">
            <text:p>0,715005</text:p>
          </table:table-cell>
          <table:table-cell office:value-type="float" office:value="0.830232" calcext:value-type="float">
            <text:p>0,830232</text:p>
          </table:table-cell>
          <table:table-cell office:value-type="float" office:value="60.0557" calcext:value-type="float">
            <text:p>60,0557</text:p>
          </table:table-cell>
          <table:table-cell office:value-type="float" office:value="17" calcext:value-type="float">
            <text:p>17</text:p>
          </table:table-cell>
          <table:table-cell office:value-type="float" office:value="0.248329" calcext:value-type="float">
            <text:p>0,248329</text:p>
          </table:table-cell>
          <table:table-cell office:value-type="float" office:value="0.271864" calcext:value-type="float">
            <text:p>0,271864</text:p>
          </table:table-cell>
          <table:table-cell office:value-type="float" office:value="117.639" calcext:value-type="float">
            <text:p>117,639</text:p>
          </table:table-cell>
          <table:table-cell office:value-type="float" office:value="457" calcext:value-type="float">
            <text:p>457</text:p>
          </table:table-cell>
          <table:table-cell office:value-type="float" office:value="0.178919" calcext:value-type="float">
            <text:p>0,178919</text:p>
          </table:table-cell>
          <table:table-cell office:value-type="float" office:value="0.341206" calcext:value-type="float">
            <text:p>0,341206</text:p>
          </table:table-cell>
          <table:table-cell office:value-type="float" office:value="297.995" calcext:value-type="float">
            <text:p>297,995</text:p>
          </table:table-cell>
          <table:table-cell table:number-columns-repeated="2"/>
          <table:table-cell table:style-name="ce35" office:value-type="string" calcext:value-type="string">
            <text:p>Ejecución 2</text:p>
          </table:table-cell>
          <table:table-cell office:value-type="float" office:value="30" calcext:value-type="float">
            <text:p>30</text:p>
          </table:table-cell>
          <table:table-cell office:value-type="float" office:value="0.714599" calcext:value-type="float">
            <text:p>0,714599</text:p>
          </table:table-cell>
          <table:table-cell office:value-type="float" office:value="0.846178" calcext:value-type="float">
            <text:p>0,846178</text:p>
          </table:table-cell>
          <table:table-cell office:value-type="float" office:value="57.5312" calcext:value-type="float">
            <text:p>57,5312</text:p>
          </table:table-cell>
          <table:table-cell office:value-type="float" office:value="108" calcext:value-type="float">
            <text:p>108</text:p>
          </table:table-cell>
          <table:table-cell office:value-type="float" office:value="0.21105" calcext:value-type="float">
            <text:p>0,21105</text:p>
          </table:table-cell>
          <table:table-cell office:value-type="float" office:value="0.290152" calcext:value-type="float">
            <text:p>0,290152</text:p>
          </table:table-cell>
          <table:table-cell office:value-type="float" office:value="120.52" calcext:value-type="float">
            <text:p>120,52</text:p>
          </table:table-cell>
          <table:table-cell office:value-type="float" office:value="774" calcext:value-type="float">
            <text:p>774</text:p>
          </table:table-cell>
          <table:table-cell office:value-type="float" office:value="0.161835" calcext:value-type="float">
            <text:p>0,161835</text:p>
          </table:table-cell>
          <table:table-cell office:value-type="float" office:value="0.304851" calcext:value-type="float">
            <text:p>0,304851</text:p>
          </table:table-cell>
          <table:table-cell office:value-type="float" office:value="300.049" calcext:value-type="float">
            <text:p>300,049</text:p>
          </table:table-cell>
          <table:table-cell table:number-columns-repeated="228"/>
        </table:table-row>
        <table:table-row table:style-name="ro1">
          <table:table-cell/>
          <table:table-cell table:style-name="ce35" office:value-type="string" calcext:value-type="string">
            <text:p>Ejecución 3</text:p>
          </table:table-cell>
          <table:table-cell office:value-type="float" office:value="18" calcext:value-type="float">
            <text:p>18</text:p>
          </table:table-cell>
          <table:table-cell office:value-type="float" office:value="0.607411" calcext:value-type="float">
            <text:p>0,607411</text:p>
          </table:table-cell>
          <table:table-cell office:value-type="float" office:value="0.755559" calcext:value-type="float">
            <text:p>0,755559</text:p>
          </table:table-cell>
          <table:table-cell office:value-type="float" office:value="63.9795" calcext:value-type="float">
            <text:p>63,9795</text:p>
          </table:table-cell>
          <table:table-cell office:value-type="float" office:value="62" calcext:value-type="float">
            <text:p>62</text:p>
          </table:table-cell>
          <table:table-cell office:value-type="float" office:value="0.186167" calcext:value-type="float">
            <text:p>0,186167</text:p>
          </table:table-cell>
          <table:table-cell office:value-type="float" office:value="0.272" calcext:value-type="float">
            <text:p>0,272</text:p>
          </table:table-cell>
          <table:table-cell office:value-type="float" office:value="118.635" calcext:value-type="float">
            <text:p>118,635</text:p>
          </table:table-cell>
          <table:table-cell office:value-type="float" office:value="610" calcext:value-type="float">
            <text:p>610</text:p>
          </table:table-cell>
          <table:table-cell office:value-type="float" office:value="0.180302" calcext:value-type="float">
            <text:p>0,180302</text:p>
          </table:table-cell>
          <table:table-cell office:value-type="float" office:value="0.396921" calcext:value-type="float">
            <text:p>0,396921</text:p>
          </table:table-cell>
          <table:table-cell office:value-type="float" office:value="289.661" calcext:value-type="float">
            <text:p>289,661</text:p>
          </table:table-cell>
          <table:table-cell table:number-columns-repeated="2"/>
          <table:table-cell table:style-name="ce35" office:value-type="string" calcext:value-type="string">
            <text:p>Ejecución 3</text:p>
          </table:table-cell>
          <table:table-cell office:value-type="float" office:value="37" calcext:value-type="float">
            <text:p>37</text:p>
          </table:table-cell>
          <table:table-cell office:value-type="float" office:value="0.598492" calcext:value-type="float">
            <text:p>0,598492</text:p>
          </table:table-cell>
          <table:table-cell office:value-type="float" office:value="0.760773" calcext:value-type="float">
            <text:p>0,760773</text:p>
          </table:table-cell>
          <table:table-cell office:value-type="float" office:value="59.1971" calcext:value-type="float">
            <text:p>59,1971</text:p>
          </table:table-cell>
          <table:table-cell office:value-type="float" office:value="42" calcext:value-type="float">
            <text:p>42</text:p>
          </table:table-cell>
          <table:table-cell office:value-type="float" office:value="0.249987" calcext:value-type="float">
            <text:p>0,249987</text:p>
          </table:table-cell>
          <table:table-cell office:value-type="float" office:value="0.280749" calcext:value-type="float">
            <text:p>0,280749</text:p>
          </table:table-cell>
          <table:table-cell office:value-type="float" office:value="111.651" calcext:value-type="float">
            <text:p>111,651</text:p>
          </table:table-cell>
          <table:table-cell office:value-type="float" office:value="1004" calcext:value-type="float">
            <text:p>1004</text:p>
          </table:table-cell>
          <table:table-cell office:value-type="float" office:value="0.153107" calcext:value-type="float">
            <text:p>0,153107</text:p>
          </table:table-cell>
          <table:table-cell office:value-type="float" office:value="0.338621" calcext:value-type="float">
            <text:p>0,338621</text:p>
          </table:table-cell>
          <table:table-cell office:value-type="float" office:value="301.071" calcext:value-type="float">
            <text:p>301,071</text:p>
          </table:table-cell>
          <table:table-cell table:number-columns-repeated="228"/>
        </table:table-row>
        <table:table-row table:style-name="ro1">
          <table:table-cell/>
          <table:table-cell table:style-name="ce35" office:value-type="string" calcext:value-type="string">
            <text:p>Ejecución 4</text:p>
          </table:table-cell>
          <table:table-cell office:value-type="float" office:value="13" calcext:value-type="float">
            <text:p>13</text:p>
          </table:table-cell>
          <table:table-cell office:value-type="float" office:value="0.632099" calcext:value-type="float">
            <text:p>0,632099</text:p>
          </table:table-cell>
          <table:table-cell office:value-type="float" office:value="0.739095" calcext:value-type="float">
            <text:p>0,739095</text:p>
          </table:table-cell>
          <table:table-cell office:value-type="float" office:value="58.8999" calcext:value-type="float">
            <text:p>58,8999</text:p>
          </table:table-cell>
          <table:table-cell office:value-type="float" office:value="26" calcext:value-type="float">
            <text:p>26</text:p>
          </table:table-cell>
          <table:table-cell office:value-type="float" office:value="0.253848" calcext:value-type="float">
            <text:p>0,253848</text:p>
          </table:table-cell>
          <table:table-cell office:value-type="float" office:value="0.289843" calcext:value-type="float">
            <text:p>0,289843</text:p>
          </table:table-cell>
          <table:table-cell office:value-type="float" office:value="122.819" calcext:value-type="float">
            <text:p>122,819</text:p>
          </table:table-cell>
          <table:table-cell office:value-type="float" office:value="470" calcext:value-type="float">
            <text:p>470</text:p>
          </table:table-cell>
          <table:table-cell office:value-type="float" office:value="0.174197" calcext:value-type="float">
            <text:p>0,174197</text:p>
          </table:table-cell>
          <table:table-cell office:value-type="float" office:value="0.3411" calcext:value-type="float">
            <text:p>0,3411</text:p>
          </table:table-cell>
          <table:table-cell office:value-type="float" office:value="288.878" calcext:value-type="float">
            <text:p>288,878</text:p>
          </table:table-cell>
          <table:table-cell table:number-columns-repeated="2"/>
          <table:table-cell table:style-name="ce35" office:value-type="string" calcext:value-type="string">
            <text:p>Ejecución 4</text:p>
          </table:table-cell>
          <table:table-cell office:value-type="float" office:value="29" calcext:value-type="float">
            <text:p>29</text:p>
          </table:table-cell>
          <table:table-cell office:value-type="float" office:value="0.617326" calcext:value-type="float">
            <text:p>0,617326</text:p>
          </table:table-cell>
          <table:table-cell office:value-type="float" office:value="0.744519" calcext:value-type="float">
            <text:p>0,744519</text:p>
          </table:table-cell>
          <table:table-cell office:value-type="float" office:value="57.3873" calcext:value-type="float">
            <text:p>57,3873</text:p>
          </table:table-cell>
          <table:table-cell office:value-type="float" office:value="110" calcext:value-type="float">
            <text:p>110</text:p>
          </table:table-cell>
          <table:table-cell office:value-type="float" office:value="0.215927" calcext:value-type="float">
            <text:p>0,215927</text:p>
          </table:table-cell>
          <table:table-cell office:value-type="float" office:value="0.296494" calcext:value-type="float">
            <text:p>0,296494</text:p>
          </table:table-cell>
          <table:table-cell office:value-type="float" office:value="97.8436" calcext:value-type="float">
            <text:p>97,8436</text:p>
          </table:table-cell>
          <table:table-cell office:value-type="float" office:value="653" calcext:value-type="float">
            <text:p>653</text:p>
          </table:table-cell>
          <table:table-cell office:value-type="float" office:value="0.161674" calcext:value-type="float">
            <text:p>0,161674</text:p>
          </table:table-cell>
          <table:table-cell office:value-type="float" office:value="0.282332" calcext:value-type="float">
            <text:p>0,282332</text:p>
          </table:table-cell>
          <table:table-cell office:value-type="float" office:value="327.422" calcext:value-type="float">
            <text:p>327,422</text:p>
          </table:table-cell>
          <table:table-cell table:number-columns-repeated="228"/>
        </table:table-row>
        <table:table-row table:style-name="ro1">
          <table:table-cell/>
          <table:table-cell table:style-name="ce36" office:value-type="string" calcext:value-type="string">
            <text:p>Ejecución 5</text:p>
          </table:table-cell>
          <table:table-cell office:value-type="float" office:value="11" calcext:value-type="float">
            <text:p>11</text:p>
          </table:table-cell>
          <table:table-cell office:value-type="float" office:value="0.780908" calcext:value-type="float">
            <text:p>0,780908</text:p>
          </table:table-cell>
          <table:table-cell office:value-type="float" office:value="0.871443" calcext:value-type="float">
            <text:p>0,871443</text:p>
          </table:table-cell>
          <table:table-cell office:value-type="float" office:value="63.0012" calcext:value-type="float">
            <text:p>63,0012</text:p>
          </table:table-cell>
          <table:table-cell office:value-type="float" office:value="48" calcext:value-type="float">
            <text:p>48</text:p>
          </table:table-cell>
          <table:table-cell office:value-type="float" office:value="0.19287" calcext:value-type="float">
            <text:p>0,19287</text:p>
          </table:table-cell>
          <table:table-cell office:value-type="float" office:value="0.259321" calcext:value-type="float">
            <text:p>0,259321</text:p>
          </table:table-cell>
          <table:table-cell office:value-type="float" office:value="110.828" calcext:value-type="float">
            <text:p>110,828</text:p>
          </table:table-cell>
          <table:table-cell office:value-type="float" office:value="522" calcext:value-type="float">
            <text:p>522</text:p>
          </table:table-cell>
          <table:table-cell office:value-type="float" office:value="0.161019" calcext:value-type="float">
            <text:p>0,161019</text:p>
          </table:table-cell>
          <table:table-cell office:value-type="float" office:value="0.346388" calcext:value-type="float">
            <text:p>0,346388</text:p>
          </table:table-cell>
          <table:table-cell office:value-type="float" office:value="296.206" calcext:value-type="float">
            <text:p>296,206</text:p>
          </table:table-cell>
          <table:table-cell table:number-columns-repeated="2"/>
          <table:table-cell table:style-name="ce36" office:value-type="string" calcext:value-type="string">
            <text:p>Ejecución 5</text:p>
          </table:table-cell>
          <table:table-cell office:value-type="float" office:value="18" calcext:value-type="float">
            <text:p>18</text:p>
          </table:table-cell>
          <table:table-cell office:value-type="float" office:value="0.735568" calcext:value-type="float">
            <text:p>0,735568</text:p>
          </table:table-cell>
          <table:table-cell office:value-type="float" office:value="0.814515" calcext:value-type="float">
            <text:p>0,814515</text:p>
          </table:table-cell>
          <table:table-cell office:value-type="float" office:value="60.1354" calcext:value-type="float">
            <text:p>60,1354</text:p>
          </table:table-cell>
          <table:table-cell office:value-type="float" office:value="112" calcext:value-type="float">
            <text:p>112</text:p>
          </table:table-cell>
          <table:table-cell office:value-type="float" office:value="0.213396" calcext:value-type="float">
            <text:p>0,213396</text:p>
          </table:table-cell>
          <table:table-cell office:value-type="float" office:value="0.295427" calcext:value-type="float">
            <text:p>0,295427</text:p>
          </table:table-cell>
          <table:table-cell office:value-type="float" office:value="100.074" calcext:value-type="float">
            <text:p>100,074</text:p>
          </table:table-cell>
          <table:table-cell office:value-type="float" office:value="985" calcext:value-type="float">
            <text:p>985</text:p>
          </table:table-cell>
          <table:table-cell office:value-type="float" office:value="0.166139" calcext:value-type="float">
            <text:p>0,166139</text:p>
          </table:table-cell>
          <table:table-cell office:value-type="float" office:value="0.348142" calcext:value-type="float">
            <text:p>0,348142</text:p>
          </table:table-cell>
          <table:table-cell office:value-type="float" office:value="310.132" calcext:value-type="float">
            <text:p>310,132</text:p>
          </table:table-cell>
          <table:table-cell table:number-columns-repeated="228"/>
        </table:table-row>
        <table:table-row table:style-name="ro2">
          <table:table-cell/>
          <table:table-cell table:style-name="ce37" office:value-type="string" calcext:value-type="string">
            <text:p>Media</text:p>
          </table:table-cell>
          <table:table-cell table:style-name="ce43" table:formula="of:=AVERAGE([.C25:.C29])" office:value-type="float" office:value="15.4" calcext:value-type="float">
            <text:p>15,40</text:p>
          </table:table-cell>
          <table:table-cell table:style-name="ce48" table:formula="of:=AVERAGE([.D25:.D29])" office:value-type="float" office:value="0.7007398" calcext:value-type="float">
            <text:p>0,7007</text:p>
          </table:table-cell>
          <table:table-cell table:style-name="ce48" table:formula="of:=AVERAGE([.E25:.E29])" office:value-type="float" office:value="0.8274888" calcext:value-type="float">
            <text:p>0,8275</text:p>
          </table:table-cell>
          <table:table-cell table:style-name="ce48" table:formula="of:=AVERAGE([.F25:.F29])" office:value-type="float" office:value="61.04556" calcext:value-type="float">
            <text:p>61,0456</text:p>
          </table:table-cell>
          <table:table-cell table:style-name="ce43" table:formula="of:=AVERAGE([.G25:.G29])" office:value-type="float" office:value="35.6" calcext:value-type="float">
            <text:p>35,60</text:p>
          </table:table-cell>
          <table:table-cell table:style-name="ce48" table:formula="of:=AVERAGE([.H25:.H29])" office:value-type="float" office:value="0.2259564" calcext:value-type="float">
            <text:p>0,2260</text:p>
          </table:table-cell>
          <table:table-cell table:style-name="ce48" table:formula="of:=AVERAGE([.I25:.I29])" office:value-type="float" office:value="0.2752414" calcext:value-type="float">
            <text:p>0,2752</text:p>
          </table:table-cell>
          <table:table-cell table:style-name="ce43" table:formula="of:=AVERAGE([.J25:.J29])" office:value-type="float" office:value="117.745" calcext:value-type="float">
            <text:p>117,75</text:p>
          </table:table-cell>
          <table:table-cell table:style-name="ce43" table:formula="of:=AVERAGE([.K25:.K29])" office:value-type="float" office:value="488" calcext:value-type="float">
            <text:p>488,00</text:p>
          </table:table-cell>
          <table:table-cell table:style-name="ce48" table:formula="of:=AVERAGE([.L25:.L29])" office:value-type="float" office:value="0.170537" calcext:value-type="float">
            <text:p>0,1705</text:p>
          </table:table-cell>
          <table:table-cell table:style-name="ce48" table:formula="of:=AVERAGE([.M25:.M29])" office:value-type="float" office:value="0.3438322" calcext:value-type="float">
            <text:p>0,3438</text:p>
          </table:table-cell>
          <table:table-cell table:style-name="ce43" table:formula="of:=AVERAGE([.N25:.N29])" office:value-type="float" office:value="293.3384" calcext:value-type="float">
            <text:p>293,34</text:p>
          </table:table-cell>
          <table:table-cell table:number-columns-repeated="2"/>
          <table:table-cell table:style-name="ce37" office:value-type="string" calcext:value-type="string">
            <text:p>Media</text:p>
          </table:table-cell>
          <table:table-cell table:style-name="ce43" table:formula="of:=AVERAGE([.R25:.R29])" office:value-type="float" office:value="31.2" calcext:value-type="float">
            <text:p>31,20</text:p>
          </table:table-cell>
          <table:table-cell table:style-name="ce48" table:formula="of:=AVERAGE([.S25:.S29])" office:value-type="float" office:value="0.66173" calcext:value-type="float">
            <text:p>0,6617</text:p>
          </table:table-cell>
          <table:table-cell table:style-name="ce48" table:formula="of:=AVERAGE([.T25:.T29])" office:value-type="float" office:value="0.798572" calcext:value-type="float">
            <text:p>0,7986</text:p>
          </table:table-cell>
          <table:table-cell table:style-name="ce48" table:formula="of:=AVERAGE([.U25:.U29])" office:value-type="float" office:value="58.97048" calcext:value-type="float">
            <text:p>58,9705</text:p>
          </table:table-cell>
          <table:table-cell table:style-name="ce43" table:formula="of:=AVERAGE([.V25:.V29])" office:value-type="float" office:value="97" calcext:value-type="float">
            <text:p>97,00</text:p>
          </table:table-cell>
          <table:table-cell table:style-name="ce48" table:formula="of:=AVERAGE([.W25:.W29])" office:value-type="float" office:value="0.2201002" calcext:value-type="float">
            <text:p>0,2201</text:p>
          </table:table-cell>
          <table:table-cell table:style-name="ce48" table:formula="of:=AVERAGE([.X25:.X29])" office:value-type="float" office:value="0.2911452" calcext:value-type="float">
            <text:p>0,2911</text:p>
          </table:table-cell>
          <table:table-cell table:style-name="ce43" table:formula="of:=AVERAGE([.Y25:.Y29])" office:value-type="float" office:value="111.88252" calcext:value-type="float">
            <text:p>111,88</text:p>
          </table:table-cell>
          <table:table-cell table:style-name="ce43" table:formula="of:=AVERAGE([.Z25:.Z29])" office:value-type="float" office:value="804.2" calcext:value-type="float">
            <text:p>804,20</text:p>
          </table:table-cell>
          <table:table-cell table:style-name="ce48" table:formula="of:=AVERAGE([.AA25:.AA29])" office:value-type="float" office:value="0.159329" calcext:value-type="float">
            <text:p>0,1593</text:p>
          </table:table-cell>
          <table:table-cell table:style-name="ce48" table:formula="of:=AVERAGE([.AB25:.AB29])" office:value-type="float" office:value="0.307925" calcext:value-type="float">
            <text:p>0,3079</text:p>
          </table:table-cell>
          <table:table-cell table:style-name="ce43" table:formula="of:=AVERAGE([.AC25:.AC29])" office:value-type="float" office:value="311.096" calcext:value-type="float">
            <text:p>311,10</text:p>
          </table:table-cell>
          <table:table-cell table:number-columns-repeated="228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"/>
          <table:table-cell table:style-name="ce55" office:value-type="string" calcext:value-type="string" table:number-columns-spanned="12" table:number-rows-spanned="1">
            <text:p>AGE-SF 10%</text:p>
          </table:table-cell>
          <table:covered-table-cell table:number-columns-repeated="11" table:style-name="ce55"/>
          <table:table-cell table:number-columns-repeated="3"/>
          <table:table-cell table:style-name="ce55" office:value-type="string" calcext:value-type="string" table:number-columns-spanned="12" table:number-rows-spanned="1">
            <text:p>AGE-SF 20%</text:p>
          </table:table-cell>
          <table:covered-table-cell table:number-columns-repeated="11" table:style-name="ce55"/>
          <table:table-cell table:number-columns-repeated="228"/>
        </table:table-row>
        <table:table-row table:style-name="ro2">
          <table:table-cell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  <table:table-cell table:number-columns-repeated="2"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  <table:table-cell table:number-columns-repeated="228"/>
        </table:table-row>
        <table:table-row table:style-name="ro2">
          <table:table-cell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number-columns-repeated="2"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number-columns-repeated="228"/>
        </table:table-row>
        <table:table-row table:style-name="ro1">
          <table:table-cell/>
          <table:table-cell table:style-name="ce35" office:value-type="string" calcext:value-type="string">
            <text:p>Ejecución 1</text:p>
          </table:table-cell>
          <table:table-cell office:value-type="float" office:value="9" calcext:value-type="float">
            <text:p>9</text:p>
          </table:table-cell>
          <table:table-cell office:value-type="float" office:value="0.617589" calcext:value-type="float">
            <text:p>0,617589</text:p>
          </table:table-cell>
          <table:table-cell office:value-type="float" office:value="0.691663" calcext:value-type="float">
            <text:p>0,691663</text:p>
          </table:table-cell>
          <table:table-cell office:value-type="float" office:value="59.8903" calcext:value-type="float">
            <text:p>59,8903</text:p>
          </table:table-cell>
          <table:table-cell office:value-type="float" office:value="23" calcext:value-type="float">
            <text:p>23</text:p>
          </table:table-cell>
          <table:table-cell office:value-type="float" office:value="0.232596" calcext:value-type="float">
            <text:p>0,232596</text:p>
          </table:table-cell>
          <table:table-cell office:value-type="float" office:value="0.264437" calcext:value-type="float">
            <text:p>0,264437</text:p>
          </table:table-cell>
          <table:table-cell office:value-type="float" office:value="116.577" calcext:value-type="float">
            <text:p>116,577</text:p>
          </table:table-cell>
          <table:table-cell office:value-type="float" office:value="474" calcext:value-type="float">
            <text:p>474</text:p>
          </table:table-cell>
          <table:table-cell office:value-type="float" office:value="0.16695" calcext:value-type="float">
            <text:p>0,16695</text:p>
          </table:table-cell>
          <table:table-cell office:value-type="float" office:value="0.335274" calcext:value-type="float">
            <text:p>0,335274</text:p>
          </table:table-cell>
          <table:table-cell office:value-type="float" office:value="296.523" calcext:value-type="float">
            <text:p>296,523</text:p>
          </table:table-cell>
          <table:table-cell table:number-columns-repeated="2"/>
          <table:table-cell table:style-name="ce35" office:value-type="string" calcext:value-type="string">
            <text:p>Ejecución 1</text:p>
          </table:table-cell>
          <table:table-cell office:value-type="float" office:value="51" calcext:value-type="float">
            <text:p>51</text:p>
          </table:table-cell>
          <table:table-cell office:value-type="float" office:value="0.614822" calcext:value-type="float">
            <text:p>0,614822</text:p>
          </table:table-cell>
          <table:table-cell office:value-type="float" office:value="0.838506" calcext:value-type="float">
            <text:p>0,838506</text:p>
          </table:table-cell>
          <table:table-cell office:value-type="float" office:value="59.0556" calcext:value-type="float">
            <text:p>59,0556</text:p>
          </table:table-cell>
          <table:table-cell office:value-type="float" office:value="30" calcext:value-type="float">
            <text:p>30</text:p>
          </table:table-cell>
          <table:table-cell office:value-type="float" office:value="0.249694" calcext:value-type="float">
            <text:p>0,249694</text:p>
          </table:table-cell>
          <table:table-cell office:value-type="float" office:value="0.271667" calcext:value-type="float">
            <text:p>0,271667</text:p>
          </table:table-cell>
          <table:table-cell office:value-type="float" office:value="126.159" calcext:value-type="float">
            <text:p>126,159</text:p>
          </table:table-cell>
          <table:table-cell office:value-type="float" office:value="779" calcext:value-type="float">
            <text:p>779</text:p>
          </table:table-cell>
          <table:table-cell office:value-type="float" office:value="0.154007" calcext:value-type="float">
            <text:p>0,154007</text:p>
          </table:table-cell>
          <table:table-cell office:value-type="float" office:value="0.297947" calcext:value-type="float">
            <text:p>0,297947</text:p>
          </table:table-cell>
          <table:table-cell office:value-type="float" office:value="310.267" calcext:value-type="float">
            <text:p>310,267</text:p>
          </table:table-cell>
          <table:table-cell table:number-columns-repeated="228"/>
        </table:table-row>
        <table:table-row table:style-name="ro1">
          <table:table-cell/>
          <table:table-cell table:style-name="ce35" office:value-type="string" calcext:value-type="string">
            <text:p>Ejecución 2</text:p>
          </table:table-cell>
          <table:table-cell office:value-type="float" office:value="11" calcext:value-type="float">
            <text:p>11</text:p>
          </table:table-cell>
          <table:table-cell office:value-type="float" office:value="0.611006" calcext:value-type="float">
            <text:p>0,611006</text:p>
          </table:table-cell>
          <table:table-cell office:value-type="float" office:value="0.701541" calcext:value-type="float">
            <text:p>0,701541</text:p>
          </table:table-cell>
          <table:table-cell office:value-type="float" office:value="61.7876" calcext:value-type="float">
            <text:p>61,7876</text:p>
          </table:table-cell>
          <table:table-cell office:value-type="float" office:value="56" calcext:value-type="float">
            <text:p>56</text:p>
          </table:table-cell>
          <table:table-cell office:value-type="float" office:value="0.193627" calcext:value-type="float">
            <text:p>0,193627</text:p>
          </table:table-cell>
          <table:table-cell office:value-type="float" office:value="0.271154" calcext:value-type="float">
            <text:p>0,271154</text:p>
          </table:table-cell>
          <table:table-cell office:value-type="float" office:value="120.732" calcext:value-type="float">
            <text:p>120,732</text:p>
          </table:table-cell>
          <table:table-cell office:value-type="float" office:value="562" calcext:value-type="float">
            <text:p>562</text:p>
          </table:table-cell>
          <table:table-cell office:value-type="float" office:value="0.162165" calcext:value-type="float">
            <text:p>0,162165</text:p>
          </table:table-cell>
          <table:table-cell office:value-type="float" office:value="0.361738" calcext:value-type="float">
            <text:p>0,361738</text:p>
          </table:table-cell>
          <table:table-cell office:value-type="float" office:value="299.692" calcext:value-type="float">
            <text:p>299,692</text:p>
          </table:table-cell>
          <table:table-cell table:number-columns-repeated="2"/>
          <table:table-cell table:style-name="ce35" office:value-type="string" calcext:value-type="string">
            <text:p>Ejecución 2</text:p>
          </table:table-cell>
          <table:table-cell office:value-type="float" office:value="8" calcext:value-type="float">
            <text:p>8</text:p>
          </table:table-cell>
          <table:table-cell office:value-type="float" office:value="0.803886" calcext:value-type="float">
            <text:p>0,803886</text:p>
          </table:table-cell>
          <table:table-cell office:value-type="float" office:value="0.838974" calcext:value-type="float">
            <text:p>0,838974</text:p>
          </table:table-cell>
          <table:table-cell office:value-type="float" office:value="58.8177" calcext:value-type="float">
            <text:p>58,8177</text:p>
          </table:table-cell>
          <table:table-cell office:value-type="float" office:value="43" calcext:value-type="float">
            <text:p>43</text:p>
          </table:table-cell>
          <table:table-cell office:value-type="float" office:value="0.250349" calcext:value-type="float">
            <text:p>0,250349</text:p>
          </table:table-cell>
          <table:table-cell office:value-type="float" office:value="0.281843" calcext:value-type="float">
            <text:p>0,281843</text:p>
          </table:table-cell>
          <table:table-cell office:value-type="float" office:value="123.317" calcext:value-type="float">
            <text:p>123,317</text:p>
          </table:table-cell>
          <table:table-cell office:value-type="float" office:value="978" calcext:value-type="float">
            <text:p>978</text:p>
          </table:table-cell>
          <table:table-cell office:value-type="float" office:value="0.169859" calcext:value-type="float">
            <text:p>0,169859</text:p>
          </table:table-cell>
          <table:table-cell office:value-type="float" office:value="0.350568" calcext:value-type="float">
            <text:p>0,350568</text:p>
          </table:table-cell>
          <table:table-cell office:value-type="float" office:value="300.212" calcext:value-type="float">
            <text:p>300,212</text:p>
          </table:table-cell>
          <table:table-cell table:number-columns-repeated="228"/>
        </table:table-row>
        <table:table-row table:style-name="ro1">
          <table:table-cell/>
          <table:table-cell table:style-name="ce35" office:value-type="string" calcext:value-type="string">
            <text:p>Ejecución 3</text:p>
          </table:table-cell>
          <table:table-cell office:value-type="float" office:value="24" calcext:value-type="float">
            <text:p>24</text:p>
          </table:table-cell>
          <table:table-cell office:value-type="float" office:value="0.774765" calcext:value-type="float">
            <text:p>0,774765</text:p>
          </table:table-cell>
          <table:table-cell office:value-type="float" office:value="0.972296" calcext:value-type="float">
            <text:p>0,972296</text:p>
          </table:table-cell>
          <table:table-cell office:value-type="float" office:value="64.7418" calcext:value-type="float">
            <text:p>64,7418</text:p>
          </table:table-cell>
          <table:table-cell office:value-type="float" office:value="44" calcext:value-type="float">
            <text:p>44</text:p>
          </table:table-cell>
          <table:table-cell office:value-type="float" office:value="0.195563" calcext:value-type="float">
            <text:p>0,195563</text:p>
          </table:table-cell>
          <table:table-cell office:value-type="float" office:value="0.256477" calcext:value-type="float">
            <text:p>0,256477</text:p>
          </table:table-cell>
          <table:table-cell office:value-type="float" office:value="121.98" calcext:value-type="float">
            <text:p>121,98</text:p>
          </table:table-cell>
          <table:table-cell office:value-type="float" office:value="447" calcext:value-type="float">
            <text:p>447</text:p>
          </table:table-cell>
          <table:table-cell office:value-type="float" office:value="0.162804" calcext:value-type="float">
            <text:p>0,162804</text:p>
          </table:table-cell>
          <table:table-cell office:value-type="float" office:value="0.321539" calcext:value-type="float">
            <text:p>0,321539</text:p>
          </table:table-cell>
          <table:table-cell office:value-type="float" office:value="285.967" calcext:value-type="float">
            <text:p>285,967</text:p>
          </table:table-cell>
          <table:table-cell table:number-columns-repeated="2"/>
          <table:table-cell table:style-name="ce35" office:value-type="string" calcext:value-type="string">
            <text:p>Ejecución 3</text:p>
          </table:table-cell>
          <table:table-cell office:value-type="float" office:value="26" calcext:value-type="float">
            <text:p>26</text:p>
          </table:table-cell>
          <table:table-cell office:value-type="float" office:value="0.71114" calcext:value-type="float">
            <text:p>0,71114</text:p>
          </table:table-cell>
          <table:table-cell office:value-type="float" office:value="0.825176" calcext:value-type="float">
            <text:p>0,825176</text:p>
          </table:table-cell>
          <table:table-cell office:value-type="float" office:value="58.9194" calcext:value-type="float">
            <text:p>58,9194</text:p>
          </table:table-cell>
          <table:table-cell office:value-type="float" office:value="52" calcext:value-type="float">
            <text:p>52</text:p>
          </table:table-cell>
          <table:table-cell office:value-type="float" office:value="0.249937" calcext:value-type="float">
            <text:p>0,249937</text:p>
          </table:table-cell>
          <table:table-cell office:value-type="float" office:value="0.288023" calcext:value-type="float">
            <text:p>0,288023</text:p>
          </table:table-cell>
          <table:table-cell office:value-type="float" office:value="108.486" calcext:value-type="float">
            <text:p>108,486</text:p>
          </table:table-cell>
          <table:table-cell office:value-type="float" office:value="1091" calcext:value-type="float">
            <text:p>1091</text:p>
          </table:table-cell>
          <table:table-cell office:value-type="float" office:value="0.15505" calcext:value-type="float">
            <text:p>0,15505</text:p>
          </table:table-cell>
          <table:table-cell office:value-type="float" office:value="0.356639" calcext:value-type="float">
            <text:p>0,356639</text:p>
          </table:table-cell>
          <table:table-cell office:value-type="float" office:value="299.341" calcext:value-type="float">
            <text:p>299,341</text:p>
          </table:table-cell>
          <table:table-cell table:number-columns-repeated="228"/>
        </table:table-row>
        <table:table-row table:style-name="ro1">
          <table:table-cell/>
          <table:table-cell table:style-name="ce35" office:value-type="string" calcext:value-type="string">
            <text:p>Ejecución 4</text:p>
          </table:table-cell>
          <table:table-cell office:value-type="float" office:value="15" calcext:value-type="float">
            <text:p>15</text:p>
          </table:table-cell>
          <table:table-cell office:value-type="float" office:value="0.619472" calcext:value-type="float">
            <text:p>0,619472</text:p>
          </table:table-cell>
          <table:table-cell office:value-type="float" office:value="0.742929" calcext:value-type="float">
            <text:p>0,742929</text:p>
          </table:table-cell>
          <table:table-cell office:value-type="float" office:value="56.505" calcext:value-type="float">
            <text:p>56,505</text:p>
          </table:table-cell>
          <table:table-cell office:value-type="float" office:value="28" calcext:value-type="float">
            <text:p>28</text:p>
          </table:table-cell>
          <table:table-cell office:value-type="float" office:value="0.225641" calcext:value-type="float">
            <text:p>0,225641</text:p>
          </table:table-cell>
          <table:table-cell office:value-type="float" office:value="0.264404" calcext:value-type="float">
            <text:p>0,264404</text:p>
          </table:table-cell>
          <table:table-cell office:value-type="float" office:value="124.844" calcext:value-type="float">
            <text:p>124,844</text:p>
          </table:table-cell>
          <table:table-cell office:value-type="float" office:value="471" calcext:value-type="float">
            <text:p>471</text:p>
          </table:table-cell>
          <table:table-cell office:value-type="float" office:value="0.174564" calcext:value-type="float">
            <text:p>0,174564</text:p>
          </table:table-cell>
          <table:table-cell office:value-type="float" office:value="0.341823" calcext:value-type="float">
            <text:p>0,341823</text:p>
          </table:table-cell>
          <table:table-cell office:value-type="float" office:value="292.759" calcext:value-type="float">
            <text:p>292,759</text:p>
          </table:table-cell>
          <table:table-cell table:number-columns-repeated="2"/>
          <table:table-cell table:style-name="ce35" office:value-type="string" calcext:value-type="string">
            <text:p>Ejecución 4</text:p>
          </table:table-cell>
          <table:table-cell office:value-type="float" office:value="37" calcext:value-type="float">
            <text:p>37</text:p>
          </table:table-cell>
          <table:table-cell office:value-type="float" office:value="0.614826" calcext:value-type="float">
            <text:p>0,614826</text:p>
          </table:table-cell>
          <table:table-cell office:value-type="float" office:value="0.777107" calcext:value-type="float">
            <text:p>0,777107</text:p>
          </table:table-cell>
          <table:table-cell office:value-type="float" office:value="57.6993" calcext:value-type="float">
            <text:p>57,6993</text:p>
          </table:table-cell>
          <table:table-cell office:value-type="float" office:value="47" calcext:value-type="float">
            <text:p>47</text:p>
          </table:table-cell>
          <table:table-cell office:value-type="float" office:value="0.249302" calcext:value-type="float">
            <text:p>0,249302</text:p>
          </table:table-cell>
          <table:table-cell office:value-type="float" office:value="0.283726" calcext:value-type="float">
            <text:p>0,283726</text:p>
          </table:table-cell>
          <table:table-cell office:value-type="float" office:value="100.383" calcext:value-type="float">
            <text:p>100,383</text:p>
          </table:table-cell>
          <table:table-cell office:value-type="float" office:value="960" calcext:value-type="float">
            <text:p>960</text:p>
          </table:table-cell>
          <table:table-cell office:value-type="float" office:value="0.166621" calcext:value-type="float">
            <text:p>0,166621</text:p>
          </table:table-cell>
          <table:table-cell office:value-type="float" office:value="0.344005" calcext:value-type="float">
            <text:p>0,344005</text:p>
          </table:table-cell>
          <table:table-cell office:value-type="float" office:value="317.474" calcext:value-type="float">
            <text:p>317,474</text:p>
          </table:table-cell>
          <table:table-cell table:number-columns-repeated="228"/>
        </table:table-row>
        <table:table-row table:style-name="ro1">
          <table:table-cell/>
          <table:table-cell table:style-name="ce36" office:value-type="string" calcext:value-type="string">
            <text:p>Ejecución 5</text:p>
          </table:table-cell>
          <table:table-cell office:value-type="float" office:value="10" calcext:value-type="float">
            <text:p>10</text:p>
          </table:table-cell>
          <table:table-cell office:value-type="float" office:value="0.602761" calcext:value-type="float">
            <text:p>0,602761</text:p>
          </table:table-cell>
          <table:table-cell office:value-type="float" office:value="0.685065" calcext:value-type="float">
            <text:p>0,685065</text:p>
          </table:table-cell>
          <table:table-cell office:value-type="float" office:value="61.0849" calcext:value-type="float">
            <text:p>61,0849</text:p>
          </table:table-cell>
          <table:table-cell office:value-type="float" office:value="31" calcext:value-type="float">
            <text:p>31</text:p>
          </table:table-cell>
          <table:table-cell office:value-type="float" office:value="0.211971" calcext:value-type="float">
            <text:p>0,211971</text:p>
          </table:table-cell>
          <table:table-cell office:value-type="float" office:value="0.254888" calcext:value-type="float">
            <text:p>0,254888</text:p>
          </table:table-cell>
          <table:table-cell office:value-type="float" office:value="110.286" calcext:value-type="float">
            <text:p>110,286</text:p>
          </table:table-cell>
          <table:table-cell office:value-type="float" office:value="485" calcext:value-type="float">
            <text:p>485</text:p>
          </table:table-cell>
          <table:table-cell office:value-type="float" office:value="0.175077" calcext:value-type="float">
            <text:p>0,175077</text:p>
          </table:table-cell>
          <table:table-cell office:value-type="float" office:value="0.347307" calcext:value-type="float">
            <text:p>0,347307</text:p>
          </table:table-cell>
          <table:table-cell office:value-type="float" office:value="296.993" calcext:value-type="float">
            <text:p>296,993</text:p>
          </table:table-cell>
          <table:table-cell table:number-columns-repeated="2"/>
          <table:table-cell table:style-name="ce36" office:value-type="string" calcext:value-type="string">
            <text:p>Ejecución 5</text:p>
          </table:table-cell>
          <table:table-cell office:value-type="float" office:value="36" calcext:value-type="float">
            <text:p>36</text:p>
          </table:table-cell>
          <table:table-cell office:value-type="float" office:value="0.737841" calcext:value-type="float">
            <text:p>0,737841</text:p>
          </table:table-cell>
          <table:table-cell office:value-type="float" office:value="0.895736" calcext:value-type="float">
            <text:p>0,895736</text:p>
          </table:table-cell>
          <table:table-cell office:value-type="float" office:value="60.6664" calcext:value-type="float">
            <text:p>60,6664</text:p>
          </table:table-cell>
          <table:table-cell office:value-type="float" office:value="30" calcext:value-type="float">
            <text:p>30</text:p>
          </table:table-cell>
          <table:table-cell office:value-type="float" office:value="0.249727" calcext:value-type="float">
            <text:p>0,249727</text:p>
          </table:table-cell>
          <table:table-cell office:value-type="float" office:value="0.2717" calcext:value-type="float">
            <text:p>0,2717</text:p>
          </table:table-cell>
          <table:table-cell office:value-type="float" office:value="102.676" calcext:value-type="float">
            <text:p>102,676</text:p>
          </table:table-cell>
          <table:table-cell office:value-type="float" office:value="905" calcext:value-type="float">
            <text:p>905</text:p>
          </table:table-cell>
          <table:table-cell office:value-type="float" office:value="0.162988" calcext:value-type="float">
            <text:p>0,162988</text:p>
          </table:table-cell>
          <table:table-cell office:value-type="float" office:value="0.330209" calcext:value-type="float">
            <text:p>0,330209</text:p>
          </table:table-cell>
          <table:table-cell office:value-type="float" office:value="315.852" calcext:value-type="float">
            <text:p>315,852</text:p>
          </table:table-cell>
          <table:table-cell table:number-columns-repeated="228"/>
        </table:table-row>
        <table:table-row table:style-name="ro2">
          <table:table-cell/>
          <table:table-cell table:style-name="ce37" office:value-type="string" calcext:value-type="string">
            <text:p>Media</text:p>
          </table:table-cell>
          <table:table-cell table:style-name="ce43" table:formula="of:=AVERAGE([.C35:.C39])" office:value-type="float" office:value="13.8" calcext:value-type="float">
            <text:p>13,80</text:p>
          </table:table-cell>
          <table:table-cell table:style-name="ce48" table:formula="of:=AVERAGE([.D35:.D39])" office:value-type="float" office:value="0.6451186" calcext:value-type="float">
            <text:p>0,6451</text:p>
          </table:table-cell>
          <table:table-cell table:style-name="ce48" table:formula="of:=AVERAGE([.E35:.E39])" office:value-type="float" office:value="0.7586988" calcext:value-type="float">
            <text:p>0,7587</text:p>
          </table:table-cell>
          <table:table-cell table:style-name="ce48" table:formula="of:=AVERAGE([.F35:.F39])" office:value-type="float" office:value="60.80192" calcext:value-type="float">
            <text:p>60,8019</text:p>
          </table:table-cell>
          <table:table-cell table:style-name="ce43" table:formula="of:=AVERAGE([.G35:.G39])" office:value-type="float" office:value="36.4" calcext:value-type="float">
            <text:p>36,40</text:p>
          </table:table-cell>
          <table:table-cell table:style-name="ce48" table:formula="of:=AVERAGE([.H35:.H39])" office:value-type="float" office:value="0.2118796" calcext:value-type="float">
            <text:p>0,2119</text:p>
          </table:table-cell>
          <table:table-cell table:style-name="ce48" table:formula="of:=AVERAGE([.I35:.I39])" office:value-type="float" office:value="0.262272" calcext:value-type="float">
            <text:p>0,2623</text:p>
          </table:table-cell>
          <table:table-cell table:style-name="ce43" table:formula="of:=AVERAGE([.J35:.J39])" office:value-type="float" office:value="118.8838" calcext:value-type="float">
            <text:p>118,88</text:p>
          </table:table-cell>
          <table:table-cell table:style-name="ce43" table:formula="of:=AVERAGE([.K35:.K39])" office:value-type="float" office:value="487.8" calcext:value-type="float">
            <text:p>487,80</text:p>
          </table:table-cell>
          <table:table-cell table:style-name="ce48" table:formula="of:=AVERAGE([.L35:.L39])" office:value-type="float" office:value="0.168312" calcext:value-type="float">
            <text:p>0,1683</text:p>
          </table:table-cell>
          <table:table-cell table:style-name="ce48" table:formula="of:=AVERAGE([.M35:.M39])" office:value-type="float" office:value="0.3415362" calcext:value-type="float">
            <text:p>0,3415</text:p>
          </table:table-cell>
          <table:table-cell table:style-name="ce43" table:formula="of:=AVERAGE([.N35:.N39])" office:value-type="float" office:value="294.3868" calcext:value-type="float">
            <text:p>294,39</text:p>
          </table:table-cell>
          <table:table-cell table:number-columns-repeated="2"/>
          <table:table-cell table:style-name="ce37" office:value-type="string" calcext:value-type="string">
            <text:p>Media</text:p>
          </table:table-cell>
          <table:table-cell table:style-name="ce43" table:formula="of:=AVERAGE([.R35:.R39])" office:value-type="float" office:value="31.6" calcext:value-type="float">
            <text:p>31,60</text:p>
          </table:table-cell>
          <table:table-cell table:style-name="ce48" table:formula="of:=AVERAGE([.S35:.S39])" office:value-type="float" office:value="0.696503" calcext:value-type="float">
            <text:p>0,6965</text:p>
          </table:table-cell>
          <table:table-cell table:style-name="ce48" table:formula="of:=AVERAGE([.T35:.T39])" office:value-type="float" office:value="0.8350998" calcext:value-type="float">
            <text:p>0,8351</text:p>
          </table:table-cell>
          <table:table-cell table:style-name="ce48" table:formula="of:=AVERAGE([.U35:.U39])" office:value-type="float" office:value="59.03168" calcext:value-type="float">
            <text:p>59,0317</text:p>
          </table:table-cell>
          <table:table-cell table:style-name="ce43" table:formula="of:=AVERAGE([.V35:.V39])" office:value-type="float" office:value="40.4" calcext:value-type="float">
            <text:p>40,40</text:p>
          </table:table-cell>
          <table:table-cell table:style-name="ce48" table:formula="of:=AVERAGE([.W35:.W39])" office:value-type="float" office:value="0.2498018" calcext:value-type="float">
            <text:p>0,2498</text:p>
          </table:table-cell>
          <table:table-cell table:style-name="ce48" table:formula="of:=AVERAGE([.X35:.X39])" office:value-type="float" office:value="0.2793918" calcext:value-type="float">
            <text:p>0,2794</text:p>
          </table:table-cell>
          <table:table-cell table:style-name="ce43" table:formula="of:=AVERAGE([.Y35:.Y39])" office:value-type="float" office:value="112.2042" calcext:value-type="float">
            <text:p>112,20</text:p>
          </table:table-cell>
          <table:table-cell table:style-name="ce43" table:formula="of:=AVERAGE([.Z35:.Z39])" office:value-type="float" office:value="942.6" calcext:value-type="float">
            <text:p>942,60</text:p>
          </table:table-cell>
          <table:table-cell table:style-name="ce48" table:formula="of:=AVERAGE([.AA35:.AA39])" office:value-type="float" office:value="0.161705" calcext:value-type="float">
            <text:p>0,1617</text:p>
          </table:table-cell>
          <table:table-cell table:style-name="ce48" table:formula="of:=AVERAGE([.AB35:.AB39])" office:value-type="float" office:value="0.3358736" calcext:value-type="float">
            <text:p>0,3359</text:p>
          </table:table-cell>
          <table:table-cell table:style-name="ce43" table:formula="of:=AVERAGE([.AC35:.AC39])" office:value-type="float" office:value="308.6292" calcext:value-type="float">
            <text:p>308,63</text:p>
          </table:table-cell>
          <table:table-cell table:number-columns-repeated="228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"/>
          <table:table-cell table:style-name="ce55" office:value-type="string" calcext:value-type="string" table:number-columns-spanned="12" table:number-rows-spanned="1">
            <text:p>AM-10-1 10%</text:p>
          </table:table-cell>
          <table:covered-table-cell table:number-columns-repeated="11" table:style-name="ce55"/>
          <table:table-cell table:number-columns-repeated="3"/>
          <table:table-cell table:style-name="ce55" office:value-type="string" calcext:value-type="string" table:number-columns-spanned="12" table:number-rows-spanned="1">
            <text:p>AM-10-1 20%</text:p>
          </table:table-cell>
          <table:covered-table-cell table:number-columns-repeated="11" table:style-name="ce55"/>
          <table:table-cell table:number-columns-repeated="228"/>
        </table:table-row>
        <table:table-row table:style-name="ro2">
          <table:table-cell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  <table:table-cell table:number-columns-repeated="2"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  <table:table-cell table:number-columns-repeated="228"/>
        </table:table-row>
        <table:table-row table:style-name="ro2">
          <table:table-cell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number-columns-repeated="2"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number-columns-repeated="228"/>
        </table:table-row>
        <table:table-row table:style-name="ro1">
          <table:table-cell/>
          <table:table-cell table:style-name="ce35" office:value-type="string" calcext:value-type="string">
            <text:p>Ejecución 1</text:p>
          </table:table-cell>
          <table:table-cell office:value-type="float" office:value="12" calcext:value-type="float">
            <text:p>12</text:p>
          </table:table-cell>
          <table:table-cell office:value-type="float" office:value="0.821402" calcext:value-type="float">
            <text:p>0,821402</text:p>
          </table:table-cell>
          <table:table-cell office:value-type="float" office:value="0.920168" calcext:value-type="float">
            <text:p>0,920168</text:p>
          </table:table-cell>
          <table:table-cell office:value-type="float" office:value="8.69753" calcext:value-type="float">
            <text:p>8,69753</text:p>
          </table:table-cell>
          <table:table-cell office:value-type="float" office:value="251" calcext:value-type="float">
            <text:p>251</text:p>
          </table:table-cell>
          <table:table-cell office:value-type="float" office:value="0.341029" calcext:value-type="float">
            <text:p>0,341029</text:p>
          </table:table-cell>
          <table:table-cell office:value-type="float" office:value="0.688514" calcext:value-type="float">
            <text:p>0,688514</text:p>
          </table:table-cell>
          <table:table-cell office:value-type="float" office:value="19.2408" calcext:value-type="float">
            <text:p>19,2408</text:p>
          </table:table-cell>
          <table:table-cell office:value-type="float" office:value="689" calcext:value-type="float">
            <text:p>689</text:p>
          </table:table-cell>
          <table:table-cell office:value-type="float" office:value="0.219913" calcext:value-type="float">
            <text:p>0,219913</text:p>
          </table:table-cell>
          <table:table-cell office:value-type="float" office:value="0.464586" calcext:value-type="float">
            <text:p>0,464586</text:p>
          </table:table-cell>
          <table:table-cell office:value-type="float" office:value="100.705" calcext:value-type="float">
            <text:p>100,705</text:p>
          </table:table-cell>
          <table:table-cell table:number-columns-repeated="2"/>
          <table:table-cell table:style-name="ce35" office:value-type="string" calcext:value-type="string">
            <text:p>Ejecución 1</text:p>
          </table:table-cell>
          <table:table-cell office:value-type="float" office:value="5" calcext:value-type="float">
            <text:p>5</text:p>
          </table:table-cell>
          <table:table-cell office:value-type="float" office:value="0.790282" calcext:value-type="float">
            <text:p>0,790282</text:p>
          </table:table-cell>
          <table:table-cell office:value-type="float" office:value="0.812211" calcext:value-type="float">
            <text:p>0,812211</text:p>
          </table:table-cell>
          <table:table-cell office:value-type="float" office:value="10.0068" calcext:value-type="float">
            <text:p>10,0068</text:p>
          </table:table-cell>
          <table:table-cell office:value-type="float" office:value="371" calcext:value-type="float">
            <text:p>371</text:p>
          </table:table-cell>
          <table:table-cell office:value-type="float" office:value="0.347619" calcext:value-type="float">
            <text:p>0,347619</text:p>
          </table:table-cell>
          <table:table-cell office:value-type="float" office:value="0.619348" calcext:value-type="float">
            <text:p>0,619348</text:p>
          </table:table-cell>
          <table:table-cell office:value-type="float" office:value="19.6941" calcext:value-type="float">
            <text:p>19,6941</text:p>
          </table:table-cell>
          <table:table-cell office:value-type="float" office:value="1088" calcext:value-type="float">
            <text:p>1088</text:p>
          </table:table-cell>
          <table:table-cell office:value-type="float" office:value="0.209437" calcext:value-type="float">
            <text:p>0,209437</text:p>
          </table:table-cell>
          <table:table-cell office:value-type="float" office:value="0.410471" calcext:value-type="float">
            <text:p>0,410471</text:p>
          </table:table-cell>
          <table:table-cell office:value-type="float" office:value="112.477" calcext:value-type="float">
            <text:p>112,477</text:p>
          </table:table-cell>
          <table:table-cell table:number-columns-repeated="228"/>
        </table:table-row>
        <table:table-row table:style-name="ro1">
          <table:table-cell/>
          <table:table-cell table:style-name="ce35" office:value-type="string" calcext:value-type="string">
            <text:p>Ejecución 2</text:p>
          </table:table-cell>
          <table:table-cell office:value-type="float" office:value="7" calcext:value-type="float">
            <text:p>7</text:p>
          </table:table-cell>
          <table:table-cell office:value-type="float" office:value="0.658353" calcext:value-type="float">
            <text:p>0,658353</text:p>
          </table:table-cell>
          <table:table-cell office:value-type="float" office:value="0.715966" calcext:value-type="float">
            <text:p>0,715966</text:p>
          </table:table-cell>
          <table:table-cell office:value-type="float" office:value="8.53756" calcext:value-type="float">
            <text:p>8,53756</text:p>
          </table:table-cell>
          <table:table-cell office:value-type="float" office:value="268" calcext:value-type="float">
            <text:p>268</text:p>
          </table:table-cell>
          <table:table-cell office:value-type="float" office:value="0.312519" calcext:value-type="float">
            <text:p>0,312519</text:p>
          </table:table-cell>
          <table:table-cell office:value-type="float" office:value="0.683539" calcext:value-type="float">
            <text:p>0,683539</text:p>
          </table:table-cell>
          <table:table-cell office:value-type="float" office:value="19.5729" calcext:value-type="float">
            <text:p>19,5729</text:p>
          </table:table-cell>
          <table:table-cell office:value-type="float" office:value="634" calcext:value-type="float">
            <text:p>634</text:p>
          </table:table-cell>
          <table:table-cell office:value-type="float" office:value="0.227658" calcext:value-type="float">
            <text:p>0,227658</text:p>
          </table:table-cell>
          <table:table-cell office:value-type="float" office:value="0.4528" calcext:value-type="float">
            <text:p>0,4528</text:p>
          </table:table-cell>
          <table:table-cell office:value-type="float" office:value="104.594" calcext:value-type="float">
            <text:p>104,594</text:p>
          </table:table-cell>
          <table:table-cell table:number-columns-repeated="2"/>
          <table:table-cell table:style-name="ce35" office:value-type="string" calcext:value-type="string">
            <text:p>Ejecución 2</text:p>
          </table:table-cell>
          <table:table-cell office:value-type="float" office:value="9" calcext:value-type="float">
            <text:p>9</text:p>
          </table:table-cell>
          <table:table-cell office:value-type="float" office:value="0.761767" calcext:value-type="float">
            <text:p>0,761767</text:p>
          </table:table-cell>
          <table:table-cell office:value-type="float" office:value="0.80124" calcext:value-type="float">
            <text:p>0,80124</text:p>
          </table:table-cell>
          <table:table-cell office:value-type="float" office:value="9.10058" calcext:value-type="float">
            <text:p>9,10058</text:p>
          </table:table-cell>
          <table:table-cell office:value-type="float" office:value="334" calcext:value-type="float">
            <text:p>334</text:p>
          </table:table-cell>
          <table:table-cell office:value-type="float" office:value="0.379333" calcext:value-type="float">
            <text:p>0,379333</text:p>
          </table:table-cell>
          <table:table-cell office:value-type="float" office:value="0.623962" calcext:value-type="float">
            <text:p>0,623962</text:p>
          </table:table-cell>
          <table:table-cell office:value-type="float" office:value="18.9549" calcext:value-type="float">
            <text:p>18,9549</text:p>
          </table:table-cell>
          <table:table-cell office:value-type="float" office:value="1260" calcext:value-type="float">
            <text:p>1260</text:p>
          </table:table-cell>
          <table:table-cell office:value-type="float" office:value="0.212078" calcext:value-type="float">
            <text:p>0,212078</text:p>
          </table:table-cell>
          <table:table-cell office:value-type="float" office:value="0.444894" calcext:value-type="float">
            <text:p>0,444894</text:p>
          </table:table-cell>
          <table:table-cell office:value-type="float" office:value="109.918" calcext:value-type="float">
            <text:p>109,918</text:p>
          </table:table-cell>
          <table:table-cell table:number-columns-repeated="228"/>
        </table:table-row>
        <table:table-row table:style-name="ro1">
          <table:table-cell/>
          <table:table-cell table:style-name="ce35" office:value-type="string" calcext:value-type="string">
            <text:p>Ejecución 3</text:p>
          </table:table-cell>
          <table:table-cell office:value-type="float" office:value="5" calcext:value-type="float">
            <text:p>5</text:p>
          </table:table-cell>
          <table:table-cell office:value-type="float" office:value="0.841249" calcext:value-type="float">
            <text:p>0,841249</text:p>
          </table:table-cell>
          <table:table-cell office:value-type="float" office:value="0.882402" calcext:value-type="float">
            <text:p>0,882402</text:p>
          </table:table-cell>
          <table:table-cell office:value-type="float" office:value="8.74962" calcext:value-type="float">
            <text:p>8,74962</text:p>
          </table:table-cell>
          <table:table-cell office:value-type="float" office:value="172" calcext:value-type="float">
            <text:p>172</text:p>
          </table:table-cell>
          <table:table-cell office:value-type="float" office:value="0.344067" calcext:value-type="float">
            <text:p>0,344067</text:p>
          </table:table-cell>
          <table:table-cell office:value-type="float" office:value="0.582184" calcext:value-type="float">
            <text:p>0,582184</text:p>
          </table:table-cell>
          <table:table-cell office:value-type="float" office:value="19.2988" calcext:value-type="float">
            <text:p>19,2988</text:p>
          </table:table-cell>
          <table:table-cell office:value-type="float" office:value="723" calcext:value-type="float">
            <text:p>723</text:p>
          </table:table-cell>
          <table:table-cell office:value-type="float" office:value="0.21302" calcext:value-type="float">
            <text:p>0,21302</text:p>
          </table:table-cell>
          <table:table-cell office:value-type="float" office:value="0.469767" calcext:value-type="float">
            <text:p>0,469767</text:p>
          </table:table-cell>
          <table:table-cell office:value-type="float" office:value="102.915" calcext:value-type="float">
            <text:p>102,915</text:p>
          </table:table-cell>
          <table:table-cell table:number-columns-repeated="2"/>
          <table:table-cell table:style-name="ce35" office:value-type="string" calcext:value-type="string">
            <text:p>Ejecución 3</text:p>
          </table:table-cell>
          <table:table-cell office:value-type="float" office:value="10" calcext:value-type="float">
            <text:p>10</text:p>
          </table:table-cell>
          <table:table-cell office:value-type="float" office:value="0.756451" calcext:value-type="float">
            <text:p>0,756451</text:p>
          </table:table-cell>
          <table:table-cell office:value-type="float" office:value="0.800311" calcext:value-type="float">
            <text:p>0,800311</text:p>
          </table:table-cell>
          <table:table-cell office:value-type="float" office:value="8.62979" calcext:value-type="float">
            <text:p>8,62979</text:p>
          </table:table-cell>
          <table:table-cell office:value-type="float" office:value="311" calcext:value-type="float">
            <text:p>311</text:p>
          </table:table-cell>
          <table:table-cell office:value-type="float" office:value="0.33942" calcext:value-type="float">
            <text:p>0,33942</text:p>
          </table:table-cell>
          <table:table-cell office:value-type="float" office:value="0.567203" calcext:value-type="float">
            <text:p>0,567203</text:p>
          </table:table-cell>
          <table:table-cell office:value-type="float" office:value="18.3783" calcext:value-type="float">
            <text:p>18,3783</text:p>
          </table:table-cell>
          <table:table-cell office:value-type="float" office:value="1286" calcext:value-type="float">
            <text:p>1286</text:p>
          </table:table-cell>
          <table:table-cell office:value-type="float" office:value="0.217364" calcext:value-type="float">
            <text:p>0,217364</text:p>
          </table:table-cell>
          <table:table-cell office:value-type="float" office:value="0.454984" calcext:value-type="float">
            <text:p>0,454984</text:p>
          </table:table-cell>
          <table:table-cell office:value-type="float" office:value="108.189" calcext:value-type="float">
            <text:p>108,189</text:p>
          </table:table-cell>
          <table:table-cell table:number-columns-repeated="228"/>
        </table:table-row>
        <table:table-row table:style-name="ro1">
          <table:table-cell/>
          <table:table-cell table:style-name="ce35" office:value-type="string" calcext:value-type="string">
            <text:p>Ejecución 4</text:p>
          </table:table-cell>
          <table:table-cell office:value-type="float" office:value="6" calcext:value-type="float">
            <text:p>6</text:p>
          </table:table-cell>
          <table:table-cell office:value-type="float" office:value="0.721068" calcext:value-type="float">
            <text:p>0,721068</text:p>
          </table:table-cell>
          <table:table-cell office:value-type="float" office:value="0.770451" calcext:value-type="float">
            <text:p>0,770451</text:p>
          </table:table-cell>
          <table:table-cell office:value-type="float" office:value="8.51329" calcext:value-type="float">
            <text:p>8,51329</text:p>
          </table:table-cell>
          <table:table-cell office:value-type="float" office:value="260" calcext:value-type="float">
            <text:p>260</text:p>
          </table:table-cell>
          <table:table-cell office:value-type="float" office:value="0.322601" calcext:value-type="float">
            <text:p>0,322601</text:p>
          </table:table-cell>
          <table:table-cell office:value-type="float" office:value="0.682545" calcext:value-type="float">
            <text:p>0,682545</text:p>
          </table:table-cell>
          <table:table-cell office:value-type="float" office:value="17.6455" calcext:value-type="float">
            <text:p>17,6455</text:p>
          </table:table-cell>
          <table:table-cell office:value-type="float" office:value="707" calcext:value-type="float">
            <text:p>707</text:p>
          </table:table-cell>
          <table:table-cell office:value-type="float" office:value="0.214964" calcext:value-type="float">
            <text:p>0,214964</text:p>
          </table:table-cell>
          <table:table-cell office:value-type="float" office:value="0.466029" calcext:value-type="float">
            <text:p>0,466029</text:p>
          </table:table-cell>
          <table:table-cell office:value-type="float" office:value="102.985" calcext:value-type="float">
            <text:p>102,985</text:p>
          </table:table-cell>
          <table:table-cell table:number-columns-repeated="2"/>
          <table:table-cell table:style-name="ce35" office:value-type="string" calcext:value-type="string">
            <text:p>Ejecución 4</text:p>
          </table:table-cell>
          <table:table-cell office:value-type="float" office:value="20" calcext:value-type="float">
            <text:p>20</text:p>
          </table:table-cell>
          <table:table-cell office:value-type="float" office:value="0.720977" calcext:value-type="float">
            <text:p>0,720977</text:p>
          </table:table-cell>
          <table:table-cell office:value-type="float" office:value="0.808696" calcext:value-type="float">
            <text:p>0,808696</text:p>
          </table:table-cell>
          <table:table-cell office:value-type="float" office:value="8.82207" calcext:value-type="float">
            <text:p>8,82207</text:p>
          </table:table-cell>
          <table:table-cell office:value-type="float" office:value="364" calcext:value-type="float">
            <text:p>364</text:p>
          </table:table-cell>
          <table:table-cell office:value-type="float" office:value="0.372705" calcext:value-type="float">
            <text:p>0,372705</text:p>
          </table:table-cell>
          <table:table-cell office:value-type="float" office:value="0.639307" calcext:value-type="float">
            <text:p>0,639307</text:p>
          </table:table-cell>
          <table:table-cell office:value-type="float" office:value="18.8978" calcext:value-type="float">
            <text:p>18,8978</text:p>
          </table:table-cell>
          <table:table-cell office:value-type="float" office:value="1256" calcext:value-type="float">
            <text:p>1256</text:p>
          </table:table-cell>
          <table:table-cell office:value-type="float" office:value="0.207521" calcext:value-type="float">
            <text:p>0,207521</text:p>
          </table:table-cell>
          <table:table-cell office:value-type="float" office:value="0.439598" calcext:value-type="float">
            <text:p>0,439598</text:p>
          </table:table-cell>
          <table:table-cell office:value-type="float" office:value="111.669" calcext:value-type="float">
            <text:p>111,669</text:p>
          </table:table-cell>
          <table:table-cell table:number-columns-repeated="228"/>
        </table:table-row>
        <table:table-row table:style-name="ro1">
          <table:table-cell/>
          <table:table-cell table:style-name="ce36" office:value-type="string" calcext:value-type="string">
            <text:p>Ejecución 5</text:p>
          </table:table-cell>
          <table:table-cell office:value-type="float" office:value="4" calcext:value-type="float">
            <text:p>4</text:p>
          </table:table-cell>
          <table:table-cell office:value-type="float" office:value="0.832111" calcext:value-type="float">
            <text:p>0,832111</text:p>
          </table:table-cell>
          <table:table-cell office:value-type="float" office:value="0.865033" calcext:value-type="float">
            <text:p>0,865033</text:p>
          </table:table-cell>
          <table:table-cell office:value-type="float" office:value="8.78345" calcext:value-type="float">
            <text:p>8,78345</text:p>
          </table:table-cell>
          <table:table-cell office:value-type="float" office:value="258" calcext:value-type="float">
            <text:p>258</text:p>
          </table:table-cell>
          <table:table-cell office:value-type="float" office:value="0.36909" calcext:value-type="float">
            <text:p>0,36909</text:p>
          </table:table-cell>
          <table:table-cell office:value-type="float" office:value="0.726266" calcext:value-type="float">
            <text:p>0,726266</text:p>
          </table:table-cell>
          <table:table-cell office:value-type="float" office:value="17.4574" calcext:value-type="float">
            <text:p>17,4574</text:p>
          </table:table-cell>
          <table:table-cell office:value-type="float" office:value="668" calcext:value-type="float">
            <text:p>668</text:p>
          </table:table-cell>
          <table:table-cell office:value-type="float" office:value="0.221025" calcext:value-type="float">
            <text:p>0,221025</text:p>
          </table:table-cell>
          <table:table-cell office:value-type="float" office:value="0.458241" calcext:value-type="float">
            <text:p>0,458241</text:p>
          </table:table-cell>
          <table:table-cell office:value-type="float" office:value="102.41" calcext:value-type="float">
            <text:p>102,41</text:p>
          </table:table-cell>
          <table:table-cell table:number-columns-repeated="2"/>
          <table:table-cell table:style-name="ce36" office:value-type="string" calcext:value-type="string">
            <text:p>Ejecución 5</text:p>
          </table:table-cell>
          <table:table-cell office:value-type="float" office:value="19" calcext:value-type="float">
            <text:p>19</text:p>
          </table:table-cell>
          <table:table-cell office:value-type="float" office:value="0.737" calcext:value-type="float">
            <text:p>0,737</text:p>
          </table:table-cell>
          <table:table-cell office:value-type="float" office:value="0.820333" calcext:value-type="float">
            <text:p>0,820333</text:p>
          </table:table-cell>
          <table:table-cell office:value-type="float" office:value="8.87718" calcext:value-type="float">
            <text:p>8,87718</text:p>
          </table:table-cell>
          <table:table-cell office:value-type="float" office:value="402" calcext:value-type="float">
            <text:p>402</text:p>
          </table:table-cell>
          <table:table-cell office:value-type="float" office:value="0.32572" calcext:value-type="float">
            <text:p>0,32572</text:p>
          </table:table-cell>
          <table:table-cell office:value-type="float" office:value="0.620154" calcext:value-type="float">
            <text:p>0,620154</text:p>
          </table:table-cell>
          <table:table-cell office:value-type="float" office:value="18.8394" calcext:value-type="float">
            <text:p>18,8394</text:p>
          </table:table-cell>
          <table:table-cell office:value-type="float" office:value="1219" calcext:value-type="float">
            <text:p>1219</text:p>
          </table:table-cell>
          <table:table-cell office:value-type="float" office:value="0.215144" calcext:value-type="float">
            <text:p>0,215144</text:p>
          </table:table-cell>
          <table:table-cell office:value-type="float" office:value="0.440384" calcext:value-type="float">
            <text:p>0,440384</text:p>
          </table:table-cell>
          <table:table-cell office:value-type="float" office:value="109.291" calcext:value-type="float">
            <text:p>109,291</text:p>
          </table:table-cell>
          <table:table-cell table:number-columns-repeated="228"/>
        </table:table-row>
        <table:table-row table:style-name="ro2">
          <table:table-cell/>
          <table:table-cell table:style-name="ce37" office:value-type="string" calcext:value-type="string">
            <text:p>Media</text:p>
          </table:table-cell>
          <table:table-cell table:style-name="ce43" table:formula="of:=AVERAGE([.C45:.C49])" office:value-type="float" office:value="6.8" calcext:value-type="float">
            <text:p>6,80</text:p>
          </table:table-cell>
          <table:table-cell table:style-name="ce48" table:formula="of:=AVERAGE([.D45:.D49])" office:value-type="float" office:value="0.7748366" calcext:value-type="float">
            <text:p>0,7748</text:p>
          </table:table-cell>
          <table:table-cell table:style-name="ce48" table:formula="of:=AVERAGE([.E45:.E49])" office:value-type="float" office:value="0.830804" calcext:value-type="float">
            <text:p>0,8308</text:p>
          </table:table-cell>
          <table:table-cell table:style-name="ce48" table:formula="of:=AVERAGE([.F45:.F49])" office:value-type="float" office:value="8.65629" calcext:value-type="float">
            <text:p>8,6563</text:p>
          </table:table-cell>
          <table:table-cell table:style-name="ce43" table:formula="of:=AVERAGE([.G45:.G49])" office:value-type="float" office:value="241.8" calcext:value-type="float">
            <text:p>241,80</text:p>
          </table:table-cell>
          <table:table-cell table:style-name="ce48" table:formula="of:=AVERAGE([.H45:.H49])" office:value-type="float" office:value="0.3378612" calcext:value-type="float">
            <text:p>0,3379</text:p>
          </table:table-cell>
          <table:table-cell table:style-name="ce48" table:formula="of:=AVERAGE([.I45:.I49])" office:value-type="float" office:value="0.6726096" calcext:value-type="float">
            <text:p>0,6726</text:p>
          </table:table-cell>
          <table:table-cell table:style-name="ce43" table:formula="of:=AVERAGE([.J45:.J49])" office:value-type="float" office:value="18.64308" calcext:value-type="float">
            <text:p>18,64</text:p>
          </table:table-cell>
          <table:table-cell table:style-name="ce43" table:formula="of:=AVERAGE([.K45:.K49])" office:value-type="float" office:value="684.2" calcext:value-type="float">
            <text:p>684,20</text:p>
          </table:table-cell>
          <table:table-cell table:style-name="ce48" table:formula="of:=AVERAGE([.L45:.L49])" office:value-type="float" office:value="0.219316" calcext:value-type="float">
            <text:p>0,2193</text:p>
          </table:table-cell>
          <table:table-cell table:style-name="ce48" table:formula="of:=AVERAGE([.M45:.M49])" office:value-type="float" office:value="0.4622846" calcext:value-type="float">
            <text:p>0,4623</text:p>
          </table:table-cell>
          <table:table-cell table:style-name="ce43" table:formula="of:=AVERAGE([.N45:.N49])" office:value-type="float" office:value="102.7218" calcext:value-type="float">
            <text:p>102,72</text:p>
          </table:table-cell>
          <table:table-cell table:number-columns-repeated="2"/>
          <table:table-cell table:style-name="ce37" office:value-type="string" calcext:value-type="string">
            <text:p>Media</text:p>
          </table:table-cell>
          <table:table-cell table:style-name="ce43" table:formula="of:=AVERAGE([.R45:.R49])" office:value-type="float" office:value="12.6" calcext:value-type="float">
            <text:p>12,60</text:p>
          </table:table-cell>
          <table:table-cell table:style-name="ce48" table:formula="of:=AVERAGE([.S45:.S49])" office:value-type="float" office:value="0.7532954" calcext:value-type="float">
            <text:p>0,7533</text:p>
          </table:table-cell>
          <table:table-cell table:style-name="ce48" table:formula="of:=AVERAGE([.T45:.T49])" office:value-type="float" office:value="0.8085582" calcext:value-type="float">
            <text:p>0,8086</text:p>
          </table:table-cell>
          <table:table-cell table:style-name="ce48" table:formula="of:=AVERAGE([.U45:.U49])" office:value-type="float" office:value="9.087284" calcext:value-type="float">
            <text:p>9,0873</text:p>
          </table:table-cell>
          <table:table-cell table:style-name="ce43" table:formula="of:=AVERAGE([.V45:.V49])" office:value-type="float" office:value="356.4" calcext:value-type="float">
            <text:p>356,40</text:p>
          </table:table-cell>
          <table:table-cell table:style-name="ce48" table:formula="of:=AVERAGE([.W45:.W49])" office:value-type="float" office:value="0.3529594" calcext:value-type="float">
            <text:p>0,3530</text:p>
          </table:table-cell>
          <table:table-cell table:style-name="ce48" table:formula="of:=AVERAGE([.X45:.X49])" office:value-type="float" office:value="0.6139948" calcext:value-type="float">
            <text:p>0,6140</text:p>
          </table:table-cell>
          <table:table-cell table:style-name="ce43" table:formula="of:=AVERAGE([.Y45:.Y49])" office:value-type="float" office:value="18.9529" calcext:value-type="float">
            <text:p>18,95</text:p>
          </table:table-cell>
          <table:table-cell table:style-name="ce43" table:formula="of:=AVERAGE([.Z45:.Z49])" office:value-type="float" office:value="1221.8" calcext:value-type="float">
            <text:p>1.221,80</text:p>
          </table:table-cell>
          <table:table-cell table:style-name="ce48" table:formula="of:=AVERAGE([.AA45:.AA49])" office:value-type="float" office:value="0.2123088" calcext:value-type="float">
            <text:p>0,2123</text:p>
          </table:table-cell>
          <table:table-cell table:style-name="ce48" table:formula="of:=AVERAGE([.AB45:.AB49])" office:value-type="float" office:value="0.4380662" calcext:value-type="float">
            <text:p>0,4381</text:p>
          </table:table-cell>
          <table:table-cell table:style-name="ce43" table:formula="of:=AVERAGE([.AC45:.AC49])" office:value-type="float" office:value="110.3088" calcext:value-type="float">
            <text:p>110,31</text:p>
          </table:table-cell>
          <table:table-cell table:number-columns-repeated="228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"/>
          <table:table-cell table:style-name="ce55" office:value-type="string" calcext:value-type="string" table:number-columns-spanned="12" table:number-rows-spanned="1">
            <text:p>AM-10-0.1 10%</text:p>
          </table:table-cell>
          <table:covered-table-cell table:number-columns-repeated="11" table:style-name="ce55"/>
          <table:table-cell table:number-columns-repeated="3"/>
          <table:table-cell table:style-name="ce55" office:value-type="string" calcext:value-type="string" table:number-columns-spanned="12" table:number-rows-spanned="1">
            <text:p>AM-10-0.1 20%</text:p>
          </table:table-cell>
          <table:covered-table-cell table:number-columns-repeated="11" table:style-name="ce55"/>
          <table:table-cell table:number-columns-repeated="228"/>
        </table:table-row>
        <table:table-row table:style-name="ro2">
          <table:table-cell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  <table:table-cell table:number-columns-repeated="2"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  <table:table-cell table:number-columns-repeated="228"/>
        </table:table-row>
        <table:table-row table:style-name="ro2">
          <table:table-cell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number-columns-repeated="2"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number-columns-repeated="228"/>
        </table:table-row>
        <table:table-row table:style-name="ro1">
          <table:table-cell/>
          <table:table-cell table:style-name="ce35" office:value-type="string" calcext:value-type="string">
            <text:p>Ejecución 1</text:p>
          </table:table-cell>
          <table:table-cell office:value-type="float" office:value="13" calcext:value-type="float">
            <text:p>13</text:p>
          </table:table-cell>
          <table:table-cell office:value-type="float" office:value="0.617818" calcext:value-type="float">
            <text:p>0,617818</text:p>
          </table:table-cell>
          <table:table-cell office:value-type="float" office:value="0.724813" calcext:value-type="float">
            <text:p>0,724813</text:p>
          </table:table-cell>
          <table:table-cell office:value-type="float" office:value="8.32803" calcext:value-type="float">
            <text:p>8,32803</text:p>
          </table:table-cell>
          <table:table-cell office:value-type="float" office:value="36" calcext:value-type="float">
            <text:p>36</text:p>
          </table:table-cell>
          <table:table-cell office:value-type="float" office:value="0.214538" calcext:value-type="float">
            <text:p>0,214538</text:p>
          </table:table-cell>
          <table:table-cell office:value-type="float" office:value="0.264376" calcext:value-type="float">
            <text:p>0,264376</text:p>
          </table:table-cell>
          <table:table-cell office:value-type="float" office:value="18.33" calcext:value-type="float">
            <text:p>18,33</text:p>
          </table:table-cell>
          <table:table-cell office:value-type="float" office:value="219" calcext:value-type="float">
            <text:p>219</text:p>
          </table:table-cell>
          <table:table-cell office:value-type="float" office:value="0.152769" calcext:value-type="float">
            <text:p>0,152769</text:p>
          </table:table-cell>
          <table:table-cell office:value-type="float" office:value="0.230539" calcext:value-type="float">
            <text:p>0,230539</text:p>
          </table:table-cell>
          <table:table-cell office:value-type="float" office:value="64.0543" calcext:value-type="float">
            <text:p>64,0543</text:p>
          </table:table-cell>
          <table:table-cell table:number-columns-repeated="2"/>
          <table:table-cell table:style-name="ce35" office:value-type="string" calcext:value-type="string">
            <text:p>Ejecución 1</text:p>
          </table:table-cell>
          <table:table-cell office:value-type="float" office:value="11" calcext:value-type="float">
            <text:p>11</text:p>
          </table:table-cell>
          <table:table-cell office:value-type="float" office:value="0.736299" calcext:value-type="float">
            <text:p>0,736299</text:p>
          </table:table-cell>
          <table:table-cell office:value-type="float" office:value="0.784545" calcext:value-type="float">
            <text:p>0,784545</text:p>
          </table:table-cell>
          <table:table-cell office:value-type="float" office:value="9.23029" calcext:value-type="float">
            <text:p>9,23029</text:p>
          </table:table-cell>
          <table:table-cell office:value-type="float" office:value="35" calcext:value-type="float">
            <text:p>35</text:p>
          </table:table-cell>
          <table:table-cell office:value-type="float" office:value="0.249997" calcext:value-type="float">
            <text:p>0,249997</text:p>
          </table:table-cell>
          <table:table-cell office:value-type="float" office:value="0.275632" calcext:value-type="float">
            <text:p>0,275632</text:p>
          </table:table-cell>
          <table:table-cell office:value-type="float" office:value="17.7794" calcext:value-type="float">
            <text:p>17,7794</text:p>
          </table:table-cell>
          <table:table-cell office:value-type="float" office:value="325" calcext:value-type="float">
            <text:p>325</text:p>
          </table:table-cell>
          <table:table-cell office:value-type="float" office:value="0.160069" calcext:value-type="float">
            <text:p>0,160069</text:p>
          </table:table-cell>
          <table:table-cell office:value-type="float" office:value="0.220121" calcext:value-type="float">
            <text:p>0,220121</text:p>
          </table:table-cell>
          <table:table-cell office:value-type="float" office:value="62.9483" calcext:value-type="float">
            <text:p>62,9483</text:p>
          </table:table-cell>
          <table:table-cell table:number-columns-repeated="228"/>
        </table:table-row>
        <table:table-row table:style-name="ro1">
          <table:table-cell/>
          <table:table-cell table:style-name="ce35" office:value-type="string" calcext:value-type="string">
            <text:p>Ejecución 2</text:p>
          </table:table-cell>
          <table:table-cell office:value-type="float" office:value="6" calcext:value-type="float">
            <text:p>6</text:p>
          </table:table-cell>
          <table:table-cell office:value-type="float" office:value="0.69552" calcext:value-type="float">
            <text:p>0,69552</text:p>
          </table:table-cell>
          <table:table-cell office:value-type="float" office:value="0.744903" calcext:value-type="float">
            <text:p>0,744903</text:p>
          </table:table-cell>
          <table:table-cell office:value-type="float" office:value="8.38323" calcext:value-type="float">
            <text:p>8,38323</text:p>
          </table:table-cell>
          <table:table-cell office:value-type="float" office:value="37" calcext:value-type="float">
            <text:p>37</text:p>
          </table:table-cell>
          <table:table-cell office:value-type="float" office:value="0.202313" calcext:value-type="float">
            <text:p>0,202313</text:p>
          </table:table-cell>
          <table:table-cell office:value-type="float" office:value="0.253536" calcext:value-type="float">
            <text:p>0,253536</text:p>
          </table:table-cell>
          <table:table-cell office:value-type="float" office:value="17.9896" calcext:value-type="float">
            <text:p>17,9896</text:p>
          </table:table-cell>
          <table:table-cell office:value-type="float" office:value="247" calcext:value-type="float">
            <text:p>247</text:p>
          </table:table-cell>
          <table:table-cell office:value-type="float" office:value="0.160871" calcext:value-type="float">
            <text:p>0,160871</text:p>
          </table:table-cell>
          <table:table-cell office:value-type="float" office:value="0.248584" calcext:value-type="float">
            <text:p>0,248584</text:p>
          </table:table-cell>
          <table:table-cell office:value-type="float" office:value="64.593" calcext:value-type="float">
            <text:p>64,593</text:p>
          </table:table-cell>
          <table:table-cell table:number-columns-repeated="2"/>
          <table:table-cell table:style-name="ce35" office:value-type="string" calcext:value-type="string">
            <text:p>Ejecución 2</text:p>
          </table:table-cell>
          <table:table-cell office:value-type="float" office:value="17" calcext:value-type="float">
            <text:p>17</text:p>
          </table:table-cell>
          <table:table-cell office:value-type="float" office:value="0.732119" calcext:value-type="float">
            <text:p>0,732119</text:p>
          </table:table-cell>
          <table:table-cell office:value-type="float" office:value="0.806681" calcext:value-type="float">
            <text:p>0,806681</text:p>
          </table:table-cell>
          <table:table-cell office:value-type="float" office:value="8.98874" calcext:value-type="float">
            <text:p>8,98874</text:p>
          </table:table-cell>
          <table:table-cell office:value-type="float" office:value="23" calcext:value-type="float">
            <text:p>23</text:p>
          </table:table-cell>
          <table:table-cell office:value-type="float" office:value="0.251193" calcext:value-type="float">
            <text:p>0,251193</text:p>
          </table:table-cell>
          <table:table-cell office:value-type="float" office:value="0.268039" calcext:value-type="float">
            <text:p>0,268039</text:p>
          </table:table-cell>
          <table:table-cell office:value-type="float" office:value="17.4973" calcext:value-type="float">
            <text:p>17,4973</text:p>
          </table:table-cell>
          <table:table-cell office:value-type="float" office:value="318" calcext:value-type="float">
            <text:p>318</text:p>
          </table:table-cell>
          <table:table-cell office:value-type="float" office:value="0.163631" calcext:value-type="float">
            <text:p>0,163631</text:p>
          </table:table-cell>
          <table:table-cell office:value-type="float" office:value="0.222389" calcext:value-type="float">
            <text:p>0,222389</text:p>
          </table:table-cell>
          <table:table-cell office:value-type="float" office:value="65.2024" calcext:value-type="float">
            <text:p>65,2024</text:p>
          </table:table-cell>
          <table:table-cell table:number-columns-repeated="228"/>
        </table:table-row>
        <table:table-row table:style-name="ro1">
          <table:table-cell/>
          <table:table-cell table:style-name="ce35" office:value-type="string" calcext:value-type="string">
            <text:p>Ejecución 3</text:p>
          </table:table-cell>
          <table:table-cell office:value-type="float" office:value="5" calcext:value-type="float">
            <text:p>5</text:p>
          </table:table-cell>
          <table:table-cell office:value-type="float" office:value="0.701905" calcext:value-type="float">
            <text:p>0,701905</text:p>
          </table:table-cell>
          <table:table-cell office:value-type="float" office:value="0.743057" calcext:value-type="float">
            <text:p>0,743057</text:p>
          </table:table-cell>
          <table:table-cell office:value-type="float" office:value="8.38355" calcext:value-type="float">
            <text:p>8,38355</text:p>
          </table:table-cell>
          <table:table-cell office:value-type="float" office:value="18" calcext:value-type="float">
            <text:p>18</text:p>
          </table:table-cell>
          <table:table-cell office:value-type="float" office:value="0.245411" calcext:value-type="float">
            <text:p>0,245411</text:p>
          </table:table-cell>
          <table:table-cell office:value-type="float" office:value="0.27033" calcext:value-type="float">
            <text:p>0,27033</text:p>
          </table:table-cell>
          <table:table-cell office:value-type="float" office:value="17.2071" calcext:value-type="float">
            <text:p>17,2071</text:p>
          </table:table-cell>
          <table:table-cell office:value-type="float" office:value="194" calcext:value-type="float">
            <text:p>194</text:p>
          </table:table-cell>
          <table:table-cell office:value-type="float" office:value="0.15759" calcext:value-type="float">
            <text:p>0,15759</text:p>
          </table:table-cell>
          <table:table-cell office:value-type="float" office:value="0.226482" calcext:value-type="float">
            <text:p>0,226482</text:p>
          </table:table-cell>
          <table:table-cell office:value-type="float" office:value="64.3224" calcext:value-type="float">
            <text:p>64,3224</text:p>
          </table:table-cell>
          <table:table-cell table:number-columns-repeated="2"/>
          <table:table-cell table:style-name="ce35" office:value-type="string" calcext:value-type="string">
            <text:p>Ejecución 3</text:p>
          </table:table-cell>
          <table:table-cell office:value-type="float" office:value="8" calcext:value-type="float">
            <text:p>8</text:p>
          </table:table-cell>
          <table:table-cell office:value-type="float" office:value="0.802528" calcext:value-type="float">
            <text:p>0,802528</text:p>
          </table:table-cell>
          <table:table-cell office:value-type="float" office:value="0.837616" calcext:value-type="float">
            <text:p>0,837616</text:p>
          </table:table-cell>
          <table:table-cell office:value-type="float" office:value="8.55415" calcext:value-type="float">
            <text:p>8,55415</text:p>
          </table:table-cell>
          <table:table-cell office:value-type="float" office:value="28" calcext:value-type="float">
            <text:p>28</text:p>
          </table:table-cell>
          <table:table-cell office:value-type="float" office:value="0.248106" calcext:value-type="float">
            <text:p>0,248106</text:p>
          </table:table-cell>
          <table:table-cell office:value-type="float" office:value="0.268614" calcext:value-type="float">
            <text:p>0,268614</text:p>
          </table:table-cell>
          <table:table-cell office:value-type="float" office:value="18.6046" calcext:value-type="float">
            <text:p>18,6046</text:p>
          </table:table-cell>
          <table:table-cell office:value-type="float" office:value="288" calcext:value-type="float">
            <text:p>288</text:p>
          </table:table-cell>
          <table:table-cell office:value-type="float" office:value="0.152823" calcext:value-type="float">
            <text:p>0,152823</text:p>
          </table:table-cell>
          <table:table-cell office:value-type="float" office:value="0.206038" calcext:value-type="float">
            <text:p>0,206038</text:p>
          </table:table-cell>
          <table:table-cell office:value-type="float" office:value="64.0123" calcext:value-type="float">
            <text:p>64,0123</text:p>
          </table:table-cell>
          <table:table-cell table:number-columns-repeated="228"/>
        </table:table-row>
        <table:table-row table:style-name="ro1">
          <table:table-cell/>
          <table:table-cell table:style-name="ce35" office:value-type="string" calcext:value-type="string">
            <text:p>Ejecución 4</text:p>
          </table:table-cell>
          <table:table-cell office:value-type="float" office:value="10" calcext:value-type="float">
            <text:p>10</text:p>
          </table:table-cell>
          <table:table-cell office:value-type="float" office:value="0.670927" calcext:value-type="float">
            <text:p>0,670927</text:p>
          </table:table-cell>
          <table:table-cell office:value-type="float" office:value="0.753231" calcext:value-type="float">
            <text:p>0,753231</text:p>
          </table:table-cell>
          <table:table-cell office:value-type="float" office:value="8.49226" calcext:value-type="float">
            <text:p>8,49226</text:p>
          </table:table-cell>
          <table:table-cell office:value-type="float" office:value="44" calcext:value-type="float">
            <text:p>44</text:p>
          </table:table-cell>
          <table:table-cell office:value-type="float" office:value="0.198795" calcext:value-type="float">
            <text:p>0,198795</text:p>
          </table:table-cell>
          <table:table-cell office:value-type="float" office:value="0.259709" calcext:value-type="float">
            <text:p>0,259709</text:p>
          </table:table-cell>
          <table:table-cell office:value-type="float" office:value="17.1562" calcext:value-type="float">
            <text:p>17,1562</text:p>
          </table:table-cell>
          <table:table-cell office:value-type="float" office:value="212" calcext:value-type="float">
            <text:p>212</text:p>
          </table:table-cell>
          <table:table-cell office:value-type="float" office:value="0.158769" calcext:value-type="float">
            <text:p>0,158769</text:p>
          </table:table-cell>
          <table:table-cell office:value-type="float" office:value="0.234053" calcext:value-type="float">
            <text:p>0,234053</text:p>
          </table:table-cell>
          <table:table-cell office:value-type="float" office:value="63.7257" calcext:value-type="float">
            <text:p>63,7257</text:p>
          </table:table-cell>
          <table:table-cell table:number-columns-repeated="2"/>
          <table:table-cell table:style-name="ce35" office:value-type="string" calcext:value-type="string">
            <text:p>Ejecución 4</text:p>
          </table:table-cell>
          <table:table-cell office:value-type="float" office:value="6" calcext:value-type="float">
            <text:p>6</text:p>
          </table:table-cell>
          <table:table-cell office:value-type="float" office:value="0.804256" calcext:value-type="float">
            <text:p>0,804256</text:p>
          </table:table-cell>
          <table:table-cell office:value-type="float" office:value="0.830572" calcext:value-type="float">
            <text:p>0,830572</text:p>
          </table:table-cell>
          <table:table-cell office:value-type="float" office:value="9.27784" calcext:value-type="float">
            <text:p>9,27784</text:p>
          </table:table-cell>
          <table:table-cell office:value-type="float" office:value="27" calcext:value-type="float">
            <text:p>27</text:p>
          </table:table-cell>
          <table:table-cell office:value-type="float" office:value="0.251027" calcext:value-type="float">
            <text:p>0,251027</text:p>
          </table:table-cell>
          <table:table-cell office:value-type="float" office:value="0.270803" calcext:value-type="float">
            <text:p>0,270803</text:p>
          </table:table-cell>
          <table:table-cell office:value-type="float" office:value="18.0983" calcext:value-type="float">
            <text:p>18,0983</text:p>
          </table:table-cell>
          <table:table-cell office:value-type="float" office:value="338" calcext:value-type="float">
            <text:p>338</text:p>
          </table:table-cell>
          <table:table-cell office:value-type="float" office:value="0.149325" calcext:value-type="float">
            <text:p>0,149325</text:p>
          </table:table-cell>
          <table:table-cell office:value-type="float" office:value="0.211779" calcext:value-type="float">
            <text:p>0,211779</text:p>
          </table:table-cell>
          <table:table-cell office:value-type="float" office:value="64.4542" calcext:value-type="float">
            <text:p>64,4542</text:p>
          </table:table-cell>
          <table:table-cell table:number-columns-repeated="228"/>
        </table:table-row>
        <table:table-row table:style-name="ro1">
          <table:table-cell/>
          <table:table-cell table:style-name="ce36" office:value-type="string" calcext:value-type="string">
            <text:p>Ejecución 5</text:p>
          </table:table-cell>
          <table:table-cell office:value-type="float" office:value="9" calcext:value-type="float">
            <text:p>9</text:p>
          </table:table-cell>
          <table:table-cell office:value-type="float" office:value="0.75731" calcext:value-type="float">
            <text:p>0,75731</text:p>
          </table:table-cell>
          <table:table-cell office:value-type="float" office:value="0.831384" calcext:value-type="float">
            <text:p>0,831384</text:p>
          </table:table-cell>
          <table:table-cell office:value-type="float" office:value="8.49017" calcext:value-type="float">
            <text:p>8,49017</text:p>
          </table:table-cell>
          <table:table-cell office:value-type="float" office:value="11" calcext:value-type="float">
            <text:p>11</text:p>
          </table:table-cell>
          <table:table-cell office:value-type="float" office:value="0.248801" calcext:value-type="float">
            <text:p>0,248801</text:p>
          </table:table-cell>
          <table:table-cell office:value-type="float" office:value="0.264029" calcext:value-type="float">
            <text:p>0,264029</text:p>
          </table:table-cell>
          <table:table-cell office:value-type="float" office:value="17.2948" calcext:value-type="float">
            <text:p>17,2948</text:p>
          </table:table-cell>
          <table:table-cell office:value-type="float" office:value="215" calcext:value-type="float">
            <text:p>215</text:p>
          </table:table-cell>
          <table:table-cell office:value-type="float" office:value="0.156138" calcext:value-type="float">
            <text:p>0,156138</text:p>
          </table:table-cell>
          <table:table-cell office:value-type="float" office:value="0.232487" calcext:value-type="float">
            <text:p>0,232487</text:p>
          </table:table-cell>
          <table:table-cell office:value-type="float" office:value="62.8133" calcext:value-type="float">
            <text:p>62,8133</text:p>
          </table:table-cell>
          <table:table-cell table:number-columns-repeated="2"/>
          <table:table-cell table:style-name="ce36" office:value-type="string" calcext:value-type="string">
            <text:p>Ejecución 5</text:p>
          </table:table-cell>
          <table:table-cell office:value-type="float" office:value="18" calcext:value-type="float">
            <text:p>18</text:p>
          </table:table-cell>
          <table:table-cell office:value-type="float" office:value="0.715887" calcext:value-type="float">
            <text:p>0,715887</text:p>
          </table:table-cell>
          <table:table-cell office:value-type="float" office:value="0.794834" calcext:value-type="float">
            <text:p>0,794834</text:p>
          </table:table-cell>
          <table:table-cell office:value-type="float" office:value="9.0873" calcext:value-type="float">
            <text:p>9,0873</text:p>
          </table:table-cell>
          <table:table-cell office:value-type="float" office:value="28" calcext:value-type="float">
            <text:p>28</text:p>
          </table:table-cell>
          <table:table-cell office:value-type="float" office:value="0.250537" calcext:value-type="float">
            <text:p>0,250537</text:p>
          </table:table-cell>
          <table:table-cell office:value-type="float" office:value="0.271045" calcext:value-type="float">
            <text:p>0,271045</text:p>
          </table:table-cell>
          <table:table-cell office:value-type="float" office:value="18.064" calcext:value-type="float">
            <text:p>18,064</text:p>
          </table:table-cell>
          <table:table-cell office:value-type="float" office:value="201" calcext:value-type="float">
            <text:p>201</text:p>
          </table:table-cell>
          <table:table-cell office:value-type="float" office:value="0.152201" calcext:value-type="float">
            <text:p>0,152201</text:p>
          </table:table-cell>
          <table:table-cell office:value-type="float" office:value="0.189341" calcext:value-type="float">
            <text:p>0,189341</text:p>
          </table:table-cell>
          <table:table-cell office:value-type="float" office:value="64.1663" calcext:value-type="float">
            <text:p>64,1663</text:p>
          </table:table-cell>
          <table:table-cell table:number-columns-repeated="228"/>
        </table:table-row>
        <table:table-row table:style-name="ro2">
          <table:table-cell/>
          <table:table-cell table:style-name="ce37" office:value-type="string" calcext:value-type="string">
            <text:p>Media</text:p>
          </table:table-cell>
          <table:table-cell table:style-name="ce43" table:formula="of:=AVERAGE([.C55:.C59])" office:value-type="float" office:value="8.6" calcext:value-type="float">
            <text:p>8,60</text:p>
          </table:table-cell>
          <table:table-cell table:style-name="ce48" table:formula="of:=AVERAGE([.D55:.D59])" office:value-type="float" office:value="0.688696" calcext:value-type="float">
            <text:p>0,6887</text:p>
          </table:table-cell>
          <table:table-cell table:style-name="ce48" table:formula="of:=AVERAGE([.E55:.E59])" office:value-type="float" office:value="0.7594776" calcext:value-type="float">
            <text:p>0,7595</text:p>
          </table:table-cell>
          <table:table-cell table:style-name="ce48" table:formula="of:=AVERAGE([.F55:.F59])" office:value-type="float" office:value="8.415448" calcext:value-type="float">
            <text:p>8,4154</text:p>
          </table:table-cell>
          <table:table-cell table:style-name="ce43" table:formula="of:=AVERAGE([.G55:.G59])" office:value-type="float" office:value="29.2" calcext:value-type="float">
            <text:p>29,20</text:p>
          </table:table-cell>
          <table:table-cell table:style-name="ce48" table:formula="of:=AVERAGE([.H55:.H59])" office:value-type="float" office:value="0.2219716" calcext:value-type="float">
            <text:p>0,2220</text:p>
          </table:table-cell>
          <table:table-cell table:style-name="ce48" table:formula="of:=AVERAGE([.I55:.I59])" office:value-type="float" office:value="0.262396" calcext:value-type="float">
            <text:p>0,2624</text:p>
          </table:table-cell>
          <table:table-cell table:style-name="ce43" table:formula="of:=AVERAGE([.J55:.J59])" office:value-type="float" office:value="17.59554" calcext:value-type="float">
            <text:p>17,60</text:p>
          </table:table-cell>
          <table:table-cell table:style-name="ce43" table:formula="of:=AVERAGE([.K55:.K59])" office:value-type="float" office:value="217.4" calcext:value-type="float">
            <text:p>217,40</text:p>
          </table:table-cell>
          <table:table-cell table:style-name="ce48" table:formula="of:=AVERAGE([.L55:.L59])" office:value-type="float" office:value="0.1572274" calcext:value-type="float">
            <text:p>0,1572</text:p>
          </table:table-cell>
          <table:table-cell table:style-name="ce48" table:formula="of:=AVERAGE([.M55:.M59])" office:value-type="float" office:value="0.234429" calcext:value-type="float">
            <text:p>0,2344</text:p>
          </table:table-cell>
          <table:table-cell table:style-name="ce43" table:formula="of:=AVERAGE([.N55:.N59])" office:value-type="float" office:value="63.90174" calcext:value-type="float">
            <text:p>63,90</text:p>
          </table:table-cell>
          <table:table-cell table:number-columns-repeated="2"/>
          <table:table-cell table:style-name="ce37" office:value-type="string" calcext:value-type="string">
            <text:p>Media</text:p>
          </table:table-cell>
          <table:table-cell table:style-name="ce43" table:formula="of:=AVERAGE([.R55:.R59])" office:value-type="float" office:value="12" calcext:value-type="float">
            <text:p>12,00</text:p>
          </table:table-cell>
          <table:table-cell table:style-name="ce48" table:formula="of:=AVERAGE([.S55:.S59])" office:value-type="float" office:value="0.7582178" calcext:value-type="float">
            <text:p>0,7582</text:p>
          </table:table-cell>
          <table:table-cell table:style-name="ce48" table:formula="of:=AVERAGE([.T55:.T59])" office:value-type="float" office:value="0.8108496" calcext:value-type="float">
            <text:p>0,8108</text:p>
          </table:table-cell>
          <table:table-cell table:style-name="ce48" table:formula="of:=AVERAGE([.U55:.U59])" office:value-type="float" office:value="9.027664" calcext:value-type="float">
            <text:p>9,0277</text:p>
          </table:table-cell>
          <table:table-cell table:style-name="ce43" table:formula="of:=AVERAGE([.V55:.V59])" office:value-type="float" office:value="28.2" calcext:value-type="float">
            <text:p>28,20</text:p>
          </table:table-cell>
          <table:table-cell table:style-name="ce48" table:formula="of:=AVERAGE([.W55:.W59])" office:value-type="float" office:value="0.250172" calcext:value-type="float">
            <text:p>0,2502</text:p>
          </table:table-cell>
          <table:table-cell table:style-name="ce48" table:formula="of:=AVERAGE([.X55:.X59])" office:value-type="float" office:value="0.2708266" calcext:value-type="float">
            <text:p>0,2708</text:p>
          </table:table-cell>
          <table:table-cell table:style-name="ce43" table:formula="of:=AVERAGE([.Y55:.Y59])" office:value-type="float" office:value="18.00872" calcext:value-type="float">
            <text:p>18,01</text:p>
          </table:table-cell>
          <table:table-cell table:style-name="ce43" table:formula="of:=AVERAGE([.Z55:.Z59])" office:value-type="float" office:value="294" calcext:value-type="float">
            <text:p>294,00</text:p>
          </table:table-cell>
          <table:table-cell table:style-name="ce48" table:formula="of:=AVERAGE([.AA55:.AA59])" office:value-type="float" office:value="0.1556098" calcext:value-type="float">
            <text:p>0,1556</text:p>
          </table:table-cell>
          <table:table-cell table:style-name="ce48" table:formula="of:=AVERAGE([.AB55:.AB59])" office:value-type="float" office:value="0.2099336" calcext:value-type="float">
            <text:p>0,2099</text:p>
          </table:table-cell>
          <table:table-cell table:style-name="ce43" table:formula="of:=AVERAGE([.AC55:.AC59])" office:value-type="float" office:value="64.1567" calcext:value-type="float">
            <text:p>64,16</text:p>
          </table:table-cell>
          <table:table-cell table:number-columns-repeated="228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"/>
          <table:table-cell table:style-name="ce55" office:value-type="string" calcext:value-type="string" table:number-columns-spanned="12" table:number-rows-spanned="1">
            <text:p>AM-10-0.1best 10%</text:p>
          </table:table-cell>
          <table:covered-table-cell table:number-columns-repeated="11" table:style-name="ce55"/>
          <table:table-cell table:number-columns-repeated="3"/>
          <table:table-cell table:style-name="ce55" office:value-type="string" calcext:value-type="string" table:number-columns-spanned="12" table:number-rows-spanned="1">
            <text:p>AM-10-0.1best 20%</text:p>
          </table:table-cell>
          <table:covered-table-cell table:number-columns-repeated="11" table:style-name="ce55"/>
          <table:table-cell table:number-columns-repeated="228"/>
        </table:table-row>
        <table:table-row table:style-name="ro2">
          <table:table-cell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  <table:table-cell table:number-columns-repeated="2"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  <table:table-cell table:number-columns-repeated="228"/>
        </table:table-row>
        <table:table-row table:style-name="ro2">
          <table:table-cell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number-columns-repeated="2"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  <table:table-cell table:number-columns-repeated="228"/>
        </table:table-row>
        <table:table-row table:style-name="ro1">
          <table:table-cell/>
          <table:table-cell table:style-name="ce35" office:value-type="string" calcext:value-type="string">
            <text:p>Ejecución 1</text:p>
          </table:table-cell>
          <table:table-cell office:value-type="float" office:value="10" calcext:value-type="float">
            <text:p>10</text:p>
          </table:table-cell>
          <table:table-cell office:value-type="float" office:value="0.608666" calcext:value-type="float">
            <text:p>0,608666</text:p>
          </table:table-cell>
          <table:table-cell office:value-type="float" office:value="0.69097" calcext:value-type="float">
            <text:p>0,69097</text:p>
          </table:table-cell>
          <table:table-cell office:value-type="float" office:value="8.74457" calcext:value-type="float">
            <text:p>8,74457</text:p>
          </table:table-cell>
          <table:table-cell office:value-type="float" office:value="13" calcext:value-type="float">
            <text:p>13</text:p>
          </table:table-cell>
          <table:table-cell office:value-type="float" office:value="0.254511" calcext:value-type="float">
            <text:p>0,254511</text:p>
          </table:table-cell>
          <table:table-cell office:value-type="float" office:value="0.272508" calcext:value-type="float">
            <text:p>0,272508</text:p>
          </table:table-cell>
          <table:table-cell office:value-type="float" office:value="18.8005" calcext:value-type="float">
            <text:p>18,8005</text:p>
          </table:table-cell>
          <table:table-cell office:value-type="float" office:value="230" calcext:value-type="float">
            <text:p>230</text:p>
          </table:table-cell>
          <table:table-cell office:value-type="float" office:value="0.161752" calcext:value-type="float">
            <text:p>0,161752</text:p>
          </table:table-cell>
          <table:table-cell office:value-type="float" office:value="0.243428" calcext:value-type="float">
            <text:p>0,243428</text:p>
          </table:table-cell>
          <table:table-cell office:value-type="float" office:value="62.7208" calcext:value-type="float">
            <text:p>62,7208</text:p>
          </table:table-cell>
          <table:table-cell table:number-columns-repeated="2"/>
          <table:table-cell table:style-name="ce35" office:value-type="string" calcext:value-type="string">
            <text:p>Ejecución 1</text:p>
          </table:table-cell>
          <table:table-cell office:value-type="float" office:value="23" calcext:value-type="float">
            <text:p>23</text:p>
          </table:table-cell>
          <table:table-cell office:value-type="float" office:value="0.664109" calcext:value-type="float">
            <text:p>0,664109</text:p>
          </table:table-cell>
          <table:table-cell office:value-type="float" office:value="0.764987" calcext:value-type="float">
            <text:p>0,764987</text:p>
          </table:table-cell>
          <table:table-cell office:value-type="float" office:value="9.0817" calcext:value-type="float">
            <text:p>9,0817</text:p>
          </table:table-cell>
          <table:table-cell office:value-type="float" office:value="30" calcext:value-type="float">
            <text:p>30</text:p>
          </table:table-cell>
          <table:table-cell office:value-type="float" office:value="0.25095" calcext:value-type="float">
            <text:p>0,25095</text:p>
          </table:table-cell>
          <table:table-cell office:value-type="float" office:value="0.272923" calcext:value-type="float">
            <text:p>0,272923</text:p>
          </table:table-cell>
          <table:table-cell office:value-type="float" office:value="18.5191" calcext:value-type="float">
            <text:p>18,5191</text:p>
          </table:table-cell>
          <table:table-cell office:value-type="float" office:value="303" calcext:value-type="float">
            <text:p>303</text:p>
          </table:table-cell>
          <table:table-cell office:value-type="float" office:value="0.15246" calcext:value-type="float">
            <text:p>0,15246</text:p>
          </table:table-cell>
          <table:table-cell office:value-type="float" office:value="0.208447" calcext:value-type="float">
            <text:p>0,208447</text:p>
          </table:table-cell>
          <table:table-cell office:value-type="float" office:value="63.048" calcext:value-type="float">
            <text:p>63,048</text:p>
          </table:table-cell>
          <table:table-cell table:number-columns-repeated="228"/>
        </table:table-row>
        <table:table-row table:style-name="ro1">
          <table:table-cell/>
          <table:table-cell table:style-name="ce35" office:value-type="string" calcext:value-type="string">
            <text:p>Ejecución 2</text:p>
          </table:table-cell>
          <table:table-cell office:value-type="float" office:value="2" calcext:value-type="float">
            <text:p>2</text:p>
          </table:table-cell>
          <table:table-cell office:value-type="float" office:value="0.756408" calcext:value-type="float">
            <text:p>0,756408</text:p>
          </table:table-cell>
          <table:table-cell office:value-type="float" office:value="0.772869" calcext:value-type="float">
            <text:p>0,772869</text:p>
          </table:table-cell>
          <table:table-cell office:value-type="float" office:value="8.77663" calcext:value-type="float">
            <text:p>8,77663</text:p>
          </table:table-cell>
          <table:table-cell office:value-type="float" office:value="14" calcext:value-type="float">
            <text:p>14</text:p>
          </table:table-cell>
          <table:table-cell office:value-type="float" office:value="0.247466" calcext:value-type="float">
            <text:p>0,247466</text:p>
          </table:table-cell>
          <table:table-cell office:value-type="float" office:value="0.266847" calcext:value-type="float">
            <text:p>0,266847</text:p>
          </table:table-cell>
          <table:table-cell office:value-type="float" office:value="17.0711" calcext:value-type="float">
            <text:p>17,0711</text:p>
          </table:table-cell>
          <table:table-cell office:value-type="float" office:value="192" calcext:value-type="float">
            <text:p>192</text:p>
          </table:table-cell>
          <table:table-cell office:value-type="float" office:value="0.164273" calcext:value-type="float">
            <text:p>0,164273</text:p>
          </table:table-cell>
          <table:table-cell office:value-type="float" office:value="0.232455" calcext:value-type="float">
            <text:p>0,232455</text:p>
          </table:table-cell>
          <table:table-cell office:value-type="float" office:value="62.6273" calcext:value-type="float">
            <text:p>62,6273</text:p>
          </table:table-cell>
          <table:table-cell table:number-columns-repeated="2"/>
          <table:table-cell table:style-name="ce35" office:value-type="string" calcext:value-type="string">
            <text:p>Ejecución 2</text:p>
          </table:table-cell>
          <table:table-cell office:value-type="float" office:value="15" calcext:value-type="float">
            <text:p>15</text:p>
          </table:table-cell>
          <table:table-cell office:value-type="float" office:value="0.719162" calcext:value-type="float">
            <text:p>0,719162</text:p>
          </table:table-cell>
          <table:table-cell office:value-type="float" office:value="0.784951" calcext:value-type="float">
            <text:p>0,784951</text:p>
          </table:table-cell>
          <table:table-cell office:value-type="float" office:value="8.8019" calcext:value-type="float">
            <text:p>8,8019</text:p>
          </table:table-cell>
          <table:table-cell office:value-type="float" office:value="42" calcext:value-type="float">
            <text:p>42</text:p>
          </table:table-cell>
          <table:table-cell office:value-type="float" office:value="0.250534" calcext:value-type="float">
            <text:p>0,250534</text:p>
          </table:table-cell>
          <table:table-cell office:value-type="float" office:value="0.281296" calcext:value-type="float">
            <text:p>0,281296</text:p>
          </table:table-cell>
          <table:table-cell office:value-type="float" office:value="17.6504" calcext:value-type="float">
            <text:p>17,6504</text:p>
          </table:table-cell>
          <table:table-cell office:value-type="float" office:value="217" calcext:value-type="float">
            <text:p>217</text:p>
          </table:table-cell>
          <table:table-cell office:value-type="float" office:value="0.148524" calcext:value-type="float">
            <text:p>0,148524</text:p>
          </table:table-cell>
          <table:table-cell office:value-type="float" office:value="0.18862" calcext:value-type="float">
            <text:p>0,18862</text:p>
          </table:table-cell>
          <table:table-cell office:value-type="float" office:value="63.5924" calcext:value-type="float">
            <text:p>63,5924</text:p>
          </table:table-cell>
          <table:table-cell table:number-columns-repeated="228"/>
        </table:table-row>
        <table:table-row table:style-name="ro1">
          <table:table-cell/>
          <table:table-cell table:style-name="ce35" office:value-type="string" calcext:value-type="string">
            <text:p>Ejecución 3</text:p>
          </table:table-cell>
          <table:table-cell office:value-type="float" office:value="13" calcext:value-type="float">
            <text:p>13</text:p>
          </table:table-cell>
          <table:table-cell office:value-type="float" office:value="0.671179" calcext:value-type="float">
            <text:p>0,671179</text:p>
          </table:table-cell>
          <table:table-cell office:value-type="float" office:value="0.778175" calcext:value-type="float">
            <text:p>0,778175</text:p>
          </table:table-cell>
          <table:table-cell office:value-type="float" office:value="8.99076" calcext:value-type="float">
            <text:p>8,99076</text:p>
          </table:table-cell>
          <table:table-cell office:value-type="float" office:value="30" calcext:value-type="float">
            <text:p>30</text:p>
          </table:table-cell>
          <table:table-cell office:value-type="float" office:value="0.212041" calcext:value-type="float">
            <text:p>0,212041</text:p>
          </table:table-cell>
          <table:table-cell office:value-type="float" office:value="0.253573" calcext:value-type="float">
            <text:p>0,253573</text:p>
          </table:table-cell>
          <table:table-cell office:value-type="float" office:value="17.7957" calcext:value-type="float">
            <text:p>17,7957</text:p>
          </table:table-cell>
          <table:table-cell office:value-type="float" office:value="149" calcext:value-type="float">
            <text:p>149</text:p>
          </table:table-cell>
          <table:table-cell office:value-type="float" office:value="0.150495" calcext:value-type="float">
            <text:p>0,150495</text:p>
          </table:table-cell>
          <table:table-cell office:value-type="float" office:value="0.203407" calcext:value-type="float">
            <text:p>0,203407</text:p>
          </table:table-cell>
          <table:table-cell office:value-type="float" office:value="62.9637" calcext:value-type="float">
            <text:p>62,9637</text:p>
          </table:table-cell>
          <table:table-cell table:number-columns-repeated="2"/>
          <table:table-cell table:style-name="ce35" office:value-type="string" calcext:value-type="string">
            <text:p>Ejecución 3</text:p>
          </table:table-cell>
          <table:table-cell office:value-type="float" office:value="13" calcext:value-type="float">
            <text:p>13</text:p>
          </table:table-cell>
          <table:table-cell office:value-type="float" office:value="0.719245" calcext:value-type="float">
            <text:p>0,719245</text:p>
          </table:table-cell>
          <table:table-cell office:value-type="float" office:value="0.776262" calcext:value-type="float">
            <text:p>0,776262</text:p>
          </table:table-cell>
          <table:table-cell office:value-type="float" office:value="8.49237" calcext:value-type="float">
            <text:p>8,49237</text:p>
          </table:table-cell>
          <table:table-cell office:value-type="float" office:value="28" calcext:value-type="float">
            <text:p>28</text:p>
          </table:table-cell>
          <table:table-cell office:value-type="float" office:value="0.251626" calcext:value-type="float">
            <text:p>0,251626</text:p>
          </table:table-cell>
          <table:table-cell office:value-type="float" office:value="0.272134" calcext:value-type="float">
            <text:p>0,272134</text:p>
          </table:table-cell>
          <table:table-cell office:value-type="float" office:value="18.3769" calcext:value-type="float">
            <text:p>18,3769</text:p>
          </table:table-cell>
          <table:table-cell office:value-type="float" office:value="375" calcext:value-type="float">
            <text:p>375</text:p>
          </table:table-cell>
          <table:table-cell office:value-type="float" office:value="0.148127" calcext:value-type="float">
            <text:p>0,148127</text:p>
          </table:table-cell>
          <table:table-cell office:value-type="float" office:value="0.217418" calcext:value-type="float">
            <text:p>0,217418</text:p>
          </table:table-cell>
          <table:table-cell office:value-type="float" office:value="64.8802" calcext:value-type="float">
            <text:p>64,8802</text:p>
          </table:table-cell>
          <table:table-cell table:number-columns-repeated="228"/>
        </table:table-row>
        <table:table-row table:style-name="ro1">
          <table:table-cell/>
          <table:table-cell table:style-name="ce35" office:value-type="string" calcext:value-type="string">
            <text:p>Ejecución 4</text:p>
          </table:table-cell>
          <table:table-cell office:value-type="float" office:value="13" calcext:value-type="float">
            <text:p>13</text:p>
          </table:table-cell>
          <table:table-cell office:value-type="float" office:value="0.60885" calcext:value-type="float">
            <text:p>0,60885</text:p>
          </table:table-cell>
          <table:table-cell office:value-type="float" office:value="0.715846" calcext:value-type="float">
            <text:p>0,715846</text:p>
          </table:table-cell>
          <table:table-cell office:value-type="float" office:value="8.45316" calcext:value-type="float">
            <text:p>8,45316</text:p>
          </table:table-cell>
          <table:table-cell office:value-type="float" office:value="12" calcext:value-type="float">
            <text:p>12</text:p>
          </table:table-cell>
          <table:table-cell office:value-type="float" office:value="0.248656" calcext:value-type="float">
            <text:p>0,248656</text:p>
          </table:table-cell>
          <table:table-cell office:value-type="float" office:value="0.265269" calcext:value-type="float">
            <text:p>0,265269</text:p>
          </table:table-cell>
          <table:table-cell office:value-type="float" office:value="17.1881" calcext:value-type="float">
            <text:p>17,1881</text:p>
          </table:table-cell>
          <table:table-cell office:value-type="float" office:value="215" calcext:value-type="float">
            <text:p>215</text:p>
          </table:table-cell>
          <table:table-cell office:value-type="float" office:value="0.153079" calcext:value-type="float">
            <text:p>0,153079</text:p>
          </table:table-cell>
          <table:table-cell office:value-type="float" office:value="0.229428" calcext:value-type="float">
            <text:p>0,229428</text:p>
          </table:table-cell>
          <table:table-cell office:value-type="float" office:value="63.9215" calcext:value-type="float">
            <text:p>63,9215</text:p>
          </table:table-cell>
          <table:table-cell table:number-columns-repeated="2"/>
          <table:table-cell table:style-name="ce35" office:value-type="string" calcext:value-type="string">
            <text:p>Ejecución 4</text:p>
          </table:table-cell>
          <table:table-cell office:value-type="float" office:value="5" calcext:value-type="float">
            <text:p>5</text:p>
          </table:table-cell>
          <table:table-cell office:value-type="float" office:value="0.806787" calcext:value-type="float">
            <text:p>0,806787</text:p>
          </table:table-cell>
          <table:table-cell office:value-type="float" office:value="0.828717" calcext:value-type="float">
            <text:p>0,828717</text:p>
          </table:table-cell>
          <table:table-cell office:value-type="float" office:value="8.68536" calcext:value-type="float">
            <text:p>8,68536</text:p>
          </table:table-cell>
          <table:table-cell office:value-type="float" office:value="29" calcext:value-type="float">
            <text:p>29</text:p>
          </table:table-cell>
          <table:table-cell office:value-type="float" office:value="0.25088" calcext:value-type="float">
            <text:p>0,25088</text:p>
          </table:table-cell>
          <table:table-cell office:value-type="float" office:value="0.27212" calcext:value-type="float">
            <text:p>0,27212</text:p>
          </table:table-cell>
          <table:table-cell office:value-type="float" office:value="18.565" calcext:value-type="float">
            <text:p>18,565</text:p>
          </table:table-cell>
          <table:table-cell office:value-type="float" office:value="334" calcext:value-type="float">
            <text:p>334</text:p>
          </table:table-cell>
          <table:table-cell office:value-type="float" office:value="0.152152" calcext:value-type="float">
            <text:p>0,152152</text:p>
          </table:table-cell>
          <table:table-cell office:value-type="float" office:value="0.213867" calcext:value-type="float">
            <text:p>0,213867</text:p>
          </table:table-cell>
          <table:table-cell office:value-type="float" office:value="64.3881" calcext:value-type="float">
            <text:p>64,3881</text:p>
          </table:table-cell>
          <table:table-cell table:number-columns-repeated="228"/>
        </table:table-row>
        <table:table-row table:style-name="ro1">
          <table:table-cell/>
          <table:table-cell table:style-name="ce36" office:value-type="string" calcext:value-type="string">
            <text:p>Ejecución 5</text:p>
          </table:table-cell>
          <table:table-cell office:value-type="float" office:value="7" calcext:value-type="float">
            <text:p>7</text:p>
          </table:table-cell>
          <table:table-cell office:value-type="float" office:value="0.670931" calcext:value-type="float">
            <text:p>0,670931</text:p>
          </table:table-cell>
          <table:table-cell office:value-type="float" office:value="0.728544" calcext:value-type="float">
            <text:p>0,728544</text:p>
          </table:table-cell>
          <table:table-cell office:value-type="float" office:value="8.62958" calcext:value-type="float">
            <text:p>8,62958</text:p>
          </table:table-cell>
          <table:table-cell office:value-type="float" office:value="35" calcext:value-type="float">
            <text:p>35</text:p>
          </table:table-cell>
          <table:table-cell office:value-type="float" office:value="0.211523" calcext:value-type="float">
            <text:p>0,211523</text:p>
          </table:table-cell>
          <table:table-cell office:value-type="float" office:value="0.259977" calcext:value-type="float">
            <text:p>0,259977</text:p>
          </table:table-cell>
          <table:table-cell office:value-type="float" office:value="17.9921" calcext:value-type="float">
            <text:p>17,9921</text:p>
          </table:table-cell>
          <table:table-cell office:value-type="float" office:value="214" calcext:value-type="float">
            <text:p>214</text:p>
          </table:table-cell>
          <table:table-cell office:value-type="float" office:value="0.144781" calcext:value-type="float">
            <text:p>0,144781</text:p>
          </table:table-cell>
          <table:table-cell office:value-type="float" office:value="0.220775" calcext:value-type="float">
            <text:p>0,220775</text:p>
          </table:table-cell>
          <table:table-cell office:value-type="float" office:value="62.7002" calcext:value-type="float">
            <text:p>62,7002</text:p>
          </table:table-cell>
          <table:table-cell table:number-columns-repeated="2"/>
          <table:table-cell table:style-name="ce36" office:value-type="string" calcext:value-type="string">
            <text:p>Ejecución 5</text:p>
          </table:table-cell>
          <table:table-cell office:value-type="float" office:value="16" calcext:value-type="float">
            <text:p>16</text:p>
          </table:table-cell>
          <table:table-cell office:value-type="float" office:value="0.709738" calcext:value-type="float">
            <text:p>0,709738</text:p>
          </table:table-cell>
          <table:table-cell office:value-type="float" office:value="0.779914" calcext:value-type="float">
            <text:p>0,779914</text:p>
          </table:table-cell>
          <table:table-cell office:value-type="float" office:value="8.62591" calcext:value-type="float">
            <text:p>8,62591</text:p>
          </table:table-cell>
          <table:table-cell office:value-type="float" office:value="38" calcext:value-type="float">
            <text:p>38</text:p>
          </table:table-cell>
          <table:table-cell office:value-type="float" office:value="0.250309" calcext:value-type="float">
            <text:p>0,250309</text:p>
          </table:table-cell>
          <table:table-cell office:value-type="float" office:value="0.278141" calcext:value-type="float">
            <text:p>0,278141</text:p>
          </table:table-cell>
          <table:table-cell office:value-type="float" office:value="18.3717" calcext:value-type="float">
            <text:p>18,3717</text:p>
          </table:table-cell>
          <table:table-cell office:value-type="float" office:value="330" calcext:value-type="float">
            <text:p>330</text:p>
          </table:table-cell>
          <table:table-cell office:value-type="float" office:value="0.150678" calcext:value-type="float">
            <text:p>0,150678</text:p>
          </table:table-cell>
          <table:table-cell office:value-type="float" office:value="0.211654" calcext:value-type="float">
            <text:p>0,211654</text:p>
          </table:table-cell>
          <table:table-cell office:value-type="float" office:value="63.1027" calcext:value-type="float">
            <text:p>63,1027</text:p>
          </table:table-cell>
          <table:table-cell table:number-columns-repeated="228"/>
        </table:table-row>
        <table:table-row table:style-name="ro2">
          <table:table-cell/>
          <table:table-cell table:style-name="ce37" office:value-type="string" calcext:value-type="string">
            <text:p>Media</text:p>
          </table:table-cell>
          <table:table-cell table:style-name="ce43" table:formula="of:=AVERAGE([.C65:.C69])" office:value-type="float" office:value="9" calcext:value-type="float">
            <text:p>9,00</text:p>
          </table:table-cell>
          <table:table-cell table:style-name="ce48" table:formula="of:=AVERAGE([.D65:.D69])" office:value-type="float" office:value="0.6632068" calcext:value-type="float">
            <text:p>0,6632</text:p>
          </table:table-cell>
          <table:table-cell table:style-name="ce48" table:formula="of:=AVERAGE([.E65:.E69])" office:value-type="float" office:value="0.7372808" calcext:value-type="float">
            <text:p>0,7373</text:p>
          </table:table-cell>
          <table:table-cell table:style-name="ce48" table:formula="of:=AVERAGE([.F65:.F69])" office:value-type="float" office:value="8.71894" calcext:value-type="float">
            <text:p>8,7189</text:p>
          </table:table-cell>
          <table:table-cell table:style-name="ce43" table:formula="of:=AVERAGE([.G65:.G69])" office:value-type="float" office:value="20.8" calcext:value-type="float">
            <text:p>20,80</text:p>
          </table:table-cell>
          <table:table-cell table:style-name="ce48" table:formula="of:=AVERAGE([.H65:.H69])" office:value-type="float" office:value="0.2348394" calcext:value-type="float">
            <text:p>0,2348</text:p>
          </table:table-cell>
          <table:table-cell table:style-name="ce48" table:formula="of:=AVERAGE([.I65:.I69])" office:value-type="float" office:value="0.2636348" calcext:value-type="float">
            <text:p>0,2636</text:p>
          </table:table-cell>
          <table:table-cell table:style-name="ce43" table:formula="of:=AVERAGE([.J65:.J69])" office:value-type="float" office:value="17.7695" calcext:value-type="float">
            <text:p>17,77</text:p>
          </table:table-cell>
          <table:table-cell table:style-name="ce43" table:formula="of:=AVERAGE([.K65:.K69])" office:value-type="float" office:value="200" calcext:value-type="float">
            <text:p>200,00</text:p>
          </table:table-cell>
          <table:table-cell table:style-name="ce48" table:formula="of:=AVERAGE([.L65:.L69])" office:value-type="float" office:value="0.154876" calcext:value-type="float">
            <text:p>0,1549</text:p>
          </table:table-cell>
          <table:table-cell table:style-name="ce48" table:formula="of:=AVERAGE([.M65:.M69])" office:value-type="float" office:value="0.2258986" calcext:value-type="float">
            <text:p>0,2259</text:p>
          </table:table-cell>
          <table:table-cell table:style-name="ce43" table:formula="of:=AVERAGE([.N65:.N69])" office:value-type="float" office:value="62.9867" calcext:value-type="float">
            <text:p>62,99</text:p>
          </table:table-cell>
          <table:table-cell table:number-columns-repeated="2"/>
          <table:table-cell table:style-name="ce37" office:value-type="string" calcext:value-type="string">
            <text:p>Media</text:p>
          </table:table-cell>
          <table:table-cell table:style-name="ce43" table:formula="of:=AVERAGE([.R65:.R69])" office:value-type="float" office:value="14.4" calcext:value-type="float">
            <text:p>14,40</text:p>
          </table:table-cell>
          <table:table-cell table:style-name="ce48" table:formula="of:=AVERAGE([.S65:.S69])" office:value-type="float" office:value="0.7238082" calcext:value-type="float">
            <text:p>0,7238</text:p>
          </table:table-cell>
          <table:table-cell table:style-name="ce48" table:formula="of:=AVERAGE([.T65:.T69])" office:value-type="float" office:value="0.7869662" calcext:value-type="float">
            <text:p>0,7870</text:p>
          </table:table-cell>
          <table:table-cell table:style-name="ce48" table:formula="of:=AVERAGE([.U65:.U69])" office:value-type="float" office:value="8.737448" calcext:value-type="float">
            <text:p>8,7374</text:p>
          </table:table-cell>
          <table:table-cell table:style-name="ce43" table:formula="of:=AVERAGE([.V65:.V69])" office:value-type="float" office:value="33.4" calcext:value-type="float">
            <text:p>33,40</text:p>
          </table:table-cell>
          <table:table-cell table:style-name="ce48" table:formula="of:=AVERAGE([.W65:.W69])" office:value-type="float" office:value="0.2508598" calcext:value-type="float">
            <text:p>0,2509</text:p>
          </table:table-cell>
          <table:table-cell table:style-name="ce48" table:formula="of:=AVERAGE([.X65:.X69])" office:value-type="float" office:value="0.2753228" calcext:value-type="float">
            <text:p>0,2753</text:p>
          </table:table-cell>
          <table:table-cell table:style-name="ce43" table:formula="of:=AVERAGE([.Y65:.Y69])" office:value-type="float" office:value="18.29662" calcext:value-type="float">
            <text:p>18,30</text:p>
          </table:table-cell>
          <table:table-cell table:style-name="ce43" table:formula="of:=AVERAGE([.Z65:.Z69])" office:value-type="float" office:value="311.8" calcext:value-type="float">
            <text:p>311,80</text:p>
          </table:table-cell>
          <table:table-cell table:style-name="ce48" table:formula="of:=AVERAGE([.AA65:.AA69])" office:value-type="float" office:value="0.1503882" calcext:value-type="float">
            <text:p>0,1504</text:p>
          </table:table-cell>
          <table:table-cell table:style-name="ce48" table:formula="of:=AVERAGE([.AB65:.AB69])" office:value-type="float" office:value="0.2080012" calcext:value-type="float">
            <text:p>0,2080</text:p>
          </table:table-cell>
          <table:table-cell table:style-name="ce43" table:formula="of:=AVERAGE([.AC65:.AC69])" office:value-type="float" office:value="63.80228" calcext:value-type="float">
            <text:p>63,80</text:p>
          </table:table-cell>
          <table:table-cell table:number-columns-repeated="228"/>
        </table:table-row>
        <table:table-row table:style-name="ro1" table:number-rows-repeated="3">
          <table:table-cell table:number-columns-repeated="257"/>
        </table:table-row>
        <table:table-row table:style-name="ro1">
          <table:table-cell table:number-columns-repeated="4"/>
          <table:table-cell office:value-type="string" calcext:value-type="string">
            <text:p>AGG-UN</text:p>
          </table:table-cell>
          <table:table-cell office:value-type="string" calcext:value-type="string">
            <text:p>AGG-SF</text:p>
          </table:table-cell>
          <table:table-cell office:value-type="string" calcext:value-type="string">
            <text:p>AGE-UN</text:p>
          </table:table-cell>
          <table:table-cell office:value-type="string" calcext:value-type="string">
            <text:p>AGE-SF</text:p>
          </table:table-cell>
          <table:table-cell office:value-type="string" calcext:value-type="string">
            <text:p>AM-10-1</text:p>
          </table:table-cell>
          <table:table-cell table:number-columns-repeated="2" office:value-type="string" calcext:value-type="string">
            <text:p>AM-10-0.1</text:p>
          </table:table-cell>
          <table:table-cell table:number-columns-repeated="8"/>
          <table:table-cell office:value-type="string" calcext:value-type="string">
            <text:p>AGG-UN</text:p>
          </table:table-cell>
          <table:table-cell office:value-type="string" calcext:value-type="string">
            <text:p>AGG-SF</text:p>
          </table:table-cell>
          <table:table-cell office:value-type="string" calcext:value-type="string">
            <text:p>AGE-UN</text:p>
          </table:table-cell>
          <table:table-cell office:value-type="string" calcext:value-type="string">
            <text:p>AGE-SF</text:p>
          </table:table-cell>
          <table:table-cell office:value-type="string" calcext:value-type="string">
            <text:p>AM-10-1</text:p>
          </table:table-cell>
          <table:table-cell table:number-columns-repeated="2" office:value-type="string" calcext:value-type="string">
            <text:p>AM-10-0.1</text:p>
          </table:table-cell>
          <table:table-cell table:number-columns-repeated="231"/>
        </table:table-row>
        <table:table-row table:style-name="ro1">
          <table:table-cell table:number-columns-repeated="3"/>
          <table:table-cell office:value-type="string" calcext:value-type="string">
            <text:p>ZOO</text:p>
          </table:table-cell>
          <table:table-cell table:style-name="ce24" table:formula="of:=[.E10]" office:value-type="float" office:value="0.7728704" calcext:value-type="float">
            <text:p>0,7729</text:p>
          </table:table-cell>
          <table:table-cell table:style-name="ce24" table:formula="of:=[.E20]" office:value-type="float" office:value="0.7503808" calcext:value-type="float">
            <text:p>0,7504</text:p>
          </table:table-cell>
          <table:table-cell table:style-name="ce24" table:formula="of:=[.E30]" office:value-type="float" office:value="0.8274888" calcext:value-type="float">
            <text:p>0,8275</text:p>
          </table:table-cell>
          <table:table-cell table:style-name="ce24" table:formula="of:=[.E40]" office:value-type="float" office:value="0.7586988" calcext:value-type="float">
            <text:p>0,7587</text:p>
          </table:table-cell>
          <table:table-cell table:style-name="ce24" table:formula="of:=[.E50]" office:value-type="float" office:value="0.830804" calcext:value-type="float">
            <text:p>0,8308</text:p>
          </table:table-cell>
          <table:table-cell table:style-name="ce24" table:formula="of:=[.E60]" office:value-type="float" office:value="0.7594776" calcext:value-type="float">
            <text:p>0,7595</text:p>
          </table:table-cell>
          <table:table-cell table:style-name="ce24" table:formula="of:=[.E70]" office:value-type="float" office:value="0.7372808" calcext:value-type="float">
            <text:p>0,7373</text:p>
          </table:table-cell>
          <table:table-cell table:number-columns-repeated="7"/>
          <table:table-cell office:value-type="string" calcext:value-type="string">
            <text:p>ZOO</text:p>
          </table:table-cell>
          <table:table-cell table:style-name="ce24" table:formula="of:=[.T10]" office:value-type="float" office:value="0.8344804" calcext:value-type="float">
            <text:p>0,8345</text:p>
          </table:table-cell>
          <table:table-cell table:style-name="ce24" table:formula="of:=[.T20]" office:value-type="float" office:value="0.8107872" calcext:value-type="float">
            <text:p>0,8108</text:p>
          </table:table-cell>
          <table:table-cell table:style-name="ce24" table:formula="of:=[.T30]" office:value-type="float" office:value="0.798572" calcext:value-type="float">
            <text:p>0,7986</text:p>
          </table:table-cell>
          <table:table-cell table:style-name="ce24" table:formula="of:=[.T40]" office:value-type="float" office:value="0.8350998" calcext:value-type="float">
            <text:p>0,8351</text:p>
          </table:table-cell>
          <table:table-cell table:style-name="ce24" table:formula="of:=[.T50]" office:value-type="float" office:value="0.8085582" calcext:value-type="float">
            <text:p>0,8086</text:p>
          </table:table-cell>
          <table:table-cell table:style-name="ce24" table:formula="of:=[.T60]" office:value-type="float" office:value="0.8108496" calcext:value-type="float">
            <text:p>0,8108</text:p>
          </table:table-cell>
          <table:table-cell table:style-name="ce24" table:formula="of:=[.T70]" office:value-type="float" office:value="0.7869662" calcext:value-type="float">
            <text:p>0,7870</text:p>
          </table:table-cell>
          <table:table-cell table:number-columns-repeated="231"/>
        </table:table-row>
        <table:table-row table:style-name="ro1">
          <table:table-cell table:number-columns-repeated="3"/>
          <table:table-cell office:value-type="string" calcext:value-type="string">
            <text:p>GLASS</text:p>
          </table:table-cell>
          <table:table-cell table:style-name="ce24" table:formula="of:=[.I10]" office:value-type="float" office:value="0.2711914" calcext:value-type="float">
            <text:p>0,2712</text:p>
          </table:table-cell>
          <table:table-cell table:style-name="ce24" table:formula="of:=[.I20]" office:value-type="float" office:value="0.268047" calcext:value-type="float">
            <text:p>0,2680</text:p>
          </table:table-cell>
          <table:table-cell table:style-name="ce24" table:formula="of:=[.I30]" office:value-type="float" office:value="0.2752414" calcext:value-type="float">
            <text:p>0,2752</text:p>
          </table:table-cell>
          <table:table-cell table:style-name="ce24" table:formula="of:=[.I40]" office:value-type="float" office:value="0.262272" calcext:value-type="float">
            <text:p>0,2623</text:p>
          </table:table-cell>
          <table:table-cell table:style-name="ce24" table:formula="of:=[.I50]" office:value-type="float" office:value="0.6726096" calcext:value-type="float">
            <text:p>0,6726</text:p>
          </table:table-cell>
          <table:table-cell table:style-name="ce24" table:formula="of:=[.I60]" office:value-type="float" office:value="0.262396" calcext:value-type="float">
            <text:p>0,2624</text:p>
          </table:table-cell>
          <table:table-cell table:style-name="ce24" table:formula="of:=[.I70]" office:value-type="float" office:value="0.2636348" calcext:value-type="float">
            <text:p>0,2636</text:p>
          </table:table-cell>
          <table:table-cell table:number-columns-repeated="7"/>
          <table:table-cell office:value-type="string" calcext:value-type="string">
            <text:p>GLASS</text:p>
          </table:table-cell>
          <table:table-cell table:style-name="ce24" table:formula="of:=[.X10]" office:value-type="float" office:value="0.2840644" calcext:value-type="float">
            <text:p>0,2841</text:p>
          </table:table-cell>
          <table:table-cell table:style-name="ce24" table:formula="of:=[.X20]" office:value-type="float" office:value="0.2909242" calcext:value-type="float">
            <text:p>0,2909</text:p>
          </table:table-cell>
          <table:table-cell table:style-name="ce24" table:formula="of:=[.X30]" office:value-type="float" office:value="0.2911452" calcext:value-type="float">
            <text:p>0,2911</text:p>
          </table:table-cell>
          <table:table-cell table:style-name="ce24" table:formula="of:=[.X40]" office:value-type="float" office:value="0.2793918" calcext:value-type="float">
            <text:p>0,2794</text:p>
          </table:table-cell>
          <table:table-cell table:style-name="ce24" table:formula="of:=[.X50]" office:value-type="float" office:value="0.6139948" calcext:value-type="float">
            <text:p>0,6140</text:p>
          </table:table-cell>
          <table:table-cell table:style-name="ce24" table:formula="of:=[.X60]" office:value-type="float" office:value="0.2708266" calcext:value-type="float">
            <text:p>0,2708</text:p>
          </table:table-cell>
          <table:table-cell table:style-name="ce24" table:formula="of:=[.X70]" office:value-type="float" office:value="0.2753228" calcext:value-type="float">
            <text:p>0,2753</text:p>
          </table:table-cell>
          <table:table-cell table:number-columns-repeated="231"/>
        </table:table-row>
        <table:table-row table:style-name="ro1">
          <table:table-cell table:number-columns-repeated="3"/>
          <table:table-cell office:value-type="string" calcext:value-type="string">
            <text:p>BUPA</text:p>
          </table:table-cell>
          <table:table-cell table:style-name="ce24" table:formula="of:=[.M10]" office:value-type="float" office:value="0.2689436" calcext:value-type="float">
            <text:p>0,2689</text:p>
          </table:table-cell>
          <table:table-cell table:style-name="ce24" table:formula="of:=[.M20]" office:value-type="float" office:value="0.2702758" calcext:value-type="float">
            <text:p>0,2703</text:p>
          </table:table-cell>
          <table:table-cell table:style-name="ce24" table:formula="of:=[.M30]" office:value-type="float" office:value="0.3438322" calcext:value-type="float">
            <text:p>0,3438</text:p>
          </table:table-cell>
          <table:table-cell table:style-name="ce24" table:formula="of:=[.M40]" office:value-type="float" office:value="0.3415362" calcext:value-type="float">
            <text:p>0,3415</text:p>
          </table:table-cell>
          <table:table-cell table:style-name="ce24" table:formula="of:=[.M50]" office:value-type="float" office:value="0.4622846" calcext:value-type="float">
            <text:p>0,4623</text:p>
          </table:table-cell>
          <table:table-cell table:style-name="ce24" table:formula="of:=[.M60]" office:value-type="float" office:value="0.234429" calcext:value-type="float">
            <text:p>0,2344</text:p>
          </table:table-cell>
          <table:table-cell table:style-name="ce24" table:formula="of:=[.M70]" office:value-type="float" office:value="0.2258986" calcext:value-type="float">
            <text:p>0,2259</text:p>
          </table:table-cell>
          <table:table-cell table:number-columns-repeated="7"/>
          <table:table-cell office:value-type="string" calcext:value-type="string">
            <text:p>BUPA</text:p>
          </table:table-cell>
          <table:table-cell table:style-name="ce24" table:formula="of:=[.AB10]" office:value-type="float" office:value="0.2592706" calcext:value-type="float">
            <text:p>0,2593</text:p>
          </table:table-cell>
          <table:table-cell table:style-name="ce24" table:formula="of:=[.AB20]" office:value-type="float" office:value="0.2563896" calcext:value-type="float">
            <text:p>0,2564</text:p>
          </table:table-cell>
          <table:table-cell table:style-name="ce24" table:formula="of:=[.AB30]" office:value-type="float" office:value="0.307925" calcext:value-type="float">
            <text:p>0,3079</text:p>
          </table:table-cell>
          <table:table-cell table:style-name="ce24" table:formula="of:=[.AB40]" office:value-type="float" office:value="0.3358736" calcext:value-type="float">
            <text:p>0,3359</text:p>
          </table:table-cell>
          <table:table-cell table:style-name="ce24" table:formula="of:=[.AB50]" office:value-type="float" office:value="0.4380662" calcext:value-type="float">
            <text:p>0,4381</text:p>
          </table:table-cell>
          <table:table-cell table:style-name="ce24" table:formula="of:=[.AB60]" office:value-type="float" office:value="0.2099336" calcext:value-type="float">
            <text:p>0,2099</text:p>
          </table:table-cell>
          <table:table-cell table:style-name="ce24" table:formula="of:=[.AB70]" office:value-type="float" office:value="0.2080012" calcext:value-type="float">
            <text:p>0,2080</text:p>
          </table:table-cell>
          <table:table-cell table:number-columns-repeated="231"/>
        </table:table-row>
        <table:table-row table:style-name="ro1" table:number-rows-repeated="25">
          <table:table-cell table:number-columns-repeated="257"/>
        </table:table-row>
        <table:table-row table:style-name="ro5" table:number-rows-repeated="3">
          <table:table-cell table:number-columns-repeated="257"/>
        </table:table-row>
        <table:table-row table:style-name="ro1" table:number-rows-repeated="4">
          <table:table-cell table:number-columns-repeated="257"/>
        </table:table-row>
        <table:table-row table:style-name="ro5" table:number-rows-repeated="1048466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Práctica 3" table:style-name="ta4">
        <office:forms form:automatic-focus="false" form:apply-design-mode="false"/>
        <table:shapes>
          <draw:frame draw:z-index="0" draw:style-name="gr2" draw:text-style-name="P1" svg:width="21.914cm" svg:height="12.393cm" svg:x="2.309cm" svg:y="26.229cm">
            <draw:object draw:notify-on-update-of-ranges="'Práctica 3'.C43:'Práctica 3'.C43 'Práctica 3'.C44:'Práctica 3'.C46 'Práctica 3'.D43:'Práctica 3'.D43 'Práctica 3'.D44:'Práctica 3'.D46 'Práctica 3'.E43:'Práctica 3'.E43 'Práctica 3'.E44:'Práctica 3'.E46 'Práctica 3'.F43:'Práctica 3'.F43 'Práctica 3'.F44:'Práctica 3'.F46 'Práctica 3'.G43:'Práctica 3'.G43 'Práctica 3'.G44:'Práctica 3'.G4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2" draw:text-style-name="P1" svg:width="21.914cm" svg:height="12.393cm" svg:x="34.637cm" svg:y="26.251cm">
            <draw:object draw:notify-on-update-of-ranges="'Práctica 3'.Q43:'Práctica 3'.Q43 'Práctica 3'.Q44:'Práctica 3'.Q46 'Práctica 3'.R43:'Práctica 3'.R43 'Práctica 3'.R44:'Práctica 3'.R46 'Práctica 3'.S43:'Práctica 3'.S43 'Práctica 3'.S44:'Práctica 3'.S46 'Práctica 3'.T43:'Práctica 3'.T43 'Práctica 3'.T44:'Práctica 3'.T46 'Práctica 3'.U43:'Práctica 3'.U43 'Práctica 3'.U44:'Práctica 3'.U4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4" table:number-columns-repeated="28" table:default-cell-style-name="Default"/>
        <table:table-row table:style-name="ro6">
          <table:table-cell table:number-columns-repeated="28"/>
        </table:table-row>
        <table:table-row table:style-name="ro6">
          <table:table-cell/>
          <table:table-cell table:style-name="ce3"/>
          <table:table-cell table:style-name="ce55" office:value-type="string" calcext:value-type="string" table:number-columns-spanned="12" table:number-rows-spanned="1">
            <text:p>ES 10%</text:p>
          </table:table-cell>
          <table:covered-table-cell table:number-columns-repeated="11" table:style-name="ce55"/>
          <table:table-cell/>
          <table:table-cell table:style-name="ce3"/>
          <table:table-cell table:style-name="ce55" office:value-type="string" calcext:value-type="string" table:number-columns-spanned="12" table:number-rows-spanned="1">
            <text:p>ES 20%</text:p>
          </table:table-cell>
          <table:covered-table-cell table:number-columns-repeated="11" table:style-name="ce55"/>
        </table:table-row>
        <table:table-row table:style-name="ro7">
          <table:table-cell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  <table:table-cell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</table:table-row>
        <table:table-row table:style-name="ro7">
          <table:table-cell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</table:table-row>
        <table:table-row table:style-name="ro6">
          <table:table-cell/>
          <table:table-cell table:style-name="ce35" office:value-type="string" calcext:value-type="string">
            <text:p>Ejecución 1</text:p>
          </table:table-cell>
          <table:table-cell office:value-type="float" office:value="20" calcext:value-type="float">
            <text:p>20</text:p>
          </table:table-cell>
          <table:table-cell office:value-type="float" office:value="0.758478" calcext:value-type="float">
            <text:p>0,758478</text:p>
          </table:table-cell>
          <table:table-cell office:value-type="float" office:value="0.923088" calcext:value-type="float">
            <text:p>0,923088</text:p>
          </table:table-cell>
          <table:table-cell office:value-type="float" office:value="0.503541" calcext:value-type="float">
            <text:p>0,503541</text:p>
          </table:table-cell>
          <table:table-cell office:value-type="float" office:value="48" calcext:value-type="float">
            <text:p>48</text:p>
          </table:table-cell>
          <table:table-cell office:value-type="float" office:value="0.230801" calcext:value-type="float">
            <text:p>0,230801</text:p>
          </table:table-cell>
          <table:table-cell office:value-type="float" office:value="0.297252" calcext:value-type="float">
            <text:p>0,297252</text:p>
          </table:table-cell>
          <table:table-cell office:value-type="float" office:value="1.26029" calcext:value-type="float">
            <text:p>1,26029</text:p>
          </table:table-cell>
          <table:table-cell office:value-type="float" office:value="127" calcext:value-type="float">
            <text:p>127</text:p>
          </table:table-cell>
          <table:table-cell office:value-type="float" office:value="0.119063" calcext:value-type="float">
            <text:p>0,119063</text:p>
          </table:table-cell>
          <table:table-cell office:value-type="float" office:value="0.164163" calcext:value-type="float">
            <text:p>0,164163</text:p>
          </table:table-cell>
          <table:table-cell office:value-type="float" office:value="10.1518" calcext:value-type="float">
            <text:p>10,1518</text:p>
          </table:table-cell>
          <table:table-cell/>
          <table:table-cell table:style-name="ce35" office:value-type="string" calcext:value-type="string">
            <text:p>Ejecución 1</text:p>
          </table:table-cell>
          <table:table-cell office:value-type="float" office:value="72" calcext:value-type="float">
            <text:p>72</text:p>
          </table:table-cell>
          <table:table-cell office:value-type="float" office:value="0.606308" calcext:value-type="float">
            <text:p>0,606308</text:p>
          </table:table-cell>
          <table:table-cell office:value-type="float" office:value="0.922097" calcext:value-type="float">
            <text:p>0,922097</text:p>
          </table:table-cell>
          <table:table-cell office:value-type="float" office:value="0.458984" calcext:value-type="float">
            <text:p>0,458984</text:p>
          </table:table-cell>
          <table:table-cell office:value-type="float" office:value="71" calcext:value-type="float">
            <text:p>71</text:p>
          </table:table-cell>
          <table:table-cell office:value-type="float" office:value="0.252232" calcext:value-type="float">
            <text:p>0,252232</text:p>
          </table:table-cell>
          <table:table-cell office:value-type="float" office:value="0.304234" calcext:value-type="float">
            <text:p>0,304234</text:p>
          </table:table-cell>
          <table:table-cell office:value-type="float" office:value="1.30951" calcext:value-type="float">
            <text:p>1,30951</text:p>
          </table:table-cell>
          <table:table-cell office:value-type="float" office:value="185" calcext:value-type="float">
            <text:p>185</text:p>
          </table:table-cell>
          <table:table-cell office:value-type="float" office:value="0.129808" calcext:value-type="float">
            <text:p>0,129808</text:p>
          </table:table-cell>
          <table:table-cell office:value-type="float" office:value="0.163992" calcext:value-type="float">
            <text:p>0,163992</text:p>
          </table:table-cell>
          <table:table-cell office:value-type="float" office:value="13.9399" calcext:value-type="float">
            <text:p>13,9399</text:p>
          </table:table-cell>
        </table:table-row>
        <table:table-row table:style-name="ro6">
          <table:table-cell/>
          <table:table-cell table:style-name="ce35" office:value-type="string" calcext:value-type="string">
            <text:p>Ejecución 2</text:p>
          </table:table-cell>
          <table:table-cell office:value-type="float" office:value="11" calcext:value-type="float">
            <text:p>11</text:p>
          </table:table-cell>
          <table:table-cell office:value-type="float" office:value="0.641073" calcext:value-type="float">
            <text:p>0,641073</text:p>
          </table:table-cell>
          <table:table-cell office:value-type="float" office:value="0.731608" calcext:value-type="float">
            <text:p>0,731608</text:p>
          </table:table-cell>
          <table:table-cell office:value-type="float" office:value="0.55802" calcext:value-type="float">
            <text:p>0,55802</text:p>
          </table:table-cell>
          <table:table-cell office:value-type="float" office:value="47" calcext:value-type="float">
            <text:p>47</text:p>
          </table:table-cell>
          <table:table-cell office:value-type="float" office:value="0.213129" calcext:value-type="float">
            <text:p>0,213129</text:p>
          </table:table-cell>
          <table:table-cell office:value-type="float" office:value="0.278196" calcext:value-type="float">
            <text:p>0,278196</text:p>
          </table:table-cell>
          <table:table-cell office:value-type="float" office:value="1.31555" calcext:value-type="float">
            <text:p>1,31555</text:p>
          </table:table-cell>
          <table:table-cell office:value-type="float" office:value="107" calcext:value-type="float">
            <text:p>107</text:p>
          </table:table-cell>
          <table:table-cell office:value-type="float" office:value="0.121842" calcext:value-type="float">
            <text:p>0,121842</text:p>
          </table:table-cell>
          <table:table-cell office:value-type="float" office:value="0.159839" calcext:value-type="float">
            <text:p>0,159839</text:p>
          </table:table-cell>
          <table:table-cell office:value-type="float" office:value="14.5885" calcext:value-type="float">
            <text:p>14,5885</text:p>
          </table:table-cell>
          <table:table-cell/>
          <table:table-cell table:style-name="ce35" office:value-type="string" calcext:value-type="string">
            <text:p>Ejecución 2</text:p>
          </table:table-cell>
          <table:table-cell office:value-type="float" office:value="65" calcext:value-type="float">
            <text:p>65</text:p>
          </table:table-cell>
          <table:table-cell office:value-type="float" office:value="0.855446" calcext:value-type="float">
            <text:p>0,855446</text:p>
          </table:table-cell>
          <table:table-cell office:value-type="float" office:value="1.14053" calcext:value-type="float">
            <text:p>1,14053</text:p>
          </table:table-cell>
          <table:table-cell office:value-type="float" office:value="0.336535" calcext:value-type="float">
            <text:p>0,336535</text:p>
          </table:table-cell>
          <table:table-cell office:value-type="float" office:value="114" calcext:value-type="float">
            <text:p>114</text:p>
          </table:table-cell>
          <table:table-cell office:value-type="float" office:value="0.25006" calcext:value-type="float">
            <text:p>0,25006</text:p>
          </table:table-cell>
          <table:table-cell office:value-type="float" office:value="0.333556" calcext:value-type="float">
            <text:p>0,333556</text:p>
          </table:table-cell>
          <table:table-cell office:value-type="float" office:value="1.6202" calcext:value-type="float">
            <text:p>1,6202</text:p>
          </table:table-cell>
          <table:table-cell office:value-type="float" office:value="157" calcext:value-type="float">
            <text:p>157</text:p>
          </table:table-cell>
          <table:table-cell office:value-type="float" office:value="0.127076" calcext:value-type="float">
            <text:p>0,127076</text:p>
          </table:table-cell>
          <table:table-cell office:value-type="float" office:value="0.156086" calcext:value-type="float">
            <text:p>0,156086</text:p>
          </table:table-cell>
          <table:table-cell office:value-type="float" office:value="13.0711" calcext:value-type="float">
            <text:p>13,0711</text:p>
          </table:table-cell>
        </table:table-row>
        <table:table-row table:style-name="ro6">
          <table:table-cell/>
          <table:table-cell table:style-name="ce35" office:value-type="string" calcext:value-type="string">
            <text:p>Ejecución 3</text:p>
          </table:table-cell>
          <table:table-cell office:value-type="float" office:value="18" calcext:value-type="float">
            <text:p>18</text:p>
          </table:table-cell>
          <table:table-cell office:value-type="float" office:value="0.702461" calcext:value-type="float">
            <text:p>0,702461</text:p>
          </table:table-cell>
          <table:table-cell office:value-type="float" office:value="0.850609" calcext:value-type="float">
            <text:p>0,850609</text:p>
          </table:table-cell>
          <table:table-cell office:value-type="float" office:value="0.387912" calcext:value-type="float">
            <text:p>0,387912</text:p>
          </table:table-cell>
          <table:table-cell office:value-type="float" office:value="73" calcext:value-type="float">
            <text:p>73</text:p>
          </table:table-cell>
          <table:table-cell office:value-type="float" office:value="0.189308" calcext:value-type="float">
            <text:p>0,189308</text:p>
          </table:table-cell>
          <table:table-cell office:value-type="float" office:value="0.29037" calcext:value-type="float">
            <text:p>0,29037</text:p>
          </table:table-cell>
          <table:table-cell office:value-type="float" office:value="1.30855" calcext:value-type="float">
            <text:p>1,30855</text:p>
          </table:table-cell>
          <table:table-cell office:value-type="float" office:value="136" calcext:value-type="float">
            <text:p>136</text:p>
          </table:table-cell>
          <table:table-cell office:value-type="float" office:value="0.123479" calcext:value-type="float">
            <text:p>0,123479</text:p>
          </table:table-cell>
          <table:table-cell office:value-type="float" office:value="0.171775" calcext:value-type="float">
            <text:p>0,171775</text:p>
          </table:table-cell>
          <table:table-cell office:value-type="float" office:value="9.81104" calcext:value-type="float">
            <text:p>9,81104</text:p>
          </table:table-cell>
          <table:table-cell/>
          <table:table-cell table:style-name="ce35" office:value-type="string" calcext:value-type="string">
            <text:p>Ejecución 3</text:p>
          </table:table-cell>
          <table:table-cell office:value-type="float" office:value="38" calcext:value-type="float">
            <text:p>38</text:p>
          </table:table-cell>
          <table:table-cell office:value-type="float" office:value="0.771787" calcext:value-type="float">
            <text:p>0,771787</text:p>
          </table:table-cell>
          <table:table-cell office:value-type="float" office:value="0.938454" calcext:value-type="float">
            <text:p>0,938454</text:p>
          </table:table-cell>
          <table:table-cell office:value-type="float" office:value="0.284728" calcext:value-type="float">
            <text:p>0,284728</text:p>
          </table:table-cell>
          <table:table-cell office:value-type="float" office:value="78" calcext:value-type="float">
            <text:p>78</text:p>
          </table:table-cell>
          <table:table-cell office:value-type="float" office:value="0.253165" calcext:value-type="float">
            <text:p>0,253165</text:p>
          </table:table-cell>
          <table:table-cell office:value-type="float" office:value="0.310294" calcext:value-type="float">
            <text:p>0,310294</text:p>
          </table:table-cell>
          <table:table-cell office:value-type="float" office:value="1.15381" calcext:value-type="float">
            <text:p>1,15381</text:p>
          </table:table-cell>
          <table:table-cell office:value-type="float" office:value="248" calcext:value-type="float">
            <text:p>248</text:p>
          </table:table-cell>
          <table:table-cell office:value-type="float" office:value="0.120396" calcext:value-type="float">
            <text:p>0,120396</text:p>
          </table:table-cell>
          <table:table-cell office:value-type="float" office:value="0.16622" calcext:value-type="float">
            <text:p>0,16622</text:p>
          </table:table-cell>
          <table:table-cell office:value-type="float" office:value="10.946" calcext:value-type="float">
            <text:p>10,946</text:p>
          </table:table-cell>
        </table:table-row>
        <table:table-row table:style-name="ro6">
          <table:table-cell/>
          <table:table-cell table:style-name="ce35" office:value-type="string" calcext:value-type="string">
            <text:p>Ejecución 4</text:p>
          </table:table-cell>
          <table:table-cell office:value-type="float" office:value="11" calcext:value-type="float">
            <text:p>11</text:p>
          </table:table-cell>
          <table:table-cell office:value-type="float" office:value="0.610507" calcext:value-type="float">
            <text:p>0,610507</text:p>
          </table:table-cell>
          <table:table-cell office:value-type="float" office:value="0.701042" calcext:value-type="float">
            <text:p>0,701042</text:p>
          </table:table-cell>
          <table:table-cell office:value-type="float" office:value="0.561161" calcext:value-type="float">
            <text:p>0,561161</text:p>
          </table:table-cell>
          <table:table-cell office:value-type="float" office:value="52" calcext:value-type="float">
            <text:p>52</text:p>
          </table:table-cell>
          <table:table-cell office:value-type="float" office:value="0.199242" calcext:value-type="float">
            <text:p>0,199242</text:p>
          </table:table-cell>
          <table:table-cell office:value-type="float" office:value="0.271231" calcext:value-type="float">
            <text:p>0,271231</text:p>
          </table:table-cell>
          <table:table-cell office:value-type="float" office:value="1.58135" calcext:value-type="float">
            <text:p>1,58135</text:p>
          </table:table-cell>
          <table:table-cell office:value-type="float" office:value="87" calcext:value-type="float">
            <text:p>87</text:p>
          </table:table-cell>
          <table:table-cell office:value-type="float" office:value="0.121858" calcext:value-type="float">
            <text:p>0,121858</text:p>
          </table:table-cell>
          <table:table-cell office:value-type="float" office:value="0.152753" calcext:value-type="float">
            <text:p>0,152753</text:p>
          </table:table-cell>
          <table:table-cell office:value-type="float" office:value="12.7044" calcext:value-type="float">
            <text:p>12,7044</text:p>
          </table:table-cell>
          <table:table-cell/>
          <table:table-cell table:style-name="ce35" office:value-type="string" calcext:value-type="string">
            <text:p>Ejecución 4</text:p>
          </table:table-cell>
          <table:table-cell office:value-type="float" office:value="31" calcext:value-type="float">
            <text:p>31</text:p>
          </table:table-cell>
          <table:table-cell office:value-type="float" office:value="0.729943" calcext:value-type="float">
            <text:p>0,729943</text:p>
          </table:table-cell>
          <table:table-cell office:value-type="float" office:value="0.865908" calcext:value-type="float">
            <text:p>0,865908</text:p>
          </table:table-cell>
          <table:table-cell office:value-type="float" office:value="0.290132" calcext:value-type="float">
            <text:p>0,290132</text:p>
          </table:table-cell>
          <table:table-cell office:value-type="float" office:value="64" calcext:value-type="float">
            <text:p>64</text:p>
          </table:table-cell>
          <table:table-cell office:value-type="float" office:value="0.253911" calcext:value-type="float">
            <text:p>0,253911</text:p>
          </table:table-cell>
          <table:table-cell office:value-type="float" office:value="0.300786" calcext:value-type="float">
            <text:p>0,300786</text:p>
          </table:table-cell>
          <table:table-cell office:value-type="float" office:value="0.821113" calcext:value-type="float">
            <text:p>0,821113</text:p>
          </table:table-cell>
          <table:table-cell office:value-type="float" office:value="115" calcext:value-type="float">
            <text:p>115</text:p>
          </table:table-cell>
          <table:table-cell office:value-type="float" office:value="0.131178" calcext:value-type="float">
            <text:p>0,131178</text:p>
          </table:table-cell>
          <table:table-cell office:value-type="float" office:value="0.152427" calcext:value-type="float">
            <text:p>0,152427</text:p>
          </table:table-cell>
          <table:table-cell office:value-type="float" office:value="16.0636" calcext:value-type="float">
            <text:p>16,0636</text:p>
          </table:table-cell>
        </table:table-row>
        <table:table-row table:style-name="ro6">
          <table:table-cell/>
          <table:table-cell table:style-name="ce36" office:value-type="string" calcext:value-type="string">
            <text:p>Ejecución 5</text:p>
          </table:table-cell>
          <table:table-cell office:value-type="float" office:value="17" calcext:value-type="float">
            <text:p>17</text:p>
          </table:table-cell>
          <table:table-cell office:value-type="float" office:value="0.709947" calcext:value-type="float">
            <text:p>0,709947</text:p>
          </table:table-cell>
          <table:table-cell office:value-type="float" office:value="0.849864" calcext:value-type="float">
            <text:p>0,849864</text:p>
          </table:table-cell>
          <table:table-cell office:value-type="float" office:value="0.732547" calcext:value-type="float">
            <text:p>0,732547</text:p>
          </table:table-cell>
          <table:table-cell office:value-type="float" office:value="39" calcext:value-type="float">
            <text:p>39</text:p>
          </table:table-cell>
          <table:table-cell office:value-type="float" office:value="0.261455" calcext:value-type="float">
            <text:p>0,261455</text:p>
          </table:table-cell>
          <table:table-cell office:value-type="float" office:value="0.315447" calcext:value-type="float">
            <text:p>0,315447</text:p>
          </table:table-cell>
          <table:table-cell office:value-type="float" office:value="1.14495" calcext:value-type="float">
            <text:p>1,14495</text:p>
          </table:table-cell>
          <table:table-cell office:value-type="float" office:value="78" calcext:value-type="float">
            <text:p>78</text:p>
          </table:table-cell>
          <table:table-cell office:value-type="float" office:value="0.122007" calcext:value-type="float">
            <text:p>0,122007</text:p>
          </table:table-cell>
          <table:table-cell office:value-type="float" office:value="0.149706" calcext:value-type="float">
            <text:p>0,149706</text:p>
          </table:table-cell>
          <table:table-cell office:value-type="float" office:value="12.158" calcext:value-type="float">
            <text:p>12,158</text:p>
          </table:table-cell>
          <table:table-cell/>
          <table:table-cell table:style-name="ce36" office:value-type="string" calcext:value-type="string">
            <text:p>Ejecución 5</text:p>
          </table:table-cell>
          <table:table-cell office:value-type="float" office:value="30" calcext:value-type="float">
            <text:p>30</text:p>
          </table:table-cell>
          <table:table-cell office:value-type="float" office:value="0.761582" calcext:value-type="float">
            <text:p>0,761582</text:p>
          </table:table-cell>
          <table:table-cell office:value-type="float" office:value="0.893161" calcext:value-type="float">
            <text:p>0,893161</text:p>
          </table:table-cell>
          <table:table-cell office:value-type="float" office:value="0.295662" calcext:value-type="float">
            <text:p>0,295662</text:p>
          </table:table-cell>
          <table:table-cell office:value-type="float" office:value="62" calcext:value-type="float">
            <text:p>62</text:p>
          </table:table-cell>
          <table:table-cell office:value-type="float" office:value="0.251017" calcext:value-type="float">
            <text:p>0,251017</text:p>
          </table:table-cell>
          <table:table-cell office:value-type="float" office:value="0.296427" calcext:value-type="float">
            <text:p>0,296427</text:p>
          </table:table-cell>
          <table:table-cell office:value-type="float" office:value="1.33949" calcext:value-type="float">
            <text:p>1,33949</text:p>
          </table:table-cell>
          <table:table-cell office:value-type="float" office:value="174" calcext:value-type="float">
            <text:p>174</text:p>
          </table:table-cell>
          <table:table-cell office:value-type="float" office:value="0.120452" calcext:value-type="float">
            <text:p>0,120452</text:p>
          </table:table-cell>
          <table:table-cell office:value-type="float" office:value="0.152603" calcext:value-type="float">
            <text:p>0,152603</text:p>
          </table:table-cell>
          <table:table-cell office:value-type="float" office:value="11.5102" calcext:value-type="float">
            <text:p>11,5102</text:p>
          </table:table-cell>
        </table:table-row>
        <table:table-row table:style-name="ro7">
          <table:table-cell/>
          <table:table-cell table:style-name="ce37" office:value-type="string" calcext:value-type="string">
            <text:p>Media</text:p>
          </table:table-cell>
          <table:table-cell table:style-name="ce43" table:formula="of:=AVERAGE([.C5:.C9])" office:value-type="float" office:value="15.4" calcext:value-type="float">
            <text:p>15,40</text:p>
          </table:table-cell>
          <table:table-cell table:style-name="ce48" table:formula="of:=AVERAGE([.D5:.D9])" office:value-type="float" office:value="0.6844932" calcext:value-type="float">
            <text:p>0,6845</text:p>
          </table:table-cell>
          <table:table-cell table:style-name="ce48" table:formula="of:=AVERAGE([.E5:.E9])" office:value-type="float" office:value="0.8112422" calcext:value-type="float">
            <text:p>0,8112</text:p>
          </table:table-cell>
          <table:table-cell table:style-name="ce48" table:formula="of:=AVERAGE([.F5:.F9])" office:value-type="float" office:value="0.5486362" calcext:value-type="float">
            <text:p>0,5486</text:p>
          </table:table-cell>
          <table:table-cell table:style-name="ce43" table:formula="of:=AVERAGE([.G5:.G9])" office:value-type="float" office:value="51.8" calcext:value-type="float">
            <text:p>51,80</text:p>
          </table:table-cell>
          <table:table-cell table:style-name="ce48" table:formula="of:=AVERAGE([.H5:.H9])" office:value-type="float" office:value="0.218787" calcext:value-type="float">
            <text:p>0,2188</text:p>
          </table:table-cell>
          <table:table-cell table:style-name="ce48" table:formula="of:=AVERAGE([.I5:.I9])" office:value-type="float" office:value="0.2904992" calcext:value-type="float">
            <text:p>0,2905</text:p>
          </table:table-cell>
          <table:table-cell table:style-name="ce43" table:formula="of:=AVERAGE([.J5:.J9])" office:value-type="float" office:value="1.322138" calcext:value-type="float">
            <text:p>1,32</text:p>
          </table:table-cell>
          <table:table-cell table:style-name="ce43" table:formula="of:=AVERAGE([.K5:.K9])" office:value-type="float" office:value="107" calcext:value-type="float">
            <text:p>107,00</text:p>
          </table:table-cell>
          <table:table-cell table:style-name="ce48" table:formula="of:=AVERAGE([.L5:.L9])" office:value-type="float" office:value="0.1216498" calcext:value-type="float">
            <text:p>0,1216</text:p>
          </table:table-cell>
          <table:table-cell table:style-name="ce48" table:formula="of:=AVERAGE([.M5:.M9])" office:value-type="float" office:value="0.1596472" calcext:value-type="float">
            <text:p>0,1596</text:p>
          </table:table-cell>
          <table:table-cell table:style-name="ce43" table:formula="of:=AVERAGE([.N5:.N9])" office:value-type="float" office:value="11.882748" calcext:value-type="float">
            <text:p>11,88</text:p>
          </table:table-cell>
          <table:table-cell/>
          <table:table-cell table:style-name="ce37" office:value-type="string" calcext:value-type="string">
            <text:p>Media</text:p>
          </table:table-cell>
          <table:table-cell table:style-name="ce43" table:formula="of:=AVERAGE([.Q5:.Q9])" office:value-type="float" office:value="47.2" calcext:value-type="float">
            <text:p>47,20</text:p>
          </table:table-cell>
          <table:table-cell table:style-name="ce48" table:formula="of:=AVERAGE([.R5:.R9])" office:value-type="float" office:value="0.7450132" calcext:value-type="float">
            <text:p>0,7450</text:p>
          </table:table-cell>
          <table:table-cell table:style-name="ce48" table:formula="of:=AVERAGE([.S5:.S9])" office:value-type="float" office:value="0.95203" calcext:value-type="float">
            <text:p>0,9520</text:p>
          </table:table-cell>
          <table:table-cell table:style-name="ce48" table:formula="of:=AVERAGE([.T5:.T9])" office:value-type="float" office:value="0.3332082" calcext:value-type="float">
            <text:p>0,3332</text:p>
          </table:table-cell>
          <table:table-cell table:style-name="ce43" table:formula="of:=AVERAGE([.U5:.U9])" office:value-type="float" office:value="77.8" calcext:value-type="float">
            <text:p>77,80</text:p>
          </table:table-cell>
          <table:table-cell table:style-name="ce48" table:formula="of:=AVERAGE([.V5:.V9])" office:value-type="float" office:value="0.252077" calcext:value-type="float">
            <text:p>0,2521</text:p>
          </table:table-cell>
          <table:table-cell table:style-name="ce48" table:formula="of:=AVERAGE([.W5:.W9])" office:value-type="float" office:value="0.3090594" calcext:value-type="float">
            <text:p>0,3091</text:p>
          </table:table-cell>
          <table:table-cell table:style-name="ce43" table:formula="of:=AVERAGE([.X5:.X9])" office:value-type="float" office:value="1.2488246" calcext:value-type="float">
            <text:p>1,25</text:p>
          </table:table-cell>
          <table:table-cell table:style-name="ce43" table:formula="of:=AVERAGE([.Y5:.Y9])" office:value-type="float" office:value="175.8" calcext:value-type="float">
            <text:p>175,80</text:p>
          </table:table-cell>
          <table:table-cell table:style-name="ce48" table:formula="of:=AVERAGE([.Z5:.Z9])" office:value-type="float" office:value="0.125782" calcext:value-type="float">
            <text:p>0,1258</text:p>
          </table:table-cell>
          <table:table-cell table:style-name="ce48" table:formula="of:=AVERAGE([.AA5:.AA9])" office:value-type="float" office:value="0.1582656" calcext:value-type="float">
            <text:p>0,1583</text:p>
          </table:table-cell>
          <table:table-cell table:style-name="ce43" table:formula="of:=AVERAGE([.AB5:.AB9])" office:value-type="float" office:value="13.10616" calcext:value-type="float">
            <text:p>13,11</text:p>
          </table:table-cell>
        </table:table-row>
        <table:table-row table:style-name="ro6">
          <table:table-cell table:number-columns-repeated="28"/>
        </table:table-row>
        <table:table-row table:style-name="ro6">
          <table:table-cell/>
          <table:table-cell table:style-name="ce3"/>
          <table:table-cell table:style-name="ce55" office:value-type="string" calcext:value-type="string" table:number-columns-spanned="12" table:number-rows-spanned="1">
            <text:p>BMB 10%</text:p>
          </table:table-cell>
          <table:covered-table-cell table:number-columns-repeated="11" table:style-name="ce55"/>
          <table:table-cell/>
          <table:table-cell table:style-name="ce3"/>
          <table:table-cell table:style-name="ce55" office:value-type="string" calcext:value-type="string" table:number-columns-spanned="12" table:number-rows-spanned="1">
            <text:p>BMB 20%</text:p>
          </table:table-cell>
          <table:covered-table-cell table:number-columns-repeated="11" table:style-name="ce55"/>
        </table:table-row>
        <table:table-row table:style-name="ro7">
          <table:table-cell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  <table:table-cell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</table:table-row>
        <table:table-row table:style-name="ro7">
          <table:table-cell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</table:table-row>
        <table:table-row table:style-name="ro6">
          <table:table-cell/>
          <table:table-cell table:style-name="ce35" office:value-type="string" calcext:value-type="string">
            <text:p>Ejecución 1</text:p>
          </table:table-cell>
          <table:table-cell office:value-type="float" office:value="9" calcext:value-type="float">
            <text:p>9</text:p>
          </table:table-cell>
          <table:table-cell office:value-type="float" office:value="0.617829" calcext:value-type="float">
            <text:p>0,617829</text:p>
          </table:table-cell>
          <table:table-cell office:value-type="float" office:value="0.691903" calcext:value-type="float">
            <text:p>0,691903</text:p>
          </table:table-cell>
          <table:table-cell office:value-type="float" office:value="5.03253" calcext:value-type="float">
            <text:p>5,03253</text:p>
          </table:table-cell>
          <table:table-cell office:value-type="float" office:value="31" calcext:value-type="float">
            <text:p>31</text:p>
          </table:table-cell>
          <table:table-cell office:value-type="float" office:value="0.21148" calcext:value-type="float">
            <text:p>0,21148</text:p>
          </table:table-cell>
          <table:table-cell office:value-type="float" office:value="0.254396" calcext:value-type="float">
            <text:p>0,254396</text:p>
          </table:table-cell>
          <table:table-cell office:value-type="float" office:value="16.9453" calcext:value-type="float">
            <text:p>16,9453</text:p>
          </table:table-cell>
          <table:table-cell office:value-type="float" office:value="420" calcext:value-type="float">
            <text:p>420</text:p>
          </table:table-cell>
          <table:table-cell office:value-type="float" office:value="0.170465" calcext:value-type="float">
            <text:p>0,170465</text:p>
          </table:table-cell>
          <table:table-cell office:value-type="float" office:value="0.319613" calcext:value-type="float">
            <text:p>0,319613</text:p>
          </table:table-cell>
          <table:table-cell office:value-type="float" office:value="60.2351" calcext:value-type="float">
            <text:p>60,2351</text:p>
          </table:table-cell>
          <table:table-cell/>
          <table:table-cell table:style-name="ce35" office:value-type="string" calcext:value-type="string">
            <text:p>Ejecución 1</text:p>
          </table:table-cell>
          <table:table-cell office:value-type="float" office:value="14" calcext:value-type="float">
            <text:p>14</text:p>
          </table:table-cell>
          <table:table-cell office:value-type="float" office:value="0.743321" calcext:value-type="float">
            <text:p>0,743321</text:p>
          </table:table-cell>
          <table:table-cell office:value-type="float" office:value="0.804724" calcext:value-type="float">
            <text:p>0,804724</text:p>
          </table:table-cell>
          <table:table-cell office:value-type="float" office:value="3.72964" calcext:value-type="float">
            <text:p>3,72964</text:p>
          </table:table-cell>
          <table:table-cell office:value-type="float" office:value="31" calcext:value-type="float">
            <text:p>31</text:p>
          </table:table-cell>
          <table:table-cell office:value-type="float" office:value="0.248821" calcext:value-type="float">
            <text:p>0,248821</text:p>
          </table:table-cell>
          <table:table-cell office:value-type="float" office:value="0.271526" calcext:value-type="float">
            <text:p>0,271526</text:p>
          </table:table-cell>
          <table:table-cell office:value-type="float" office:value="16.8962" calcext:value-type="float">
            <text:p>16,8962</text:p>
          </table:table-cell>
          <table:table-cell office:value-type="float" office:value="744" calcext:value-type="float">
            <text:p>744</text:p>
          </table:table-cell>
          <table:table-cell office:value-type="float" office:value="0.157718" calcext:value-type="float">
            <text:p>0,157718</text:p>
          </table:table-cell>
          <table:table-cell office:value-type="float" office:value="0.295191" calcext:value-type="float">
            <text:p>0,295191</text:p>
          </table:table-cell>
          <table:table-cell office:value-type="float" office:value="61.3832" calcext:value-type="float">
            <text:p>61,3832</text:p>
          </table:table-cell>
        </table:table-row>
        <table:table-row table:style-name="ro6">
          <table:table-cell/>
          <table:table-cell table:style-name="ce35" office:value-type="string" calcext:value-type="string">
            <text:p>Ejecución 2</text:p>
          </table:table-cell>
          <table:table-cell office:value-type="float" office:value="10" calcext:value-type="float">
            <text:p>10</text:p>
          </table:table-cell>
          <table:table-cell office:value-type="float" office:value="0.617217" calcext:value-type="float">
            <text:p>0,617217</text:p>
          </table:table-cell>
          <table:table-cell office:value-type="float" office:value="0.699522" calcext:value-type="float">
            <text:p>0,699522</text:p>
          </table:table-cell>
          <table:table-cell office:value-type="float" office:value="4.5429" calcext:value-type="float">
            <text:p>4,5429</text:p>
          </table:table-cell>
          <table:table-cell office:value-type="float" office:value="51" calcext:value-type="float">
            <text:p>51</text:p>
          </table:table-cell>
          <table:table-cell office:value-type="float" office:value="0.185209" calcext:value-type="float">
            <text:p>0,185209</text:p>
          </table:table-cell>
          <table:table-cell office:value-type="float" office:value="0.255813" calcext:value-type="float">
            <text:p>0,255813</text:p>
          </table:table-cell>
          <table:table-cell office:value-type="float" office:value="17.023" calcext:value-type="float">
            <text:p>17,023</text:p>
          </table:table-cell>
          <table:table-cell office:value-type="float" office:value="448" calcext:value-type="float">
            <text:p>448</text:p>
          </table:table-cell>
          <table:table-cell office:value-type="float" office:value="0.151212" calcext:value-type="float">
            <text:p>0,151212</text:p>
          </table:table-cell>
          <table:table-cell office:value-type="float" office:value="0.310303" calcext:value-type="float">
            <text:p>0,310303</text:p>
          </table:table-cell>
          <table:table-cell office:value-type="float" office:value="62.2699" calcext:value-type="float">
            <text:p>62,2699</text:p>
          </table:table-cell>
          <table:table-cell/>
          <table:table-cell table:style-name="ce35" office:value-type="string" calcext:value-type="string">
            <text:p>Ejecución 2</text:p>
          </table:table-cell>
          <table:table-cell office:value-type="float" office:value="11" calcext:value-type="float">
            <text:p>11</text:p>
          </table:table-cell>
          <table:table-cell office:value-type="float" office:value="0.738038" calcext:value-type="float">
            <text:p>0,738038</text:p>
          </table:table-cell>
          <table:table-cell office:value-type="float" office:value="0.786284" calcext:value-type="float">
            <text:p>0,786284</text:p>
          </table:table-cell>
          <table:table-cell office:value-type="float" office:value="3.58743" calcext:value-type="float">
            <text:p>3,58743</text:p>
          </table:table-cell>
          <table:table-cell office:value-type="float" office:value="36" calcext:value-type="float">
            <text:p>36</text:p>
          </table:table-cell>
          <table:table-cell office:value-type="float" office:value="0.243035" calcext:value-type="float">
            <text:p>0,243035</text:p>
          </table:table-cell>
          <table:table-cell office:value-type="float" office:value="0.269402" calcext:value-type="float">
            <text:p>0,269402</text:p>
          </table:table-cell>
          <table:table-cell office:value-type="float" office:value="16.0165" calcext:value-type="float">
            <text:p>16,0165</text:p>
          </table:table-cell>
          <table:table-cell office:value-type="float" office:value="650" calcext:value-type="float">
            <text:p>650</text:p>
          </table:table-cell>
          <table:table-cell office:value-type="float" office:value="0.153988" calcext:value-type="float">
            <text:p>0,153988</text:p>
          </table:table-cell>
          <table:table-cell office:value-type="float" office:value="0.274091" calcext:value-type="float">
            <text:p>0,274091</text:p>
          </table:table-cell>
          <table:table-cell office:value-type="float" office:value="62.1045" calcext:value-type="float">
            <text:p>62,1045</text:p>
          </table:table-cell>
        </table:table-row>
        <table:table-row table:style-name="ro6">
          <table:table-cell/>
          <table:table-cell table:style-name="ce35" office:value-type="string" calcext:value-type="string">
            <text:p>Ejecución 3</text:p>
          </table:table-cell>
          <table:table-cell office:value-type="float" office:value="11" calcext:value-type="float">
            <text:p>11</text:p>
          </table:table-cell>
          <table:table-cell office:value-type="float" office:value="0.629907" calcext:value-type="float">
            <text:p>0,629907</text:p>
          </table:table-cell>
          <table:table-cell office:value-type="float" office:value="0.720442" calcext:value-type="float">
            <text:p>0,720442</text:p>
          </table:table-cell>
          <table:table-cell office:value-type="float" office:value="5.02625" calcext:value-type="float">
            <text:p>5,02625</text:p>
          </table:table-cell>
          <table:table-cell office:value-type="float" office:value="28" calcext:value-type="float">
            <text:p>28</text:p>
          </table:table-cell>
          <table:table-cell office:value-type="float" office:value="0.227799" calcext:value-type="float">
            <text:p>0,227799</text:p>
          </table:table-cell>
          <table:table-cell office:value-type="float" office:value="0.266562" calcext:value-type="float">
            <text:p>0,266562</text:p>
          </table:table-cell>
          <table:table-cell office:value-type="float" office:value="17.8539" calcext:value-type="float">
            <text:p>17,8539</text:p>
          </table:table-cell>
          <table:table-cell office:value-type="float" office:value="424" calcext:value-type="float">
            <text:p>424</text:p>
          </table:table-cell>
          <table:table-cell office:value-type="float" office:value="0.164329" calcext:value-type="float">
            <text:p>0,164329</text:p>
          </table:table-cell>
          <table:table-cell office:value-type="float" office:value="0.314897" calcext:value-type="float">
            <text:p>0,314897</text:p>
          </table:table-cell>
          <table:table-cell office:value-type="float" office:value="59.889" calcext:value-type="float">
            <text:p>59,889</text:p>
          </table:table-cell>
          <table:table-cell/>
          <table:table-cell table:style-name="ce35" office:value-type="string" calcext:value-type="string">
            <text:p>Ejecución 3</text:p>
          </table:table-cell>
          <table:table-cell office:value-type="float" office:value="9" calcext:value-type="float">
            <text:p>9</text:p>
          </table:table-cell>
          <table:table-cell office:value-type="float" office:value="0.723794" calcext:value-type="float">
            <text:p>0,723794</text:p>
          </table:table-cell>
          <table:table-cell office:value-type="float" office:value="0.763268" calcext:value-type="float">
            <text:p>0,763268</text:p>
          </table:table-cell>
          <table:table-cell office:value-type="float" office:value="3.71644" calcext:value-type="float">
            <text:p>3,71644</text:p>
          </table:table-cell>
          <table:table-cell office:value-type="float" office:value="31" calcext:value-type="float">
            <text:p>31</text:p>
          </table:table-cell>
          <table:table-cell office:value-type="float" office:value="0.241654" calcext:value-type="float">
            <text:p>0,241654</text:p>
          </table:table-cell>
          <table:table-cell office:value-type="float" office:value="0.26436" calcext:value-type="float">
            <text:p>0,26436</text:p>
          </table:table-cell>
          <table:table-cell office:value-type="float" office:value="15.4468" calcext:value-type="float">
            <text:p>15,4468</text:p>
          </table:table-cell>
          <table:table-cell office:value-type="float" office:value="648" calcext:value-type="float">
            <text:p>648</text:p>
          </table:table-cell>
          <table:table-cell office:value-type="float" office:value="0.161448" calcext:value-type="float">
            <text:p>0,161448</text:p>
          </table:table-cell>
          <table:table-cell office:value-type="float" office:value="0.281182" calcext:value-type="float">
            <text:p>0,281182</text:p>
          </table:table-cell>
          <table:table-cell office:value-type="float" office:value="60.7491" calcext:value-type="float">
            <text:p>60,7491</text:p>
          </table:table-cell>
        </table:table-row>
        <table:table-row table:style-name="ro6">
          <table:table-cell/>
          <table:table-cell table:style-name="ce35" office:value-type="string" calcext:value-type="string">
            <text:p>Ejecución 4</text:p>
          </table:table-cell>
          <table:table-cell office:value-type="float" office:value="9" calcext:value-type="float">
            <text:p>9</text:p>
          </table:table-cell>
          <table:table-cell office:value-type="float" office:value="0.61324" calcext:value-type="float">
            <text:p>0,61324</text:p>
          </table:table-cell>
          <table:table-cell office:value-type="float" office:value="0.687314" calcext:value-type="float">
            <text:p>0,687314</text:p>
          </table:table-cell>
          <table:table-cell office:value-type="float" office:value="4.22401" calcext:value-type="float">
            <text:p>4,22401</text:p>
          </table:table-cell>
          <table:table-cell office:value-type="float" office:value="52" calcext:value-type="float">
            <text:p>52</text:p>
          </table:table-cell>
          <table:table-cell office:value-type="float" office:value="0.187794" calcext:value-type="float">
            <text:p>0,187794</text:p>
          </table:table-cell>
          <table:table-cell office:value-type="float" office:value="0.259783" calcext:value-type="float">
            <text:p>0,259783</text:p>
          </table:table-cell>
          <table:table-cell office:value-type="float" office:value="17.4482" calcext:value-type="float">
            <text:p>17,4482</text:p>
          </table:table-cell>
          <table:table-cell office:value-type="float" office:value="340" calcext:value-type="float">
            <text:p>340</text:p>
          </table:table-cell>
          <table:table-cell office:value-type="float" office:value="0.165354" calcext:value-type="float">
            <text:p>0,165354</text:p>
          </table:table-cell>
          <table:table-cell office:value-type="float" office:value="0.286093" calcext:value-type="float">
            <text:p>0,286093</text:p>
          </table:table-cell>
          <table:table-cell office:value-type="float" office:value="62.1714" calcext:value-type="float">
            <text:p>62,1714</text:p>
          </table:table-cell>
          <table:table-cell/>
          <table:table-cell table:style-name="ce35" office:value-type="string" calcext:value-type="string">
            <text:p>Ejecución 4</text:p>
          </table:table-cell>
          <table:table-cell office:value-type="float" office:value="39" calcext:value-type="float">
            <text:p>39</text:p>
          </table:table-cell>
          <table:table-cell office:value-type="float" office:value="0.598241" calcext:value-type="float">
            <text:p>0,598241</text:p>
          </table:table-cell>
          <table:table-cell office:value-type="float" office:value="0.769293" calcext:value-type="float">
            <text:p>0,769293</text:p>
          </table:table-cell>
          <table:table-cell office:value-type="float" office:value="3.98729" calcext:value-type="float">
            <text:p>3,98729</text:p>
          </table:table-cell>
          <table:table-cell office:value-type="float" office:value="30" calcext:value-type="float">
            <text:p>30</text:p>
          </table:table-cell>
          <table:table-cell office:value-type="float" office:value="0.241691" calcext:value-type="float">
            <text:p>0,241691</text:p>
          </table:table-cell>
          <table:table-cell office:value-type="float" office:value="0.263663" calcext:value-type="float">
            <text:p>0,263663</text:p>
          </table:table-cell>
          <table:table-cell office:value-type="float" office:value="15.3636" calcext:value-type="float">
            <text:p>15,3636</text:p>
          </table:table-cell>
          <table:table-cell office:value-type="float" office:value="663" calcext:value-type="float">
            <text:p>663</text:p>
          </table:table-cell>
          <table:table-cell office:value-type="float" office:value="0.166623" calcext:value-type="float">
            <text:p>0,166623</text:p>
          </table:table-cell>
          <table:table-cell office:value-type="float" office:value="0.289128" calcext:value-type="float">
            <text:p>0,289128</text:p>
          </table:table-cell>
          <table:table-cell office:value-type="float" office:value="61.534" calcext:value-type="float">
            <text:p>61,534</text:p>
          </table:table-cell>
        </table:table-row>
        <table:table-row table:style-name="ro6">
          <table:table-cell/>
          <table:table-cell table:style-name="ce36" office:value-type="string" calcext:value-type="string">
            <text:p>Ejecución 5</text:p>
          </table:table-cell>
          <table:table-cell office:value-type="float" office:value="10" calcext:value-type="float">
            <text:p>10</text:p>
          </table:table-cell>
          <table:table-cell office:value-type="float" office:value="0.623538" calcext:value-type="float">
            <text:p>0,623538</text:p>
          </table:table-cell>
          <table:table-cell office:value-type="float" office:value="0.705842" calcext:value-type="float">
            <text:p>0,705842</text:p>
          </table:table-cell>
          <table:table-cell office:value-type="float" office:value="4.4618" calcext:value-type="float">
            <text:p>4,4618</text:p>
          </table:table-cell>
          <table:table-cell office:value-type="float" office:value="32" calcext:value-type="float">
            <text:p>32</text:p>
          </table:table-cell>
          <table:table-cell office:value-type="float" office:value="0.211974" calcext:value-type="float">
            <text:p>0,211974</text:p>
          </table:table-cell>
          <table:table-cell office:value-type="float" office:value="0.256275" calcext:value-type="float">
            <text:p>0,256275</text:p>
          </table:table-cell>
          <table:table-cell office:value-type="float" office:value="17.985" calcext:value-type="float">
            <text:p>17,985</text:p>
          </table:table-cell>
          <table:table-cell office:value-type="float" office:value="375" calcext:value-type="float">
            <text:p>375</text:p>
          </table:table-cell>
          <table:table-cell office:value-type="float" office:value="0.153536" calcext:value-type="float">
            <text:p>0,153536</text:p>
          </table:table-cell>
          <table:table-cell office:value-type="float" office:value="0.286704" calcext:value-type="float">
            <text:p>0,286704</text:p>
          </table:table-cell>
          <table:table-cell office:value-type="float" office:value="60.3838" calcext:value-type="float">
            <text:p>60,3838</text:p>
          </table:table-cell>
          <table:table-cell/>
          <table:table-cell table:style-name="ce36" office:value-type="string" calcext:value-type="string">
            <text:p>Ejecución 5</text:p>
          </table:table-cell>
          <table:table-cell office:value-type="float" office:value="18" calcext:value-type="float">
            <text:p>18</text:p>
          </table:table-cell>
          <table:table-cell office:value-type="float" office:value="0.714041" calcext:value-type="float">
            <text:p>0,714041</text:p>
          </table:table-cell>
          <table:table-cell office:value-type="float" office:value="0.792988" calcext:value-type="float">
            <text:p>0,792988</text:p>
          </table:table-cell>
          <table:table-cell office:value-type="float" office:value="4.33118" calcext:value-type="float">
            <text:p>4,33118</text:p>
          </table:table-cell>
          <table:table-cell office:value-type="float" office:value="29" calcext:value-type="float">
            <text:p>29</text:p>
          </table:table-cell>
          <table:table-cell office:value-type="float" office:value="0.25059" calcext:value-type="float">
            <text:p>0,25059</text:p>
          </table:table-cell>
          <table:table-cell office:value-type="float" office:value="0.27183" calcext:value-type="float">
            <text:p>0,27183</text:p>
          </table:table-cell>
          <table:table-cell office:value-type="float" office:value="16.1487" calcext:value-type="float">
            <text:p>16,1487</text:p>
          </table:table-cell>
          <table:table-cell office:value-type="float" office:value="720" calcext:value-type="float">
            <text:p>720</text:p>
          </table:table-cell>
          <table:table-cell office:value-type="float" office:value="0.163204" calcext:value-type="float">
            <text:p>0,163204</text:p>
          </table:table-cell>
          <table:table-cell office:value-type="float" office:value="0.296241" calcext:value-type="float">
            <text:p>0,296241</text:p>
          </table:table-cell>
          <table:table-cell office:value-type="float" office:value="60.8268" calcext:value-type="float">
            <text:p>60,8268</text:p>
          </table:table-cell>
        </table:table-row>
        <table:table-row table:style-name="ro7">
          <table:table-cell/>
          <table:table-cell table:style-name="ce37" office:value-type="string" calcext:value-type="string">
            <text:p>Media</text:p>
          </table:table-cell>
          <table:table-cell table:style-name="ce43" table:formula="of:=AVERAGE([.C15:.C19])" office:value-type="float" office:value="9.8" calcext:value-type="float">
            <text:p>9,80</text:p>
          </table:table-cell>
          <table:table-cell table:style-name="ce48" table:formula="of:=AVERAGE([.D15:.D19])" office:value-type="float" office:value="0.6203462" calcext:value-type="float">
            <text:p>0,6203</text:p>
          </table:table-cell>
          <table:table-cell table:style-name="ce48" table:formula="of:=AVERAGE([.E15:.E19])" office:value-type="float" office:value="0.7010046" calcext:value-type="float">
            <text:p>0,7010</text:p>
          </table:table-cell>
          <table:table-cell table:style-name="ce48" table:formula="of:=AVERAGE([.F15:.F19])" office:value-type="float" office:value="4.657498" calcext:value-type="float">
            <text:p>4,6575</text:p>
          </table:table-cell>
          <table:table-cell table:style-name="ce43" table:formula="of:=AVERAGE([.G15:.G19])" office:value-type="float" office:value="38.8" calcext:value-type="float">
            <text:p>38,80</text:p>
          </table:table-cell>
          <table:table-cell table:style-name="ce48" table:formula="of:=AVERAGE([.H15:.H19])" office:value-type="float" office:value="0.2048512" calcext:value-type="float">
            <text:p>0,2049</text:p>
          </table:table-cell>
          <table:table-cell table:style-name="ce48" table:formula="of:=AVERAGE([.I15:.I19])" office:value-type="float" office:value="0.2585658" calcext:value-type="float">
            <text:p>0,2586</text:p>
          </table:table-cell>
          <table:table-cell table:style-name="ce43" table:formula="of:=AVERAGE([.J15:.J19])" office:value-type="float" office:value="17.45108" calcext:value-type="float">
            <text:p>17,45</text:p>
          </table:table-cell>
          <table:table-cell table:style-name="ce43" table:formula="of:=AVERAGE([.K15:.K19])" office:value-type="float" office:value="401.4" calcext:value-type="float">
            <text:p>401,40</text:p>
          </table:table-cell>
          <table:table-cell table:style-name="ce48" table:formula="of:=AVERAGE([.L15:.L19])" office:value-type="float" office:value="0.1609792" calcext:value-type="float">
            <text:p>0,1610</text:p>
          </table:table-cell>
          <table:table-cell table:style-name="ce48" table:formula="of:=AVERAGE([.M15:.M19])" office:value-type="float" office:value="0.303522" calcext:value-type="float">
            <text:p>0,3035</text:p>
          </table:table-cell>
          <table:table-cell table:style-name="ce43" table:formula="of:=AVERAGE([.N15:.N19])" office:value-type="float" office:value="60.98984" calcext:value-type="float">
            <text:p>60,99</text:p>
          </table:table-cell>
          <table:table-cell/>
          <table:table-cell table:style-name="ce37" office:value-type="string" calcext:value-type="string">
            <text:p>Media</text:p>
          </table:table-cell>
          <table:table-cell table:style-name="ce43" table:formula="of:=AVERAGE([.Q15:.Q19])" office:value-type="float" office:value="18.2" calcext:value-type="float">
            <text:p>18,20</text:p>
          </table:table-cell>
          <table:table-cell table:style-name="ce48" table:formula="of:=AVERAGE([.R15:.R19])" office:value-type="float" office:value="0.703487" calcext:value-type="float">
            <text:p>0,7035</text:p>
          </table:table-cell>
          <table:table-cell table:style-name="ce48" table:formula="of:=AVERAGE([.S15:.S19])" office:value-type="float" office:value="0.7833114" calcext:value-type="float">
            <text:p>0,7833</text:p>
          </table:table-cell>
          <table:table-cell table:style-name="ce48" table:formula="of:=AVERAGE([.T15:.T19])" office:value-type="float" office:value="3.870396" calcext:value-type="float">
            <text:p>3,8704</text:p>
          </table:table-cell>
          <table:table-cell table:style-name="ce43" table:formula="of:=AVERAGE([.U15:.U19])" office:value-type="float" office:value="31.4" calcext:value-type="float">
            <text:p>31,40</text:p>
          </table:table-cell>
          <table:table-cell table:style-name="ce48" table:formula="of:=AVERAGE([.V15:.V19])" office:value-type="float" office:value="0.2451582" calcext:value-type="float">
            <text:p>0,2452</text:p>
          </table:table-cell>
          <table:table-cell table:style-name="ce48" table:formula="of:=AVERAGE([.W15:.W19])" office:value-type="float" office:value="0.2681562" calcext:value-type="float">
            <text:p>0,2682</text:p>
          </table:table-cell>
          <table:table-cell table:style-name="ce43" table:formula="of:=AVERAGE([.X15:.X19])" office:value-type="float" office:value="15.97436" calcext:value-type="float">
            <text:p>15,97</text:p>
          </table:table-cell>
          <table:table-cell table:style-name="ce43" table:formula="of:=AVERAGE([.Y15:.Y19])" office:value-type="float" office:value="685" calcext:value-type="float">
            <text:p>685,00</text:p>
          </table:table-cell>
          <table:table-cell table:style-name="ce48" table:formula="of:=AVERAGE([.Z15:.Z19])" office:value-type="float" office:value="0.1605962" calcext:value-type="float">
            <text:p>0,1606</text:p>
          </table:table-cell>
          <table:table-cell table:style-name="ce48" table:formula="of:=AVERAGE([.AA15:.AA19])" office:value-type="float" office:value="0.2871666" calcext:value-type="float">
            <text:p>0,2872</text:p>
          </table:table-cell>
          <table:table-cell table:style-name="ce43" table:formula="of:=AVERAGE([.AB15:.AB19])" office:value-type="float" office:value="61.31952" calcext:value-type="float">
            <text:p>61,32</text:p>
          </table:table-cell>
        </table:table-row>
        <table:table-row table:style-name="ro6">
          <table:table-cell table:number-columns-repeated="28"/>
        </table:table-row>
        <table:table-row table:style-name="ro6">
          <table:table-cell/>
          <table:table-cell table:style-name="ce3"/>
          <table:table-cell table:style-name="ce55" office:value-type="string" calcext:value-type="string" table:number-columns-spanned="12" table:number-rows-spanned="1">
            <text:p>ILS 10%</text:p>
          </table:table-cell>
          <table:covered-table-cell table:number-columns-repeated="11" table:style-name="ce55"/>
          <table:table-cell/>
          <table:table-cell table:style-name="ce3"/>
          <table:table-cell table:style-name="ce55" office:value-type="string" calcext:value-type="string" table:number-columns-spanned="12" table:number-rows-spanned="1">
            <text:p>ILS 20%</text:p>
          </table:table-cell>
          <table:covered-table-cell table:number-columns-repeated="11" table:style-name="ce55"/>
        </table:table-row>
        <table:table-row table:style-name="ro7">
          <table:table-cell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  <table:table-cell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</table:table-row>
        <table:table-row table:style-name="ro7">
          <table:table-cell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</table:table-row>
        <table:table-row table:style-name="ro6">
          <table:table-cell/>
          <table:table-cell table:style-name="ce35" office:value-type="string" calcext:value-type="string">
            <text:p>Ejecución 1</text:p>
          </table:table-cell>
          <table:table-cell office:value-type="float" office:value="7" calcext:value-type="float">
            <text:p>7</text:p>
          </table:table-cell>
          <table:table-cell office:value-type="float" office:value="0.606577" calcext:value-type="float">
            <text:p>0,606577</text:p>
          </table:table-cell>
          <table:table-cell office:value-type="float" office:value="0.664191" calcext:value-type="float">
            <text:p>0,664191</text:p>
          </table:table-cell>
          <table:table-cell office:value-type="float" office:value="2.87112" calcext:value-type="float">
            <text:p>2,87112</text:p>
          </table:table-cell>
          <table:table-cell office:value-type="float" office:value="45" calcext:value-type="float">
            <text:p>45</text:p>
          </table:table-cell>
          <table:table-cell office:value-type="float" office:value="0.210193" calcext:value-type="float">
            <text:p>0,210193</text:p>
          </table:table-cell>
          <table:table-cell office:value-type="float" office:value="0.272491" calcext:value-type="float">
            <text:p>0,272491</text:p>
          </table:table-cell>
          <table:table-cell office:value-type="float" office:value="12.1946" calcext:value-type="float">
            <text:p>12,1946</text:p>
          </table:table-cell>
          <table:table-cell office:value-type="float" office:value="112" calcext:value-type="float">
            <text:p>112</text:p>
          </table:table-cell>
          <table:table-cell office:value-type="float" office:value="0.121628" calcext:value-type="float">
            <text:p>0,121628</text:p>
          </table:table-cell>
          <table:table-cell office:value-type="float" office:value="0.161401" calcext:value-type="float">
            <text:p>0,161401</text:p>
          </table:table-cell>
          <table:table-cell office:value-type="float" office:value="62.3838" calcext:value-type="float">
            <text:p>62,3838</text:p>
          </table:table-cell>
          <table:table-cell/>
          <table:table-cell table:style-name="ce35" office:value-type="string" calcext:value-type="string">
            <text:p>Ejecución 1</text:p>
          </table:table-cell>
          <table:table-cell office:value-type="float" office:value="18" calcext:value-type="float">
            <text:p>18</text:p>
          </table:table-cell>
          <table:table-cell office:value-type="float" office:value="0.718634" calcext:value-type="float">
            <text:p>0,718634</text:p>
          </table:table-cell>
          <table:table-cell office:value-type="float" office:value="0.797581" calcext:value-type="float">
            <text:p>0,797581</text:p>
          </table:table-cell>
          <table:table-cell office:value-type="float" office:value="2.12846" calcext:value-type="float">
            <text:p>2,12846</text:p>
          </table:table-cell>
          <table:table-cell office:value-type="float" office:value="38" calcext:value-type="float">
            <text:p>38</text:p>
          </table:table-cell>
          <table:table-cell office:value-type="float" office:value="0.249065" calcext:value-type="float">
            <text:p>0,249065</text:p>
          </table:table-cell>
          <table:table-cell office:value-type="float" office:value="0.276898" calcext:value-type="float">
            <text:p>0,276898</text:p>
          </table:table-cell>
          <table:table-cell office:value-type="float" office:value="9.40998" calcext:value-type="float">
            <text:p>9,40998</text:p>
          </table:table-cell>
          <table:table-cell office:value-type="float" office:value="227" calcext:value-type="float">
            <text:p>227</text:p>
          </table:table-cell>
          <table:table-cell office:value-type="float" office:value="0.131312" calcext:value-type="float">
            <text:p>0,131312</text:p>
          </table:table-cell>
          <table:table-cell office:value-type="float" office:value="0.173255" calcext:value-type="float">
            <text:p>0,173255</text:p>
          </table:table-cell>
          <table:table-cell office:value-type="float" office:value="63.2559" calcext:value-type="float">
            <text:p>63,2559</text:p>
          </table:table-cell>
        </table:table-row>
        <table:table-row table:style-name="ro6">
          <table:table-cell/>
          <table:table-cell table:style-name="ce35" office:value-type="string" calcext:value-type="string">
            <text:p>Ejecución 2</text:p>
          </table:table-cell>
          <table:table-cell office:value-type="float" office:value="9" calcext:value-type="float">
            <text:p>9</text:p>
          </table:table-cell>
          <table:table-cell office:value-type="float" office:value="0.609193" calcext:value-type="float">
            <text:p>0,609193</text:p>
          </table:table-cell>
          <table:table-cell office:value-type="float" office:value="0.683267" calcext:value-type="float">
            <text:p>0,683267</text:p>
          </table:table-cell>
          <table:table-cell office:value-type="float" office:value="2.57923" calcext:value-type="float">
            <text:p>2,57923</text:p>
          </table:table-cell>
          <table:table-cell office:value-type="float" office:value="18" calcext:value-type="float">
            <text:p>18</text:p>
          </table:table-cell>
          <table:table-cell office:value-type="float" office:value="0.248887" calcext:value-type="float">
            <text:p>0,248887</text:p>
          </table:table-cell>
          <table:table-cell office:value-type="float" office:value="0.273806" calcext:value-type="float">
            <text:p>0,273806</text:p>
          </table:table-cell>
          <table:table-cell office:value-type="float" office:value="10.9192" calcext:value-type="float">
            <text:p>10,9192</text:p>
          </table:table-cell>
          <table:table-cell office:value-type="float" office:value="85" calcext:value-type="float">
            <text:p>85</text:p>
          </table:table-cell>
          <table:table-cell office:value-type="float" office:value="0.131273" calcext:value-type="float">
            <text:p>0,131273</text:p>
          </table:table-cell>
          <table:table-cell office:value-type="float" office:value="0.161458" calcext:value-type="float">
            <text:p>0,161458</text:p>
          </table:table-cell>
          <table:table-cell office:value-type="float" office:value="62.5701" calcext:value-type="float">
            <text:p>62,5701</text:p>
          </table:table-cell>
          <table:table-cell/>
          <table:table-cell table:style-name="ce35" office:value-type="string" calcext:value-type="string">
            <text:p>Ejecución 2</text:p>
          </table:table-cell>
          <table:table-cell office:value-type="float" office:value="27" calcext:value-type="float">
            <text:p>27</text:p>
          </table:table-cell>
          <table:table-cell office:value-type="float" office:value="0.600638" calcext:value-type="float">
            <text:p>0,600638</text:p>
          </table:table-cell>
          <table:table-cell office:value-type="float" office:value="0.719059" calcext:value-type="float">
            <text:p>0,719059</text:p>
          </table:table-cell>
          <table:table-cell office:value-type="float" office:value="2.31546" calcext:value-type="float">
            <text:p>2,31546</text:p>
          </table:table-cell>
          <table:table-cell office:value-type="float" office:value="39" calcext:value-type="float">
            <text:p>39</text:p>
          </table:table-cell>
          <table:table-cell office:value-type="float" office:value="0.250347" calcext:value-type="float">
            <text:p>0,250347</text:p>
          </table:table-cell>
          <table:table-cell office:value-type="float" office:value="0.278912" calcext:value-type="float">
            <text:p>0,278912</text:p>
          </table:table-cell>
          <table:table-cell office:value-type="float" office:value="9.50483" calcext:value-type="float">
            <text:p>9,50483</text:p>
          </table:table-cell>
          <table:table-cell office:value-type="float" office:value="213" calcext:value-type="float">
            <text:p>213</text:p>
          </table:table-cell>
          <table:table-cell office:value-type="float" office:value="0.12656" calcext:value-type="float">
            <text:p>0,12656</text:p>
          </table:table-cell>
          <table:table-cell office:value-type="float" office:value="0.165917" calcext:value-type="float">
            <text:p>0,165917</text:p>
          </table:table-cell>
          <table:table-cell office:value-type="float" office:value="62.0875" calcext:value-type="float">
            <text:p>62,0875</text:p>
          </table:table-cell>
        </table:table-row>
        <table:table-row table:style-name="ro6">
          <table:table-cell/>
          <table:table-cell table:style-name="ce35" office:value-type="string" calcext:value-type="string">
            <text:p>Ejecución 3</text:p>
          </table:table-cell>
          <table:table-cell office:value-type="float" office:value="8" calcext:value-type="float">
            <text:p>8</text:p>
          </table:table-cell>
          <table:table-cell office:value-type="float" office:value="0.607618" calcext:value-type="float">
            <text:p>0,607618</text:p>
          </table:table-cell>
          <table:table-cell office:value-type="float" office:value="0.673461" calcext:value-type="float">
            <text:p>0,673461</text:p>
          </table:table-cell>
          <table:table-cell office:value-type="float" office:value="2.61367" calcext:value-type="float">
            <text:p>2,61367</text:p>
          </table:table-cell>
          <table:table-cell office:value-type="float" office:value="16" calcext:value-type="float">
            <text:p>16</text:p>
          </table:table-cell>
          <table:table-cell office:value-type="float" office:value="0.248128" calcext:value-type="float">
            <text:p>0,248128</text:p>
          </table:table-cell>
          <table:table-cell office:value-type="float" office:value="0.270278" calcext:value-type="float">
            <text:p>0,270278</text:p>
          </table:table-cell>
          <table:table-cell office:value-type="float" office:value="10.1514" calcext:value-type="float">
            <text:p>10,1514</text:p>
          </table:table-cell>
          <table:table-cell office:value-type="float" office:value="134" calcext:value-type="float">
            <text:p>134</text:p>
          </table:table-cell>
          <table:table-cell office:value-type="float" office:value="0.130996" calcext:value-type="float">
            <text:p>0,130996</text:p>
          </table:table-cell>
          <table:table-cell office:value-type="float" office:value="0.178581" calcext:value-type="float">
            <text:p>0,178581</text:p>
          </table:table-cell>
          <table:table-cell office:value-type="float" office:value="62.445" calcext:value-type="float">
            <text:p>62,445</text:p>
          </table:table-cell>
          <table:table-cell/>
          <table:table-cell table:style-name="ce35" office:value-type="string" calcext:value-type="string">
            <text:p>Ejecución 3</text:p>
          </table:table-cell>
          <table:table-cell office:value-type="float" office:value="24" calcext:value-type="float">
            <text:p>24</text:p>
          </table:table-cell>
          <table:table-cell office:value-type="float" office:value="0.715431" calcext:value-type="float">
            <text:p>0,715431</text:p>
          </table:table-cell>
          <table:table-cell office:value-type="float" office:value="0.820694" calcext:value-type="float">
            <text:p>0,820694</text:p>
          </table:table-cell>
          <table:table-cell office:value-type="float" office:value="2.29219" calcext:value-type="float">
            <text:p>2,29219</text:p>
          </table:table-cell>
          <table:table-cell office:value-type="float" office:value="22" calcext:value-type="float">
            <text:p>22</text:p>
          </table:table-cell>
          <table:table-cell office:value-type="float" office:value="0.248096" calcext:value-type="float">
            <text:p>0,248096</text:p>
          </table:table-cell>
          <table:table-cell office:value-type="float" office:value="0.264209" calcext:value-type="float">
            <text:p>0,264209</text:p>
          </table:table-cell>
          <table:table-cell office:value-type="float" office:value="9.65629" calcext:value-type="float">
            <text:p>9,65629</text:p>
          </table:table-cell>
          <table:table-cell office:value-type="float" office:value="206" calcext:value-type="float">
            <text:p>206</text:p>
          </table:table-cell>
          <table:table-cell office:value-type="float" office:value="0.120883" calcext:value-type="float">
            <text:p>0,120883</text:p>
          </table:table-cell>
          <table:table-cell office:value-type="float" office:value="0.158946" calcext:value-type="float">
            <text:p>0,158946</text:p>
          </table:table-cell>
          <table:table-cell office:value-type="float" office:value="63.3817" calcext:value-type="float">
            <text:p>63,3817</text:p>
          </table:table-cell>
        </table:table-row>
        <table:table-row table:style-name="ro6">
          <table:table-cell/>
          <table:table-cell table:style-name="ce35" office:value-type="string" calcext:value-type="string">
            <text:p>Ejecución 4</text:p>
          </table:table-cell>
          <table:table-cell office:value-type="float" office:value="8" calcext:value-type="float">
            <text:p>8</text:p>
          </table:table-cell>
          <table:table-cell office:value-type="float" office:value="0.60932" calcext:value-type="float">
            <text:p>0,60932</text:p>
          </table:table-cell>
          <table:table-cell office:value-type="float" office:value="0.675164" calcext:value-type="float">
            <text:p>0,675164</text:p>
          </table:table-cell>
          <table:table-cell office:value-type="float" office:value="2.49137" calcext:value-type="float">
            <text:p>2,49137</text:p>
          </table:table-cell>
          <table:table-cell office:value-type="float" office:value="11" calcext:value-type="float">
            <text:p>11</text:p>
          </table:table-cell>
          <table:table-cell office:value-type="float" office:value="0.248801" calcext:value-type="float">
            <text:p>0,248801</text:p>
          </table:table-cell>
          <table:table-cell office:value-type="float" office:value="0.264029" calcext:value-type="float">
            <text:p>0,264029</text:p>
          </table:table-cell>
          <table:table-cell office:value-type="float" office:value="10.9287" calcext:value-type="float">
            <text:p>10,9287</text:p>
          </table:table-cell>
          <table:table-cell office:value-type="float" office:value="92" calcext:value-type="float">
            <text:p>92</text:p>
          </table:table-cell>
          <table:table-cell office:value-type="float" office:value="0.126731" calcext:value-type="float">
            <text:p>0,126731</text:p>
          </table:table-cell>
          <table:table-cell office:value-type="float" office:value="0.159401" calcext:value-type="float">
            <text:p>0,159401</text:p>
          </table:table-cell>
          <table:table-cell office:value-type="float" office:value="61.7017" calcext:value-type="float">
            <text:p>61,7017</text:p>
          </table:table-cell>
          <table:table-cell/>
          <table:table-cell table:style-name="ce35" office:value-type="string" calcext:value-type="string">
            <text:p>Ejecución 4</text:p>
          </table:table-cell>
          <table:table-cell office:value-type="float" office:value="12" calcext:value-type="float">
            <text:p>12</text:p>
          </table:table-cell>
          <table:table-cell office:value-type="float" office:value="0.710826" calcext:value-type="float">
            <text:p>0,710826</text:p>
          </table:table-cell>
          <table:table-cell office:value-type="float" office:value="0.763458" calcext:value-type="float">
            <text:p>0,763458</text:p>
          </table:table-cell>
          <table:table-cell office:value-type="float" office:value="2.80737" calcext:value-type="float">
            <text:p>2,80737</text:p>
          </table:table-cell>
          <table:table-cell office:value-type="float" office:value="39" calcext:value-type="float">
            <text:p>39</text:p>
          </table:table-cell>
          <table:table-cell office:value-type="float" office:value="0.250713" calcext:value-type="float">
            <text:p>0,250713</text:p>
          </table:table-cell>
          <table:table-cell office:value-type="float" office:value="0.279277" calcext:value-type="float">
            <text:p>0,279277</text:p>
          </table:table-cell>
          <table:table-cell office:value-type="float" office:value="10.0528" calcext:value-type="float">
            <text:p>10,0528</text:p>
          </table:table-cell>
          <table:table-cell office:value-type="float" office:value="223" calcext:value-type="float">
            <text:p>223</text:p>
          </table:table-cell>
          <table:table-cell office:value-type="float" office:value="0.130892" calcext:value-type="float">
            <text:p>0,130892</text:p>
          </table:table-cell>
          <table:table-cell office:value-type="float" office:value="0.172097" calcext:value-type="float">
            <text:p>0,172097</text:p>
          </table:table-cell>
          <table:table-cell office:value-type="float" office:value="62.2885" calcext:value-type="float">
            <text:p>62,2885</text:p>
          </table:table-cell>
        </table:table-row>
        <table:table-row table:style-name="ro6">
          <table:table-cell/>
          <table:table-cell table:style-name="ce36" office:value-type="string" calcext:value-type="string">
            <text:p>Ejecución 5</text:p>
          </table:table-cell>
          <table:table-cell office:value-type="float" office:value="9" calcext:value-type="float">
            <text:p>9</text:p>
          </table:table-cell>
          <table:table-cell office:value-type="float" office:value="0.619512" calcext:value-type="float">
            <text:p>0,619512</text:p>
          </table:table-cell>
          <table:table-cell office:value-type="float" office:value="0.693586" calcext:value-type="float">
            <text:p>0,693586</text:p>
          </table:table-cell>
          <table:table-cell office:value-type="float" office:value="2.57803" calcext:value-type="float">
            <text:p>2,57803</text:p>
          </table:table-cell>
          <table:table-cell office:value-type="float" office:value="51" calcext:value-type="float">
            <text:p>51</text:p>
          </table:table-cell>
          <table:table-cell office:value-type="float" office:value="0.195181" calcext:value-type="float">
            <text:p>0,195181</text:p>
          </table:table-cell>
          <table:table-cell office:value-type="float" office:value="0.265786" calcext:value-type="float">
            <text:p>0,265786</text:p>
          </table:table-cell>
          <table:table-cell office:value-type="float" office:value="11.8548" calcext:value-type="float">
            <text:p>11,8548</text:p>
          </table:table-cell>
          <table:table-cell office:value-type="float" office:value="114" calcext:value-type="float">
            <text:p>114</text:p>
          </table:table-cell>
          <table:table-cell office:value-type="float" office:value="0.123476" calcext:value-type="float">
            <text:p>0,123476</text:p>
          </table:table-cell>
          <table:table-cell office:value-type="float" office:value="0.163959" calcext:value-type="float">
            <text:p>0,163959</text:p>
          </table:table-cell>
          <table:table-cell office:value-type="float" office:value="61.9379" calcext:value-type="float">
            <text:p>61,9379</text:p>
          </table:table-cell>
          <table:table-cell/>
          <table:table-cell table:style-name="ce36" office:value-type="string" calcext:value-type="string">
            <text:p>Ejecución 5</text:p>
          </table:table-cell>
          <table:table-cell office:value-type="float" office:value="16" calcext:value-type="float">
            <text:p>16</text:p>
          </table:table-cell>
          <table:table-cell office:value-type="float" office:value="0.733622" calcext:value-type="float">
            <text:p>0,733622</text:p>
          </table:table-cell>
          <table:table-cell office:value-type="float" office:value="0.803798" calcext:value-type="float">
            <text:p>0,803798</text:p>
          </table:table-cell>
          <table:table-cell office:value-type="float" office:value="2.38372" calcext:value-type="float">
            <text:p>2,38372</text:p>
          </table:table-cell>
          <table:table-cell office:value-type="float" office:value="27" calcext:value-type="float">
            <text:p>27</text:p>
          </table:table-cell>
          <table:table-cell office:value-type="float" office:value="0.250981" calcext:value-type="float">
            <text:p>0,250981</text:p>
          </table:table-cell>
          <table:table-cell office:value-type="float" office:value="0.270756" calcext:value-type="float">
            <text:p>0,270756</text:p>
          </table:table-cell>
          <table:table-cell office:value-type="float" office:value="9.52821" calcext:value-type="float">
            <text:p>9,52821</text:p>
          </table:table-cell>
          <table:table-cell office:value-type="float" office:value="199" calcext:value-type="float">
            <text:p>199</text:p>
          </table:table-cell>
          <table:table-cell office:value-type="float" office:value="0.127776" calcext:value-type="float">
            <text:p>0,127776</text:p>
          </table:table-cell>
          <table:table-cell office:value-type="float" office:value="0.164547" calcext:value-type="float">
            <text:p>0,164547</text:p>
          </table:table-cell>
          <table:table-cell office:value-type="float" office:value="63.9498" calcext:value-type="float">
            <text:p>63,9498</text:p>
          </table:table-cell>
        </table:table-row>
        <table:table-row table:style-name="ro7">
          <table:table-cell/>
          <table:table-cell table:style-name="ce37" office:value-type="string" calcext:value-type="string">
            <text:p>Media</text:p>
          </table:table-cell>
          <table:table-cell table:style-name="ce43" table:formula="of:=AVERAGE([.C25:.C29])" office:value-type="float" office:value="8.2" calcext:value-type="float">
            <text:p>8,20</text:p>
          </table:table-cell>
          <table:table-cell table:style-name="ce48" table:formula="of:=AVERAGE([.D25:.D29])" office:value-type="float" office:value="0.610444" calcext:value-type="float">
            <text:p>0,6104</text:p>
          </table:table-cell>
          <table:table-cell table:style-name="ce48" table:formula="of:=AVERAGE([.E25:.E29])" office:value-type="float" office:value="0.6779338" calcext:value-type="float">
            <text:p>0,6779</text:p>
          </table:table-cell>
          <table:table-cell table:style-name="ce48" table:formula="of:=AVERAGE([.F25:.F29])" office:value-type="float" office:value="2.626684" calcext:value-type="float">
            <text:p>2,6267</text:p>
          </table:table-cell>
          <table:table-cell table:style-name="ce43" table:formula="of:=AVERAGE([.G25:.G29])" office:value-type="float" office:value="28.2" calcext:value-type="float">
            <text:p>28,20</text:p>
          </table:table-cell>
          <table:table-cell table:style-name="ce48" table:formula="of:=AVERAGE([.H25:.H29])" office:value-type="float" office:value="0.230238" calcext:value-type="float">
            <text:p>0,2302</text:p>
          </table:table-cell>
          <table:table-cell table:style-name="ce48" table:formula="of:=AVERAGE([.I25:.I29])" office:value-type="float" office:value="0.269278" calcext:value-type="float">
            <text:p>0,2693</text:p>
          </table:table-cell>
          <table:table-cell table:style-name="ce43" table:formula="of:=AVERAGE([.J25:.J29])" office:value-type="float" office:value="11.20974" calcext:value-type="float">
            <text:p>11,21</text:p>
          </table:table-cell>
          <table:table-cell table:style-name="ce43" table:formula="of:=AVERAGE([.K25:.K29])" office:value-type="float" office:value="107.4" calcext:value-type="float">
            <text:p>107,40</text:p>
          </table:table-cell>
          <table:table-cell table:style-name="ce48" table:formula="of:=AVERAGE([.L25:.L29])" office:value-type="float" office:value="0.1268208" calcext:value-type="float">
            <text:p>0,1268</text:p>
          </table:table-cell>
          <table:table-cell table:style-name="ce48" table:formula="of:=AVERAGE([.M25:.M29])" office:value-type="float" office:value="0.16496" calcext:value-type="float">
            <text:p>0,1650</text:p>
          </table:table-cell>
          <table:table-cell table:style-name="ce43" table:formula="of:=AVERAGE([.N25:.N29])" office:value-type="float" office:value="62.2077" calcext:value-type="float">
            <text:p>62,21</text:p>
          </table:table-cell>
          <table:table-cell/>
          <table:table-cell table:style-name="ce37" office:value-type="string" calcext:value-type="string">
            <text:p>Media</text:p>
          </table:table-cell>
          <table:table-cell table:style-name="ce43" table:formula="of:=AVERAGE([.Q25:.Q29])" office:value-type="float" office:value="19.4" calcext:value-type="float">
            <text:p>19,40</text:p>
          </table:table-cell>
          <table:table-cell table:style-name="ce48" table:formula="of:=AVERAGE([.R25:.R29])" office:value-type="float" office:value="0.6958302" calcext:value-type="float">
            <text:p>0,6958</text:p>
          </table:table-cell>
          <table:table-cell table:style-name="ce48" table:formula="of:=AVERAGE([.S25:.S29])" office:value-type="float" office:value="0.780918" calcext:value-type="float">
            <text:p>0,7809</text:p>
          </table:table-cell>
          <table:table-cell table:style-name="ce48" table:formula="of:=AVERAGE([.T25:.T29])" office:value-type="float" office:value="2.38544" calcext:value-type="float">
            <text:p>2,3854</text:p>
          </table:table-cell>
          <table:table-cell table:style-name="ce43" table:formula="of:=AVERAGE([.U25:.U29])" office:value-type="float" office:value="33" calcext:value-type="float">
            <text:p>33,00</text:p>
          </table:table-cell>
          <table:table-cell table:style-name="ce48" table:formula="of:=AVERAGE([.V25:.V29])" office:value-type="float" office:value="0.2498404" calcext:value-type="float">
            <text:p>0,2498</text:p>
          </table:table-cell>
          <table:table-cell table:style-name="ce48" table:formula="of:=AVERAGE([.W25:.W29])" office:value-type="float" office:value="0.2740104" calcext:value-type="float">
            <text:p>0,2740</text:p>
          </table:table-cell>
          <table:table-cell table:style-name="ce43" table:formula="of:=AVERAGE([.X25:.X29])" office:value-type="float" office:value="9.630422" calcext:value-type="float">
            <text:p>9,63</text:p>
          </table:table-cell>
          <table:table-cell table:style-name="ce43" table:formula="of:=AVERAGE([.Y25:.Y29])" office:value-type="float" office:value="213.6" calcext:value-type="float">
            <text:p>213,60</text:p>
          </table:table-cell>
          <table:table-cell table:style-name="ce48" table:formula="of:=AVERAGE([.Z25:.Z29])" office:value-type="float" office:value="0.1274846" calcext:value-type="float">
            <text:p>0,1275</text:p>
          </table:table-cell>
          <table:table-cell table:style-name="ce48" table:formula="of:=AVERAGE([.AA25:.AA29])" office:value-type="float" office:value="0.1669524" calcext:value-type="float">
            <text:p>0,1670</text:p>
          </table:table-cell>
          <table:table-cell table:style-name="ce43" table:formula="of:=AVERAGE([.AB25:.AB29])" office:value-type="float" office:value="62.99268" calcext:value-type="float">
            <text:p>62,99</text:p>
          </table:table-cell>
        </table:table-row>
        <table:table-row table:style-name="ro6">
          <table:table-cell table:number-columns-repeated="28"/>
        </table:table-row>
        <table:table-row table:style-name="ro6">
          <table:table-cell/>
          <table:table-cell table:style-name="ce3"/>
          <table:table-cell table:style-name="ce55" office:value-type="string" calcext:value-type="string" table:number-columns-spanned="12" table:number-rows-spanned="1">
            <text:p>ILS-ES 10%</text:p>
          </table:table-cell>
          <table:covered-table-cell table:number-columns-repeated="11" table:style-name="ce55"/>
          <table:table-cell/>
          <table:table-cell table:style-name="ce3"/>
          <table:table-cell table:style-name="ce55" office:value-type="string" calcext:value-type="string" table:number-columns-spanned="12" table:number-rows-spanned="1">
            <text:p>ILS-ES 20%</text:p>
          </table:table-cell>
          <table:covered-table-cell table:number-columns-repeated="11" table:style-name="ce55"/>
        </table:table-row>
        <table:table-row table:style-name="ro7">
          <table:table-cell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  <table:table-cell/>
          <table:table-cell table:style-name="ce85" table:number-columns-spanned="1" table:number-rows-spanned="2"/>
          <table:table-cell table:style-name="ce91" office:value-type="string" calcext:value-type="string" table:number-columns-spanned="4" table:number-rows-spanned="1">
            <text:p>Zoo</text:p>
          </table:table-cell>
          <table:covered-table-cell table:number-columns-repeated="3" table:style-name="ce91"/>
          <table:table-cell table:style-name="ce103" office:value-type="string" calcext:value-type="string" table:number-columns-spanned="4" table:number-rows-spanned="1">
            <text:p>Glass</text:p>
          </table:table-cell>
          <table:covered-table-cell table:number-columns-repeated="3" table:style-name="ce103"/>
          <table:table-cell table:style-name="ce100" office:value-type="string" calcext:value-type="string" table:number-columns-spanned="4" table:number-rows-spanned="1">
            <text:p>Bupa</text:p>
          </table:table-cell>
          <table:covered-table-cell table:number-columns-repeated="3" table:style-name="ce100"/>
        </table:table-row>
        <table:table-row table:style-name="ro7">
          <table:table-cell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/>
          <table:covered-table-cell table:style-name="ce85"/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  <table:table-cell table:style-name="ce41" office:value-type="string" calcext:value-type="string">
            <text:p>Infeasable</text:p>
          </table:table-cell>
          <table:table-cell table:style-name="ce47" office:value-type="string" calcext:value-type="string">
            <text:p>Distancia</text:p>
          </table:table-cell>
          <table:table-cell table:style-name="ce41" office:value-type="string" calcext:value-type="string">
            <text:p>Fitness</text:p>
          </table:table-cell>
          <table:table-cell table:style-name="ce100" office:value-type="string" calcext:value-type="string">
            <text:p>T</text:p>
          </table:table-cell>
        </table:table-row>
        <table:table-row table:style-name="ro8">
          <table:table-cell/>
          <table:table-cell table:style-name="ce35" office:value-type="string" calcext:value-type="string">
            <text:p>Ejecución 1</text:p>
          </table:table-cell>
          <table:table-cell office:value-type="float" office:value="13" calcext:value-type="float">
            <text:p>13</text:p>
          </table:table-cell>
          <table:table-cell office:value-type="float" office:value="0.628291" calcext:value-type="float">
            <text:p>0,628291</text:p>
          </table:table-cell>
          <table:table-cell table:style-name="ce102" office:value-type="float" office:value="0.735287" calcext:value-type="float">
            <text:p>0,735287</text:p>
          </table:table-cell>
          <table:table-cell office:value-type="float" office:value="5.5299" calcext:value-type="float">
            <text:p>5,5299</text:p>
          </table:table-cell>
          <table:table-cell office:value-type="float" office:value="29" calcext:value-type="float">
            <text:p>29</text:p>
          </table:table-cell>
          <table:table-cell office:value-type="float" office:value="0.252638" calcext:value-type="float">
            <text:p>0,252638</text:p>
          </table:table-cell>
          <table:table-cell office:value-type="float" office:value="0.292786" calcext:value-type="float">
            <text:p>0,292786</text:p>
          </table:table-cell>
          <table:table-cell office:value-type="float" office:value="14.5871" calcext:value-type="float">
            <text:p>14,5871</text:p>
          </table:table-cell>
          <table:table-cell office:value-type="float" office:value="322" calcext:value-type="float">
            <text:p>322</text:p>
          </table:table-cell>
          <table:table-cell office:value-type="float" office:value="0.156454" calcext:value-type="float">
            <text:p>0,156454</text:p>
          </table:table-cell>
          <table:table-cell office:value-type="float" office:value="0.270801" calcext:value-type="float">
            <text:p>0,270801</text:p>
          </table:table-cell>
          <table:table-cell office:value-type="float" office:value="31.9345" calcext:value-type="float">
            <text:p>31,9345</text:p>
          </table:table-cell>
          <table:table-cell/>
          <table:table-cell table:style-name="ce35" office:value-type="string" calcext:value-type="string">
            <text:p>Ejecución 1</text:p>
          </table:table-cell>
          <table:table-cell office:value-type="float" office:value="28" calcext:value-type="float">
            <text:p>28</text:p>
          </table:table-cell>
          <table:table-cell office:value-type="float" office:value="0.718036" calcext:value-type="float">
            <text:p>0,718036</text:p>
          </table:table-cell>
          <table:table-cell office:value-type="float" office:value="0.840843" calcext:value-type="float">
            <text:p>0,840843</text:p>
          </table:table-cell>
          <table:table-cell office:value-type="float" office:value="3.98961" calcext:value-type="float">
            <text:p>3,98961</text:p>
          </table:table-cell>
          <table:table-cell office:value-type="float" office:value="60" calcext:value-type="float">
            <text:p>60</text:p>
          </table:table-cell>
          <table:table-cell office:value-type="float" office:value="0.250192" calcext:value-type="float">
            <text:p>0,250192</text:p>
          </table:table-cell>
          <table:table-cell office:value-type="float" office:value="0.294138" calcext:value-type="float">
            <text:p>0,294138</text:p>
          </table:table-cell>
          <table:table-cell office:value-type="float" office:value="12.7128" calcext:value-type="float">
            <text:p>12,7128</text:p>
          </table:table-cell>
          <table:table-cell office:value-type="float" office:value="867" calcext:value-type="float">
            <text:p>867</text:p>
          </table:table-cell>
          <table:table-cell office:value-type="float" office:value="0.160763" calcext:value-type="float">
            <text:p>0,160763</text:p>
          </table:table-cell>
          <table:table-cell office:value-type="float" office:value="0.320963" calcext:value-type="float">
            <text:p>0,320963</text:p>
          </table:table-cell>
          <table:table-cell office:value-type="float" office:value="32.4033" calcext:value-type="float">
            <text:p>32,4033</text:p>
          </table:table-cell>
        </table:table-row>
        <table:table-row table:style-name="ro6">
          <table:table-cell/>
          <table:table-cell table:style-name="ce35" office:value-type="string" calcext:value-type="string">
            <text:p>Ejecución 2</text:p>
          </table:table-cell>
          <table:table-cell office:value-type="float" office:value="10" calcext:value-type="float">
            <text:p>10</text:p>
          </table:table-cell>
          <table:table-cell office:value-type="float" office:value="0.639288" calcext:value-type="float">
            <text:p>0,639288</text:p>
          </table:table-cell>
          <table:table-cell office:value-type="float" office:value="0.721593" calcext:value-type="float">
            <text:p>0,721593</text:p>
          </table:table-cell>
          <table:table-cell office:value-type="float" office:value="4.68855" calcext:value-type="float">
            <text:p>4,68855</text:p>
          </table:table-cell>
          <table:table-cell office:value-type="float" office:value="20" calcext:value-type="float">
            <text:p>20</text:p>
          </table:table-cell>
          <table:table-cell office:value-type="float" office:value="0.247841" calcext:value-type="float">
            <text:p>0,247841</text:p>
          </table:table-cell>
          <table:table-cell office:value-type="float" office:value="0.275529" calcext:value-type="float">
            <text:p>0,275529</text:p>
          </table:table-cell>
          <table:table-cell office:value-type="float" office:value="13.1197" calcext:value-type="float">
            <text:p>13,1197</text:p>
          </table:table-cell>
          <table:table-cell office:value-type="float" office:value="321" calcext:value-type="float">
            <text:p>321</text:p>
          </table:table-cell>
          <table:table-cell office:value-type="float" office:value="0.159886" calcext:value-type="float">
            <text:p>0,159886</text:p>
          </table:table-cell>
          <table:table-cell office:value-type="float" office:value="0.273877" calcext:value-type="float">
            <text:p>0,273877</text:p>
          </table:table-cell>
          <table:table-cell office:value-type="float" office:value="31.2614" calcext:value-type="float">
            <text:p>31,2614</text:p>
          </table:table-cell>
          <table:table-cell/>
          <table:table-cell table:style-name="ce35" office:value-type="string" calcext:value-type="string">
            <text:p>Ejecución 2</text:p>
          </table:table-cell>
          <table:table-cell office:value-type="float" office:value="25" calcext:value-type="float">
            <text:p>25</text:p>
          </table:table-cell>
          <table:table-cell office:value-type="float" office:value="0.641449" calcext:value-type="float">
            <text:p>0,641449</text:p>
          </table:table-cell>
          <table:table-cell office:value-type="float" office:value="0.751098" calcext:value-type="float">
            <text:p>0,751098</text:p>
          </table:table-cell>
          <table:table-cell office:value-type="float" office:value="4.01553" calcext:value-type="float">
            <text:p>4,01553</text:p>
          </table:table-cell>
          <table:table-cell office:value-type="float" office:value="66" calcext:value-type="float">
            <text:p>66</text:p>
          </table:table-cell>
          <table:table-cell office:value-type="float" office:value="0.25066" calcext:value-type="float">
            <text:p>0,25066</text:p>
          </table:table-cell>
          <table:table-cell office:value-type="float" office:value="0.299" calcext:value-type="float">
            <text:p>0,299</text:p>
          </table:table-cell>
          <table:table-cell office:value-type="float" office:value="12.5637" calcext:value-type="float">
            <text:p>12,5637</text:p>
          </table:table-cell>
          <table:table-cell office:value-type="float" office:value="575" calcext:value-type="float">
            <text:p>575</text:p>
          </table:table-cell>
          <table:table-cell office:value-type="float" office:value="0.158431" calcext:value-type="float">
            <text:p>0,158431</text:p>
          </table:table-cell>
          <table:table-cell office:value-type="float" office:value="0.264677" calcext:value-type="float">
            <text:p>0,264677</text:p>
          </table:table-cell>
          <table:table-cell office:value-type="float" office:value="32.2683" calcext:value-type="float">
            <text:p>32,2683</text:p>
          </table:table-cell>
        </table:table-row>
        <table:table-row table:style-name="ro6">
          <table:table-cell/>
          <table:table-cell table:style-name="ce35" office:value-type="string" calcext:value-type="string">
            <text:p>Ejecución 3</text:p>
          </table:table-cell>
          <table:table-cell office:value-type="float" office:value="15" calcext:value-type="float">
            <text:p>15</text:p>
          </table:table-cell>
          <table:table-cell office:value-type="float" office:value="0.663913" calcext:value-type="float">
            <text:p>0,663913</text:p>
          </table:table-cell>
          <table:table-cell office:value-type="float" office:value="0.78737" calcext:value-type="float">
            <text:p>0,78737</text:p>
          </table:table-cell>
          <table:table-cell office:value-type="float" office:value="5.6236" calcext:value-type="float">
            <text:p>5,6236</text:p>
          </table:table-cell>
          <table:table-cell office:value-type="float" office:value="43" calcext:value-type="float">
            <text:p>43</text:p>
          </table:table-cell>
          <table:table-cell office:value-type="float" office:value="0.21107" calcext:value-type="float">
            <text:p>0,21107</text:p>
          </table:table-cell>
          <table:table-cell office:value-type="float" office:value="0.2706" calcext:value-type="float">
            <text:p>0,2706</text:p>
          </table:table-cell>
          <table:table-cell office:value-type="float" office:value="12.6861" calcext:value-type="float">
            <text:p>12,6861</text:p>
          </table:table-cell>
          <table:table-cell office:value-type="float" office:value="319" calcext:value-type="float">
            <text:p>319</text:p>
          </table:table-cell>
          <table:table-cell office:value-type="float" office:value="0.164259" calcext:value-type="float">
            <text:p>0,164259</text:p>
          </table:table-cell>
          <table:table-cell office:value-type="float" office:value="0.27754" calcext:value-type="float">
            <text:p>0,27754</text:p>
          </table:table-cell>
          <table:table-cell office:value-type="float" office:value="31.2516" calcext:value-type="float">
            <text:p>31,2516</text:p>
          </table:table-cell>
          <table:table-cell/>
          <table:table-cell table:style-name="ce35" office:value-type="string" calcext:value-type="string">
            <text:p>Ejecución 3</text:p>
          </table:table-cell>
          <table:table-cell office:value-type="float" office:value="17" calcext:value-type="float">
            <text:p>17</text:p>
          </table:table-cell>
          <table:table-cell office:value-type="float" office:value="0.732119" calcext:value-type="float">
            <text:p>0,732119</text:p>
          </table:table-cell>
          <table:table-cell office:value-type="float" office:value="0.806681" calcext:value-type="float">
            <text:p>0,806681</text:p>
          </table:table-cell>
          <table:table-cell office:value-type="float" office:value="3.97482" calcext:value-type="float">
            <text:p>3,97482</text:p>
          </table:table-cell>
          <table:table-cell office:value-type="float" office:value="60" calcext:value-type="float">
            <text:p>60</text:p>
          </table:table-cell>
          <table:table-cell office:value-type="float" office:value="0.248143" calcext:value-type="float">
            <text:p>0,248143</text:p>
          </table:table-cell>
          <table:table-cell office:value-type="float" office:value="0.292088" calcext:value-type="float">
            <text:p>0,292088</text:p>
          </table:table-cell>
          <table:table-cell office:value-type="float" office:value="13.0117" calcext:value-type="float">
            <text:p>13,0117</text:p>
          </table:table-cell>
          <table:table-cell office:value-type="float" office:value="574" calcext:value-type="float">
            <text:p>574</text:p>
          </table:table-cell>
          <table:table-cell office:value-type="float" office:value="0.160471" calcext:value-type="float">
            <text:p>0,160471</text:p>
          </table:table-cell>
          <table:table-cell office:value-type="float" office:value="0.266531" calcext:value-type="float">
            <text:p>0,266531</text:p>
          </table:table-cell>
          <table:table-cell office:value-type="float" office:value="31.7343" calcext:value-type="float">
            <text:p>31,7343</text:p>
          </table:table-cell>
        </table:table-row>
        <table:table-row table:style-name="ro6">
          <table:table-cell/>
          <table:table-cell table:style-name="ce35" office:value-type="string" calcext:value-type="string">
            <text:p>Ejecución 4</text:p>
          </table:table-cell>
          <table:table-cell office:value-type="float" office:value="4" calcext:value-type="float">
            <text:p>4</text:p>
          </table:table-cell>
          <table:table-cell office:value-type="float" office:value="0.717516" calcext:value-type="float">
            <text:p>0,717516</text:p>
          </table:table-cell>
          <table:table-cell office:value-type="float" office:value="0.750438" calcext:value-type="float">
            <text:p>0,750438</text:p>
          </table:table-cell>
          <table:table-cell office:value-type="float" office:value="4.27864" calcext:value-type="float">
            <text:p>4,27864</text:p>
          </table:table-cell>
          <table:table-cell office:value-type="float" office:value="33" calcext:value-type="float">
            <text:p>33</text:p>
          </table:table-cell>
          <table:table-cell office:value-type="float" office:value="0.225838" calcext:value-type="float">
            <text:p>0,225838</text:p>
          </table:table-cell>
          <table:table-cell office:value-type="float" office:value="0.271524" calcext:value-type="float">
            <text:p>0,271524</text:p>
          </table:table-cell>
          <table:table-cell office:value-type="float" office:value="12.6584" calcext:value-type="float">
            <text:p>12,6584</text:p>
          </table:table-cell>
          <table:table-cell office:value-type="float" office:value="342" calcext:value-type="float">
            <text:p>342</text:p>
          </table:table-cell>
          <table:table-cell office:value-type="float" office:value="0.164701" calcext:value-type="float">
            <text:p>0,164701</text:p>
          </table:table-cell>
          <table:table-cell office:value-type="float" office:value="0.286149" calcext:value-type="float">
            <text:p>0,286149</text:p>
          </table:table-cell>
          <table:table-cell office:value-type="float" office:value="31.2922" calcext:value-type="float">
            <text:p>31,2922</text:p>
          </table:table-cell>
          <table:table-cell/>
          <table:table-cell table:style-name="ce35" office:value-type="string" calcext:value-type="string">
            <text:p>Ejecución 4</text:p>
          </table:table-cell>
          <table:table-cell office:value-type="float" office:value="9" calcext:value-type="float">
            <text:p>9</text:p>
          </table:table-cell>
          <table:table-cell office:value-type="float" office:value="0.733168" calcext:value-type="float">
            <text:p>0,733168</text:p>
          </table:table-cell>
          <table:table-cell office:value-type="float" office:value="0.772642" calcext:value-type="float">
            <text:p>0,772642</text:p>
          </table:table-cell>
          <table:table-cell office:value-type="float" office:value="3.8578" calcext:value-type="float">
            <text:p>3,8578</text:p>
          </table:table-cell>
          <table:table-cell office:value-type="float" office:value="45" calcext:value-type="float">
            <text:p>45</text:p>
          </table:table-cell>
          <table:table-cell office:value-type="float" office:value="0.250371" calcext:value-type="float">
            <text:p>0,250371</text:p>
          </table:table-cell>
          <table:table-cell office:value-type="float" office:value="0.28333" calcext:value-type="float">
            <text:p>0,28333</text:p>
          </table:table-cell>
          <table:table-cell office:value-type="float" office:value="13.8573" calcext:value-type="float">
            <text:p>13,8573</text:p>
          </table:table-cell>
          <table:table-cell office:value-type="float" office:value="602" calcext:value-type="float">
            <text:p>602</text:p>
          </table:table-cell>
          <table:table-cell office:value-type="float" office:value="0.161257" calcext:value-type="float">
            <text:p>0,161257</text:p>
          </table:table-cell>
          <table:table-cell office:value-type="float" office:value="0.272491" calcext:value-type="float">
            <text:p>0,272491</text:p>
          </table:table-cell>
          <table:table-cell office:value-type="float" office:value="31.4522" calcext:value-type="float">
            <text:p>31,4522</text:p>
          </table:table-cell>
        </table:table-row>
        <table:table-row table:style-name="ro6">
          <table:table-cell/>
          <table:table-cell table:style-name="ce36" office:value-type="string" calcext:value-type="string">
            <text:p>Ejecución 5</text:p>
          </table:table-cell>
          <table:table-cell office:value-type="float" office:value="16" calcext:value-type="float">
            <text:p>16</text:p>
          </table:table-cell>
          <table:table-cell office:value-type="float" office:value="0.617676" calcext:value-type="float">
            <text:p>0,617676</text:p>
          </table:table-cell>
          <table:table-cell office:value-type="float" office:value="0.749363" calcext:value-type="float">
            <text:p>0,749363</text:p>
          </table:table-cell>
          <table:table-cell office:value-type="float" office:value="4.72939" calcext:value-type="float">
            <text:p>4,72939</text:p>
          </table:table-cell>
          <table:table-cell office:value-type="float" office:value="59" calcext:value-type="float">
            <text:p>59</text:p>
          </table:table-cell>
          <table:table-cell office:value-type="float" office:value="0.203641" calcext:value-type="float">
            <text:p>0,203641</text:p>
          </table:table-cell>
          <table:table-cell office:value-type="float" office:value="0.285321" calcext:value-type="float">
            <text:p>0,285321</text:p>
          </table:table-cell>
          <table:table-cell office:value-type="float" office:value="12.5819" calcext:value-type="float">
            <text:p>12,5819</text:p>
          </table:table-cell>
          <table:table-cell office:value-type="float" office:value="285" calcext:value-type="float">
            <text:p>285</text:p>
          </table:table-cell>
          <table:table-cell office:value-type="float" office:value="0.151495" calcext:value-type="float">
            <text:p>0,151495</text:p>
          </table:table-cell>
          <table:table-cell office:value-type="float" office:value="0.252702" calcext:value-type="float">
            <text:p>0,252702</text:p>
          </table:table-cell>
          <table:table-cell office:value-type="float" office:value="31.4452" calcext:value-type="float">
            <text:p>31,4452</text:p>
          </table:table-cell>
          <table:table-cell/>
          <table:table-cell table:style-name="ce36" office:value-type="string" calcext:value-type="string">
            <text:p>Ejecución 5</text:p>
          </table:table-cell>
          <table:table-cell office:value-type="float" office:value="47" calcext:value-type="float">
            <text:p>47</text:p>
          </table:table-cell>
          <table:table-cell office:value-type="float" office:value="0.602376" calcext:value-type="float">
            <text:p>0,602376</text:p>
          </table:table-cell>
          <table:table-cell office:value-type="float" office:value="0.808517" calcext:value-type="float">
            <text:p>0,808517</text:p>
          </table:table-cell>
          <table:table-cell office:value-type="float" office:value="3.92525" calcext:value-type="float">
            <text:p>3,92525</text:p>
          </table:table-cell>
          <table:table-cell office:value-type="float" office:value="40" calcext:value-type="float">
            <text:p>40</text:p>
          </table:table-cell>
          <table:table-cell office:value-type="float" office:value="0.250345" calcext:value-type="float">
            <text:p>0,250345</text:p>
          </table:table-cell>
          <table:table-cell office:value-type="float" office:value="0.279642" calcext:value-type="float">
            <text:p>0,279642</text:p>
          </table:table-cell>
          <table:table-cell office:value-type="float" office:value="13.2244" calcext:value-type="float">
            <text:p>13,2244</text:p>
          </table:table-cell>
          <table:table-cell office:value-type="float" office:value="710" calcext:value-type="float">
            <text:p>710</text:p>
          </table:table-cell>
          <table:table-cell office:value-type="float" office:value="0.151731" calcext:value-type="float">
            <text:p>0,151731</text:p>
          </table:table-cell>
          <table:table-cell office:value-type="float" office:value="0.282921" calcext:value-type="float">
            <text:p>0,282921</text:p>
          </table:table-cell>
          <table:table-cell office:value-type="float" office:value="31.6463" calcext:value-type="float">
            <text:p>31,6463</text:p>
          </table:table-cell>
        </table:table-row>
        <table:table-row table:style-name="ro7">
          <table:table-cell/>
          <table:table-cell table:style-name="ce37" office:value-type="string" calcext:value-type="string">
            <text:p>Media</text:p>
          </table:table-cell>
          <table:table-cell table:style-name="ce43" table:formula="of:=AVERAGE([.C35:.C39])" office:value-type="float" office:value="11.6" calcext:value-type="float">
            <text:p>11,60</text:p>
          </table:table-cell>
          <table:table-cell table:style-name="ce48" table:formula="of:=AVERAGE([.D35:.D39])" office:value-type="float" office:value="0.6533368" calcext:value-type="float">
            <text:p>0,6533</text:p>
          </table:table-cell>
          <table:table-cell table:style-name="ce48" table:formula="of:=AVERAGE([.E35:.E39])" office:value-type="float" office:value="0.7488102" calcext:value-type="float">
            <text:p>0,7488</text:p>
          </table:table-cell>
          <table:table-cell table:style-name="ce48" table:formula="of:=AVERAGE([.F35:.F39])" office:value-type="float" office:value="4.970016" calcext:value-type="float">
            <text:p>4,9700</text:p>
          </table:table-cell>
          <table:table-cell table:style-name="ce43" table:formula="of:=AVERAGE([.G35:.G39])" office:value-type="float" office:value="36.8" calcext:value-type="float">
            <text:p>36,80</text:p>
          </table:table-cell>
          <table:table-cell table:style-name="ce48" table:formula="of:=AVERAGE([.H35:.H39])" office:value-type="float" office:value="0.2282056" calcext:value-type="float">
            <text:p>0,2282</text:p>
          </table:table-cell>
          <table:table-cell table:style-name="ce48" table:formula="of:=AVERAGE([.I35:.I39])" office:value-type="float" office:value="0.279152" calcext:value-type="float">
            <text:p>0,2792</text:p>
          </table:table-cell>
          <table:table-cell table:style-name="ce43" table:formula="of:=AVERAGE([.J35:.J39])" office:value-type="float" office:value="13.12664" calcext:value-type="float">
            <text:p>13,13</text:p>
          </table:table-cell>
          <table:table-cell table:style-name="ce43" table:formula="of:=AVERAGE([.K35:.K39])" office:value-type="float" office:value="317.8" calcext:value-type="float">
            <text:p>317,80</text:p>
          </table:table-cell>
          <table:table-cell table:style-name="ce48" table:formula="of:=AVERAGE([.L35:.L39])" office:value-type="float" office:value="0.159359" calcext:value-type="float">
            <text:p>0,1594</text:p>
          </table:table-cell>
          <table:table-cell table:style-name="ce48" table:formula="of:=AVERAGE([.M35:.M39])" office:value-type="float" office:value="0.2722138" calcext:value-type="float">
            <text:p>0,2722</text:p>
          </table:table-cell>
          <table:table-cell table:style-name="ce43" table:formula="of:=AVERAGE([.N35:.N39])" office:value-type="float" office:value="31.43698" calcext:value-type="float">
            <text:p>31,44</text:p>
          </table:table-cell>
          <table:table-cell/>
          <table:table-cell table:style-name="ce37" office:value-type="string" calcext:value-type="string">
            <text:p>Media</text:p>
          </table:table-cell>
          <table:table-cell table:style-name="ce43" table:formula="of:=AVERAGE([.Q35:.Q39])" office:value-type="float" office:value="25.2" calcext:value-type="float">
            <text:p>25,20</text:p>
          </table:table-cell>
          <table:table-cell table:style-name="ce48" table:formula="of:=AVERAGE([.R35:.R39])" office:value-type="float" office:value="0.6854296" calcext:value-type="float">
            <text:p>0,6854</text:p>
          </table:table-cell>
          <table:table-cell table:style-name="ce48" table:formula="of:=AVERAGE([.S35:.S39])" office:value-type="float" office:value="0.7959562" calcext:value-type="float">
            <text:p>0,7960</text:p>
          </table:table-cell>
          <table:table-cell table:style-name="ce48" table:formula="of:=AVERAGE([.T35:.T39])" office:value-type="float" office:value="3.952602" calcext:value-type="float">
            <text:p>3,9526</text:p>
          </table:table-cell>
          <table:table-cell table:style-name="ce43" table:formula="of:=AVERAGE([.U35:.U39])" office:value-type="float" office:value="54.2" calcext:value-type="float">
            <text:p>54,20</text:p>
          </table:table-cell>
          <table:table-cell table:style-name="ce48" table:formula="of:=AVERAGE([.V35:.V39])" office:value-type="float" office:value="0.2499422" calcext:value-type="float">
            <text:p>0,2499</text:p>
          </table:table-cell>
          <table:table-cell table:style-name="ce48" table:formula="of:=AVERAGE([.W35:.W39])" office:value-type="float" office:value="0.2896396" calcext:value-type="float">
            <text:p>0,2896</text:p>
          </table:table-cell>
          <table:table-cell table:style-name="ce43" table:formula="of:=AVERAGE([.X35:.X39])" office:value-type="float" office:value="13.07398" calcext:value-type="float">
            <text:p>13,07</text:p>
          </table:table-cell>
          <table:table-cell table:style-name="ce43" table:formula="of:=AVERAGE([.Y35:.Y39])" office:value-type="float" office:value="665.6" calcext:value-type="float">
            <text:p>665,60</text:p>
          </table:table-cell>
          <table:table-cell table:style-name="ce48" table:formula="of:=AVERAGE([.Z35:.Z39])" office:value-type="float" office:value="0.1585306" calcext:value-type="float">
            <text:p>0,1585</text:p>
          </table:table-cell>
          <table:table-cell table:style-name="ce48" table:formula="of:=AVERAGE([.AA35:.AA39])" office:value-type="float" office:value="0.2815166" calcext:value-type="float">
            <text:p>0,2815</text:p>
          </table:table-cell>
          <table:table-cell table:style-name="ce43" table:formula="of:=AVERAGE([.AB35:.AB39])" office:value-type="float" office:value="31.90088" calcext:value-type="float">
            <text:p>31,90</text:p>
          </table:table-cell>
        </table:table-row>
        <table:table-row table:style-name="ro6" table:number-rows-repeated="2">
          <table:table-cell table:number-columns-repeated="28"/>
        </table:table-row>
        <table:table-row table:style-name="ro6">
          <table:table-cell table:number-columns-repeated="3"/>
          <table:table-cell office:value-type="string" calcext:value-type="string">
            <text:p>ES</text:p>
          </table:table-cell>
          <table:table-cell office:value-type="string" calcext:value-type="string">
            <text:p>BMB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ILS-ES</text:p>
          </table:table-cell>
          <table:table-cell table:number-columns-repeated="10"/>
          <table:table-cell office:value-type="string" calcext:value-type="string">
            <text:p>ES</text:p>
          </table:table-cell>
          <table:table-cell office:value-type="string" calcext:value-type="string">
            <text:p>BMB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ILS-ES</text:p>
          </table:table-cell>
          <table:table-cell table:number-columns-repeated="7"/>
        </table:table-row>
        <table:table-row table:style-name="ro6">
          <table:table-cell table:number-columns-repeated="2"/>
          <table:table-cell office:value-type="string" calcext:value-type="string">
            <text:p>ZOO</text:p>
          </table:table-cell>
          <table:table-cell table:style-name="ce107" table:formula="of:=[.E10]" office:value-type="float" office:value="0.8112422" calcext:value-type="float">
            <text:p>0,8112</text:p>
          </table:table-cell>
          <table:table-cell table:style-name="ce107" table:formula="of:=[.E20]" office:value-type="float" office:value="0.7010046" calcext:value-type="float">
            <text:p>0,7010</text:p>
          </table:table-cell>
          <table:table-cell table:style-name="ce107" table:formula="of:=[.E30]" office:value-type="float" office:value="0.6779338" calcext:value-type="float">
            <text:p>0,6779</text:p>
          </table:table-cell>
          <table:table-cell table:style-name="ce107" table:formula="of:=[.E40]" office:value-type="float" office:value="0.7488102" calcext:value-type="float">
            <text:p>0,7488</text:p>
          </table:table-cell>
          <table:table-cell table:number-columns-repeated="9"/>
          <table:table-cell office:value-type="string" calcext:value-type="string">
            <text:p>ZOO</text:p>
          </table:table-cell>
          <table:table-cell table:style-name="ce107" table:formula="of:=[.S10]" office:value-type="float" office:value="0.95203" calcext:value-type="float">
            <text:p>0,9520</text:p>
          </table:table-cell>
          <table:table-cell table:style-name="ce107" table:formula="of:=[.S20]" office:value-type="float" office:value="0.7833114" calcext:value-type="float">
            <text:p>0,7833</text:p>
          </table:table-cell>
          <table:table-cell table:style-name="ce107" table:formula="of:=[.S30]" office:value-type="float" office:value="0.780918" calcext:value-type="float">
            <text:p>0,7809</text:p>
          </table:table-cell>
          <table:table-cell table:style-name="ce107" table:formula="of:=[.S40]" office:value-type="float" office:value="0.7959562" calcext:value-type="float">
            <text:p>0,7960</text:p>
          </table:table-cell>
          <table:table-cell table:number-columns-repeated="7"/>
        </table:table-row>
        <table:table-row table:style-name="ro6">
          <table:table-cell table:number-columns-repeated="2"/>
          <table:table-cell office:value-type="string" calcext:value-type="string">
            <text:p>GLASS</text:p>
          </table:table-cell>
          <table:table-cell table:style-name="ce107" table:formula="of:=[.I10]" office:value-type="float" office:value="0.2904992" calcext:value-type="float">
            <text:p>0,2905</text:p>
          </table:table-cell>
          <table:table-cell table:style-name="ce107" table:formula="of:=[.I20]" office:value-type="float" office:value="0.2585658" calcext:value-type="float">
            <text:p>0,2586</text:p>
          </table:table-cell>
          <table:table-cell table:style-name="ce107" table:formula="of:=[.I30]" office:value-type="float" office:value="0.269278" calcext:value-type="float">
            <text:p>0,2693</text:p>
          </table:table-cell>
          <table:table-cell table:style-name="ce107" table:formula="of:=[.I40]" office:value-type="float" office:value="0.279152" calcext:value-type="float">
            <text:p>0,2792</text:p>
          </table:table-cell>
          <table:table-cell table:number-columns-repeated="9"/>
          <table:table-cell office:value-type="string" calcext:value-type="string">
            <text:p>GLASS</text:p>
          </table:table-cell>
          <table:table-cell table:style-name="ce107" table:formula="of:=[.W10]" office:value-type="float" office:value="0.3090594" calcext:value-type="float">
            <text:p>0,3091</text:p>
          </table:table-cell>
          <table:table-cell table:style-name="ce107" table:formula="of:=[.W20]" office:value-type="float" office:value="0.2681562" calcext:value-type="float">
            <text:p>0,2682</text:p>
          </table:table-cell>
          <table:table-cell table:style-name="ce107" table:formula="of:=[.W30]" office:value-type="float" office:value="0.2740104" calcext:value-type="float">
            <text:p>0,2740</text:p>
          </table:table-cell>
          <table:table-cell table:style-name="ce107" table:formula="of:=[.W40]" office:value-type="float" office:value="0.2896396" calcext:value-type="float">
            <text:p>0,2896</text:p>
          </table:table-cell>
          <table:table-cell table:number-columns-repeated="7"/>
        </table:table-row>
        <table:table-row table:style-name="ro6">
          <table:table-cell table:number-columns-repeated="2"/>
          <table:table-cell office:value-type="string" calcext:value-type="string">
            <text:p>BUPA</text:p>
          </table:table-cell>
          <table:table-cell table:style-name="ce107" table:formula="of:=[.M10]" office:value-type="float" office:value="0.1596472" calcext:value-type="float">
            <text:p>0,1596</text:p>
          </table:table-cell>
          <table:table-cell table:style-name="ce107" table:formula="of:=[.M20]" office:value-type="float" office:value="0.303522" calcext:value-type="float">
            <text:p>0,3035</text:p>
          </table:table-cell>
          <table:table-cell table:style-name="ce107" table:formula="of:=[.M30]" office:value-type="float" office:value="0.16496" calcext:value-type="float">
            <text:p>0,1650</text:p>
          </table:table-cell>
          <table:table-cell table:style-name="ce107" table:formula="of:=[.M40]" office:value-type="float" office:value="0.2722138" calcext:value-type="float">
            <text:p>0,2722</text:p>
          </table:table-cell>
          <table:table-cell table:number-columns-repeated="9"/>
          <table:table-cell office:value-type="string" calcext:value-type="string">
            <text:p>BUPA</text:p>
          </table:table-cell>
          <table:table-cell table:style-name="ce107" table:formula="of:=[.AA10]" office:value-type="float" office:value="0.1582656" calcext:value-type="float">
            <text:p>0,1583</text:p>
          </table:table-cell>
          <table:table-cell table:style-name="ce107" table:formula="of:=[.AA20]" office:value-type="float" office:value="0.2871666" calcext:value-type="float">
            <text:p>0,2872</text:p>
          </table:table-cell>
          <table:table-cell table:style-name="ce107" table:formula="of:=[.AA30]" office:value-type="float" office:value="0.1669524" calcext:value-type="float">
            <text:p>0,1670</text:p>
          </table:table-cell>
          <table:table-cell table:style-name="ce107" table:formula="of:=[.AA40]" office:value-type="float" office:value="0.2815166" calcext:value-type="float">
            <text:p>0,2815</text:p>
          </table:table-cell>
          <table:table-cell table:number-columns-repeated="7"/>
        </table:table-row>
        <table:table-row table:style-name="ro6">
          <table:table-cell table:number-columns-repeated="28"/>
        </table:table-row>
        <table:table-row table:style-name="ro6">
          <table:table-cell table:number-columns-repeated="3"/>
          <table:table-cell table:style-name="ce102"/>
          <table:table-cell table:number-columns-repeated="24"/>
        </table:table-row>
        <table:table-row table:style-name="ro6">
          <table:table-cell table:number-columns-repeated="5"/>
          <table:table-cell table:style-name="ce102"/>
          <table:table-cell table:number-columns-repeated="22"/>
        </table:table-row>
        <table:table-row table:style-name="ro6" table:number-rows-repeated="37">
          <table:table-cell table:number-columns-repeated="28"/>
        </table:table-row>
        <table:table-row table:style-name="ro6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4" loext:min-decimal-places="4" number:min-integer-digits="1" number:grouping="true"/>
    </number:number-style>
    <number:number-style style:name="N114">
      <number:number number:decimal-places="3" loext:min-decimal-places="3" number:min-integer-digits="1" number:grouping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7:43:53.120354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_20_2020-2021" style:display-name="PageStyle_PAR 2020-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actica_20_1" style:display-name="PageStyle_Practica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actica_20_2" style:display-name="PageStyle_Practica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scar</meta:initial-creator>
    <meta:creation-date>2013-02-26T01:11:28</meta:creation-date>
    <dc:date>2021-06-06T18:02:49.033964066</dc:date>
    <meta:editing-cycles>91</meta:editing-cycles>
    <meta:editing-duration>PT16H25M7S</meta:editing-duration>
    <meta:generator>LibreOffice/6.4.7.2$Linux_X86_64 LibreOffice_project/40$Build-2</meta:generator>
    <meta:document-statistic meta:table-count="4" meta:cell-count="3385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eff0f1"/>
    </style:style>
    <style:style style:name="ch2" style:family="chart">
      <style:graphic-properties draw:stroke="none" svg:stroke-color="#eff0f1" draw:fill="none" draw:fill-color="#000000"/>
      <style:text-properties fo:color="#eff0f1" fo:font-family="Arial" fo:font-size="10pt" style:font-size-asian="10pt" style:font-family-complex="Arial" style:font-size-complex="10pt"/>
    </style:style>
    <style:style style:name="ch3" style:family="chart">
      <style:chart-properties chart:three-dimension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eff0f1" fo:font-family="Arial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eff0f1" fo:font-family="Arial" fo:font-size="9pt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eff0f1" fo:font-family="Arial" fo:font-size="10pt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eff0f1" fo:font-family="Arial" fo:font-size="9pt" style:font-size-asian="9pt" style:font-family-complex="Arial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eff0f1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eff0f1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eff0f1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eff0f1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svg:stroke-color="#eff0f1" draw:fill-color="#cccccc"/>
    </style:style>
  </office:automatic-styles>
  <office:body>
    <office:chart>
      <chart:chart svg:width="15.986cm" svg:height="8.997cm" xlink:href=".." xlink:type="simple" chart:class="chart:bar" chart:row-mapping="3 1 2 0" chart:style-name="ch1">
        <chart:legend chart:legend-position="end" svg:x="12.232cm" svg:y="3.729cm" style:legend-expansion="custom" chartooo:width="2.857cm" chartooo:height="2.116cm" style:legend-expansion-aspect-ratio="1.35018903591682" chart:style-name="ch2"/>
        <chart:plot-area chart:style-name="ch3" table:cell-range-address="'Practica 1'.C93:'Practica 1'.E93 'Practica 1'.C54:'Practica 1'.E57" chart:data-source-has-labels="row" svg:x="2.035cm" svg:y="1.518cm" svg:width="10.973cm" svg:height="6.919cm" dr3d:transform="matrix (0.777144448553795 -0.000000213286173778027 -0.62932225932504 -0.000000372595859531695 0.999999999999611 -0.00000079902938457388 0.629322259324966 0.000000855444118588587 0.777144448553413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963cm" svg:y="1.67cm" svg:width="10.045cm" svg:height="6.167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title svg:x="6.363cm" svg:y="8.447cm" chart:style-name="ch5">
              <text:p>Grupo de Datos</text:p>
            </chart:title>
            <chart:categories table:cell-range-address="'Practica 1'.C93:'Practica 1'.E93"/>
          </chart:axis>
          <chart:axis chart:dimension="y" chart:name="primary-y" chart:style-name="ch6">
            <chart:title svg:x="1.166cm" svg:y="6.071cm" chart:style-name="ch7">
              <text:p>Error Distancia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'Practica 1'.C56:'Practica 1'.E56" chart:class="chart:bar">
            <chart:data-point chart:repeated="3"/>
          </chart:series>
          <chart:series chart:style-name="ch11" chart:values-cell-range-address="'Practica 1'.C54:'Practica 1'.E54" chart:class="chart:bar">
            <chart:data-point chart:repeated="3"/>
          </chart:series>
          <chart:series chart:style-name="ch12" chart:values-cell-range-address="'Practica 1'.C57:'Practica 1'.E57" chart:class="chart:bar">
            <chart:data-point chart:repeated="3"/>
          </chart:series>
          <chart:series chart:style-name="ch13" chart:values-cell-range-address="'Practica 1'.C55:'Practica 1'.E55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OO</text:p>
                <draw:g>
                  <svg:desc>'Practica 1'.C93:'Practica 1'.E93</svg:desc>
                </draw:g>
              </table:table-cell>
              <table:table-cell office:value-type="string">
                <text:p>GLASS</text:p>
              </table:table-cell>
              <table:table-cell office:value-type="string">
                <text:p>BUPA</text:p>
              </table:table-cell>
            </table:table-row>
          </table:table-header-rows>
          <table:table-rows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.104773943806519">
                <text:p>0.104773943806519</text:p>
                <draw:g>
                  <svg:desc>'Practica 1'.C56:'Practica 1'.E56</svg:desc>
                </draw:g>
              </table:table-cell>
              <table:table-cell office:value-type="float" office:value="0.0434217180244342">
                <text:p>0.0434217180244342</text:p>
              </table:table-cell>
              <table:table-cell office:value-type="float" office:value="0.0177983492364215">
                <text:p>0.0177983492364215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0.281932143806519">
                <text:p>0.281932143806519</text:p>
                <draw:g>
                  <svg:desc>'Practica 1'.C54:'Practica 1'.E54</svg:desc>
                </draw:g>
              </table:table-cell>
              <table:table-cell office:value-type="float" office:value="0.0388541180244342">
                <text:p>0.0388541180244342</text:p>
              </table:table-cell>
              <table:table-cell office:value-type="float" office:value="0.0219354507635785">
                <text:p>0.0219354507635785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0.222054656193481">
                <text:p>0.222054656193481</text:p>
                <draw:g>
                  <svg:desc>'Practica 1'.C57:'Practica 1'.E57</svg:desc>
                </draw:g>
              </table:table-cell>
              <table:table-cell office:value-type="float" office:value="0.131173481975566">
                <text:p>0.131173481975566</text:p>
              </table:table-cell>
              <table:table-cell office:value-type="float" office:value="0.0968163492364215">
                <text:p>0.0968163492364215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0.174654456193481">
                <text:p>0.174654456193481</text:p>
                <draw:g>
                  <svg:desc>'Practica 1'.C55:'Practica 1'.E55</svg:desc>
                </draw:g>
              </table:table-cell>
              <table:table-cell office:value-type="float" office:value="0.115344481975566">
                <text:p>0.115344481975566</text:p>
              </table:table-cell>
              <table:table-cell office:value-type="float" office:value="0.0955935492364215">
                <text:p>0.0955935492364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eff0f1"/>
    </style:style>
    <style:style style:name="ch2" style:family="chart">
      <style:graphic-properties draw:stroke="none" svg:stroke-color="#eff0f1" draw:fill="none" draw:fill-color="#000000"/>
      <style:text-properties fo:color="#eff0f1" fo:font-family="Arial" fo:font-size="10pt" style:font-size-asian="10pt" style:font-family-complex="Arial" style:font-size-complex="10pt"/>
    </style:style>
    <style:style style:name="ch3" style:family="chart">
      <style:chart-properties chart:three-dimension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eff0f1" fo:font-family="Arial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eff0f1" fo:font-family="Arial" fo:font-size="9pt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eff0f1" fo:font-family="Arial" fo:font-size="10pt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eff0f1" fo:font-family="Arial" fo:font-size="9pt" style:font-size-asian="9pt" style:font-family-complex="Arial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avoid-overlap"/>
      <style:graphic-properties draw:stroke="none" svg:stroke-color="#eff0f1" draw:fill-color="#ffd320"/>
      <style:text-properties fo:color="#000000" style:text-outline="true" fo:font-family="Arial" fo:font-size="10pt" style:font-size-asian="10pt" style:font-family-complex="Arial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avoid-overlap"/>
      <style:graphic-properties draw:stroke="none" svg:stroke-color="#eff0f1" draw:fill-color="#004586"/>
      <style:text-properties fo:color="#eff0f1" style:text-outline="true" fo:font-family="Arial" fo:font-size="10pt" style:font-size-asian="10pt" style:font-family-complex="Arial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avoid-overlap"/>
      <style:graphic-properties draw:stroke="none" svg:stroke-color="#eff0f1" draw:fill-color="#ff420e"/>
      <style:text-properties fo:color="#eff0f1" style:text-outline="true" fo:font-family="Arial" fo:font-size="10pt" style:font-size-asian="10pt" style:font-family-complex="Arial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avoid-overlap"/>
      <style:graphic-properties draw:stroke="none" svg:stroke-color="#eff0f1" draw:fill-color="#579d1c"/>
      <style:text-properties fo:color="#eff0f1" style:text-outline="true" fo:font-family="Arial" fo:font-size="10pt" style:font-size-asian="10pt" style:font-family-complex="Arial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svg:stroke-color="#eff0f1" draw:fill-color="#cccccc"/>
    </style:style>
  </office:automatic-styles>
  <office:body>
    <office:chart>
      <chart:chart svg:width="15.962cm" svg:height="8.999cm" xlink:href=".." xlink:type="simple" chart:class="chart:bar" chart:row-mapping="3 1 2 0" chart:style-name="ch1">
        <chart:legend chart:legend-position="end" svg:x="12.21cm" svg:y="3.732cm" style:legend-expansion="custom" chartooo:width="2.857cm" chartooo:height="2.116cm" style:legend-expansion-aspect-ratio="1.35018903591682" chart:style-name="ch2"/>
        <chart:plot-area chart:style-name="ch3" table:cell-range-address="'Practica 1'.C93:'Practica 1'.E93 'Practica 1'.C74:'Practica 1'.E77" chart:data-source-has-labels="row" svg:x="1.955cm" svg:y="1.496cm" svg:width="11.033cm" svg:height="6.903cm" dr3d:transform="matrix (0.777144448553795 -0.000000213286173778027 -0.62932225932504 -0.000000372595859531695 0.999999999999611 -0.00000079902938457388 0.629322259324966 0.000000855444118588587 0.777144448553413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968cm" svg:y="1.622cm" svg:width="10.02cm" svg:height="6.201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title svg:x="6.313cm" svg:y="8.449cm" chart:style-name="ch5">
              <text:p>Grupo de Datos</text:p>
            </chart:title>
            <chart:categories table:cell-range-address="'Practica 1'.C93:'Practica 1'.E93"/>
          </chart:axis>
          <chart:axis chart:dimension="y" chart:name="primary-y" chart:style-name="ch6">
            <chart:title svg:x="1.086cm" svg:y="5.766cm" chart:style-name="ch7">
              <text:p>Infeasibility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'Practica 1'.C76:'Practica 1'.E76" chart:class="chart:bar">
            <chart:data-point chart:repeated="3"/>
          </chart:series>
          <chart:series chart:style-name="ch11" chart:values-cell-range-address="'Practica 1'.C74:'Practica 1'.E74" chart:class="chart:bar">
            <chart:data-point chart:repeated="3"/>
          </chart:series>
          <chart:series chart:style-name="ch12" chart:values-cell-range-address="'Practica 1'.C77:'Practica 1'.E77" chart:class="chart:bar">
            <chart:data-point chart:repeated="3"/>
          </chart:series>
          <chart:series chart:style-name="ch13" chart:values-cell-range-address="'Practica 1'.C75:'Practica 1'.E75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OO</text:p>
                <draw:g>
                  <svg:desc>'Practica 1'.C93:'Practica 1'.E93</svg:desc>
                </draw:g>
              </table:table-cell>
              <table:table-cell office:value-type="string">
                <text:p>GLASS</text:p>
              </table:table-cell>
              <table:table-cell office:value-type="string">
                <text:p>BUPA</text:p>
              </table:table-cell>
            </table:table-row>
          </table:table-header-rows>
          <table:table-rows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31.6">
                <text:p>31.6</text:p>
                <draw:g>
                  <svg:desc>'Practica 1'.C76:'Practica 1'.E76</svg:desc>
                </draw:g>
              </table:table-cell>
              <table:table-cell office:value-type="float" office:value="435.6">
                <text:p>435.6</text:p>
              </table:table-cell>
              <table:table-cell office:value-type="float" office:value="798.6">
                <text:p>798.6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30.6">
                <text:p>30.6</text:p>
                <draw:g>
                  <svg:desc>'Practica 1'.C74:'Practica 1'.E74</svg:desc>
                </draw:g>
              </table:table-cell>
              <table:table-cell office:value-type="float" office:value="323.4">
                <text:p>323.4</text:p>
              </table:table-cell>
              <table:table-cell office:value-type="float" office:value="1471.8">
                <text:p>1471.8</text:p>
              </table:table-cell>
            </table:table-row>
            <table:table-row>
              <table:table-cell office:value-type="string">
                <text:p>Row 77</text:p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Practica 1'.C77:'Practica 1'.E77</svg:desc>
                </draw:g>
              </table:table-cell>
              <table:table-cell office:value-type="float" office:value="26.8">
                <text:p>26.8</text:p>
              </table:table-cell>
              <table:table-cell office:value-type="float" office:value="109.2">
                <text:p>109.2</text:p>
              </table:table-cell>
            </table:table-row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25.4">
                <text:p>25.4</text:p>
                <draw:g>
                  <svg:desc>'Practica 1'.C75:'Practica 1'.E75</svg:desc>
                </draw:g>
              </table:table-cell>
              <table:table-cell office:value-type="float" office:value="42.8">
                <text:p>42.8</text:p>
              </table:table-cell>
              <table:table-cell office:value-type="float" office:value="171.6">
                <text:p>171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eff0f1"/>
    </style:style>
    <style:style style:name="ch2" style:family="chart">
      <style:graphic-properties draw:stroke="none" svg:stroke-color="#eff0f1" draw:fill="none" draw:fill-color="#000000"/>
      <style:text-properties fo:color="#eff0f1" fo:font-family="Arial" fo:font-size="10pt" style:font-size-asian="10pt" style:font-family-complex="Arial" style:font-size-complex="10pt"/>
    </style:style>
    <style:style style:name="ch3" style:family="chart">
      <style:chart-properties chart:three-dimension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eff0f1" fo:font-family="Arial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eff0f1" fo:font-family="Arial" fo:font-size="9pt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eff0f1" fo:font-family="Arial" fo:font-size="10pt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eff0f1" fo:font-family="Arial" fo:font-size="9pt" style:font-size-asian="9pt" style:font-family-complex="Arial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eff0f1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eff0f1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eff0f1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eff0f1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svg:stroke-color="#eff0f1" draw:fill-color="#cccccc"/>
    </style:style>
  </office:automatic-styles>
  <office:body>
    <office:chart>
      <chart:chart svg:width="15.962cm" svg:height="8.999cm" xlink:href=".." xlink:type="simple" chart:class="chart:bar" chart:row-mapping="2 0 1 3" chart:style-name="ch1">
        <chart:legend chart:legend-position="end" svg:x="12.21cm" svg:y="3.732cm" style:legend-expansion="custom" chartooo:width="2.857cm" chartooo:height="2.116cm" style:legend-expansion-aspect-ratio="1.35018903591682" chart:style-name="ch2"/>
        <chart:plot-area chart:style-name="ch3" table:cell-range-address="'Practica 1'.C93:'Practica 1'.E97" chart:data-source-has-labels="row" svg:x="2.189cm" svg:y="1.388cm" svg:width="10.793cm" svg:height="7.115cm" dr3d:transform="matrix (0.777144448553795 -0.000000213286173778027 -0.62932225932504 -0.000000372595859531695 0.999999999999611 -0.00000079902938457388 0.629322259324966 0.000000855444118588587 0.777144448553413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921cm" svg:y="1.59cm" svg:width="10.067cm" svg:height="6.261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title svg:x="6.427cm" svg:y="8.449cm" chart:style-name="ch5">
              <text:p>Grupo de Datos</text:p>
            </chart:title>
            <chart:categories table:cell-range-address="'Practica 1'.C93:'Practica 1'.E93"/>
          </chart:axis>
          <chart:axis chart:dimension="y" chart:name="primary-y" chart:style-name="ch6">
            <chart:title svg:x="1.32cm" svg:y="6.304cm" chart:style-name="ch7">
              <text:p>Fitness / Agregado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'Practica 1'.C96:'Practica 1'.E96" chart:class="chart:bar">
            <chart:data-point chart:repeated="3"/>
          </chart:series>
          <chart:series chart:style-name="ch11" chart:values-cell-range-address="'Practica 1'.C94:'Practica 1'.E94" chart:class="chart:bar">
            <chart:data-point chart:repeated="3"/>
          </chart:series>
          <chart:series chart:style-name="ch12" chart:values-cell-range-address="'Practica 1'.C95:'Practica 1'.E95" chart:class="chart:bar">
            <chart:data-point chart:repeated="3"/>
          </chart:series>
          <chart:series chart:style-name="ch13" chart:values-cell-range-address="'Practica 1'.C97:'Practica 1'.E97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OO</text:p>
                <draw:g>
                  <svg:desc>'Practica 1'.C93:'Practica 1'.E93</svg:desc>
                </draw:g>
              </table:table-cell>
              <table:table-cell office:value-type="string">
                <text:p>GLASS</text:p>
              </table:table-cell>
              <table:table-cell office:value-type="string">
                <text:p>BUPA</text:p>
              </table:table-cell>
            </table:table-row>
          </table:table-header-rows>
          <table:table-rows>
            <table:table-row>
              <table:table-cell office:value-type="string">
                <text:p>Row 96</text:p>
                <draw:g>
                  <svg:desc/>
                </draw:g>
              </table:table-cell>
              <table:table-cell office:value-type="float" office:value="1.269658">
                <text:p>1.269658</text:p>
                <draw:g>
                  <svg:desc>'Practica 1'.C96:'Practica 1'.E96</svg:desc>
                </draw:g>
              </table:table-cell>
              <table:table-cell office:value-type="float" office:value="1.010759">
                <text:p>1.010759</text:p>
              </table:table-cell>
              <table:table-cell office:value-type="float" office:value="0.4862192">
                <text:p>0.4862192</text:p>
              </table:table-cell>
            </table:table-row>
            <table:table-row>
              <table:table-cell office:value-type="string">
                <text:p>Row 94</text:p>
                <draw:g>
                  <svg:desc/>
                </draw:g>
              </table:table-cell>
              <table:table-cell office:value-type="float" office:value="1.277614">
                <text:p>1.277614</text:p>
                <draw:g>
                  <svg:desc>'Practica 1'.C94:'Practica 1'.E94</svg:desc>
                </draw:g>
              </table:table-cell>
              <table:table-cell office:value-type="float" office:value="0.6400098">
                <text:p>0.6400098</text:p>
              </table:table-cell>
              <table:table-cell office:value-type="float" office:value="0.51431">
                <text:p>0.51431</text:p>
              </table:table-cell>
            </table:table-row>
            <table:table-row>
              <table:table-cell office:value-type="string">
                <text:p>Row 95</text:p>
                <draw:g>
                  <svg:desc/>
                </draw:g>
              </table:table-cell>
              <table:table-cell office:value-type="float" office:value="0.8469898">
                <text:p>0.8469898</text:p>
                <draw:g>
                  <svg:desc>'Practica 1'.C95:'Practica 1'.E95</svg:desc>
                </draw:g>
              </table:table-cell>
              <table:table-cell office:value-type="float" office:value="0.2802934">
                <text:p>0.2802934</text:p>
              </table:table-cell>
              <table:table-cell office:value-type="float" office:value="0.1565374">
                <text:p>0.1565374</text:p>
              </table:table-cell>
            </table:table-row>
            <table:table-row>
              <table:table-cell office:value-type="string">
                <text:p>Row 97</text:p>
                <draw:g>
                  <svg:desc/>
                </draw:g>
              </table:table-cell>
              <table:table-cell office:value-type="float" office:value="0.8232508">
                <text:p>0.8232508</text:p>
                <draw:g>
                  <svg:desc>'Practica 1'.C97:'Practica 1'.E97</svg:desc>
                </draw:g>
              </table:table-cell>
              <table:table-cell office:value-type="float" office:value="0.2702188">
                <text:p>0.2702188</text:p>
              </table:table-cell>
              <table:table-cell office:value-type="float" office:value="0.1623858">
                <text:p>0.16238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color="#eff0f1"/>
    </style:style>
    <style:style style:name="ch2" style:family="chart">
      <style:graphic-properties draw:stroke="none" svg:stroke-color="#eff0f1" draw:fill="none" draw:fill-color="#000000"/>
      <style:text-properties fo:color="#eff0f1" fo:font-family="Arial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ignore"/>
    </style:style>
    <style:style style:name="ch4" style:family="chart" style:data-style-name="N4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eff0f1" fo:font-family="Arial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eff0f1" fo:font-family="Arial" fo:font-size="9pt" style:font-size-asian="9pt" style:font-family-complex="Arial" style:font-size-complex="9pt"/>
    </style:style>
    <style:style style:name="ch6" style:family="chart">
      <style:chart-properties chart:auto-position="true" style:rotation-angle="90"/>
      <style:text-properties fo:color="#eff0f1" fo:font-family="Arial" fo:font-size="9pt" style:font-size-asian="9pt" style:font-family-complex="Arial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horizontal-bar" chart:symbol-width="0.25cm" chart:symbol-height="0.25cm" chart:link-data-style-to-source="tru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8.928cm" svg:height="11.117cm" xlink:href=".." xlink:type="simple" chart:class="chart:scatter" chart:column-mapping="4 0 1 2 3" chart:style-name="ch1">
        <chart:legend chart:legend-position="end" svg:x="4.664cm" svg:y="1.601cm" style:legend-expansion="custom" chartooo:width="12.1cm" chartooo:height="0.599cm" style:legend-expansion-aspect-ratio="20.2003338898164" chart:style-name="ch2"/>
        <chart:plot-area chart:style-name="ch3" table:cell-range-address="'Practica 1'.B115:'Practica 1'.F117" svg:x="2.064cm" svg:y="2.071cm" svg:width="16.438cm" svg:height="8.446cm">
          <chartooo:coordinate-region svg:x="3.373cm" svg:y="2.273cm" svg:width="14.598cm" svg:height="7.591cm"/>
          <chart:axis chart:dimension="x" chart:name="primary-x" chart:style-name="ch4">
            <chart:title svg:x="9.517cm" svg:y="10.567cm" chart:style-name="ch5">
              <text:p>Instancias</text:p>
            </chart:title>
          </chart:axis>
          <chart:axis chart:dimension="y" chart:name="primary-y" chart:style-name="ch4">
            <chart:title svg:x="1.136cm" svg:y="7.092cm" chart:style-name="ch6">
              <text:p>Tiempo (s)</text:p>
            </chart:title>
            <chart:grid chart:style-name="ch7" chart:class="major"/>
          </chart:axis>
          <chart:series chart:style-name="ch8" chart:values-cell-range-address="'Practica 1'.B115:'Practica 1'.B117" chart:class="chart:scatter">
            <chart:domain table:cell-range-address="'Practica 1'.F115:'Practica 1'.F117"/>
            <chart:data-point chart:repeated="3"/>
          </chart:series>
          <chart:series chart:style-name="ch9" chart:values-cell-range-address="'Practica 1'.C115:'Practica 1'.C117" chart:class="chart:scatter">
            <chart:data-point chart:repeated="3"/>
          </chart:series>
          <chart:series chart:style-name="ch10" chart:values-cell-range-address="'Practica 1'.D115:'Practica 1'.D117" chart:class="chart:scatter">
            <chart:data-point chart:repeated="3"/>
          </chart:series>
          <chart:series chart:style-name="ch11" chart:values-cell-range-address="'Practica 1'.E115:'Practica 1'.E117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">
                <text:p>101</text:p>
                <draw:g>
                  <svg:desc>'Practica 1'.F115:'Practica 1'.F117</svg:desc>
                </draw:g>
              </table:table-cell>
              <table:table-cell office:value-type="float" office:value="0.3690882">
                <text:p>0.3690882</text:p>
                <draw:g>
                  <svg:desc>'Practica 1'.B115:'Practica 1'.B117</svg:desc>
                </draw:g>
              </table:table-cell>
              <table:table-cell office:value-type="float" office:value="0.2993644">
                <text:p>0.2993644</text:p>
                <draw:g>
                  <svg:desc>'Practica 1'.C115:'Practica 1'.C117</svg:desc>
                </draw:g>
              </table:table-cell>
              <table:table-cell office:value-type="float" office:value="0.5456978">
                <text:p>0.5456978</text:p>
                <draw:g>
                  <svg:desc>'Practica 1'.D115:'Practica 1'.D117</svg:desc>
                </draw:g>
              </table:table-cell>
              <table:table-cell office:value-type="float" office:value="0.3061412">
                <text:p>0.3061412</text:p>
                <draw:g>
                  <svg:desc>'Practica 1'.E115:'Practica 1'.E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4">
                <text:p>214</text:p>
              </table:table-cell>
              <table:table-cell office:value-type="float" office:value="8.38056">
                <text:p>8.38056</text:p>
              </table:table-cell>
              <table:table-cell office:value-type="float" office:value="10.229874">
                <text:p>10.229874</text:p>
              </table:table-cell>
              <table:table-cell office:value-type="float" office:value="1.94623">
                <text:p>1.94623</text:p>
              </table:table-cell>
              <table:table-cell office:value-type="float" office:value="1.800034">
                <text:p>1.800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">
                <text:p>345</text:p>
              </table:table-cell>
              <table:table-cell office:value-type="float" office:value="94.92708">
                <text:p>94.92708</text:p>
              </table:table-cell>
              <table:table-cell office:value-type="float" office:value="77.2708">
                <text:p>77.2708</text:p>
              </table:table-cell>
              <table:table-cell office:value-type="float" office:value="57.51366">
                <text:p>57.51366</text:p>
              </table:table-cell>
              <table:table-cell office:value-type="float" office:value="39.4667">
                <text:p>39.4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3">
      <number:number number:decimal-places="4" loext:min-decimal-places="4" number:min-integer-digits="1" number:grouping="true"/>
    </number:number-style>
    <style:style style:name="ch1" style:family="chart">
      <style:graphic-properties draw:stroke="none" svg:stroke-color="#eff0f1"/>
    </style:style>
    <style:style style:name="ch2" style:family="chart">
      <style:chart-properties chart:auto-position="true"/>
      <style:graphic-properties draw:stroke="none" svg:stroke-color="#eff0f1" draw:fill="none" draw:fill-color="#000000"/>
      <style:text-properties fo:color="#eff0f1" fo:font-family="Arial" fo:font-size="10pt" style:font-size-asian="10pt" style:font-family-complex="Arial" style:font-size-complex="10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eff0f1" fo:font-family="Arial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eff0f1" fo:font-family="Arial" fo:font-size="9pt" style:font-size-asian="9pt" style:font-family-complex="Arial" style:font-size-complex="9pt"/>
    </style:style>
    <style:style style:name="ch6" style:family="chart" style:data-style-name="N113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eff0f1" fo:font-family="Arial" fo:font-size="10pt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eff0f1" fo:font-family="Arial" fo:font-size="9pt" style:font-size-asian="9pt" style:font-family-complex="Arial" style:font-size-complex="9pt"/>
    </style:style>
    <style:style style:name="ch8" style:family="chart">
      <style:graphic-properties svg:stroke-color="#b3b3b3"/>
    </style:style>
    <style:style style:name="ch9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3">
      <style:chart-properties chart:link-data-style-to-source="true"/>
      <style:graphic-properties draw:fill-color="#ffff00"/>
      <style:text-properties fo:font-size="10pt" style:font-size-asian="10pt" style:font-size-complex="10pt"/>
    </style:style>
    <style:style style:name="ch11" style:family="chart" style:data-style-name="N113">
      <style:chart-properties chart:link-data-style-to-source="true"/>
      <style:graphic-properties draw:fill-color="#ffbf00"/>
      <style:text-properties fo:font-size="10pt" style:font-size-asian="10pt" style:font-size-complex="10pt"/>
    </style:style>
    <style:style style:name="ch12" style:family="chart" style:data-style-name="N113">
      <style:chart-properties chart:link-data-style-to-source="true"/>
      <style:graphic-properties draw:fill-color="#ff8000"/>
      <style:text-properties fo:font-size="10pt" style:font-size-asian="10pt" style:font-size-complex="10pt"/>
    </style:style>
    <style:style style:name="ch13" style:family="chart" style:data-style-name="N113">
      <style:chart-properties chart:link-data-style-to-source="true"/>
      <style:graphic-properties draw:fill-color="#ff4000"/>
      <style:text-properties fo:font-size="10pt" style:font-size-asian="10pt" style:font-size-complex="10pt"/>
    </style:style>
    <style:style style:name="ch14" style:family="chart" style:data-style-name="N113">
      <style:chart-properties chart:link-data-style-to-source="true"/>
      <style:graphic-properties draw:fill-color="#81d41a"/>
      <style:text-properties fo:font-size="10pt" style:font-size-asian="10pt" style:font-size-complex="10pt"/>
    </style:style>
    <style:style style:name="ch15" style:family="chart" style:data-style-name="N113">
      <style:chart-properties chart:link-data-style-to-source="true"/>
      <style:graphic-properties draw:fill-color="#00a933"/>
      <style:text-properties fo:font-size="10pt" style:font-size-asian="10pt" style:font-size-complex="10pt"/>
    </style:style>
    <style:style style:name="ch16" style:family="chart" style:data-style-name="N113">
      <style:chart-properties chart:link-data-style-to-source="true"/>
      <style:graphic-properties draw:fill-color="#15846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000000"/>
    </style:style>
    <style:style style:name="ch18" style:family="chart">
      <style:graphic-properties svg:stroke-color="#eff0f1" draw:fill-color="#cccccc"/>
    </style:style>
  </office:automatic-styles>
  <office:body>
    <office:chart>
      <chart:chart svg:width="21.262cm" svg:height="11.957cm" xlink:href=".." xlink:type="simple" chart:class="chart:bar" chart:style-name="ch1">
        <chart:legend chart:legend-position="end" svg:x="18.856cm" svg:y="4.164cm" style:legend-expansion="high" chart:style-name="ch2"/>
        <chart:plot-area chart:style-name="ch3" table:cell-range-address="'Practica 2'.D74:'Practica 2'.K77" chart:data-source-has-labels="both" svg:x="1.449cm" svg:y="0.886cm" svg:width="17.233cm" svg:height="10.417cm" dr3d:transform="matrix (0.999891202863284 -0.014748792265066 -0.000235718765467907 0.0147488683016093 0.999390857787233 0.0316288516250579 -0.000230912182983055 -0.0316288870815916 0.999499654918171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587cm" svg:y="0.886cm" svg:width="16.267cm" svg:height="9.765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8.907cm" svg:y="11.407cm" chart:style-name="ch5">
              <text:p>Grupo de Datos</text:p>
            </chart:title>
            <chart:categories table:cell-range-address="'Practica 2'.D75:'Practica 2'.D77"/>
          </chart:axis>
          <chart:axis chart:dimension="y" chart:name="primary-y" chart:style-name="ch6">
            <chart:title svg:x="0.474cm" svg:y="6.659cm" chart:style-name="ch7">
              <text:p>Fitnes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'Practica 2'.E75:'Practica 2'.E77" chart:label-cell-address="'Practica 2'.E74:'Practica 2'.E74" chart:class="chart:bar">
            <chart:data-point chart:repeated="3"/>
          </chart:series>
          <chart:series chart:style-name="ch11" chart:values-cell-range-address="'Practica 2'.F75:'Practica 2'.F77" chart:label-cell-address="'Practica 2'.F74:'Practica 2'.F74" chart:class="chart:bar">
            <chart:data-point chart:repeated="3"/>
          </chart:series>
          <chart:series chart:style-name="ch12" chart:values-cell-range-address="'Practica 2'.G75:'Practica 2'.G77" chart:label-cell-address="'Practica 2'.G74:'Practica 2'.G74" chart:class="chart:bar">
            <chart:data-point chart:repeated="3"/>
          </chart:series>
          <chart:series chart:style-name="ch13" chart:values-cell-range-address="'Practica 2'.H75:'Practica 2'.H77" chart:label-cell-address="'Practica 2'.H74:'Practica 2'.H74" chart:class="chart:bar">
            <chart:data-point chart:repeated="3"/>
          </chart:series>
          <chart:series chart:style-name="ch14" chart:values-cell-range-address="'Practica 2'.I75:'Practica 2'.I77" chart:label-cell-address="'Practica 2'.I74:'Practica 2'.I74" chart:class="chart:bar">
            <chart:data-point chart:repeated="3"/>
          </chart:series>
          <chart:series chart:style-name="ch15" chart:values-cell-range-address="'Practica 2'.J75:'Practica 2'.J77" chart:label-cell-address="'Practica 2'.J74:'Practica 2'.J74" chart:class="chart:bar">
            <chart:data-point chart:repeated="3"/>
          </chart:series>
          <chart:series chart:style-name="ch16" chart:values-cell-range-address="'Practica 2'.K75:'Practica 2'.K77" chart:label-cell-address="'Practica 2'.K74:'Practica 2'.K74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G-UN</text:p>
                <draw:g>
                  <svg:desc>'Practica 2'.E74:'Practica 2'.E74</svg:desc>
                </draw:g>
              </table:table-cell>
              <table:table-cell office:value-type="string">
                <text:p>AGG-SF</text:p>
                <draw:g>
                  <svg:desc>'Practica 2'.F74:'Practica 2'.F74</svg:desc>
                </draw:g>
              </table:table-cell>
              <table:table-cell office:value-type="string">
                <text:p>AGE-UN</text:p>
                <draw:g>
                  <svg:desc>'Practica 2'.G74:'Practica 2'.G74</svg:desc>
                </draw:g>
              </table:table-cell>
              <table:table-cell office:value-type="string">
                <text:p>AGE-SF</text:p>
                <draw:g>
                  <svg:desc>'Practica 2'.H74:'Practica 2'.H74</svg:desc>
                </draw:g>
              </table:table-cell>
              <table:table-cell office:value-type="string">
                <text:p>AM-10-1</text:p>
                <draw:g>
                  <svg:desc>'Practica 2'.I74:'Practica 2'.I74</svg:desc>
                </draw:g>
              </table:table-cell>
              <table:table-cell office:value-type="string">
                <text:p>AM-10-0.1</text:p>
                <draw:g>
                  <svg:desc>'Practica 2'.J74:'Practica 2'.J74</svg:desc>
                </draw:g>
              </table:table-cell>
              <table:table-cell office:value-type="string">
                <text:p>AM-10-0.1</text:p>
                <draw:g>
                  <svg:desc>'Practica 2'.K74:'Practica 2'.K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ZOO</text:p>
                <draw:g>
                  <svg:desc>'Practica 2'.D75:'Practica 2'.D77</svg:desc>
                </draw:g>
              </table:table-cell>
              <table:table-cell office:value-type="float" office:value="0.7728704">
                <text:p>0.7728704</text:p>
                <draw:g>
                  <svg:desc>'Practica 2'.E75:'Practica 2'.E77</svg:desc>
                </draw:g>
              </table:table-cell>
              <table:table-cell office:value-type="float" office:value="0.7503808">
                <text:p>0.7503808</text:p>
                <draw:g>
                  <svg:desc>'Practica 2'.F75:'Practica 2'.F77</svg:desc>
                </draw:g>
              </table:table-cell>
              <table:table-cell office:value-type="float" office:value="0.8274888">
                <text:p>0.8274888</text:p>
                <draw:g>
                  <svg:desc>'Practica 2'.G75:'Practica 2'.G77</svg:desc>
                </draw:g>
              </table:table-cell>
              <table:table-cell office:value-type="float" office:value="0.7586988">
                <text:p>0.7586988</text:p>
                <draw:g>
                  <svg:desc>'Practica 2'.H75:'Practica 2'.H77</svg:desc>
                </draw:g>
              </table:table-cell>
              <table:table-cell office:value-type="float" office:value="0.830804">
                <text:p>0.830804</text:p>
                <draw:g>
                  <svg:desc>'Practica 2'.I75:'Practica 2'.I77</svg:desc>
                </draw:g>
              </table:table-cell>
              <table:table-cell office:value-type="float" office:value="0.7594776">
                <text:p>0.7594776</text:p>
                <draw:g>
                  <svg:desc>'Practica 2'.J75:'Practica 2'.J77</svg:desc>
                </draw:g>
              </table:table-cell>
              <table:table-cell office:value-type="float" office:value="0.7372808">
                <text:p>0.7372808</text:p>
                <draw:g>
                  <svg:desc>'Practica 2'.K75:'Practica 2'.K77</svg:desc>
                </draw:g>
              </table:table-cell>
            </table:table-row>
            <table:table-row>
              <table:table-cell office:value-type="string">
                <text:p>GLASS</text:p>
              </table:table-cell>
              <table:table-cell office:value-type="float" office:value="0.2711914">
                <text:p>0.2711914</text:p>
              </table:table-cell>
              <table:table-cell office:value-type="float" office:value="0.268047">
                <text:p>0.268047</text:p>
              </table:table-cell>
              <table:table-cell office:value-type="float" office:value="0.2752414">
                <text:p>0.2752414</text:p>
              </table:table-cell>
              <table:table-cell office:value-type="float" office:value="0.262272">
                <text:p>0.262272</text:p>
              </table:table-cell>
              <table:table-cell office:value-type="float" office:value="0.6726096">
                <text:p>0.6726096</text:p>
              </table:table-cell>
              <table:table-cell office:value-type="float" office:value="0.262396">
                <text:p>0.262396</text:p>
              </table:table-cell>
              <table:table-cell office:value-type="float" office:value="0.2636348">
                <text:p>0.2636348</text:p>
              </table:table-cell>
            </table:table-row>
            <table:table-row>
              <table:table-cell office:value-type="string">
                <text:p>BUPA</text:p>
              </table:table-cell>
              <table:table-cell office:value-type="float" office:value="0.2689436">
                <text:p>0.2689436</text:p>
              </table:table-cell>
              <table:table-cell office:value-type="float" office:value="0.2702758">
                <text:p>0.2702758</text:p>
              </table:table-cell>
              <table:table-cell office:value-type="float" office:value="0.3438322">
                <text:p>0.3438322</text:p>
              </table:table-cell>
              <table:table-cell office:value-type="float" office:value="0.3415362">
                <text:p>0.3415362</text:p>
              </table:table-cell>
              <table:table-cell office:value-type="float" office:value="0.4622846">
                <text:p>0.4622846</text:p>
              </table:table-cell>
              <table:table-cell office:value-type="float" office:value="0.234429">
                <text:p>0.234429</text:p>
              </table:table-cell>
              <table:table-cell office:value-type="float" office:value="0.2258986">
                <text:p>0.22589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3">
      <number:number number:decimal-places="4" loext:min-decimal-places="4" number:min-integer-digits="1" number:grouping="true"/>
    </number:number-style>
    <style:style style:name="ch1" style:family="chart">
      <style:graphic-properties draw:stroke="none" svg:stroke-color="#eff0f1"/>
    </style:style>
    <style:style style:name="ch2" style:family="chart">
      <style:chart-properties chart:auto-position="true"/>
      <style:graphic-properties draw:stroke="none" svg:stroke-color="#eff0f1" draw:fill="none" draw:fill-color="#000000"/>
      <style:text-properties fo:color="#eff0f1" fo:font-family="Arial" fo:font-size="10pt" style:font-size-asian="10pt" style:font-family-complex="Arial" style:font-size-complex="10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eff0f1" fo:font-family="Arial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eff0f1" fo:font-family="Arial" fo:font-size="9pt" style:font-size-asian="9pt" style:font-family-complex="Arial" style:font-size-complex="9pt"/>
    </style:style>
    <style:style style:name="ch6" style:family="chart" style:data-style-name="N113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eff0f1" fo:font-family="Arial" fo:font-size="10pt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eff0f1" fo:font-family="Arial" fo:font-size="9pt" style:font-size-asian="9pt" style:font-family-complex="Arial" style:font-size-complex="9pt"/>
    </style:style>
    <style:style style:name="ch8" style:family="chart">
      <style:graphic-properties svg:stroke-color="#b3b3b3"/>
    </style:style>
    <style:style style:name="ch9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3">
      <style:chart-properties chart:link-data-style-to-source="true"/>
      <style:graphic-properties draw:fill-color="#ffff00"/>
      <style:text-properties fo:font-size="10pt" style:font-size-asian="10pt" style:font-size-complex="10pt"/>
    </style:style>
    <style:style style:name="ch11" style:family="chart" style:data-style-name="N113">
      <style:chart-properties chart:link-data-style-to-source="true"/>
      <style:graphic-properties draw:fill-color="#ffbf00"/>
      <style:text-properties fo:font-size="10pt" style:font-size-asian="10pt" style:font-size-complex="10pt"/>
    </style:style>
    <style:style style:name="ch12" style:family="chart" style:data-style-name="N113">
      <style:chart-properties chart:link-data-style-to-source="true"/>
      <style:graphic-properties draw:fill-color="#ff8000"/>
      <style:text-properties fo:font-size="10pt" style:font-size-asian="10pt" style:font-size-complex="10pt"/>
    </style:style>
    <style:style style:name="ch13" style:family="chart" style:data-style-name="N113">
      <style:chart-properties chart:link-data-style-to-source="true"/>
      <style:graphic-properties draw:fill-color="#ff4000"/>
      <style:text-properties fo:font-size="10pt" style:font-size-asian="10pt" style:font-size-complex="10pt"/>
    </style:style>
    <style:style style:name="ch14" style:family="chart" style:data-style-name="N113">
      <style:chart-properties chart:link-data-style-to-source="true"/>
      <style:graphic-properties draw:fill-color="#81d41a"/>
      <style:text-properties fo:font-size="10pt" style:font-size-asian="10pt" style:font-size-complex="10pt"/>
    </style:style>
    <style:style style:name="ch15" style:family="chart" style:data-style-name="N113">
      <style:chart-properties chart:link-data-style-to-source="true"/>
      <style:graphic-properties draw:fill-color="#00a933"/>
      <style:text-properties fo:font-size="10pt" style:font-size-asian="10pt" style:font-size-complex="10pt"/>
    </style:style>
    <style:style style:name="ch16" style:family="chart" style:data-style-name="N113">
      <style:chart-properties chart:link-data-style-to-source="true"/>
      <style:graphic-properties draw:fill-color="#15846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000000"/>
    </style:style>
    <style:style style:name="ch18" style:family="chart">
      <style:graphic-properties svg:stroke-color="#eff0f1" draw:fill-color="#cccccc"/>
    </style:style>
  </office:automatic-styles>
  <office:body>
    <office:chart>
      <chart:chart svg:width="21.262cm" svg:height="11.956cm" xlink:href=".." xlink:type="simple" chart:class="chart:bar" chart:style-name="ch1">
        <chart:legend chart:legend-position="end" svg:x="18.856cm" svg:y="4.164cm" style:legend-expansion="high" chart:style-name="ch2"/>
        <chart:plot-area chart:style-name="ch3" table:cell-range-address="'Practica 2'.S74:'Practica 2'.Z77" chart:data-source-has-labels="both" svg:x="1.123cm" svg:y="0.606cm" svg:width="17.445cm" svg:height="10.547cm" dr3d:transform="matrix (0.999891202863284 -0.014748792265066 -0.000235718765467907 0.0147488683016093 0.999390857787233 0.0316288516250579 -0.000230912182983055 -0.0316288870815916 0.999499654918171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26cm" svg:y="0.606cm" svg:width="16.48cm" svg:height="9.895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8.687cm" svg:y="11.392cm" chart:style-name="ch5">
              <text:p>Grupo de Datos</text:p>
            </chart:title>
            <chart:categories table:cell-range-address="'Practica 2'.S75:'Practica 2'.S77"/>
          </chart:axis>
          <chart:axis chart:dimension="y" chart:name="primary-y" chart:style-name="ch6">
            <chart:title svg:x="0.148cm" svg:y="6.444cm" chart:style-name="ch7">
              <text:p>Fitnes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'Practica 2'.T75:'Practica 2'.T77" chart:label-cell-address="'Practica 2'.T74:'Practica 2'.T74" chart:class="chart:bar">
            <chart:data-point chart:repeated="3"/>
          </chart:series>
          <chart:series chart:style-name="ch11" chart:values-cell-range-address="'Practica 2'.U75:'Practica 2'.U77" chart:label-cell-address="'Practica 2'.U74:'Practica 2'.U74" chart:class="chart:bar">
            <chart:data-point chart:repeated="3"/>
          </chart:series>
          <chart:series chart:style-name="ch12" chart:values-cell-range-address="'Practica 2'.V75:'Practica 2'.V77" chart:label-cell-address="'Practica 2'.V74:'Practica 2'.V74" chart:class="chart:bar">
            <chart:data-point chart:repeated="3"/>
          </chart:series>
          <chart:series chart:style-name="ch13" chart:values-cell-range-address="'Practica 2'.W75:'Practica 2'.W77" chart:label-cell-address="'Practica 2'.W74:'Practica 2'.W74" chart:class="chart:bar">
            <chart:data-point chart:repeated="3"/>
          </chart:series>
          <chart:series chart:style-name="ch14" chart:values-cell-range-address="'Practica 2'.X75:'Practica 2'.X77" chart:label-cell-address="'Practica 2'.X74:'Practica 2'.X74" chart:class="chart:bar">
            <chart:data-point chart:repeated="3"/>
          </chart:series>
          <chart:series chart:style-name="ch15" chart:values-cell-range-address="'Practica 2'.Y75:'Practica 2'.Y77" chart:label-cell-address="'Practica 2'.Y74:'Practica 2'.Y74" chart:class="chart:bar">
            <chart:data-point chart:repeated="3"/>
          </chart:series>
          <chart:series chart:style-name="ch16" chart:values-cell-range-address="'Practica 2'.Z75:'Practica 2'.Z77" chart:label-cell-address="'Practica 2'.Z74:'Practica 2'.Z74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G-UN</text:p>
                <draw:g>
                  <svg:desc>'Practica 2'.T74:'Practica 2'.T74</svg:desc>
                </draw:g>
              </table:table-cell>
              <table:table-cell office:value-type="string">
                <text:p>AGG-SF</text:p>
                <draw:g>
                  <svg:desc>'Practica 2'.U74:'Practica 2'.U74</svg:desc>
                </draw:g>
              </table:table-cell>
              <table:table-cell office:value-type="string">
                <text:p>AGE-UN</text:p>
                <draw:g>
                  <svg:desc>'Practica 2'.V74:'Practica 2'.V74</svg:desc>
                </draw:g>
              </table:table-cell>
              <table:table-cell office:value-type="string">
                <text:p>AGE-SF</text:p>
                <draw:g>
                  <svg:desc>'Practica 2'.W74:'Practica 2'.W74</svg:desc>
                </draw:g>
              </table:table-cell>
              <table:table-cell office:value-type="string">
                <text:p>AM-10-1</text:p>
                <draw:g>
                  <svg:desc>'Practica 2'.X74:'Practica 2'.X74</svg:desc>
                </draw:g>
              </table:table-cell>
              <table:table-cell office:value-type="string">
                <text:p>AM-10-0.1</text:p>
                <draw:g>
                  <svg:desc>'Practica 2'.Y74:'Practica 2'.Y74</svg:desc>
                </draw:g>
              </table:table-cell>
              <table:table-cell office:value-type="string">
                <text:p>AM-10-0.1</text:p>
                <draw:g>
                  <svg:desc>'Practica 2'.Z74:'Practica 2'.Z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ZOO</text:p>
                <draw:g>
                  <svg:desc>'Practica 2'.S75:'Practica 2'.S77</svg:desc>
                </draw:g>
              </table:table-cell>
              <table:table-cell office:value-type="float" office:value="0.8344804">
                <text:p>0.8344804</text:p>
                <draw:g>
                  <svg:desc>'Practica 2'.T75:'Practica 2'.T77</svg:desc>
                </draw:g>
              </table:table-cell>
              <table:table-cell office:value-type="float" office:value="0.8107872">
                <text:p>0.8107872</text:p>
                <draw:g>
                  <svg:desc>'Practica 2'.U75:'Practica 2'.U77</svg:desc>
                </draw:g>
              </table:table-cell>
              <table:table-cell office:value-type="float" office:value="0.798572">
                <text:p>0.798572</text:p>
                <draw:g>
                  <svg:desc>'Practica 2'.V75:'Practica 2'.V77</svg:desc>
                </draw:g>
              </table:table-cell>
              <table:table-cell office:value-type="float" office:value="0.8350998">
                <text:p>0.8350998</text:p>
                <draw:g>
                  <svg:desc>'Practica 2'.W75:'Practica 2'.W77</svg:desc>
                </draw:g>
              </table:table-cell>
              <table:table-cell office:value-type="float" office:value="0.8085582">
                <text:p>0.8085582</text:p>
                <draw:g>
                  <svg:desc>'Practica 2'.X75:'Practica 2'.X77</svg:desc>
                </draw:g>
              </table:table-cell>
              <table:table-cell office:value-type="float" office:value="0.8108496">
                <text:p>0.8108496</text:p>
                <draw:g>
                  <svg:desc>'Practica 2'.Y75:'Practica 2'.Y77</svg:desc>
                </draw:g>
              </table:table-cell>
              <table:table-cell office:value-type="float" office:value="0.7869662">
                <text:p>0.7869662</text:p>
                <draw:g>
                  <svg:desc>'Practica 2'.Z75:'Practica 2'.Z77</svg:desc>
                </draw:g>
              </table:table-cell>
            </table:table-row>
            <table:table-row>
              <table:table-cell office:value-type="string">
                <text:p>GLASS</text:p>
              </table:table-cell>
              <table:table-cell office:value-type="float" office:value="0.2840644">
                <text:p>0.2840644</text:p>
              </table:table-cell>
              <table:table-cell office:value-type="float" office:value="0.2909242">
                <text:p>0.2909242</text:p>
              </table:table-cell>
              <table:table-cell office:value-type="float" office:value="0.2911452">
                <text:p>0.2911452</text:p>
              </table:table-cell>
              <table:table-cell office:value-type="float" office:value="0.2793918">
                <text:p>0.2793918</text:p>
              </table:table-cell>
              <table:table-cell office:value-type="float" office:value="0.6139948">
                <text:p>0.6139948</text:p>
              </table:table-cell>
              <table:table-cell office:value-type="float" office:value="0.2708266">
                <text:p>0.2708266</text:p>
              </table:table-cell>
              <table:table-cell office:value-type="float" office:value="0.2753228">
                <text:p>0.2753228</text:p>
              </table:table-cell>
            </table:table-row>
            <table:table-row>
              <table:table-cell office:value-type="string">
                <text:p>BUPA</text:p>
              </table:table-cell>
              <table:table-cell office:value-type="float" office:value="0.2592706">
                <text:p>0.2592706</text:p>
              </table:table-cell>
              <table:table-cell office:value-type="float" office:value="0.2563896">
                <text:p>0.2563896</text:p>
              </table:table-cell>
              <table:table-cell office:value-type="float" office:value="0.307925">
                <text:p>0.307925</text:p>
              </table:table-cell>
              <table:table-cell office:value-type="float" office:value="0.3358736">
                <text:p>0.3358736</text:p>
              </table:table-cell>
              <table:table-cell office:value-type="float" office:value="0.4380662">
                <text:p>0.4380662</text:p>
              </table:table-cell>
              <table:table-cell office:value-type="float" office:value="0.2099336">
                <text:p>0.2099336</text:p>
              </table:table-cell>
              <table:table-cell office:value-type="float" office:value="0.2080012">
                <text:p>0.20800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3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3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915cm" svg:height="12.394cm" xlink:href=".." xlink:type="simple" chart:class="chart:bar" chart:style-name="ch1">
        <chart:legend chart:legend-position="end" svg:x="20.038cm" svg:y="5.139cm" style:legend-expansion="high" chart:style-name="ch2"/>
        <chart:plot-area chart:style-name="ch3" table:cell-range-address="'Práctica 3'.C43:'Práctica 3'.G46" chart:data-source-has-labels="both" svg:x="1.439cm" svg:y="0.247cm" svg:width="18.161cm" svg:height="10.92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748cm" svg:y="0.294cm" svg:width="16.852cm" svg:height="10.18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9.361cm" svg:y="11.423cm" chart:style-name="ch5">
              <text:p>Grupo de Datos</text:p>
            </chart:title>
            <chart:categories table:cell-range-address="'Práctica 3'.C44:'Práctica 3'.C46"/>
          </chart:axis>
          <chart:axis chart:dimension="y" chart:name="primary-y" chart:style-name="ch6">
            <chart:title svg:x="0.451cm" svg:y="6.276cm" chart:style-name="ch7">
              <text:p>Fitnes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'Práctica 3'.D44:'Práctica 3'.D46" chart:label-cell-address="'Práctica 3'.D43:'Práctica 3'.D43" chart:class="chart:bar">
            <chart:data-point chart:repeated="3"/>
          </chart:series>
          <chart:series chart:style-name="ch11" chart:values-cell-range-address="'Práctica 3'.E44:'Práctica 3'.E46" chart:label-cell-address="'Práctica 3'.E43:'Práctica 3'.E43" chart:class="chart:bar">
            <chart:data-point chart:repeated="3"/>
          </chart:series>
          <chart:series chart:style-name="ch12" chart:values-cell-range-address="'Práctica 3'.F44:'Práctica 3'.F46" chart:label-cell-address="'Práctica 3'.F43:'Práctica 3'.F43" chart:class="chart:bar">
            <chart:data-point chart:repeated="3"/>
          </chart:series>
          <chart:series chart:style-name="ch13" chart:values-cell-range-address="'Práctica 3'.G44:'Práctica 3'.G46" chart:label-cell-address="'Práctica 3'.G43:'Práctica 3'.G43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</text:p>
                <draw:g>
                  <svg:desc>'Práctica 3'.D43:'Práctica 3'.D43</svg:desc>
                </draw:g>
              </table:table-cell>
              <table:table-cell office:value-type="string">
                <text:p>BMB</text:p>
                <draw:g>
                  <svg:desc>'Práctica 3'.E43:'Práctica 3'.E43</svg:desc>
                </draw:g>
              </table:table-cell>
              <table:table-cell office:value-type="string">
                <text:p>ILS</text:p>
                <draw:g>
                  <svg:desc>'Práctica 3'.F43:'Práctica 3'.F43</svg:desc>
                </draw:g>
              </table:table-cell>
              <table:table-cell office:value-type="string">
                <text:p>ILS-ES</text:p>
                <draw:g>
                  <svg:desc>'Práctica 3'.G43:'Práctica 3'.G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ZOO</text:p>
                <draw:g>
                  <svg:desc>'Práctica 3'.C44:'Práctica 3'.C46</svg:desc>
                </draw:g>
              </table:table-cell>
              <table:table-cell office:value-type="float" office:value="0.8112422">
                <text:p>0.8112422</text:p>
                <draw:g>
                  <svg:desc>'Práctica 3'.D44:'Práctica 3'.D46</svg:desc>
                </draw:g>
              </table:table-cell>
              <table:table-cell office:value-type="float" office:value="0.7010046">
                <text:p>0.7010046</text:p>
                <draw:g>
                  <svg:desc>'Práctica 3'.E44:'Práctica 3'.E46</svg:desc>
                </draw:g>
              </table:table-cell>
              <table:table-cell office:value-type="float" office:value="0.6779338">
                <text:p>0.6779338</text:p>
                <draw:g>
                  <svg:desc>'Práctica 3'.F44:'Práctica 3'.F46</svg:desc>
                </draw:g>
              </table:table-cell>
              <table:table-cell office:value-type="float" office:value="0.7488102">
                <text:p>0.7488102</text:p>
                <draw:g>
                  <svg:desc>'Práctica 3'.G44:'Práctica 3'.G46</svg:desc>
                </draw:g>
              </table:table-cell>
            </table:table-row>
            <table:table-row>
              <table:table-cell office:value-type="string">
                <text:p>GLASS</text:p>
              </table:table-cell>
              <table:table-cell office:value-type="float" office:value="0.2904992">
                <text:p>0.2904992</text:p>
              </table:table-cell>
              <table:table-cell office:value-type="float" office:value="0.2585658">
                <text:p>0.2585658</text:p>
              </table:table-cell>
              <table:table-cell office:value-type="float" office:value="0.269278">
                <text:p>0.269278</text:p>
              </table:table-cell>
              <table:table-cell office:value-type="float" office:value="0.279152">
                <text:p>0.279152</text:p>
              </table:table-cell>
            </table:table-row>
            <table:table-row>
              <table:table-cell office:value-type="string">
                <text:p>BUPA</text:p>
              </table:table-cell>
              <table:table-cell office:value-type="float" office:value="0.1596472">
                <text:p>0.1596472</text:p>
              </table:table-cell>
              <table:table-cell office:value-type="float" office:value="0.303522">
                <text:p>0.303522</text:p>
              </table:table-cell>
              <table:table-cell office:value-type="float" office:value="0.16496">
                <text:p>0.16496</text:p>
              </table:table-cell>
              <table:table-cell office:value-type="float" office:value="0.2722138">
                <text:p>0.27221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3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3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915cm" svg:height="12.394cm" xlink:href=".." xlink:type="simple" chart:class="chart:bar" chart:style-name="ch1">
        <chart:legend chart:legend-position="end" svg:x="20.038cm" svg:y="5.139cm" style:legend-expansion="high" chart:style-name="ch2"/>
        <chart:plot-area chart:style-name="ch3" table:cell-range-address="'Práctica 3'.Q43:'Práctica 3'.U46" chart:data-source-has-labels="both" svg:x="1.439cm" svg:y="0.247cm" svg:width="18.161cm" svg:height="10.92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754cm" svg:y="0.247cm" svg:width="16.839cm" svg:height="10.27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9.361cm" svg:y="11.423cm" chart:style-name="ch5">
              <text:p>Grupo de Datos</text:p>
            </chart:title>
            <chart:categories table:cell-range-address="'Práctica 3'.Q44:'Práctica 3'.Q46"/>
          </chart:axis>
          <chart:axis chart:dimension="y" chart:name="primary-y" chart:style-name="ch6">
            <chart:title svg:x="0.451cm" svg:y="6.276cm" chart:style-name="ch7">
              <text:p>Fitnes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'Práctica 3'.R44:'Práctica 3'.R46" chart:label-cell-address="'Práctica 3'.R43:'Práctica 3'.R43" chart:class="chart:bar">
            <chart:data-point chart:repeated="3"/>
          </chart:series>
          <chart:series chart:style-name="ch11" chart:values-cell-range-address="'Práctica 3'.S44:'Práctica 3'.S46" chart:label-cell-address="'Práctica 3'.S43:'Práctica 3'.S43" chart:class="chart:bar">
            <chart:data-point chart:repeated="3"/>
          </chart:series>
          <chart:series chart:style-name="ch12" chart:values-cell-range-address="'Práctica 3'.T44:'Práctica 3'.T46" chart:label-cell-address="'Práctica 3'.T43:'Práctica 3'.T43" chart:class="chart:bar">
            <chart:data-point chart:repeated="3"/>
          </chart:series>
          <chart:series chart:style-name="ch13" chart:values-cell-range-address="'Práctica 3'.U44:'Práctica 3'.U46" chart:label-cell-address="'Práctica 3'.U43:'Práctica 3'.U43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</text:p>
                <draw:g>
                  <svg:desc>'Práctica 3'.R43:'Práctica 3'.R43</svg:desc>
                </draw:g>
              </table:table-cell>
              <table:table-cell office:value-type="string">
                <text:p>BMB</text:p>
                <draw:g>
                  <svg:desc>'Práctica 3'.S43:'Práctica 3'.S43</svg:desc>
                </draw:g>
              </table:table-cell>
              <table:table-cell office:value-type="string">
                <text:p>ILS</text:p>
                <draw:g>
                  <svg:desc>'Práctica 3'.T43:'Práctica 3'.T43</svg:desc>
                </draw:g>
              </table:table-cell>
              <table:table-cell office:value-type="string">
                <text:p>ILS-ES</text:p>
                <draw:g>
                  <svg:desc>'Práctica 3'.U43:'Práctica 3'.U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ZOO</text:p>
                <draw:g>
                  <svg:desc>'Práctica 3'.Q44:'Práctica 3'.Q46</svg:desc>
                </draw:g>
              </table:table-cell>
              <table:table-cell office:value-type="float" office:value="0.95203">
                <text:p>0.95203</text:p>
                <draw:g>
                  <svg:desc>'Práctica 3'.R44:'Práctica 3'.R46</svg:desc>
                </draw:g>
              </table:table-cell>
              <table:table-cell office:value-type="float" office:value="0.7833114">
                <text:p>0.7833114</text:p>
                <draw:g>
                  <svg:desc>'Práctica 3'.S44:'Práctica 3'.S46</svg:desc>
                </draw:g>
              </table:table-cell>
              <table:table-cell office:value-type="float" office:value="0.780918">
                <text:p>0.780918</text:p>
                <draw:g>
                  <svg:desc>'Práctica 3'.T44:'Práctica 3'.T46</svg:desc>
                </draw:g>
              </table:table-cell>
              <table:table-cell office:value-type="float" office:value="0.7959562">
                <text:p>0.7959562</text:p>
                <draw:g>
                  <svg:desc>'Práctica 3'.U44:'Práctica 3'.U46</svg:desc>
                </draw:g>
              </table:table-cell>
            </table:table-row>
            <table:table-row>
              <table:table-cell office:value-type="string">
                <text:p>GLASS</text:p>
              </table:table-cell>
              <table:table-cell office:value-type="float" office:value="0.3090594">
                <text:p>0.3090594</text:p>
              </table:table-cell>
              <table:table-cell office:value-type="float" office:value="0.2681562">
                <text:p>0.2681562</text:p>
              </table:table-cell>
              <table:table-cell office:value-type="float" office:value="0.2740104">
                <text:p>0.2740104</text:p>
              </table:table-cell>
              <table:table-cell office:value-type="float" office:value="0.2896396">
                <text:p>0.2896396</text:p>
              </table:table-cell>
            </table:table-row>
            <table:table-row>
              <table:table-cell office:value-type="string">
                <text:p>BUPA</text:p>
              </table:table-cell>
              <table:table-cell office:value-type="float" office:value="0.1582656">
                <text:p>0.1582656</text:p>
              </table:table-cell>
              <table:table-cell office:value-type="float" office:value="0.2871666">
                <text:p>0.2871666</text:p>
              </table:table-cell>
              <table:table-cell office:value-type="float" office:value="0.1669524">
                <text:p>0.1669524</text:p>
              </table:table-cell>
              <table:table-cell office:value-type="float" office:value="0.2815166">
                <text:p>0.281516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